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Angulo objetivo</text:p>
          </table:table-cell>
          <table:table-cell office:value-type="string">
            <text:p>Angulo real</text:p>
          </table:table-cell>
          <table:table-cell>
            <draw:frame table:end-cell-address="Hoja1.J17" table:end-x="2.047cm" table:end-y="0.328cm" draw:z-index="0" draw:style-name="gr1" draw:text-style-name="P1" svg:width="15.391cm" svg:height="7.554cm" svg:x="0.205cm" svg:y="0cm">
              <draw:object draw:notify-on-update-of-ranges="Hoja1.A105:Hoja1.A170 Hoja1.C1:Hoja1.C1 Hoja1.C105:Hoja1.C170 Hoja1.B1:Hoja1.B1 Hoja1.B105:Hoja1.B17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7132625">
            <text:p>0.07132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04423466">
            <text:p>-0.04423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0656106">
            <text:p>-0.0656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08156468">
            <text:p>-0.08156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9487279">
            <text:p>0.09487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9487279">
            <text:p>0.09487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4423466">
            <text:p>0.04423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7401875">
            <text:p>0.07401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251145">
            <text:p>0.1251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978235">
            <text:p>0.1978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446942">
            <text:p>0.2446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510099">
            <text:p>0.2510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238118">
            <text:p>0.2238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065338">
            <text:p>0.2065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1997919">
            <text:p>-0.1997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978235">
            <text:p>0.1978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91797">
            <text:p>0.191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897456">
            <text:p>0.1897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046302">
            <text:p>0.2046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281412">
            <text:p>0.2281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454926">
            <text:p>0.2454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306999">
            <text:p>0.2306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1235407">
            <text:p>-0.1235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9104272">
            <text:p>-0.9104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611">
            <text:p>-22.7611</text:p>
          </table:table-cell>
          <table:table-cell office:value-type="float" office:value="-2.18382">
            <text:p>-2.18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5953">
            <text:p>-27.35953</text:p>
          </table:table-cell>
          <table:table-cell office:value-type="float" office:value="-3.799781">
            <text:p>-3.799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3126">
            <text:p>-31.83126</text:p>
          </table:table-cell>
          <table:table-cell office:value-type="float" office:value="-8.585654">
            <text:p>-8.585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1424">
            <text:p>-36.01424</text:p>
          </table:table-cell>
          <table:table-cell office:value-type="float" office:value="-15.14869">
            <text:p>-15.14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5689">
            <text:p>-39.75689</text:p>
          </table:table-cell>
          <table:table-cell office:value-type="float" office:value="-22.11928">
            <text:p>-22.11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2356">
            <text:p>-42.92356</text:p>
          </table:table-cell>
          <table:table-cell office:value-type="float" office:value="-28.04497">
            <text:p>-28.04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9952">
            <text:p>-45.39952</text:p>
          </table:table-cell>
          <table:table-cell office:value-type="float" office:value="-32.44237">
            <text:p>-32.44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9503">
            <text:p>-47.09503</text:p>
          </table:table-cell>
          <table:table-cell office:value-type="float" office:value="-35.50073">
            <text:p>-35.50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864">
            <text:p>-47.94864</text:p>
          </table:table-cell>
          <table:table-cell office:value-type="float" office:value="-37.42877">
            <text:p>-37.42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943">
            <text:p>-47.92943</text:p>
          </table:table-cell>
          <table:table-cell office:value-type="float" office:value="-38.95103">
            <text:p>-38.95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3809">
            <text:p>-47.03809</text:p>
          </table:table-cell>
          <table:table-cell office:value-type="float" office:value="-41.10234">
            <text:p>-41.10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0691">
            <text:p>-45.30691</text:p>
          </table:table-cell>
          <table:table-cell office:value-type="float" office:value="-42.82757">
            <text:p>-42.82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9865">
            <text:p>-42.79865</text:p>
          </table:table-cell>
          <table:table-cell office:value-type="float" office:value="-42.18552">
            <text:p>-42.18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0418">
            <text:p>-39.60418</text:p>
          </table:table-cell>
          <table:table-cell office:value-type="float" office:value="-38.6911">
            <text:p>-38.6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3929">
            <text:p>-35.83929</text:p>
          </table:table-cell>
          <table:table-cell office:value-type="float" office:value="-35.48957">
            <text:p>-35.48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404">
            <text:p>-31.6404</text:p>
          </table:table-cell>
          <table:table-cell office:value-type="float" office:value="-33.97607">
            <text:p>-33.97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5968">
            <text:p>-27.15968</text:p>
          </table:table-cell>
          <table:table-cell office:value-type="float" office:value="-32.32874">
            <text:p>-32.32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595">
            <text:p>-22.5595</text:p>
          </table:table-cell>
          <table:table-cell office:value-type="float" office:value="-30.46489">
            <text:p>-30.46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0657">
            <text:p>-18.00657</text:p>
          </table:table-cell>
          <table:table-cell office:value-type="float" office:value="-27.922">
            <text:p>-27.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6588">
            <text:p>-13.66588</text:p>
          </table:table-cell>
          <table:table-cell office:value-type="float" office:value="-24.72631">
            <text:p>-24.72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94738">
            <text:p>-9.694738</text:p>
          </table:table-cell>
          <table:table-cell office:value-type="float" office:value="-20.87401">
            <text:p>-20.87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37031">
            <text:p>-6.237031</text:p>
          </table:table-cell>
          <table:table-cell office:value-type="float" office:value="-16.92892">
            <text:p>-16.92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181">
            <text:p>-3.4181</text:p>
          </table:table-cell>
          <table:table-cell office:value-type="float" office:value="-13.0405">
            <text:p>-13.0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40082">
            <text:p>-1.340082</text:p>
          </table:table-cell>
          <table:table-cell office:value-type="float" office:value="-9.618709">
            <text:p>-9.618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827929">
            <text:p>-0.07827929</text:p>
          </table:table-cell>
          <table:table-cell office:value-type="float" office:value="-6.826334">
            <text:p>-6.826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668499">
            <text:p>-4.668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550017">
            <text:p>-0.1550017</text:p>
          </table:table-cell>
          <table:table-cell office:value-type="float" office:value="-3.928997">
            <text:p>-3.928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90745">
            <text:p>-1.490745</text:p>
          </table:table-cell>
          <table:table-cell office:value-type="float" office:value="-3.974093">
            <text:p>-3.974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37245">
            <text:p>-3.637245</text:p>
          </table:table-cell>
          <table:table-cell office:value-type="float" office:value="-3.700099">
            <text:p>-3.700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16716">
            <text:p>-6.516716</text:p>
          </table:table-cell>
          <table:table-cell office:value-type="float" office:value="-3.580366">
            <text:p>-3.580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2481">
            <text:p>-10.02481</text:p>
          </table:table-cell>
          <table:table-cell office:value-type="float" office:value="-3.548782">
            <text:p>-3.548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3439">
            <text:p>-14.03439</text:p>
          </table:table-cell>
          <table:table-cell office:value-type="float" office:value="-4.443956">
            <text:p>-4.443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0017">
            <text:p>-18.40017</text:p>
          </table:table-cell>
          <table:table-cell office:value-type="float" office:value="-5.389652">
            <text:p>-5.389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6392">
            <text:p>-22.96392</text:p>
          </table:table-cell>
          <table:table-cell office:value-type="float" office:value="-7.50807">
            <text:p>-7.50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6027">
            <text:p>-27.56027</text:p>
          </table:table-cell>
          <table:table-cell office:value-type="float" office:value="-10.95244">
            <text:p>-10.95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2266">
            <text:p>-32.02266</text:p>
          </table:table-cell>
          <table:table-cell office:value-type="float" office:value="-15.49107">
            <text:p>-15.49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8933">
            <text:p>-36.18933</text:p>
          </table:table-cell>
          <table:table-cell office:value-type="float" office:value="-20.37514">
            <text:p>-20.37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0935">
            <text:p>-39.90935</text:p>
          </table:table-cell>
          <table:table-cell office:value-type="float" office:value="-25.12311">
            <text:p>-25.12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4785">
            <text:p>-43.04785</text:p>
          </table:table-cell>
          <table:table-cell office:value-type="float" office:value="-29.4109">
            <text:p>-29.4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9115">
            <text:p>-45.49115</text:p>
          </table:table-cell>
          <table:table-cell office:value-type="float" office:value="-33.81973">
            <text:p>-33.81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5066">
            <text:p>-47.15066</text:p>
          </table:table-cell>
          <table:table-cell office:value-type="float" office:value="-38.40421">
            <text:p>-38.40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627">
            <text:p>-47.96627</text:p>
          </table:table-cell>
          <table:table-cell office:value-type="float" office:value="-41.47642">
            <text:p>-41.47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841">
            <text:p>-47.90841</text:p>
          </table:table-cell>
          <table:table-cell office:value-type="float" office:value="-43.65244">
            <text:p>-43.65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7919">
            <text:p>-46.97919</text:p>
          </table:table-cell>
          <table:table-cell office:value-type="float" office:value="-45.00774">
            <text:p>-45.00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1227">
            <text:p>-45.21227</text:p>
          </table:table-cell>
          <table:table-cell office:value-type="float" office:value="-45.61623">
            <text:p>-45.61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717">
            <text:p>-42.6717</text:p>
          </table:table-cell>
          <table:table-cell office:value-type="float" office:value="-45.37713">
            <text:p>-45.37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495">
            <text:p>-39.4495</text:p>
          </table:table-cell>
          <table:table-cell office:value-type="float" office:value="-44.28672">
            <text:p>-44.28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6251">
            <text:p>-35.66251</text:p>
          </table:table-cell>
          <table:table-cell office:value-type="float" office:value="-42.47919">
            <text:p>-42.47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479">
            <text:p>-31.4479</text:p>
          </table:table-cell>
          <table:table-cell office:value-type="float" office:value="-39.95879">
            <text:p>-39.95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5847">
            <text:p>-26.95847</text:p>
          </table:table-cell>
          <table:table-cell office:value-type="float" office:value="-36.82423">
            <text:p>-36.82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5683">
            <text:p>-22.35683</text:p>
          </table:table-cell>
          <table:table-cell office:value-type="float" office:value="-33.30864">
            <text:p>-33.30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0983">
            <text:p>-17.80983</text:p>
          </table:table-cell>
          <table:table-cell office:value-type="float" office:value="-29.83916">
            <text:p>-29.83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8216">
            <text:p>-13.48216</text:p>
          </table:table-cell>
          <table:table-cell office:value-type="float" office:value="-26.63361">
            <text:p>-26.63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3069">
            <text:p>-9.53069</text:p>
          </table:table-cell>
          <table:table-cell office:value-type="float" office:value="-23.34576">
            <text:p>-23.34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98658">
            <text:p>-6.098658</text:p>
          </table:table-cell>
          <table:table-cell office:value-type="float" office:value="-20.05824">
            <text:p>-20.05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10366">
            <text:p>-3.310366</text:p>
          </table:table-cell>
          <table:table-cell office:value-type="float" office:value="-16.5356">
            <text:p>-16.5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66914">
            <text:p>-1.266914</text:p>
          </table:table-cell>
          <table:table-cell office:value-type="float" office:value="-13.77264">
            <text:p>-13.77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231613">
            <text:p>-0.04231613</text:p>
          </table:table-cell>
          <table:table-cell office:value-type="float" office:value="-10.67429">
            <text:p>-10.67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04007">
            <text:p>-7.604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59701">
            <text:p>-0.1959701</text:p>
          </table:table-cell>
          <table:table-cell office:value-type="float" office:value="-5.099926">
            <text:p>-5.099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68638">
            <text:p>-1.568638</text:p>
          </table:table-cell>
          <table:table-cell office:value-type="float" office:value="-4.420889">
            <text:p>-4.420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49256">
            <text:p>-3.749256</text:p>
          </table:table-cell>
          <table:table-cell office:value-type="float" office:value="-4.003012">
            <text:p>-4.003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58762">
            <text:p>-6.658762</text:p>
          </table:table-cell>
          <table:table-cell office:value-type="float" office:value="-3.509894">
            <text:p>-3.509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9177">
            <text:p>-10.19177</text:p>
          </table:table-cell>
          <table:table-cell office:value-type="float" office:value="-3.338709">
            <text:p>-3.338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2019">
            <text:p>-14.22019</text:p>
          </table:table-cell>
          <table:table-cell office:value-type="float" office:value="-4.105082">
            <text:p>-4.105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981">
            <text:p>-18.5981</text:p>
          </table:table-cell>
          <table:table-cell office:value-type="float" office:value="-6.012163">
            <text:p>-6.012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6682">
            <text:p>-23.16682</text:p>
          </table:table-cell>
          <table:table-cell office:value-type="float" office:value="-9.288126">
            <text:p>-9.288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6074">
            <text:p>-27.76074</text:p>
          </table:table-cell>
          <table:table-cell office:value-type="float" office:value="-13.8246">
            <text:p>-13.8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1346">
            <text:p>-32.21346</text:p>
          </table:table-cell>
          <table:table-cell office:value-type="float" office:value="-18.92517">
            <text:p>-18.92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6354">
            <text:p>-36.36354</text:p>
          </table:table-cell>
          <table:table-cell office:value-type="float" office:value="-24.46497">
            <text:p>-24.46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6067">
            <text:p>-40.06067</text:p>
          </table:table-cell>
          <table:table-cell office:value-type="float" office:value="-30.14809">
            <text:p>-30.14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7078">
            <text:p>-43.17078</text:p>
          </table:table-cell>
          <table:table-cell office:value-type="float" office:value="-35.0077">
            <text:p>-35.0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8124">
            <text:p>-45.58124</text:p>
          </table:table-cell>
          <table:table-cell office:value-type="float" office:value="-38.85495">
            <text:p>-38.85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0465">
            <text:p>-47.20465</text:p>
          </table:table-cell>
          <table:table-cell office:value-type="float" office:value="-41.83447">
            <text:p>-41.83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22">
            <text:p>-47.9822</text:p>
          </table:table-cell>
          <table:table-cell office:value-type="float" office:value="-45.08941">
            <text:p>-45.08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571">
            <text:p>-47.88571</text:p>
          </table:table-cell>
          <table:table-cell office:value-type="float" office:value="-46.27922">
            <text:p>-46.27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1866">
            <text:p>-46.91866</text:p>
          </table:table-cell>
          <table:table-cell office:value-type="float" office:value="-48.02019">
            <text:p>-48.02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1612">
            <text:p>-45.11612</text:p>
          </table:table-cell>
          <table:table-cell office:value-type="float" office:value="-49.16344">
            <text:p>-49.16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4339">
            <text:p>-42.54339</text:p>
          </table:table-cell>
          <table:table-cell office:value-type="float" office:value="-51.13495">
            <text:p>-51.13495</text:p>
          </table:table-cell>
          <table:table-cell table:number-columns-repeated="6"/>
        </table:table-row>
        <table:table-row table:style-name="ro1">
          <table:table-cell office:value-type="string">
            <text:p>T</text:p>
          </table:table-cell>
          <table:table-cell office:value-type="float" office:value="-39.29374">
            <text:p>-39.29374</text:p>
          </table:table-cell>
          <table:table-cell office:value-type="float" office:value="-51.66211">
            <text:p>-51.66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8487">
            <text:p>-35.48487</text:p>
          </table:table-cell>
          <table:table-cell office:value-type="float" office:value="-50.26927">
            <text:p>-50.26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5488">
            <text:p>-31.25488</text:p>
          </table:table-cell>
          <table:table-cell office:value-type="float" office:value="-46.81858">
            <text:p>-46.81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57">
            <text:p>-26.757</text:p>
          </table:table-cell>
          <table:table-cell office:value-type="float" office:value="-42.42387">
            <text:p>-42.42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5429">
            <text:p>-22.15429</text:p>
          </table:table-cell>
          <table:table-cell office:value-type="float" office:value="-37.97186">
            <text:p>-37.97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1347">
            <text:p>-17.61347</text:p>
          </table:table-cell>
          <table:table-cell office:value-type="float" office:value="-33.7813">
            <text:p>-33.7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9914">
            <text:p>-13.29914</text:p>
          </table:table-cell>
          <table:table-cell office:value-type="float" office:value="-29.87097">
            <text:p>-29.87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67689">
            <text:p>-9.367689</text:p>
          </table:table-cell>
          <table:table-cell office:value-type="float" office:value="-26.19593">
            <text:p>-26.19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61505">
            <text:p>-5.961505</text:p>
          </table:table-cell>
          <table:table-cell office:value-type="float" office:value="-24.22324">
            <text:p>-24.22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04093">
            <text:p>-3.204093</text:p>
          </table:table-cell>
          <table:table-cell office:value-type="float" office:value="-22.00844">
            <text:p>-22.00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95324">
            <text:p>-1.195324</text:p>
          </table:table-cell>
          <table:table-cell office:value-type="float" office:value="-18.88936">
            <text:p>-18.88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8035302">
            <text:p>-0.008035302</text:p>
          </table:table-cell>
          <table:table-cell office:value-type="float" office:value="-15.14413">
            <text:p>-15.14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17066">
            <text:p>-11.17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86049">
            <text:p>-0.2386049</text:p>
          </table:table-cell>
          <table:table-cell office:value-type="float" office:value="-7.669102">
            <text:p>-7.669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48126">
            <text:p>-1.648126</text:p>
          </table:table-cell>
          <table:table-cell office:value-type="float" office:value="-4.440164">
            <text:p>-4.440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62684">
            <text:p>-3.862684</text:p>
          </table:table-cell>
          <table:table-cell office:value-type="float" office:value="-3.394307">
            <text:p>-3.394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02068">
            <text:p>-6.802068</text:p>
          </table:table-cell>
          <table:table-cell office:value-type="float" office:value="-3.637335">
            <text:p>-3.637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5974">
            <text:p>-10.35974</text:p>
          </table:table-cell>
          <table:table-cell office:value-type="float" office:value="-4.242194">
            <text:p>-4.242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0673">
            <text:p>-14.40673</text:p>
          </table:table-cell>
          <table:table-cell office:value-type="float" office:value="-5.755749">
            <text:p>-5.755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9645">
            <text:p>-18.79645</text:p>
          </table:table-cell>
          <table:table-cell office:value-type="float" office:value="-8.415709">
            <text:p>-8.415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6975">
            <text:p>-23.36975</text:p>
          </table:table-cell>
          <table:table-cell office:value-type="float" office:value="-12.47471">
            <text:p>-12.47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6098">
            <text:p>-27.96098</text:p>
          </table:table-cell>
          <table:table-cell office:value-type="float" office:value="-17.18661">
            <text:p>-17.18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0367">
            <text:p>-32.40367</text:p>
          </table:table-cell>
          <table:table-cell office:value-type="float" office:value="-22.63895">
            <text:p>-22.63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3691">
            <text:p>-36.53691</text:p>
          </table:table-cell>
          <table:table-cell office:value-type="float" office:value="-28.41131">
            <text:p>-28.41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1084">
            <text:p>-40.21084</text:p>
          </table:table-cell>
          <table:table-cell office:value-type="float" office:value="-34.22573">
            <text:p>-34.22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9238">
            <text:p>-43.29238</text:p>
          </table:table-cell>
          <table:table-cell office:value-type="float" office:value="-38.95649">
            <text:p>-38.956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698">
            <text:p>-45.6698</text:p>
          </table:table-cell>
          <table:table-cell office:value-type="float" office:value="-41.47213">
            <text:p>-41.47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5701">
            <text:p>-47.25701</text:p>
          </table:table-cell>
          <table:table-cell office:value-type="float" office:value="-45.54404">
            <text:p>-45.54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644">
            <text:p>-47.99644</text:p>
          </table:table-cell>
          <table:table-cell office:value-type="float" office:value="-47.61218">
            <text:p>-47.61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131">
            <text:p>-47.86131</text:p>
          </table:table-cell>
          <table:table-cell office:value-type="float" office:value="-50.54396">
            <text:p>-50.54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5651">
            <text:p>-46.85651</text:p>
          </table:table-cell>
          <table:table-cell office:value-type="float" office:value="-51.44418">
            <text:p>-51.44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1849">
            <text:p>-45.01849</text:p>
          </table:table-cell>
          <table:table-cell office:value-type="float" office:value="-53.62328">
            <text:p>-53.62328</text:p>
          </table:table-cell>
          <table:table-cell table:number-columns-repeated="6"/>
        </table:table-row>
        <table:table-row table:style-name="ro1">
          <table:table-cell office:value-type="string">
            <text:p>T + 2<text:span text:style-name="T1">π/ω</text:span></text:p>
          </table:table-cell>
          <table:table-cell office:value-type="float" office:value="-42.4138">
            <text:p>-42.4138</text:p>
          </table:table-cell>
          <table:table-cell office:value-type="float" office:value="-54.11367">
            <text:p>-54.11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3688">
            <text:p>-39.13688</text:p>
          </table:table-cell>
          <table:table-cell office:value-type="float" office:value="-55.32823">
            <text:p>-55.32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0644">
            <text:p>-35.30644</text:p>
          </table:table-cell>
          <table:table-cell office:value-type="float" office:value="-52.57638">
            <text:p>-52.57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6135">
            <text:p>-31.06135</text:p>
          </table:table-cell>
          <table:table-cell office:value-type="float" office:value="-50.39461">
            <text:p>-50.39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5536">
            <text:p>-26.55536</text:p>
          </table:table-cell>
          <table:table-cell office:value-type="float" office:value="-45.76097">
            <text:p>-45.76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5187">
            <text:p>-21.95187</text:p>
          </table:table-cell>
          <table:table-cell office:value-type="float" office:value="-41.39704">
            <text:p>-41.3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176">
            <text:p>-17.4176</text:p>
          </table:table-cell>
          <table:table-cell office:value-type="float" office:value="-36.86912">
            <text:p>-36.86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1692">
            <text:p>-13.11692</text:p>
          </table:table-cell>
          <table:table-cell office:value-type="float" office:value="-32.82233">
            <text:p>-32.82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05674">
            <text:p>-9.205674</text:p>
          </table:table-cell>
          <table:table-cell office:value-type="float" office:value="-28.86264">
            <text:p>-28.86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25675">
            <text:p>-5.825675</text:p>
          </table:table-cell>
          <table:table-cell office:value-type="float" office:value="-25.97912">
            <text:p>-25.97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99275">
            <text:p>-3.099275</text:p>
          </table:table-cell>
          <table:table-cell office:value-type="float" office:value="-22.16513">
            <text:p>-22.16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25348">
            <text:p>-1.125348</text:p>
          </table:table-cell>
          <table:table-cell office:value-type="float" office:value="-17.68373">
            <text:p>-17.68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80857">
            <text:p>-12.80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95123">
            <text:p>-8.295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829047">
            <text:p>-0.2829047</text:p>
          </table:table-cell>
          <table:table-cell office:value-type="float" office:value="-4.453642">
            <text:p>-4.453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29164">
            <text:p>-1.729164</text:p>
          </table:table-cell>
          <table:table-cell office:value-type="float" office:value="-3.729511">
            <text:p>-3.729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77548">
            <text:p>-3.977548</text:p>
          </table:table-cell>
          <table:table-cell office:value-type="float" office:value="-3.432393">
            <text:p>-3.432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46511">
            <text:p>-6.946511</text:p>
          </table:table-cell>
          <table:table-cell office:value-type="float" office:value="4.984248">
            <text:p>4.984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2858">
            <text:p>-10.52858</text:p>
          </table:table-cell>
          <table:table-cell office:value-type="float" office:value="-6.692253">
            <text:p>-6.692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9389">
            <text:p>-14.59389</text:p>
          </table:table-cell>
          <table:table-cell office:value-type="float" office:value="-5.917152">
            <text:p>-5.917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9512">
            <text:p>-18.99512</text:p>
          </table:table-cell>
          <table:table-cell office:value-type="float" office:value="-7.445238">
            <text:p>-7.445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7276">
            <text:p>-23.57276</text:p>
          </table:table-cell>
          <table:table-cell office:value-type="float" office:value="-10.59641">
            <text:p>-10.59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6085">
            <text:p>-28.16085</text:p>
          </table:table-cell>
          <table:table-cell office:value-type="float" office:value="-15.45059">
            <text:p>-15.45059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float" office:value="-32.59328">
            <text:p>-32.59328</text:p>
          </table:table-cell>
          <table:table-cell office:value-type="float" office:value="-20.91562">
            <text:p>-20.91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0935">
            <text:p>-36.70935</text:p>
          </table:table-cell>
          <table:table-cell office:value-type="float" office:value="-26.82986">
            <text:p>-26.82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5989">
            <text:p>-40.35989</text:p>
          </table:table-cell>
          <table:table-cell office:value-type="float" office:value="-32.64191">
            <text:p>-32.64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1255">
            <text:p>-43.41255</text:p>
          </table:table-cell>
          <table:table-cell office:value-type="float" office:value="-36.08984">
            <text:p>-36.08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5683">
            <text:p>-45.75683</text:p>
          </table:table-cell>
          <table:table-cell office:value-type="float" office:value="-40.12992">
            <text:p>-40.12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077">
            <text:p>-47.3077</text:p>
          </table:table-cell>
          <table:table-cell office:value-type="float" office:value="-42.2343">
            <text:p>-42.2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897">
            <text:p>-48.00897</text:p>
          </table:table-cell>
          <table:table-cell office:value-type="float" office:value="-44.14292">
            <text:p>-44.14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522">
            <text:p>-47.83522</text:p>
          </table:table-cell>
          <table:table-cell office:value-type="float" office:value="-45.55569">
            <text:p>-45.55569</text:p>
          </table:table-cell>
          <table:table-cell table:number-columns-repeated="6"/>
        </table:table-row>
        <table:table-row table:style-name="ro1">
          <table:table-cell office:value-type="string">
            <text:p>T + 4<text:span text:style-name="T1">π/ω</text:span></text:p>
          </table:table-cell>
          <table:table-cell office:value-type="float" office:value="-46.79277">
            <text:p>-46.79277</text:p>
          </table:table-cell>
          <table:table-cell office:value-type="float" office:value="-47.93219">
            <text:p>-47.93219</text:p>
          </table:table-cell>
          <table:table-cell table:number-columns-repeated="6"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-44.91936">
            <text:p>-44.91936</text:p>
          </table:table-cell>
          <table:table-cell office:value-type="float" office:value="-49.32883">
            <text:p>-49.32883</text:p>
          </table:table-cell>
          <table:table-cell table:number-columns-repeated="6"/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-42.28289">
            <text:p>-42.28289</text:p>
          </table:table-cell>
          <table:table-cell office:value-type="float" office:value="-51.55093">
            <text:p>-51.55093</text:p>
          </table:table-cell>
          <table:table-cell table:number-columns-repeated="6"/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-38.97892">
            <text:p>-38.97892</text:p>
          </table:table-cell>
          <table:table-cell office:value-type="float" office:value="-53.00535">
            <text:p>-53.00535</text:p>
          </table:table-cell>
          <table:table-cell table:number-columns-repeated="6"/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-35.12725">
            <text:p>-35.12725</text:p>
          </table:table-cell>
          <table:table-cell office:value-type="float" office:value="-53.08652">
            <text:p>-53.08652</text:p>
          </table:table-cell>
          <table:table-cell table:number-columns-repeated="6"/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-30.8673">
            <text:p>-30.8673</text:p>
          </table:table-cell>
          <table:table-cell office:value-type="float" office:value="-48.68459">
            <text:p>-48.68459</text:p>
          </table:table-cell>
          <table:table-cell table:number-columns-repeated="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-26.35354">
            <text:p>-26.35354</text:p>
          </table:table-cell>
          <table:table-cell office:value-type="float" office:value="-45.34037">
            <text:p>-45.34037</text:p>
          </table:table-cell>
          <table:table-cell table:number-columns-repeated="6"/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-21.74954">
            <text:p>-21.74954</text:p>
          </table:table-cell>
          <table:table-cell office:value-type="float" office:value="-40.90717">
            <text:p>-40.90717</text:p>
          </table:table-cell>
          <table:table-cell table:number-columns-repeated="6"/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-17.22222">
            <text:p>-17.22222</text:p>
          </table:table-cell>
          <table:table-cell office:value-type="float" office:value="-35.86777">
            <text:p>-35.86777</text:p>
          </table:table-cell>
          <table:table-cell table:number-columns-repeated="6"/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-12.93549">
            <text:p>-12.93549</text:p>
          </table:table-cell>
          <table:table-cell office:value-type="float" office:value="-30.43197">
            <text:p>-30.43197</text:p>
          </table:table-cell>
          <table:table-cell table:number-columns-repeated="6"/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-9.044764">
            <text:p>-9.044764</text:p>
          </table:table-cell>
          <table:table-cell office:value-type="float" office:value="-25.41544">
            <text:p>-25.41544</text:p>
          </table:table-cell>
          <table:table-cell table:number-columns-repeated="6"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-5.691054">
            <text:p>-5.691054</text:p>
          </table:table-cell>
          <table:table-cell office:value-type="float" office:value="-20.96237">
            <text:p>-20.96237</text:p>
          </table:table-cell>
          <table:table-cell table:number-columns-repeated="6"/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-2.995897">
            <text:p>-2.995897</text:p>
          </table:table-cell>
          <table:table-cell office:value-type="float" office:value="-17.23672">
            <text:p>-17.23672</text:p>
          </table:table-cell>
          <table:table-cell table:number-columns-repeated="6"/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-1.056987">
            <text:p>-1.056987</text:p>
          </table:table-cell>
          <table:table-cell office:value-type="float" office:value="-13.63801">
            <text:p>-13.63801</text:p>
          </table:table-cell>
          <table:table-cell table:number-columns-repeated="6"/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0">
            <text:p>0</text:p>
          </table:table-cell>
          <table:table-cell office:value-type="float" office:value="-10.01418">
            <text:p>-10.01418</text:p>
          </table:table-cell>
          <table:table-cell table:number-columns-repeated="6"/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0">
            <text:p>0</text:p>
          </table:table-cell>
          <table:table-cell office:value-type="float" office:value="-6.660912">
            <text:p>-6.660912</text:p>
          </table:table-cell>
          <table:table-cell table:number-columns-repeated="6"/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-0.3288768">
            <text:p>-0.3288768</text:p>
          </table:table-cell>
          <table:table-cell office:value-type="float" office:value="-4.079095">
            <text:p>-4.079095</text:p>
          </table:table-cell>
          <table:table-cell table:number-columns-repeated="6"/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-1.81174">
            <text:p>-1.81174</text:p>
          </table:table-cell>
          <table:table-cell office:value-type="float" office:value="-3.626498">
            <text:p>-3.626498</text:p>
          </table:table-cell>
          <table:table-cell table:number-columns-repeated="6"/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-4.09376">
            <text:p>-4.09376</text:p>
          </table:table-cell>
          <table:table-cell office:value-type="float" office:value="-5.05904">
            <text:p>-5.05904</text:p>
          </table:table-cell>
          <table:table-cell table:number-columns-repeated="6"/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-7.092211">
            <text:p>-7.092211</text:p>
          </table:table-cell>
          <table:table-cell office:value-type="float" office:value="-5.157993">
            <text:p>-5.157993</text:p>
          </table:table-cell>
          <table:table-cell table:number-columns-repeated="6"/>
        </table:table-row>
        <table:table-row table:style-name="ro1">
          <table:table-cell office:value-type="float" office:value="3.78">
            <text:p>3.78</text:p>
          </table:table-cell>
          <table:table-cell office:value-type="float" office:value="-10.69844">
            <text:p>-10.69844</text:p>
          </table:table-cell>
          <table:table-cell office:value-type="float" office:value="5.155789">
            <text:p>5.155789</text:p>
          </table:table-cell>
          <table:table-cell table:number-columns-repeated="6"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-14.78175">
            <text:p>-14.78175</text:p>
          </table:table-cell>
          <table:table-cell office:value-type="float" office:value="-7.727839">
            <text:p>-7.727839</text:p>
          </table:table-cell>
          <table:table-cell table:number-columns-repeated="6"/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-19.19407">
            <text:p>-19.19407</text:p>
          </table:table-cell>
          <table:table-cell office:value-type="float" office:value="-7.842374">
            <text:p>-7.842374</text:p>
          </table:table-cell>
          <table:table-cell table:number-columns-repeated="6"/>
        </table:table-row>
        <table:table-row table:style-name="ro1">
          <table:table-cell office:value-type="float" office:value="3.84">
            <text:p>3.84</text:p>
          </table:table-cell>
          <table:table-cell office:value-type="float" office:value="-23.7757">
            <text:p>-23.7757</text:p>
          </table:table-cell>
          <table:table-cell office:value-type="float" office:value="-10.24256">
            <text:p>-10.24256</text:p>
          </table:table-cell>
          <table:table-cell table:number-columns-repeated="6"/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-28.3605">
            <text:p>-28.3605</text:p>
          </table:table-cell>
          <table:table-cell office:value-type="float" office:value="-13.74019">
            <text:p>-13.74019</text:p>
          </table:table-cell>
          <table:table-cell table:number-columns-repeated="6"/>
        </table:table-row>
        <table:table-row table:style-name="ro1">
          <table:table-cell office:value-type="float" office:value="3.88">
            <text:p>3.88</text:p>
          </table:table-cell>
          <table:table-cell office:value-type="float" office:value="-32.78232">
            <text:p>-32.78232</text:p>
          </table:table-cell>
          <table:table-cell office:value-type="float" office:value="-18.24711">
            <text:p>-18.24711</text:p>
          </table:table-cell>
          <table:table-cell table:number-columns-repeated="6"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-36.88085">
            <text:p>-36.88085</text:p>
          </table:table-cell>
          <table:table-cell office:value-type="float" office:value="-23.08167">
            <text:p>-23.08167</text:p>
          </table:table-cell>
          <table:table-cell table:number-columns-repeated="6"/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-40.50772">
            <text:p>-40.50772</text:p>
          </table:table-cell>
          <table:table-cell office:value-type="float" office:value="-28.09816">
            <text:p>-28.09816</text:p>
          </table:table-cell>
          <table:table-cell table:number-columns-repeated="6"/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-43.53141">
            <text:p>-43.53141</text:p>
          </table:table-cell>
          <table:table-cell office:value-type="float" office:value="-33.01352">
            <text:p>-33.01352</text:p>
          </table:table-cell>
          <table:table-cell table:number-columns-repeated="6"/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-45.84233">
            <text:p>-45.84233</text:p>
          </table:table-cell>
          <table:table-cell office:value-type="float" office:value="-37.5353">
            <text:p>-37.5353</text:p>
          </table:table-cell>
          <table:table-cell table:number-columns-repeated="6"/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-47.35674">
            <text:p>-47.35674</text:p>
          </table:table-cell>
          <table:table-cell office:value-type="float" office:value="-41.55089">
            <text:p>-41.55089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8.0198">
            <text:p>-48.0198</text:p>
          </table:table-cell>
          <table:table-cell office:value-type="float" office:value="-44.95389">
            <text:p>-44.95389</text:p>
          </table:table-cell>
          <table:table-cell table:number-columns-repeated="6"/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-47.80745">
            <text:p>-47.80745</text:p>
          </table:table-cell>
          <table:table-cell office:value-type="float" office:value="-47.48275">
            <text:p>-47.48275</text:p>
          </table:table-cell>
          <table:table-cell table:number-columns-repeated="6"/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-46.72737">
            <text:p>-46.72737</text:p>
          </table:table-cell>
          <table:table-cell office:value-type="float" office:value="-49.02283">
            <text:p>-49.02283</text:p>
          </table:table-cell>
          <table:table-cell table:number-columns-repeated="6"/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-44.81872">
            <text:p>-44.81872</text:p>
          </table:table-cell>
          <table:table-cell office:value-type="float" office:value="-49.69408">
            <text:p>-49.69408</text:p>
          </table:table-cell>
          <table:table-cell table:number-columns-repeated="6"/>
        </table:table-row>
        <table:table-row table:style-name="ro1">
          <table:table-cell office:value-type="float" office:value="4.08">
            <text:p>4.08</text:p>
          </table:table-cell>
          <table:table-cell office:value-type="float" office:value="-42.15067">
            <text:p>-42.15067</text:p>
          </table:table-cell>
          <table:table-cell office:value-type="float" office:value="-49.35529">
            <text:p>-49.35529</text:p>
          </table:table-cell>
          <table:table-cell table:number-columns-repeated="6"/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-38.81989">
            <text:p>-38.81989</text:p>
          </table:table-cell>
          <table:table-cell office:value-type="float" office:value="-48.17844">
            <text:p>-48.17844</text:p>
          </table:table-cell>
          <table:table-cell table:number-columns-repeated="6"/>
        </table:table-row>
        <table:table-row table:style-name="ro1">
          <table:table-cell office:value-type="float" office:value="4.12">
            <text:p>4.12</text:p>
          </table:table-cell>
          <table:table-cell office:value-type="float" office:value="-34.94718">
            <text:p>-34.94718</text:p>
          </table:table-cell>
          <table:table-cell office:value-type="float" office:value="-46.36351">
            <text:p>-46.36351</text:p>
          </table:table-cell>
          <table:table-cell table:number-columns-repeated="6"/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-30.67272">
            <text:p>-30.67272</text:p>
          </table:table-cell>
          <table:table-cell office:value-type="float" office:value="-43.6906">
            <text:p>-43.6906</text:p>
          </table:table-cell>
          <table:table-cell table:number-columns-repeated="6"/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-26.1515">
            <text:p>-26.1515</text:p>
          </table:table-cell>
          <table:table-cell office:value-type="float" office:value="-40.54884">
            <text:p>-40.54884</text:p>
          </table:table-cell>
          <table:table-cell table:number-columns-repeated="6"/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-21.54736">
            <text:p>-21.54736</text:p>
          </table:table-cell>
          <table:table-cell office:value-type="float" office:value="-36.77869">
            <text:p>-36.77869</text:p>
          </table:table-cell>
          <table:table-cell table:number-columns-repeated="6"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-17.02714">
            <text:p>-17.02714</text:p>
          </table:table-cell>
          <table:table-cell office:value-type="float" office:value="-32.68606">
            <text:p>-32.68606</text:p>
          </table:table-cell>
          <table:table-cell table:number-columns-repeated="6"/>
        </table:table-row>
        <table:table-row table:style-name="ro1">
          <table:table-cell office:value-type="float" office:value="4.22">
            <text:p>4.22</text:p>
          </table:table-cell>
          <table:table-cell office:value-type="float" office:value="-12.75474">
            <text:p>-12.75474</text:p>
          </table:table-cell>
          <table:table-cell office:value-type="float" office:value="-28.44854">
            <text:p>-28.44854</text:p>
          </table:table-cell>
          <table:table-cell table:number-columns-repeated="6"/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-8.884824">
            <text:p>-8.884824</text:p>
          </table:table-cell>
          <table:table-cell office:value-type="float" office:value="-24.33179">
            <text:p>-24.33179</text:p>
          </table:table-cell>
          <table:table-cell table:number-columns-repeated="6"/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-5.557715">
            <text:p>-5.557715</text:p>
          </table:table-cell>
          <table:table-cell office:value-type="float" office:value="-20.51732">
            <text:p>-20.51732</text:p>
          </table:table-cell>
          <table:table-cell table:number-columns-repeated="6"/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-2.893988">
            <text:p>-2.893988</text:p>
          </table:table-cell>
          <table:table-cell office:value-type="float" office:value="-16.73328">
            <text:p>-16.73328</text:p>
          </table:table-cell>
          <table:table-cell table:number-columns-repeated="6"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-0.9902027">
            <text:p>-0.9902027</text:p>
          </table:table-cell>
          <table:table-cell office:value-type="float" office:value="-12.88123">
            <text:p>-12.88123</text:p>
          </table:table-cell>
          <table:table-cell table:number-columns-repeated="6"/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0">
            <text:p>0</text:p>
          </table:table-cell>
          <table:table-cell office:value-type="float" office:value="-9.550593">
            <text:p>-9.550593</text:p>
          </table:table-cell>
          <table:table-cell table:number-columns-repeated="6"/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0">
            <text:p>0</text:p>
          </table:table-cell>
          <table:table-cell office:value-type="float" office:value="-6.499536">
            <text:p>-6.499536</text:p>
          </table:table-cell>
          <table:table-cell table:number-columns-repeated="6"/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-0.3765067">
            <text:p>-0.3765067</text:p>
          </table:table-cell>
          <table:table-cell office:value-type="float" office:value="-4.117182">
            <text:p>-4.117182</text:p>
          </table:table-cell>
          <table:table-cell table:number-columns-repeated="6"/>
        </table:table-row>
        <table:table-row table:style-name="ro1">
          <table:table-cell office:value-type="float" office:value="4.38">
            <text:p>4.38</text:p>
          </table:table-cell>
          <table:table-cell office:value-type="float" office:value="-1.895947">
            <text:p>-1.895947</text:p>
          </table:table-cell>
          <table:table-cell office:value-type="float" office:value="-4.116896">
            <text:p>-4.116896</text:p>
          </table:table-cell>
          <table:table-cell table:number-columns-repeated="6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-4.211416">
            <text:p>-4.211416</text:p>
          </table:table-cell>
          <table:table-cell office:value-type="float" office:value="-4.277595">
            <text:p>-4.277595</text:p>
          </table:table-cell>
          <table:table-cell table:number-columns-repeated="6"/>
        </table:table-row>
        <table:table-row table:style-name="ro1">
          <table:table-cell office:value-type="float" office:value="4.42">
            <text:p>4.42</text:p>
          </table:table-cell>
          <table:table-cell office:value-type="float" office:value="-7.239093">
            <text:p>-7.239093</text:p>
          </table:table-cell>
          <table:table-cell office:value-type="float" office:value="-4.439458">
            <text:p>-4.439458</text:p>
          </table:table-cell>
          <table:table-cell table:number-columns-repeated="6"/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-10.86922">
            <text:p>-10.86922</text:p>
          </table:table-cell>
          <table:table-cell office:value-type="float" office:value="-4.741484">
            <text:p>-4.741484</text:p>
          </table:table-cell>
          <table:table-cell table:number-columns-repeated="6"/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-14.97024">
            <text:p>-14.97024</text:p>
          </table:table-cell>
          <table:table-cell office:value-type="float" office:value="-5.819822">
            <text:p>-5.819822</text:p>
          </table:table-cell>
          <table:table-cell table:number-columns-repeated="6"/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-19.39345">
            <text:p>-19.39345</text:p>
          </table:table-cell>
          <table:table-cell office:value-type="float" office:value="-7.855703">
            <text:p>-7.855703</text:p>
          </table:table-cell>
          <table:table-cell table:number-columns-repeated="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-23.97873">
            <text:p>-23.97873</text:p>
          </table:table-cell>
          <table:table-cell office:value-type="float" office:value="-11.51642">
            <text:p>-11.51642</text:p>
          </table:table-cell>
          <table:table-cell table:number-columns-repeated="6"/>
        </table:table-row>
        <table:table-row table:style-name="ro1">
          <table:table-cell office:value-type="float" office:value="4.52">
            <text:p>4.52</text:p>
          </table:table-cell>
          <table:table-cell office:value-type="float" office:value="-28.55983">
            <text:p>-28.55983</text:p>
          </table:table-cell>
          <table:table-cell office:value-type="float" office:value="-15.67936">
            <text:p>-15.67936</text:p>
          </table:table-cell>
          <table:table-cell table:number-columns-repeated="6"/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-32.97073">
            <text:p>-32.97073</text:p>
          </table:table-cell>
          <table:table-cell office:value-type="float" office:value="-20.86572">
            <text:p>-20.86572</text:p>
          </table:table-cell>
          <table:table-cell table:number-columns-repeated="6"/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-37.05151">
            <text:p>-37.05151</text:p>
          </table:table-cell>
          <table:table-cell office:value-type="float" office:value="-26.74401">
            <text:p>-26.74401</text:p>
          </table:table-cell>
          <table:table-cell table:number-columns-repeated="6"/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-40.65444">
            <text:p>-40.65444</text:p>
          </table:table-cell>
          <table:table-cell office:value-type="float" office:value="-33.02054">
            <text:p>-33.02054</text:p>
          </table:table-cell>
          <table:table-cell table:number-columns-repeated="6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-43.64887">
            <text:p>-43.64887</text:p>
          </table:table-cell>
          <table:table-cell office:value-type="float" office:value="-36.78641">
            <text:p>-36.78641</text:p>
          </table:table-cell>
          <table:table-cell table:number-columns-repeated="6"/>
        </table:table-row>
        <table:table-row table:style-name="ro1">
          <table:table-cell office:value-type="float" office:value="4.62">
            <text:p>4.62</text:p>
          </table:table-cell>
          <table:table-cell office:value-type="float" office:value="-45.92629">
            <text:p>-45.92629</text:p>
          </table:table-cell>
          <table:table-cell office:value-type="float" office:value="-40.73172">
            <text:p>-40.73172</text:p>
          </table:table-cell>
          <table:table-cell table:number-columns-repeated="6"/>
        </table:table-row>
        <table:table-row table:style-name="ro1">
          <table:table-cell office:value-type="float" office:value="4.64">
            <text:p>4.64</text:p>
          </table:table-cell>
          <table:table-cell office:value-type="float" office:value="-47.40417">
            <text:p>-47.40417</text:p>
          </table:table-cell>
          <table:table-cell office:value-type="float" office:value="-43.67086">
            <text:p>-43.67086</text:p>
          </table:table-cell>
          <table:table-cell table:number-columns-repeated="6"/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-48.02893">
            <text:p>-48.02893</text:p>
          </table:table-cell>
          <table:table-cell office:value-type="float" office:value="-46.77708">
            <text:p>-46.77708</text:p>
          </table:table-cell>
          <table:table-cell table:number-columns-repeated="6"/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-47.77798">
            <text:p>-47.77798</text:p>
          </table:table-cell>
          <table:table-cell office:value-type="float" office:value="-49.68752">
            <text:p>-49.68752</text:p>
          </table:table-cell>
          <table:table-cell table:number-columns-repeated="6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-46.66037">
            <text:p>-46.66037</text:p>
          </table:table-cell>
          <table:table-cell office:value-type="float" office:value="-52.42761">
            <text:p>-52.42761</text:p>
          </table:table-cell>
          <table:table-cell table:number-columns-repeated="6"/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-44.71661">
            <text:p>-44.71661</text:p>
          </table:table-cell>
          <table:table-cell office:value-type="float" office:value="-54.58238">
            <text:p>-54.58238</text:p>
          </table:table-cell>
          <table:table-cell table:number-columns-repeated="6"/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-42.01721">
            <text:p>-42.01721</text:p>
          </table:table-cell>
          <table:table-cell office:value-type="float" office:value="-55.44395">
            <text:p>-55.44395</text:p>
          </table:table-cell>
          <table:table-cell table:number-columns-repeated="6"/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-38.65988">
            <text:p>-38.65988</text:p>
          </table:table-cell>
          <table:table-cell office:value-type="float" office:value="-54.87484">
            <text:p>-54.87484</text:p>
          </table:table-cell>
          <table:table-cell table:number-columns-repeated="6"/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-34.76633">
            <text:p>-34.76633</text:p>
          </table:table-cell>
          <table:table-cell office:value-type="float" office:value="-51.91348">
            <text:p>-51.91348</text:p>
          </table:table-cell>
          <table:table-cell table:number-columns-repeated="6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-30.47766">
            <text:p>-30.47766</text:p>
          </table:table-cell>
          <table:table-cell office:value-type="float" office:value="-47.00299">
            <text:p>-47.00299</text:p>
          </table:table-cell>
          <table:table-cell table:number-columns-repeated="6"/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-25.94939">
            <text:p>-25.94939</text:p>
          </table:table-cell>
          <table:table-cell office:value-type="float" office:value="-42.04954">
            <text:p>-42.04954</text:p>
          </table:table-cell>
          <table:table-cell table:number-columns-repeated="6"/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-21.34543">
            <text:p>-21.34543</text:p>
          </table:table-cell>
          <table:table-cell office:value-type="float" office:value="-37.41601">
            <text:p>-37.41601</text:p>
          </table:table-cell>
          <table:table-cell table:number-columns-repeated="6"/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-16.83271">
            <text:p>-16.83271</text:p>
          </table:table-cell>
          <table:table-cell office:value-type="float" office:value="-33.32778">
            <text:p>-33.32778</text:p>
          </table:table-cell>
          <table:table-cell table:number-columns-repeated="6"/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-12.57478">
            <text:p>-12.57478</text:p>
          </table:table-cell>
          <table:table-cell office:value-type="float" office:value="-29.40713">
            <text:p>-29.40713</text:p>
          </table:table-cell>
          <table:table-cell table:number-columns-repeated="6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-8.72594">
            <text:p>-8.72594</text:p>
          </table:table-cell>
          <table:table-cell office:value-type="float" office:value="-25.6682">
            <text:p>-25.6682</text:p>
          </table:table-cell>
          <table:table-cell table:number-columns-repeated="6"/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-5.425725">
            <text:p>-5.425725</text:p>
          </table:table-cell>
          <table:table-cell office:value-type="float" office:value="-21.82468">
            <text:p>-21.82468</text:p>
          </table:table-cell>
          <table:table-cell table:number-columns-repeated="6"/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-2.793602">
            <text:p>-2.793602</text:p>
          </table:table-cell>
          <table:table-cell office:value-type="float" office:value="-18.26534">
            <text:p>-18.26534</text:p>
          </table:table-cell>
          <table:table-cell table:number-columns-repeated="6"/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-0.9250302">
            <text:p>-0.9250302</text:p>
          </table:table-cell>
          <table:table-cell office:value-type="float" office:value="-14.56557">
            <text:p>-14.56557</text:p>
          </table:table-cell>
          <table:table-cell table:number-columns-repeated="6"/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0">
            <text:p>0</text:p>
          </table:table-cell>
          <table:table-cell office:value-type="float" office:value="-11.17977">
            <text:p>-11.17977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7.894437">
            <text:p>-7.894437</text:p>
          </table:table-cell>
          <table:table-cell table:number-columns-repeated="6"/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-0.4257684">
            <text:p>-0.4257684</text:p>
          </table:table-cell>
          <table:table-cell office:value-type="float" office:value="-5.163536">
            <text:p>-5.163536</text:p>
          </table:table-cell>
          <table:table-cell table:number-columns-repeated="6"/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-1.981625">
            <text:p>-1.981625</text:p>
          </table:table-cell>
          <table:table-cell office:value-type="float" office:value="-5.601472">
            <text:p>-5.601472</text:p>
          </table:table-cell>
          <table:table-cell table:number-columns-repeated="6"/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-4.330459">
            <text:p>-4.330459</text:p>
          </table:table-cell>
          <table:table-cell office:value-type="float" office:value="-5.522474">
            <text:p>-5.522474</text:p>
          </table:table-cell>
          <table:table-cell table:number-columns-repeated="6"/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-7.387147">
            <text:p>-7.387147</text:p>
          </table:table-cell>
          <table:table-cell office:value-type="float" office:value="-5.336159">
            <text:p>-5.336159</text:p>
          </table:table-cell>
          <table:table-cell table:number-columns-repeated="6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-11.04084">
            <text:p>-11.04084</text:p>
          </table:table-cell>
          <table:table-cell office:value-type="float" office:value="7.123178">
            <text:p>7.123178</text:p>
          </table:table-cell>
          <table:table-cell table:number-columns-repeated="6"/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-15.15928">
            <text:p>-15.15928</text:p>
          </table:table-cell>
          <table:table-cell office:value-type="float" office:value="-9.974014">
            <text:p>-9.974014</text:p>
          </table:table-cell>
          <table:table-cell table:number-columns-repeated="6"/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-19.59315">
            <text:p>-19.59315</text:p>
          </table:table-cell>
          <table:table-cell office:value-type="float" office:value="-9.151843">
            <text:p>-9.151843</text:p>
          </table:table-cell>
          <table:table-cell table:number-columns-repeated="6"/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-24.18176">
            <text:p>-24.18176</text:p>
          </table:table-cell>
          <table:table-cell office:value-type="float" office:value="-11.72207">
            <text:p>-11.72207</text:p>
          </table:table-cell>
          <table:table-cell table:number-columns-repeated="6"/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-28.75875">
            <text:p>-28.75875</text:p>
          </table:table-cell>
          <table:table-cell office:value-type="float" office:value="-14.9564">
            <text:p>-14.9564</text:p>
          </table:table-cell>
          <table:table-cell table:number-columns-repeated="6"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33.15842">
            <text:p>-33.15842</text:p>
          </table:table-cell>
          <table:table-cell office:value-type="float" office:value="-19.79222">
            <text:p>-19.79222</text:p>
          </table:table-cell>
          <table:table-cell table:number-columns-repeated="6"/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-37.22124">
            <text:p>-37.22124</text:p>
          </table:table-cell>
          <table:table-cell office:value-type="float" office:value="-25.40997">
            <text:p>-25.40997</text:p>
          </table:table-cell>
          <table:table-cell table:number-columns-repeated="6"/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-40.79998">
            <text:p>-40.79998</text:p>
          </table:table-cell>
          <table:table-cell office:value-type="float" office:value="-31.39268">
            <text:p>-31.39268</text:p>
          </table:table-cell>
          <table:table-cell table:number-columns-repeated="6"/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-43.76489">
            <text:p>-43.76489</text:p>
          </table:table-cell>
          <table:table-cell office:value-type="float" office:value="-37.3856">
            <text:p>-37.3856</text:p>
          </table:table-cell>
          <table:table-cell table:number-columns-repeated="6"/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-46.00866">
            <text:p>-46.00866</text:p>
          </table:table-cell>
          <table:table-cell office:value-type="float" office:value="-42.92606">
            <text:p>-42.92606</text:p>
          </table:table-cell>
          <table:table-cell table:number-columns-repeated="6"/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47.44989">
            <text:p>-47.44989</text:p>
          </table:table-cell>
          <table:table-cell office:value-type="float" office:value="-46.3274">
            <text:p>-46.3274</text:p>
          </table:table-cell>
          <table:table-cell table:number-columns-repeated="6"/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-48.03636">
            <text:p>-48.03636</text:p>
          </table:table-cell>
          <table:table-cell office:value-type="float" office:value="-50.12676">
            <text:p>-50.12676</text:p>
          </table:table-cell>
          <table:table-cell table:number-columns-repeated="6"/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-47.74682">
            <text:p>-47.74682</text:p>
          </table:table-cell>
          <table:table-cell office:value-type="float" office:value="-51.96245">
            <text:p>-51.96245</text:p>
          </table:table-cell>
          <table:table-cell table:number-columns-repeated="6"/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-46.59179">
            <text:p>-46.59179</text:p>
          </table:table-cell>
          <table:table-cell office:value-type="float" office:value="-53.70168">
            <text:p>-53.70168</text:p>
          </table:table-cell>
          <table:table-cell table:number-columns-repeated="6"/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-44.61308">
            <text:p>-44.61308</text:p>
          </table:table-cell>
          <table:table-cell office:value-type="float" office:value="-54.66876">
            <text:p>-54.66876</text:p>
          </table:table-cell>
          <table:table-cell table:number-columns-repeated="6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-41.88242">
            <text:p>-41.88242</text:p>
          </table:table-cell>
          <table:table-cell office:value-type="float" office:value="-54.69905">
            <text:p>-54.69905</text:p>
          </table:table-cell>
          <table:table-cell table:number-columns-repeated="6"/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-38.49875">
            <text:p>-38.49875</text:p>
          </table:table-cell>
          <table:table-cell office:value-type="float" office:value="-52.24213">
            <text:p>-52.24213</text:p>
          </table:table-cell>
          <table:table-cell table:number-columns-repeated="6"/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-34.58479">
            <text:p>-34.58479</text:p>
          </table:table-cell>
          <table:table-cell office:value-type="float" office:value="-50.1754">
            <text:p>-50.1754</text:p>
          </table:table-cell>
          <table:table-cell table:number-columns-repeated="6"/>
        </table:table-row>
        <table:table-row table:style-name="ro1">
          <table:table-cell office:value-type="float" office:value="5.46">
            <text:p>5.46</text:p>
          </table:table-cell>
          <table:table-cell office:value-type="float" office:value="-30.28222">
            <text:p>-30.28222</text:p>
          </table:table-cell>
          <table:table-cell office:value-type="float" office:value="-46.47591">
            <text:p>-46.47591</text:p>
          </table:table-cell>
          <table:table-cell table:number-columns-repeated="6"/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-25.74704">
            <text:p>-25.74704</text:p>
          </table:table-cell>
          <table:table-cell office:value-type="float" office:value="-42.65649">
            <text:p>-42.65649</text:p>
          </table:table-cell>
          <table:table-cell table:number-columns-repeated="6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-21.14359">
            <text:p>-21.14359</text:p>
          </table:table-cell>
          <table:table-cell office:value-type="float" office:value="-38.42682">
            <text:p>-38.42682</text:p>
          </table:table-cell>
          <table:table-cell table:number-columns-repeated="6"/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-16.63869">
            <text:p>-16.63869</text:p>
          </table:table-cell>
          <table:table-cell office:value-type="float" office:value="-34.36874">
            <text:p>-34.36874</text:p>
          </table:table-cell>
          <table:table-cell table:number-columns-repeated="6"/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-12.3957">
            <text:p>-12.3957</text:p>
          </table:table-cell>
          <table:table-cell office:value-type="float" office:value="-30.25405">
            <text:p>-30.25405</text:p>
          </table:table-cell>
          <table:table-cell table:number-columns-repeated="6"/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-8.568195">
            <text:p>-8.568195</text:p>
          </table:table-cell>
          <table:table-cell office:value-type="float" office:value="-26.26019">
            <text:p>-26.26019</text:p>
          </table:table-cell>
          <table:table-cell table:number-columns-repeated="6"/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-5.294974">
            <text:p>-5.294974</text:p>
          </table:table-cell>
          <table:table-cell office:value-type="float" office:value="-22.37691">
            <text:p>-22.37691</text:p>
          </table:table-cell>
          <table:table-cell table:number-columns-repeated="6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-2.694656">
            <text:p>-2.694656</text:p>
          </table:table-cell>
          <table:table-cell office:value-type="float" office:value="-18.80885">
            <text:p>-18.80885</text:p>
          </table:table-cell>
          <table:table-cell table:number-columns-repeated="6"/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-0.8615025">
            <text:p>-0.8615025</text:p>
          </table:table-cell>
          <table:table-cell office:value-type="float" office:value="-15.57462">
            <text:p>-15.57462</text:p>
          </table:table-cell>
          <table:table-cell table:number-columns-repeated="6"/>
        </table:table-row>
        <table:table-row table:style-name="ro1">
          <table:table-cell office:value-type="float" office:value="5.64">
            <text:p>5.64</text:p>
          </table:table-cell>
          <table:table-cell office:value-type="float" office:value="0">
            <text:p>0</text:p>
          </table:table-cell>
          <table:table-cell office:value-type="float" office:value="-11.58101">
            <text:p>-11.58101</text:p>
          </table:table-cell>
          <table:table-cell table:number-columns-repeated="6"/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0">
            <text:p>0</text:p>
          </table:table-cell>
          <table:table-cell office:value-type="float" office:value="-8.025829">
            <text:p>-8.025829</text:p>
          </table:table-cell>
          <table:table-cell table:number-columns-repeated="6"/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-0.4767053">
            <text:p>-0.4767053</text:p>
          </table:table-cell>
          <table:table-cell office:value-type="float" office:value="-5.702448">
            <text:p>-5.702448</text:p>
          </table:table-cell>
          <table:table-cell table:number-columns-repeated="6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-2.068844">
            <text:p>-2.068844</text:p>
          </table:table-cell>
          <table:table-cell office:value-type="float" office:value="-5.746411">
            <text:p>-5.746411</text:p>
          </table:table-cell>
          <table:table-cell table:number-columns-repeated="6"/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-4.450822">
            <text:p>-4.450822</text:p>
          </table:table-cell>
          <table:table-cell office:value-type="float" office:value="-7.665185">
            <text:p>-7.665185</text:p>
          </table:table-cell>
          <table:table-cell table:number-columns-repeated="6"/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-7.536294">
            <text:p>-7.536294</text:p>
          </table:table-cell>
          <table:table-cell office:value-type="float" office:value="-8.01741">
            <text:p>-8.01741</text:p>
          </table:table-cell>
          <table:table-cell table:number-columns-repeated="6"/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-11.21345">
            <text:p>-11.21345</text:p>
          </table:table-cell>
          <table:table-cell office:value-type="float" office:value="-8.076595">
            <text:p>-8.076595</text:p>
          </table:table-cell>
          <table:table-cell table:number-columns-repeated="6"/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-15.34902">
            <text:p>-15.34902</text:p>
          </table:table-cell>
          <table:table-cell office:value-type="float" office:value="-8.04513">
            <text:p>-8.04513</text:p>
          </table:table-cell>
          <table:table-cell table:number-columns-repeated="6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-19.79305">
            <text:p>-19.79305</text:p>
          </table:table-cell>
          <table:table-cell office:value-type="float" office:value="-8.664016">
            <text:p>-8.664016</text:p>
          </table:table-cell>
          <table:table-cell table:number-columns-repeated="6"/>
        </table:table-row>
        <table:table-row table:style-name="ro1">
          <table:table-cell office:value-type="float" office:value="5.82">
            <text:p>5.82</text:p>
          </table:table-cell>
          <table:table-cell office:value-type="float" office:value="-24.38468">
            <text:p>-24.38468</text:p>
          </table:table-cell>
          <table:table-cell office:value-type="float" office:value="-10.26389">
            <text:p>-10.26389</text:p>
          </table:table-cell>
          <table:table-cell table:number-columns-repeated="6"/>
        </table:table-row>
        <table:table-row table:style-name="ro1">
          <table:table-cell office:value-type="float" office:value="5.84">
            <text:p>5.84</text:p>
          </table:table-cell>
          <table:table-cell office:value-type="float" office:value="-28.95741">
            <text:p>-28.95741</text:p>
          </table:table-cell>
          <table:table-cell office:value-type="float" office:value="-13.65026">
            <text:p>-13.65026</text:p>
          </table:table-cell>
          <table:table-cell table:number-columns-repeated="6"/>
        </table:table-row>
        <table:table-row table:style-name="ro1">
          <table:table-cell office:value-type="float" office:value="5.86">
            <text:p>5.86</text:p>
          </table:table-cell>
          <table:table-cell office:value-type="float" office:value="-33.34553">
            <text:p>-33.34553</text:p>
          </table:table-cell>
          <table:table-cell office:value-type="float" office:value="-19.2552">
            <text:p>-19.2552</text:p>
          </table:table-cell>
          <table:table-cell table:number-columns-repeated="6"/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-37.38995">
            <text:p>-37.38995</text:p>
          </table:table-cell>
          <table:table-cell office:value-type="float" office:value="-25.58201">
            <text:p>-25.58201</text:p>
          </table:table-cell>
          <table:table-cell table:number-columns-repeated="6"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-40.94426">
            <text:p>-40.94426</text:p>
          </table:table-cell>
          <table:table-cell office:value-type="float" office:value="-32.22971">
            <text:p>-32.22971</text:p>
          </table:table-cell>
          <table:table-cell table:number-columns-repeated="6"/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-43.87957">
            <text:p>-43.87957</text:p>
          </table:table-cell>
          <table:table-cell office:value-type="float" office:value="-38.21019">
            <text:p>-38.21019</text:p>
          </table:table-cell>
          <table:table-cell table:number-columns-repeated="6"/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-46.0895">
            <text:p>-46.0895</text:p>
          </table:table-cell>
          <table:table-cell office:value-type="float" office:value="-41.45612">
            <text:p>-41.45612</text:p>
          </table:table-cell>
          <table:table-cell table:number-columns-repeated="6"/>
        </table:table-row>
        <table:table-row table:style-name="ro1">
          <table:table-cell office:value-type="float" office:value="5.96">
            <text:p>5.96</text:p>
          </table:table-cell>
          <table:table-cell office:value-type="float" office:value="-47.49397">
            <text:p>-47.49397</text:p>
          </table:table-cell>
          <table:table-cell office:value-type="float" office:value="-46.37883">
            <text:p>-46.37883</text:p>
          </table:table-cell>
          <table:table-cell table:number-columns-repeated="6"/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-48.04208">
            <text:p>-48.04208</text:p>
          </table:table-cell>
          <table:table-cell office:value-type="float" office:value="-47.62125">
            <text:p>-47.621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47.71399">
            <text:p>-47.71399</text:p>
          </table:table-cell>
          <table:table-cell office:value-type="float" office:value="-50.91549">
            <text:p>-50.91549</text:p>
          </table:table-cell>
          <table:table-cell table:number-columns-repeated="6"/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-46.52158">
            <text:p>-46.52158</text:p>
          </table:table-cell>
          <table:table-cell office:value-type="float" office:value="-51.12989">
            <text:p>-51.12989</text:p>
          </table:table-cell>
          <table:table-cell table:number-columns-repeated="6"/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-44.50804">
            <text:p>-44.50804</text:p>
          </table:table-cell>
          <table:table-cell office:value-type="float" office:value="-53.24125">
            <text:p>-53.24125</text:p>
          </table:table-cell>
          <table:table-cell table:number-columns-repeated="6"/>
        </table:table-row>
        <table:table-row table:style-name="ro1">
          <table:table-cell office:value-type="float" office:value="6.06">
            <text:p>6.06</text:p>
          </table:table-cell>
          <table:table-cell office:value-type="float" office:value="-41.74641">
            <text:p>-41.74641</text:p>
          </table:table-cell>
          <table:table-cell office:value-type="float" office:value="-51.73398">
            <text:p>-51.73398</text:p>
          </table:table-cell>
          <table:table-cell table:number-columns-repeated="6"/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-38.33667">
            <text:p>-38.33667</text:p>
          </table:table-cell>
          <table:table-cell office:value-type="float" office:value="-51.60195">
            <text:p>-51.60195</text:p>
          </table:table-cell>
          <table:table-cell table:number-columns-repeated="6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-34.40242">
            <text:p>-34.40242</text:p>
          </table:table-cell>
          <table:table-cell office:value-type="float" office:value="-48.9818">
            <text:p>-48.9818</text:p>
          </table:table-cell>
          <table:table-cell table:number-columns-repeated="6"/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-30.08624">
            <text:p>-30.08624</text:p>
          </table:table-cell>
          <table:table-cell office:value-type="float" office:value="-45.3713">
            <text:p>-45.3713</text:p>
          </table:table-cell>
          <table:table-cell table:number-columns-repeated="6"/>
        </table:table-row>
        <table:table-row table:style-name="ro1">
          <table:table-cell office:value-type="float" office:value="6.14">
            <text:p>6.14</text:p>
          </table:table-cell>
          <table:table-cell office:value-type="float" office:value="-25.54465">
            <text:p>-25.54465</text:p>
          </table:table-cell>
          <table:table-cell office:value-type="float" office:value="-41.59382">
            <text:p>-41.59382</text:p>
          </table:table-cell>
          <table:table-cell table:number-columns-repeated="6"/>
        </table:table-row>
        <table:table-row table:style-name="ro1">
          <table:table-cell office:value-type="float" office:value="6.16">
            <text:p>6.16</text:p>
          </table:table-cell>
          <table:table-cell office:value-type="float" office:value="-20.94203">
            <text:p>-20.94203</text:p>
          </table:table-cell>
          <table:table-cell office:value-type="float" office:value="-37.59624">
            <text:p>-37.59624</text:p>
          </table:table-cell>
          <table:table-cell table:number-columns-repeated="6"/>
        </table:table-row>
        <table:table-row table:style-name="ro1">
          <table:table-cell office:value-type="float" office:value="6.18">
            <text:p>6.18</text:p>
          </table:table-cell>
          <table:table-cell office:value-type="float" office:value="-16.44527">
            <text:p>-16.44527</text:p>
          </table:table-cell>
          <table:table-cell office:value-type="float" office:value="-33.5907">
            <text:p>-33.5907</text:p>
          </table:table-cell>
          <table:table-cell table:number-columns-repeated="6"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-12.21734">
            <text:p>-12.21734</text:p>
          </table:table-cell>
          <table:table-cell office:value-type="float" office:value="-29.4741">
            <text:p>-29.4741</text:p>
          </table:table-cell>
          <table:table-cell table:number-columns-repeated="6"/>
        </table:table-row>
        <table:table-row table:style-name="ro1">
          <table:table-cell office:value-type="float" office:value="6.22">
            <text:p>6.22</text:p>
          </table:table-cell>
          <table:table-cell office:value-type="float" office:value="-8.411456">
            <text:p>-8.411456</text:p>
          </table:table-cell>
          <table:table-cell office:value-type="float" office:value="-25.46273">
            <text:p>-25.46273</text:p>
          </table:table-cell>
          <table:table-cell table:number-columns-repeated="6"/>
        </table:table-row>
        <table:table-row table:style-name="ro1">
          <table:table-cell office:value-type="float" office:value="6.24">
            <text:p>6.24</text:p>
          </table:table-cell>
          <table:table-cell office:value-type="float" office:value="-5.16559">
            <text:p>-5.16559</text:p>
          </table:table-cell>
          <table:table-cell office:value-type="float" office:value="-21.4776">
            <text:p>-21.4776</text:p>
          </table:table-cell>
          <table:table-cell table:number-columns-repeated="6"/>
        </table:table-row>
        <table:table-row table:style-name="ro1">
          <table:table-cell office:value-type="float" office:value="6.26">
            <text:p>6.26</text:p>
          </table:table-cell>
          <table:table-cell office:value-type="float" office:value="-2.597246">
            <text:p>-2.597246</text:p>
          </table:table-cell>
          <table:table-cell office:value-type="float" office:value="-17.94999">
            <text:p>-17.94999</text:p>
          </table:table-cell>
          <table:table-cell table:number-columns-repeated="6"/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-0.7995952">
            <text:p>-0.7995952</text:p>
          </table:table-cell>
          <table:table-cell office:value-type="float" office:value="-14.61642">
            <text:p>-14.61642</text:p>
          </table:table-cell>
          <table:table-cell table:number-columns-repeated="6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-11.01866">
            <text:p>-11.01866</text:p>
          </table:table-cell>
          <table:table-cell table:number-columns-repeated="6"/>
        </table:table-row>
        <table:table-row table:style-name="ro1">
          <table:table-cell office:value-type="float" office:value="6.32">
            <text:p>6.32</text:p>
          </table:table-cell>
          <table:table-cell office:value-type="float" office:value="0">
            <text:p>0</text:p>
          </table:table-cell>
          <table:table-cell office:value-type="float" office:value="-7.715614">
            <text:p>-7.715614</text:p>
          </table:table-cell>
          <table:table-cell table:number-columns-repeated="6"/>
        </table:table-row>
        <table:table-row table:style-name="ro1">
          <table:table-cell office:value-type="float" office:value="6.34">
            <text:p>6.34</text:p>
          </table:table-cell>
          <table:table-cell office:value-type="float" office:value="-0.5292899">
            <text:p>-0.5292899</text:p>
          </table:table-cell>
          <table:table-cell office:value-type="float" office:value="-4.83347">
            <text:p>-4.83347</text:p>
          </table:table-cell>
          <table:table-cell table:number-columns-repeated="6"/>
        </table:table-row>
        <table:table-row table:style-name="ro1">
          <table:table-cell office:value-type="float" office:value="6.36">
            <text:p>6.36</text:p>
          </table:table-cell>
          <table:table-cell office:value-type="float" office:value="-2.157638">
            <text:p>-2.157638</text:p>
          </table:table-cell>
          <table:table-cell office:value-type="float" office:value="-4.481307">
            <text:p>-4.481307</text:p>
          </table:table-cell>
          <table:table-cell table:number-columns-repeated="6"/>
        </table:table-row>
        <table:table-row table:style-name="ro1">
          <table:table-cell office:value-type="float" office:value="6.38">
            <text:p>6.38</text:p>
          </table:table-cell>
          <table:table-cell office:value-type="float" office:value="-4.572552">
            <text:p>-4.572552</text:p>
          </table:table-cell>
          <table:table-cell office:value-type="float" office:value="-6.451966">
            <text:p>-6.451966</text:p>
          </table:table-cell>
          <table:table-cell table:number-columns-repeated="6"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-7.686658">
            <text:p>-7.686658</text:p>
          </table:table-cell>
          <table:table-cell office:value-type="float" office:value="-6.738892">
            <text:p>-6.738892</text:p>
          </table:table-cell>
          <table:table-cell table:number-columns-repeated="6"/>
        </table:table-row>
        <table:table-row table:style-name="ro1">
          <table:table-cell office:value-type="float" office:value="6.42">
            <text:p>6.42</text:p>
          </table:table-cell>
          <table:table-cell office:value-type="float" office:value="-11.38686">
            <text:p>-11.38686</text:p>
          </table:table-cell>
          <table:table-cell office:value-type="float" office:value="-6.716912">
            <text:p>-6.716912</text:p>
          </table:table-cell>
          <table:table-cell table:number-columns-repeated="6"/>
        </table:table-row>
        <table:table-row table:style-name="ro1">
          <table:table-cell office:value-type="float" office:value="6.44">
            <text:p>6.44</text:p>
          </table:table-cell>
          <table:table-cell office:value-type="float" office:value="-15.53936">
            <text:p>-15.53936</text:p>
          </table:table-cell>
          <table:table-cell office:value-type="float" office:value="-6.885497">
            <text:p>-6.885497</text:p>
          </table:table-cell>
          <table:table-cell table:number-columns-repeated="6"/>
        </table:table-row>
        <table:table-row table:style-name="ro1">
          <table:table-cell office:value-type="float" office:value="6.46">
            <text:p>6.46</text:p>
          </table:table-cell>
          <table:table-cell office:value-type="float" office:value="-19.99333">
            <text:p>-19.99333</text:p>
          </table:table-cell>
          <table:table-cell office:value-type="float" office:value="-7.630466">
            <text:p>-7.630466</text:p>
          </table:table-cell>
          <table:table-cell table:number-columns-repeated="6"/>
        </table:table-row>
        <table:table-row table:style-name="ro1">
          <table:table-cell office:value-type="float" office:value="6.48">
            <text:p>6.48</text:p>
          </table:table-cell>
          <table:table-cell office:value-type="float" office:value="-24.58755">
            <text:p>-24.58755</text:p>
          </table:table-cell>
          <table:table-cell office:value-type="float" office:value="-9.634414">
            <text:p>-9.634414</text:p>
          </table:table-cell>
          <table:table-cell table:number-columns-repeated="6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-29.15571">
            <text:p>-29.15571</text:p>
          </table:table-cell>
          <table:table-cell office:value-type="float" office:value="-14.25532">
            <text:p>-14.25532</text:p>
          </table:table-cell>
          <table:table-cell table:number-columns-repeated="6"/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-33.53189">
            <text:p>-33.53189</text:p>
          </table:table-cell>
          <table:table-cell office:value-type="float" office:value="-19.41834">
            <text:p>-19.41834</text:p>
          </table:table-cell>
          <table:table-cell table:number-columns-repeated="6"/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-37.5577">
            <text:p>-37.5577</text:p>
          </table:table-cell>
          <table:table-cell office:value-type="float" office:value="-25.67017">
            <text:p>-25.67017</text:p>
          </table:table-cell>
          <table:table-cell table:number-columns-repeated="6"/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-41.0874">
            <text:p>-41.0874</text:p>
          </table:table-cell>
          <table:table-cell office:value-type="float" office:value="-32.31398">
            <text:p>-32.31398</text:p>
          </table:table-cell>
          <table:table-cell table:number-columns-repeated="6"/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-43.99277">
            <text:p>-43.99277</text:p>
          </table:table-cell>
          <table:table-cell office:value-type="float" office:value="-36.91388">
            <text:p>-36.91388</text:p>
          </table:table-cell>
          <table:table-cell table:number-columns-repeated="6"/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-46.16877">
            <text:p>-46.16877</text:p>
          </table:table-cell>
          <table:table-cell office:value-type="float" office:value="-41.12349">
            <text:p>-41.12349</text:p>
          </table:table-cell>
          <table:table-cell table:number-columns-repeated="6"/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-47.53637">
            <text:p>-47.53637</text:p>
          </table:table-cell>
          <table:table-cell office:value-type="float" office:value="-44.43476">
            <text:p>-44.43476</text:p>
          </table:table-cell>
          <table:table-cell table:number-columns-repeated="6"/>
        </table:table-row>
        <table:table-row table:style-name="ro1">
          <table:table-cell office:value-type="float" office:value="6.64">
            <text:p>6.64</text:p>
          </table:table-cell>
          <table:table-cell office:value-type="float" office:value="-48.0461">
            <text:p>-48.0461</text:p>
          </table:table-cell>
          <table:table-cell office:value-type="float" office:value="-46.76921">
            <text:p>-46.76921</text:p>
          </table:table-cell>
          <table:table-cell table:number-columns-repeated="6"/>
        </table:table-row>
        <table:table-row table:style-name="ro1">
          <table:table-cell office:value-type="float" office:value="6.66">
            <text:p>6.66</text:p>
          </table:table-cell>
          <table:table-cell office:value-type="float" office:value="-47.67948">
            <text:p>-47.67948</text:p>
          </table:table-cell>
          <table:table-cell office:value-type="float" office:value="-49.12639">
            <text:p>-49.12639</text:p>
          </table:table-cell>
          <table:table-cell table:number-columns-repeated="6"/>
        </table:table-row>
        <table:table-row table:style-name="ro1">
          <table:table-cell office:value-type="float" office:value="6.68">
            <text:p>6.68</text:p>
          </table:table-cell>
          <table:table-cell office:value-type="float" office:value="-46.4498">
            <text:p>-46.4498</text:p>
          </table:table-cell>
          <table:table-cell office:value-type="float" office:value="-50.74131">
            <text:p>-50.74131</text:p>
          </table:table-cell>
          <table:table-cell table:number-columns-repeated="6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-44.40154">
            <text:p>-44.40154</text:p>
          </table:table-cell>
          <table:table-cell office:value-type="float" office:value="-52.81987">
            <text:p>-52.81987</text:p>
          </table:table-cell>
          <table:table-cell table:number-columns-repeated="6"/>
        </table:table-row>
        <table:table-row table:style-name="ro1">
          <table:table-cell office:value-type="float" office:value="6.72">
            <text:p>6.72</text:p>
          </table:table-cell>
          <table:table-cell office:value-type="float" office:value="-41.60909">
            <text:p>-41.60909</text:p>
          </table:table-cell>
          <table:table-cell office:value-type="float" office:value="-53.32149">
            <text:p>-53.32149</text:p>
          </table:table-cell>
          <table:table-cell table:number-columns-repeated="6"/>
        </table:table-row>
        <table:table-row table:style-name="ro1">
          <table:table-cell office:value-type="float" office:value="6.74">
            <text:p>6.74</text:p>
          </table:table-cell>
          <table:table-cell office:value-type="float" office:value="-38.17356">
            <text:p>-38.17356</text:p>
          </table:table-cell>
          <table:table-cell office:value-type="float" office:value="-52.70628">
            <text:p>-52.70628</text:p>
          </table:table-cell>
          <table:table-cell table:number-columns-repeated="6"/>
        </table:table-row>
        <table:table-row table:style-name="ro1">
          <table:table-cell office:value-type="float" office:value="6.76">
            <text:p>6.76</text:p>
          </table:table-cell>
          <table:table-cell office:value-type="float" office:value="-34.21931">
            <text:p>-34.21931</text:p>
          </table:table-cell>
          <table:table-cell office:value-type="float" office:value="-48.89564">
            <text:p>-48.89564</text:p>
          </table:table-cell>
          <table:table-cell table:number-columns-repeated="6"/>
        </table:table-row>
        <table:table-row table:style-name="ro1">
          <table:table-cell office:value-type="float" office:value="6.78">
            <text:p>6.78</text:p>
          </table:table-cell>
          <table:table-cell office:value-type="float" office:value="-29.88992">
            <text:p>-29.88992</text:p>
          </table:table-cell>
          <table:table-cell office:value-type="float" office:value="-45.31894">
            <text:p>-45.31894</text:p>
          </table:table-cell>
          <table:table-cell table:number-columns-repeated="6"/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-25.34213">
            <text:p>-25.34213</text:p>
          </table:table-cell>
          <table:table-cell office:value-type="float" office:value="-41.12395">
            <text:p>-41.12395</text:p>
          </table:table-cell>
          <table:table-cell table:number-columns-repeated="6"/>
        </table:table-row>
        <table:table-row table:style-name="ro1">
          <table:table-cell office:value-type="float" office:value="6.82">
            <text:p>6.82</text:p>
          </table:table-cell>
          <table:table-cell office:value-type="float" office:value="-20.74058">
            <text:p>-20.74058</text:p>
          </table:table-cell>
          <table:table-cell office:value-type="float" office:value="-36.93433">
            <text:p>-36.93433</text:p>
          </table:table-cell>
          <table:table-cell table:number-columns-repeated="6"/>
        </table:table-row>
        <table:table-row table:style-name="ro1">
          <table:table-cell office:value-type="float" office:value="6.84">
            <text:p>6.84</text:p>
          </table:table-cell>
          <table:table-cell office:value-type="float" office:value="-16.25237">
            <text:p>-16.25237</text:p>
          </table:table-cell>
          <table:table-cell office:value-type="float" office:value="-32.7721">
            <text:p>-32.7721</text:p>
          </table:table-cell>
          <table:table-cell table:number-columns-repeated="6"/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-12.03981">
            <text:p>-12.03981</text:p>
          </table:table-cell>
          <table:table-cell office:value-type="float" office:value="-28.76452">
            <text:p>-28.76452</text:p>
          </table:table-cell>
          <table:table-cell table:number-columns-repeated="6"/>
        </table:table-row>
        <table:table-row table:style-name="ro1">
          <table:table-cell office:value-type="float" office:value="6.88">
            <text:p>6.88</text:p>
          </table:table-cell>
          <table:table-cell office:value-type="float" office:value="-8.255875">
            <text:p>-8.255875</text:p>
          </table:table-cell>
          <table:table-cell office:value-type="float" office:value="-24.6869">
            <text:p>-24.6869</text:p>
          </table:table-cell>
          <table:table-cell table:number-columns-repeated="6"/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-5.037523">
            <text:p>-5.037523</text:p>
          </table:table-cell>
          <table:table-cell office:value-type="float" office:value="-21.06562">
            <text:p>-21.06562</text:p>
          </table:table-cell>
          <table:table-cell table:number-columns-repeated="6"/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-2.50129">
            <text:p>-2.50129</text:p>
          </table:table-cell>
          <table:table-cell office:value-type="float" office:value="-17.38526">
            <text:p>-17.38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392852">
            <text:p>-0.7392852</text:p>
          </table:table-cell>
          <table:table-cell office:value-type="float" office:value="-13.57295">
            <text:p>-13.57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3643">
            <text:p>-10.23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172909">
            <text:p>-7.172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834689">
            <text:p>-0.5834689</text:p>
          </table:table-cell>
          <table:table-cell office:value-type="float" office:value="-4.87789">
            <text:p>-4.87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7962">
            <text:p>-2.247962</text:p>
          </table:table-cell>
          <table:table-cell office:value-type="float" office:value="-6.200267">
            <text:p>-6.200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95696">
            <text:p>-4.695696</text:p>
          </table:table-cell>
          <table:table-cell office:value-type="float" office:value="-6.29809">
            <text:p>-6.29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38026">
            <text:p>-7.838026</text:p>
          </table:table-cell>
          <table:table-cell office:value-type="float" office:value="-6.250436">
            <text:p>-6.250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6123">
            <text:p>-11.56123</text:p>
          </table:table-cell>
          <table:table-cell office:value-type="float" office:value="6.147969">
            <text:p>6.147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3011">
            <text:p>-15.73011</text:p>
          </table:table-cell>
          <table:table-cell office:value-type="float" office:value="-8.960939">
            <text:p>-8.960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9389">
            <text:p>-20.19389</text:p>
          </table:table-cell>
          <table:table-cell office:value-type="float" office:value="-9.105477">
            <text:p>-9.105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9047">
            <text:p>-24.79047</text:p>
          </table:table-cell>
          <table:table-cell office:value-type="float" office:value="-11.8174">
            <text:p>-11.8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5345">
            <text:p>-29.35345</text:p>
          </table:table-cell>
          <table:table-cell office:value-type="float" office:value="-16.29849">
            <text:p>-16.29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1766">
            <text:p>-33.71766</text:p>
          </table:table-cell>
          <table:table-cell office:value-type="float" office:value="-21.35147">
            <text:p>-21.35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2458">
            <text:p>-37.72458</text:p>
          </table:table-cell>
          <table:table-cell office:value-type="float" office:value="-26.98788">
            <text:p>-26.98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2932">
            <text:p>-41.22932</text:p>
          </table:table-cell>
          <table:table-cell office:value-type="float" office:value="-32.78734">
            <text:p>-32.78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0461">
            <text:p>-44.10461</text:p>
          </table:table-cell>
          <table:table-cell office:value-type="float" office:value="-38.53255">
            <text:p>-38.53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4641">
            <text:p>-46.24641</text:p>
          </table:table-cell>
          <table:table-cell office:value-type="float" office:value="-42.44716">
            <text:p>-42.44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712">
            <text:p>-47.57712</text:p>
          </table:table-cell>
          <table:table-cell office:value-type="float" office:value="-46.39314">
            <text:p>-46.39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42">
            <text:p>-48.04842</text:p>
          </table:table-cell>
          <table:table-cell office:value-type="float" office:value="-48.95189">
            <text:p>-48.95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328">
            <text:p>-47.64328</text:p>
          </table:table-cell>
          <table:table-cell office:value-type="float" office:value="-52.22465">
            <text:p>-52.22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764">
            <text:p>-46.3764</text:p>
          </table:table-cell>
          <table:table-cell office:value-type="float" office:value="-53.89315">
            <text:p>-53.89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9369">
            <text:p>-44.29369</text:p>
          </table:table-cell>
          <table:table-cell office:value-type="float" office:value="-55.74894">
            <text:p>-55.74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7051">
            <text:p>-41.47051</text:p>
          </table:table-cell>
          <table:table-cell office:value-type="float" office:value="-54.38057">
            <text:p>-54.38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0938">
            <text:p>-38.00938</text:p>
          </table:table-cell>
          <table:table-cell office:value-type="float" office:value="-53.87269">
            <text:p>-53.87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3563">
            <text:p>-34.03563</text:p>
          </table:table-cell>
          <table:table-cell office:value-type="float" office:value="-51.18196">
            <text:p>-51.18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9307">
            <text:p>-29.69307</text:p>
          </table:table-cell>
          <table:table-cell office:value-type="float" office:value="-46.65202">
            <text:p>-46.65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943">
            <text:p>-25.13943</text:p>
          </table:table-cell>
          <table:table-cell office:value-type="float" office:value="-41.66993">
            <text:p>-41.66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936">
            <text:p>-20.53936</text:p>
          </table:table-cell>
          <table:table-cell office:value-type="float" office:value="-37.11692">
            <text:p>-37.11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5992">
            <text:p>-16.05992</text:p>
          </table:table-cell>
          <table:table-cell office:value-type="float" office:value="-32.98232">
            <text:p>-32.9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6327">
            <text:p>-11.86327</text:p>
          </table:table-cell>
          <table:table-cell office:value-type="float" office:value="-29.06808">
            <text:p>-29.06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01324">
            <text:p>-8.101324</text:p>
          </table:table-cell>
          <table:table-cell office:value-type="float" office:value="-25.16195">
            <text:p>-25.16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10723">
            <text:p>-4.910723</text:p>
          </table:table-cell>
          <table:table-cell office:value-type="float" office:value="-21.40251">
            <text:p>-21.40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06838">
            <text:p>-2.406838</text:p>
          </table:table-cell>
          <table:table-cell office:value-type="float" office:value="-17.79456">
            <text:p>-17.79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806027">
            <text:p>-0.6806027</text:p>
          </table:table-cell>
          <table:table-cell office:value-type="float" office:value="-13.94852">
            <text:p>-13.94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6115">
            <text:p>-10.36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79282">
            <text:p>-7.079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393359">
            <text:p>-0.6393359</text:p>
          </table:table-cell>
          <table:table-cell office:value-type="float" office:value="-4.626942">
            <text:p>-4.626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39724">
            <text:p>-2.339724</text:p>
          </table:table-cell>
          <table:table-cell office:value-type="float" office:value="-5.844725">
            <text:p>-5.844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20193">
            <text:p>-4.820193</text:p>
          </table:table-cell>
          <table:table-cell office:value-type="float" office:value="-6.003418">
            <text:p>-6.003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9066">
            <text:p>-7.99066</text:p>
          </table:table-cell>
          <table:table-cell office:value-type="float" office:value="-5.948573">
            <text:p>-5.948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3647">
            <text:p>-11.73647</text:p>
          </table:table-cell>
          <table:table-cell office:value-type="float" office:value="5.807583">
            <text:p>5.807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216">
            <text:p>-15.9216</text:p>
          </table:table-cell>
          <table:table-cell office:value-type="float" office:value="-8.480402">
            <text:p>-8.480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9452">
            <text:p>-20.39452</text:p>
          </table:table-cell>
          <table:table-cell office:value-type="float" office:value="-8.829306">
            <text:p>-8.829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9332">
            <text:p>-24.99332</text:p>
          </table:table-cell>
          <table:table-cell office:value-type="float" office:value="-11.77908">
            <text:p>-11.77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5099">
            <text:p>-29.55099</text:p>
          </table:table-cell>
          <table:table-cell office:value-type="float" office:value="-16.47525">
            <text:p>-16.47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0273">
            <text:p>-33.90273</text:p>
          </table:table-cell>
          <table:table-cell office:value-type="float" office:value="-21.71682">
            <text:p>-21.71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047">
            <text:p>-37.89047</text:p>
          </table:table-cell>
          <table:table-cell office:value-type="float" office:value="-27.5197">
            <text:p>-27.5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699">
            <text:p>-41.3699</text:p>
          </table:table-cell>
          <table:table-cell office:value-type="float" office:value="-33.51733">
            <text:p>-33.51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503">
            <text:p>-44.21503</text:p>
          </table:table-cell>
          <table:table-cell office:value-type="float" office:value="-39.39312">
            <text:p>-39.39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253">
            <text:p>-46.32253</text:p>
          </table:table-cell>
          <table:table-cell office:value-type="float" office:value="-42.31858">
            <text:p>-42.31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616">
            <text:p>-47.61616</text:p>
          </table:table-cell>
          <table:table-cell office:value-type="float" office:value="-47.16007">
            <text:p>-47.16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3">
            <text:p>-48.04903</text:p>
          </table:table-cell>
          <table:table-cell office:value-type="float" office:value="-48.83162">
            <text:p>-48.83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544">
            <text:p>-47.60544</text:p>
          </table:table-cell>
          <table:table-cell office:value-type="float" office:value="-52.02534">
            <text:p>-52.02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0141">
            <text:p>-46.30141</text:p>
          </table:table-cell>
          <table:table-cell office:value-type="float" office:value="-53.3051">
            <text:p>-53.3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8431">
            <text:p>-44.18431</text:p>
          </table:table-cell>
          <table:table-cell office:value-type="float" office:value="-54.97034">
            <text:p>-54.97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307">
            <text:p>-41.3307</text:p>
          </table:table-cell>
          <table:table-cell office:value-type="float" office:value="-55.21986">
            <text:p>-55.21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4405">
            <text:p>-37.84405</text:p>
          </table:table-cell>
          <table:table-cell office:value-type="float" office:value="-53.02293">
            <text:p>-53.02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5073">
            <text:p>-33.85073</text:p>
          </table:table-cell>
          <table:table-cell office:value-type="float" office:value="-51.06237">
            <text:p>-51.06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9546">
            <text:p>-29.49546</text:p>
          </table:table-cell>
          <table:table-cell office:value-type="float" office:value="-46.96616">
            <text:p>-46.96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3608">
            <text:p>-24.93608</text:p>
          </table:table-cell>
          <table:table-cell office:value-type="float" office:value="-42.1031">
            <text:p>-42.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3782">
            <text:p>-20.33782</text:p>
          </table:table-cell>
          <table:table-cell office:value-type="float" office:value="-37.26362">
            <text:p>-37.26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6732">
            <text:p>-15.86732</text:p>
          </table:table-cell>
          <table:table-cell office:value-type="float" office:value="-32.80768">
            <text:p>-32.8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8661">
            <text:p>-11.68661</text:p>
          </table:table-cell>
          <table:table-cell office:value-type="float" office:value="-28.69237">
            <text:p>-28.69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47188">
            <text:p>-7.947188</text:p>
          </table:table-cell>
          <table:table-cell office:value-type="float" office:value="-24.75135">
            <text:p>-24.75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84579">
            <text:p>-4.784579</text:p>
          </table:table-cell>
          <table:table-cell office:value-type="float" office:value="-21.03365">
            <text:p>-21.0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13397">
            <text:p>-2.313397</text:p>
          </table:table-cell>
          <table:table-cell office:value-type="float" office:value="-17.10426">
            <text:p>-17.10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31974">
            <text:p>-0.6231974</text:p>
          </table:table-cell>
          <table:table-cell office:value-type="float" office:value="-13.4212">
            <text:p>-13.4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728194">
            <text:p>-9.728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58703">
            <text:p>-6.658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73178">
            <text:p>-0.6973178</text:p>
          </table:table-cell>
          <table:table-cell office:value-type="float" office:value="-5.829883">
            <text:p>-5.829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33942">
            <text:p>-2.433942</text:p>
          </table:table-cell>
          <table:table-cell office:value-type="float" office:value="-6.370922">
            <text:p>-6.370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47181">
            <text:p>-4.947181</text:p>
          </table:table-cell>
          <table:table-cell office:value-type="float" office:value="8.303262">
            <text:p>8.303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45954">
            <text:p>-8.145954</text:p>
          </table:table-cell>
          <table:table-cell office:value-type="float" office:value="-10.5337">
            <text:p>-10.5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1433">
            <text:p>-11.91433</text:p>
          </table:table-cell>
          <table:table-cell office:value-type="float" office:value="-8.962693">
            <text:p>-8.962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1576">
            <text:p>-16.11576</text:p>
          </table:table-cell>
          <table:table-cell office:value-type="float" office:value="-8.914294">
            <text:p>-8.914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9795">
            <text:p>-20.59795</text:p>
          </table:table-cell>
          <table:table-cell office:value-type="float" office:value="-9.856144">
            <text:p>-9.856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9849">
            <text:p>-25.19849</text:p>
          </table:table-cell>
          <table:table-cell office:value-type="float" office:value="-12.54316">
            <text:p>-12.54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5064">
            <text:p>-29.75064</text:p>
          </table:table-cell>
          <table:table-cell office:value-type="float" office:value="-15.77689">
            <text:p>-15.77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8943">
            <text:p>-34.08943</text:p>
          </table:table-cell>
          <table:table-cell office:value-type="float" office:value="-20.65725">
            <text:p>-20.65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5761">
            <text:p>-38.05761</text:p>
          </table:table-cell>
          <table:table-cell office:value-type="float" office:value="-26.39944">
            <text:p>-26.39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139">
            <text:p>-41.51139</text:p>
          </table:table-cell>
          <table:table-cell office:value-type="float" office:value="-32.63636">
            <text:p>-32.63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2558">
            <text:p>-44.32558</text:p>
          </table:table-cell>
          <table:table-cell office:value-type="float" office:value="-38.08421">
            <text:p>-38.08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9822">
            <text:p>-46.39822</text:p>
          </table:table-cell>
          <table:table-cell office:value-type="float" office:value="-41.97459">
            <text:p>-41.97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416">
            <text:p>-47.65416</text:p>
          </table:table-cell>
          <table:table-cell office:value-type="float" office:value="-45.83569">
            <text:p>-45.83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92">
            <text:p>-48.04792</text:p>
          </table:table-cell>
          <table:table-cell office:value-type="float" office:value="-48.42672">
            <text:p>-48.42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524">
            <text:p>-47.56524</text:p>
          </table:table-cell>
          <table:table-cell office:value-type="float" office:value="-50.7651">
            <text:p>-50.7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2358">
            <text:p>-46.22358</text:p>
          </table:table-cell>
          <table:table-cell office:value-type="float" office:value="-52.35143">
            <text:p>-52.35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7157">
            <text:p>-44.07157</text:p>
          </table:table-cell>
          <table:table-cell office:value-type="float" office:value="-53.64209">
            <text:p>-53.64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72">
            <text:p>-41.1872</text:p>
          </table:table-cell>
          <table:table-cell office:value-type="float" office:value="-53.85165">
            <text:p>-53.85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75">
            <text:p>-37.675</text:p>
          </table:table-cell>
          <table:table-cell office:value-type="float" office:value="-52.68597">
            <text:p>-52.68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6226">
            <text:p>-33.66226</text:p>
          </table:table-cell>
          <table:table-cell office:value-type="float" office:value="-49.47099">
            <text:p>-49.47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9439">
            <text:p>-29.29439</text:p>
          </table:table-cell>
          <table:table-cell office:value-type="float" office:value="-44.95256">
            <text:p>-44.95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297">
            <text:p>-24.7297</text:p>
          </table:table-cell>
          <table:table-cell office:value-type="float" office:value="-40.5785">
            <text:p>-40.5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3361">
            <text:p>-20.13361</text:p>
          </table:table-cell>
          <table:table-cell office:value-type="float" office:value="-36.51557">
            <text:p>-36.51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7269">
            <text:p>-15.67269</text:p>
          </table:table-cell>
          <table:table-cell office:value-type="float" office:value="-32.49662">
            <text:p>-32.49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086">
            <text:p>-11.5086</text:p>
          </table:table-cell>
          <table:table-cell office:value-type="float" office:value="-28.64304">
            <text:p>-28.64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92254">
            <text:p>-7.792254</text:p>
          </table:table-cell>
          <table:table-cell office:value-type="float" office:value="-24.66331">
            <text:p>-24.66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8337">
            <text:p>-4.658337</text:p>
          </table:table-cell>
          <table:table-cell office:value-type="float" office:value="-20.99342">
            <text:p>-20.99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20419">
            <text:p>-2.220419</text:p>
          </table:table-cell>
          <table:table-cell office:value-type="float" office:value="-17.1619">
            <text:p>-17.1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668561">
            <text:p>-0.5668561</text:p>
          </table:table-cell>
          <table:table-cell office:value-type="float" office:value="-13.34409">
            <text:p>-13.34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450139">
            <text:p>-9.450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13562">
            <text:p>-6.113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575039">
            <text:p>-0.7575039</text:p>
          </table:table-cell>
          <table:table-cell office:value-type="float" office:value="-4.233783">
            <text:p>-4.233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30479">
            <text:p>-2.530479</text:p>
          </table:table-cell>
          <table:table-cell office:value-type="float" office:value="-5.852131">
            <text:p>-5.852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76571">
            <text:p>-5.076571</text:p>
          </table:table-cell>
          <table:table-cell office:value-type="float" office:value="-6.089754">
            <text:p>-6.089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03509">
            <text:p>-8.303509</text:p>
          </table:table-cell>
          <table:table-cell office:value-type="float" office:value="-6.060842">
            <text:p>-6.060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9434">
            <text:p>-12.09434</text:p>
          </table:table-cell>
          <table:table-cell office:value-type="float" office:value="-5.929793">
            <text:p>-5.929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117">
            <text:p>-16.3117</text:p>
          </table:table-cell>
          <table:table-cell office:value-type="float" office:value="-6.149499">
            <text:p>-6.149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0272">
            <text:p>-20.80272</text:p>
          </table:table-cell>
          <table:table-cell office:value-type="float" office:value="-7.150447">
            <text:p>-7.150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0467">
            <text:p>-25.40467</text:p>
          </table:table-cell>
          <table:table-cell office:value-type="float" office:value="-9.886045">
            <text:p>-9.886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5075">
            <text:p>-29.95075</text:p>
          </table:table-cell>
          <table:table-cell office:value-type="float" office:value="-14.9669">
            <text:p>-14.9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7623">
            <text:p>-34.27623</text:p>
          </table:table-cell>
          <table:table-cell office:value-type="float" office:value="-20.7102">
            <text:p>-20.7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2433">
            <text:p>-38.22433</text:p>
          </table:table-cell>
          <table:table-cell office:value-type="float" office:value="-26.73788">
            <text:p>-26.73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5197">
            <text:p>-41.65197</text:p>
          </table:table-cell>
          <table:table-cell office:value-type="float" office:value="-32.9194">
            <text:p>-32.9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3495">
            <text:p>-44.43495</text:p>
          </table:table-cell>
          <table:table-cell office:value-type="float" office:value="-38.21271">
            <text:p>-38.21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7239">
            <text:p>-46.47239</text:p>
          </table:table-cell>
          <table:table-cell office:value-type="float" office:value="-41.39539">
            <text:p>-41.39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9047">
            <text:p>-47.69047</text:p>
          </table:table-cell>
          <table:table-cell office:value-type="float" office:value="-45.98774">
            <text:p>-45.98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503">
            <text:p>-48.04503</text:p>
          </table:table-cell>
          <table:table-cell office:value-type="float" office:value="-46.99754">
            <text:p>-46.99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2323">
            <text:p>-47.52323</text:p>
          </table:table-cell>
          <table:table-cell office:value-type="float" office:value="-50.25253">
            <text:p>-50.25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4397">
            <text:p>-46.14397</text:p>
          </table:table-cell>
          <table:table-cell office:value-type="float" office:value="-50.388">
            <text:p>-50.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5725">
            <text:p>-43.95725</text:p>
          </table:table-cell>
          <table:table-cell office:value-type="float" office:value="-52.30608">
            <text:p>-52.30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4232">
            <text:p>-41.04232</text:p>
          </table:table-cell>
          <table:table-cell office:value-type="float" office:value="-52.04478">
            <text:p>-52.04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048">
            <text:p>-37.5048</text:p>
          </table:table-cell>
          <table:table-cell office:value-type="float" office:value="-51.07159">
            <text:p>-51.07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729">
            <text:p>-33.4729</text:p>
          </table:table-cell>
          <table:table-cell office:value-type="float" office:value="-48.20395">
            <text:p>-48.20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9275">
            <text:p>-29.09275</text:p>
          </table:table-cell>
          <table:table-cell office:value-type="float" office:value="-44.2557">
            <text:p>-44.2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2308">
            <text:p>-24.52308</text:p>
          </table:table-cell>
          <table:table-cell office:value-type="float" office:value="-40.12155">
            <text:p>-40.12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295">
            <text:p>-19.9295</text:p>
          </table:table-cell>
          <table:table-cell office:value-type="float" office:value="-36.25937">
            <text:p>-36.25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7848">
            <text:p>-15.47848</text:p>
          </table:table-cell>
          <table:table-cell office:value-type="float" office:value="-32.25631">
            <text:p>-32.25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3133">
            <text:p>-11.33133</text:p>
          </table:table-cell>
          <table:table-cell office:value-type="float" office:value="-28.18057">
            <text:p>-28.18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8357">
            <text:p>-7.638357</text:p>
          </table:table-cell>
          <table:table-cell office:value-type="float" office:value="-24.15526">
            <text:p>-24.15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33383">
            <text:p>-4.533383</text:p>
          </table:table-cell>
          <table:table-cell office:value-type="float" office:value="-20.3905">
            <text:p>-20.3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2894">
            <text:p>-2.12894</text:p>
          </table:table-cell>
          <table:table-cell office:value-type="float" office:value="-16.33149">
            <text:p>-16.33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121653">
            <text:p>-0.5121653</text:p>
          </table:table-cell>
          <table:table-cell office:value-type="float" office:value="-12.68829">
            <text:p>-12.68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95605">
            <text:p>-9.195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26173">
            <text:p>-6.426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194314">
            <text:p>-0.8194314</text:p>
          </table:table-cell>
          <table:table-cell office:value-type="float" office:value="-4.635401">
            <text:p>-4.635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28661">
            <text:p>-2.628661</text:p>
          </table:table-cell>
          <table:table-cell office:value-type="float" office:value="-6.605211">
            <text:p>-6.605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0745">
            <text:p>-5.20745</text:p>
          </table:table-cell>
          <table:table-cell office:value-type="float" office:value="6.787812">
            <text:p>6.787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62339">
            <text:p>-8.462339</text:p>
          </table:table-cell>
          <table:table-cell office:value-type="float" office:value="-8.610439">
            <text:p>-8.610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7537">
            <text:p>-12.27537</text:p>
          </table:table-cell>
          <table:table-cell office:value-type="float" office:value="-6.752847">
            <text:p>-6.752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0818">
            <text:p>-16.50818</text:p>
          </table:table-cell>
          <table:table-cell office:value-type="float" office:value="-7.163385">
            <text:p>-7.163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0771">
            <text:p>-21.00771</text:p>
          </table:table-cell>
          <table:table-cell office:value-type="float" office:value="-8.528135">
            <text:p>-8.528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1073">
            <text:p>-25.61073</text:p>
          </table:table-cell>
          <table:table-cell office:value-type="float" office:value="-11.3467">
            <text:p>-11.3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042">
            <text:p>-30.15042</text:p>
          </table:table-cell>
          <table:table-cell office:value-type="float" office:value="-16.12353">
            <text:p>-16.12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6226">
            <text:p>-34.46226</text:p>
          </table:table-cell>
          <table:table-cell office:value-type="float" office:value="-21.5453">
            <text:p>-21.5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8999">
            <text:p>-38.38999</text:p>
          </table:table-cell>
          <table:table-cell office:value-type="float" office:value="-27.31056">
            <text:p>-27.31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126">
            <text:p>-41.79126</text:p>
          </table:table-cell>
          <table:table-cell office:value-type="float" office:value="-33.13882">
            <text:p>-33.13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4281">
            <text:p>-44.54281</text:p>
          </table:table-cell>
          <table:table-cell office:value-type="float" office:value="-38.84383">
            <text:p>-38.84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4492">
            <text:p>-46.54492</text:p>
          </table:table-cell>
          <table:table-cell office:value-type="float" office:value="-42.49675">
            <text:p>-42.49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503">
            <text:p>-47.72503</text:p>
          </table:table-cell>
          <table:table-cell office:value-type="float" office:value="-46.63339">
            <text:p>-46.63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038">
            <text:p>-48.04038</text:p>
          </table:table-cell>
          <table:table-cell office:value-type="float" office:value="-48.95646">
            <text:p>-48.9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953">
            <text:p>-47.47953</text:p>
          </table:table-cell>
          <table:table-cell office:value-type="float" office:value="-51.90652">
            <text:p>-51.90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6281">
            <text:p>-46.06281</text:p>
          </table:table-cell>
          <table:table-cell office:value-type="float" office:value="-53.47158">
            <text:p>-53.47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4157">
            <text:p>-43.84157</text:p>
          </table:table-cell>
          <table:table-cell office:value-type="float" office:value="-54.77779">
            <text:p>-54.77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9631">
            <text:p>-40.89631</text:p>
          </table:table-cell>
          <table:table-cell office:value-type="float" office:value="-54.46288">
            <text:p>-54.46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3375">
            <text:p>-37.33375</text:p>
          </table:table-cell>
          <table:table-cell office:value-type="float" office:value="-52.33396">
            <text:p>-52.33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8302">
            <text:p>-33.28302</text:p>
          </table:table-cell>
          <table:table-cell office:value-type="float" office:value="-48.59209">
            <text:p>-48.59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9091">
            <text:p>-28.89091</text:p>
          </table:table-cell>
          <table:table-cell office:value-type="float" office:value="-44.20057">
            <text:p>-44.20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1659">
            <text:p>-24.31659</text:p>
          </table:table-cell>
          <table:table-cell office:value-type="float" office:value="-40.11056">
            <text:p>-40.11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2585">
            <text:p>-19.72585</text:p>
          </table:table-cell>
          <table:table-cell office:value-type="float" office:value="-36.13776">
            <text:p>-36.13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8505">
            <text:p>-15.28505</text:p>
          </table:table-cell>
          <table:table-cell office:value-type="float" office:value="-32.1843">
            <text:p>-32.1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5514">
            <text:p>-11.15514</text:p>
          </table:table-cell>
          <table:table-cell office:value-type="float" office:value="-28.31395">
            <text:p>-28.31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85778">
            <text:p>-7.485778</text:p>
          </table:table-cell>
          <table:table-cell office:value-type="float" office:value="-24.21979">
            <text:p>-24.21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9952">
            <text:p>-4.409952</text:p>
          </table:table-cell>
          <table:table-cell office:value-type="float" office:value="-20.30729">
            <text:p>-20.30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9128">
            <text:p>-2.039128</text:p>
          </table:table-cell>
          <table:table-cell office:value-type="float" office:value="-16.32446">
            <text:p>-16.32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92275">
            <text:p>-0.4592275</text:p>
          </table:table-cell>
          <table:table-cell office:value-type="float" office:value="-12.5357">
            <text:p>-12.5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64253">
            <text:p>-9.064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093616">
            <text:p>-6.093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2985">
            <text:p>-0.882985</text:p>
          </table:table-cell>
          <table:table-cell office:value-type="float" office:value="-5.124112">
            <text:p>-5.124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28304">
            <text:p>-2.728304</text:p>
          </table:table-cell>
          <table:table-cell office:value-type="float" office:value="-5.552838">
            <text:p>-5.552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39572">
            <text:p>-5.339572</text:p>
          </table:table-cell>
          <table:table-cell office:value-type="float" office:value="-7.414497">
            <text:p>-7.414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2153">
            <text:p>-8.622153</text:p>
          </table:table-cell>
          <table:table-cell office:value-type="float" office:value="7.574891">
            <text:p>7.574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5708">
            <text:p>-12.45708</text:p>
          </table:table-cell>
          <table:table-cell office:value-type="float" office:value="-10.24223">
            <text:p>-10.24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0539">
            <text:p>-16.70539</text:p>
          </table:table-cell>
          <table:table-cell office:value-type="float" office:value="-8.678898">
            <text:p>-8.678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31">
            <text:p>-21.2131</text:p>
          </table:table-cell>
          <table:table-cell office:value-type="float" office:value="-10.06554">
            <text:p>-10.06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1685">
            <text:p>-25.81685</text:p>
          </table:table-cell>
          <table:table-cell office:value-type="float" office:value="-13.169">
            <text:p>-13.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4981">
            <text:p>-30.34981</text:p>
          </table:table-cell>
          <table:table-cell office:value-type="float" office:value="-16.78026">
            <text:p>-16.78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4769">
            <text:p>-34.64769</text:p>
          </table:table-cell>
          <table:table-cell office:value-type="float" office:value="-21.73496">
            <text:p>-21.73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474">
            <text:p>-38.55474</text:p>
          </table:table-cell>
          <table:table-cell office:value-type="float" office:value="-27.35493">
            <text:p>-27.35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2936">
            <text:p>-41.92936</text:p>
          </table:table-cell>
          <table:table-cell office:value-type="float" office:value="-33.34258">
            <text:p>-33.34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926">
            <text:p>-44.64926</text:p>
          </table:table-cell>
          <table:table-cell office:value-type="float" office:value="-38.77814">
            <text:p>-38.77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586">
            <text:p>-46.61586</text:p>
          </table:table-cell>
          <table:table-cell office:value-type="float" office:value="-42.36675">
            <text:p>-42.36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788">
            <text:p>-47.75788</text:p>
          </table:table-cell>
          <table:table-cell office:value-type="float" office:value="-46.09991">
            <text:p>-46.09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96">
            <text:p>-48.03396</text:p>
          </table:table-cell>
          <table:table-cell office:value-type="float" office:value="-48.42027">
            <text:p>-48.42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407">
            <text:p>-47.43407</text:p>
          </table:table-cell>
          <table:table-cell office:value-type="float" office:value="-50.85237">
            <text:p>-50.85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996">
            <text:p>-45.97996</text:p>
          </table:table-cell>
          <table:table-cell office:value-type="float" office:value="-52.39066">
            <text:p>-52.39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2433">
            <text:p>-43.72433</text:p>
          </table:table-cell>
          <table:table-cell office:value-type="float" office:value="-53.6477">
            <text:p>-53.6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892">
            <text:p>-40.74892</text:p>
          </table:table-cell>
          <table:table-cell office:value-type="float" office:value="-53.77666">
            <text:p>-53.77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6156">
            <text:p>-37.16156</text:p>
          </table:table-cell>
          <table:table-cell office:value-type="float" office:value="-52.49358">
            <text:p>-52.49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9227">
            <text:p>-33.09227</text:p>
          </table:table-cell>
          <table:table-cell office:value-type="float" office:value="-49.2135">
            <text:p>-49.2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8851">
            <text:p>-28.68851</text:p>
          </table:table-cell>
          <table:table-cell office:value-type="float" office:value="-44.62755">
            <text:p>-44.62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0989">
            <text:p>-24.10989</text:p>
          </table:table-cell>
          <table:table-cell office:value-type="float" office:value="-40.17091">
            <text:p>-40.17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2232">
            <text:p>-19.52232</text:p>
          </table:table-cell>
          <table:table-cell office:value-type="float" office:value="-36.04751">
            <text:p>-36.04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9208">
            <text:p>-15.09208</text:p>
          </table:table-cell>
          <table:table-cell office:value-type="float" office:value="-32.01793">
            <text:p>-32.01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972">
            <text:p>-10.97972</text:p>
          </table:table-cell>
          <table:table-cell office:value-type="float" office:value="-28.16961">
            <text:p>-28.16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34396">
            <text:p>-7.334396</text:p>
          </table:table-cell>
          <table:table-cell office:value-type="float" office:value="-24.21811">
            <text:p>-24.21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7939">
            <text:p>-4.287939</text:p>
          </table:table-cell>
          <table:table-cell office:value-type="float" office:value="-20.47378">
            <text:p>-20.47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50908">
            <text:p>-1.950908</text:p>
          </table:table-cell>
          <table:table-cell office:value-type="float" office:value="-17.02939">
            <text:p>-17.02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79966">
            <text:p>-0.4079966</text:p>
          </table:table-cell>
          <table:table-cell office:value-type="float" office:value="-12.87402">
            <text:p>-12.87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92992">
            <text:p>-9.292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00111">
            <text:p>-6.100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482138">
            <text:p>-0.9482138</text:p>
          </table:table-cell>
          <table:table-cell office:value-type="float" office:value="-4.590944">
            <text:p>-4.59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2949">
            <text:p>-2.82949</text:p>
          </table:table-cell>
          <table:table-cell office:value-type="float" office:value="-4.961516">
            <text:p>-4.961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3045">
            <text:p>-5.473045</text:p>
          </table:table-cell>
          <table:table-cell office:value-type="float" office:value="-7.006083">
            <text:p>-7.006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83078">
            <text:p>-8.783078</text:p>
          </table:table-cell>
          <table:table-cell office:value-type="float" office:value="-7.256744">
            <text:p>-7.256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3963">
            <text:p>-12.63963</text:p>
          </table:table-cell>
          <table:table-cell office:value-type="float" office:value="-7.292371">
            <text:p>-7.292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0294">
            <text:p>-16.90294</text:p>
          </table:table-cell>
          <table:table-cell office:value-type="float" office:value="-7.555359">
            <text:p>-7.555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1849">
            <text:p>-21.41849</text:p>
          </table:table-cell>
          <table:table-cell office:value-type="float" office:value="-8.470324">
            <text:p>-8.470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2265">
            <text:p>-26.02265</text:p>
          </table:table-cell>
          <table:table-cell office:value-type="float" office:value="-10.68016">
            <text:p>-10.68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4855">
            <text:p>-30.54855</text:p>
          </table:table-cell>
          <table:table-cell office:value-type="float" office:value="-15.25995">
            <text:p>-15.25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3217">
            <text:p>-34.83217</text:p>
          </table:table-cell>
          <table:table-cell office:value-type="float" office:value="-20.74587">
            <text:p>-20.74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1827">
            <text:p>-38.71827</text:p>
          </table:table-cell>
          <table:table-cell office:value-type="float" office:value="-26.80367">
            <text:p>-26.80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6602">
            <text:p>-42.06602</text:p>
          </table:table-cell>
          <table:table-cell office:value-type="float" office:value="-33.18242">
            <text:p>-33.18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409">
            <text:p>-44.75409</text:p>
          </table:table-cell>
          <table:table-cell office:value-type="float" office:value="-38.30676">
            <text:p>-38.306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507">
            <text:p>-46.68507</text:p>
          </table:table-cell>
          <table:table-cell office:value-type="float" office:value="-41.61563">
            <text:p>-41.61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8897">
            <text:p>-47.78897</text:p>
          </table:table-cell>
          <table:table-cell office:value-type="float" office:value="-46.1265">
            <text:p>-46.1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78">
            <text:p>-48.02578</text:p>
          </table:table-cell>
          <table:table-cell office:value-type="float" office:value="-47.32507">
            <text:p>-47.32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693">
            <text:p>-47.38693</text:p>
          </table:table-cell>
          <table:table-cell office:value-type="float" office:value="-50.55073">
            <text:p>-50.55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557">
            <text:p>-45.89557</text:p>
          </table:table-cell>
          <table:table-cell office:value-type="float" office:value="-50.99809">
            <text:p>-50.99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0574">
            <text:p>-43.60574</text:p>
          </table:table-cell>
          <table:table-cell office:value-type="float" office:value="-52.80056">
            <text:p>-52.80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0043">
            <text:p>-40.60043</text:p>
          </table:table-cell>
          <table:table-cell office:value-type="float" office:value="-52.39578">
            <text:p>-52.39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856">
            <text:p>-36.98856</text:p>
          </table:table-cell>
          <table:table-cell office:value-type="float" office:value="-50.87584">
            <text:p>-50.87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0102">
            <text:p>-32.90102</text:p>
          </table:table-cell>
          <table:table-cell office:value-type="float" office:value="-47.50937">
            <text:p>-47.50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8595">
            <text:p>-28.48595</text:p>
          </table:table-cell>
          <table:table-cell office:value-type="float" office:value="-43.75163">
            <text:p>-43.75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0335">
            <text:p>-23.90335</text:p>
          </table:table-cell>
          <table:table-cell office:value-type="float" office:value="-39.8287">
            <text:p>-39.8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93">
            <text:p>-19.3193</text:p>
          </table:table-cell>
          <table:table-cell office:value-type="float" office:value="-35.81639">
            <text:p>-35.81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992">
            <text:p>-14.89992</text:p>
          </table:table-cell>
          <table:table-cell office:value-type="float" office:value="-31.80853">
            <text:p>-31.80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0539">
            <text:p>-10.80539</text:p>
          </table:table-cell>
          <table:table-cell office:value-type="float" office:value="-27.72828">
            <text:p>-27.72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84084">
            <text:p>-7.184084</text:p>
          </table:table-cell>
          <table:table-cell office:value-type="float" office:value="-23.7197">
            <text:p>-23.7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7247">
            <text:p>-4.167247</text:p>
          </table:table-cell>
          <table:table-cell office:value-type="float" office:value="-20.03691">
            <text:p>-20.03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4208">
            <text:p>-1.864208</text:p>
          </table:table-cell>
          <table:table-cell office:value-type="float" office:value="-16.3105">
            <text:p>-16.3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84321">
            <text:p>-0.3584321</text:p>
          </table:table-cell>
          <table:table-cell office:value-type="float" office:value="-12.22597">
            <text:p>-12.22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44744">
            <text:p>-9.044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63534">
            <text:p>-6.263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5175">
            <text:p>-1.015175</text:p>
          </table:table-cell>
          <table:table-cell office:value-type="float" office:value="-5.19535">
            <text:p>-5.19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2301">
            <text:p>-2.932301</text:p>
          </table:table-cell>
          <table:table-cell office:value-type="float" office:value="-5.602171">
            <text:p>-5.602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07982">
            <text:p>-5.607982</text:p>
          </table:table-cell>
          <table:table-cell office:value-type="float" office:value="-7.386526">
            <text:p>-7.386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45248">
            <text:p>-8.945248</text:p>
          </table:table-cell>
          <table:table-cell office:value-type="float" office:value="-7.580847">
            <text:p>-7.580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2316">
            <text:p>-12.82316</text:p>
          </table:table-cell>
          <table:table-cell office:value-type="float" office:value="-7.597991">
            <text:p>-7.597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0117">
            <text:p>-17.10117</text:p>
          </table:table-cell>
          <table:table-cell office:value-type="float" office:value="-7.792309">
            <text:p>-7.792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2424">
            <text:p>-21.62424</text:p>
          </table:table-cell>
          <table:table-cell office:value-type="float" office:value="-8.61028">
            <text:p>-8.61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2847">
            <text:p>-26.22847</text:p>
          </table:table-cell>
          <table:table-cell office:value-type="float" office:value="-10.66116">
            <text:p>-10.66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4697">
            <text:p>-30.74697</text:p>
          </table:table-cell>
          <table:table-cell office:value-type="float" office:value="-15.14391">
            <text:p>-15.14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1601">
            <text:p>-35.01601</text:p>
          </table:table-cell>
          <table:table-cell office:value-type="float" office:value="-20.63436">
            <text:p>-20.63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087">
            <text:p>-38.88087</text:p>
          </table:table-cell>
          <table:table-cell office:value-type="float" office:value="-26.74102">
            <text:p>-26.74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148">
            <text:p>-42.20148</text:p>
          </table:table-cell>
          <table:table-cell office:value-type="float" office:value="-33.23207">
            <text:p>-33.23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575">
            <text:p>-44.8575</text:p>
          </table:table-cell>
          <table:table-cell office:value-type="float" office:value="-37.96098">
            <text:p>-37.96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268">
            <text:p>-46.75268</text:p>
          </table:table-cell>
          <table:table-cell office:value-type="float" office:value="-42.43819">
            <text:p>-42.4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833">
            <text:p>-47.81833</text:p>
          </table:table-cell>
          <table:table-cell office:value-type="float" office:value="-45.46751">
            <text:p>-45.46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83">
            <text:p>-48.01583</text:p>
          </table:table-cell>
          <table:table-cell office:value-type="float" office:value="-48.74829">
            <text:p>-48.74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807">
            <text:p>-47.33807</text:p>
          </table:table-cell>
          <table:table-cell office:value-type="float" office:value="-51.25299">
            <text:p>-51.25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957">
            <text:p>-45.80957</text:p>
          </table:table-cell>
          <table:table-cell office:value-type="float" office:value="-53.72493">
            <text:p>-53.72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571">
            <text:p>-43.48571</text:p>
          </table:table-cell>
          <table:table-cell office:value-type="float" office:value="-54.88795">
            <text:p>-54.88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5073">
            <text:p>-40.45073</text:p>
          </table:table-cell>
          <table:table-cell office:value-type="float" office:value="-54.86678">
            <text:p>-54.86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146">
            <text:p>-36.8146</text:p>
          </table:table-cell>
          <table:table-cell office:value-type="float" office:value="-51.65785">
            <text:p>-51.65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0911">
            <text:p>-32.70911</text:p>
          </table:table-cell>
          <table:table-cell office:value-type="float" office:value="-49.0844">
            <text:p>-49.0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8305">
            <text:p>-28.28305</text:p>
          </table:table-cell>
          <table:table-cell office:value-type="float" office:value="-44.59844">
            <text:p>-44.59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9681">
            <text:p>-23.69681</text:p>
          </table:table-cell>
          <table:table-cell office:value-type="float" office:value="-40.0892">
            <text:p>-40.0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166">
            <text:p>-19.1166</text:p>
          </table:table-cell>
          <table:table-cell office:value-type="float" office:value="-35.62706">
            <text:p>-35.62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0842">
            <text:p>-14.70842</text:p>
          </table:table-cell>
          <table:table-cell office:value-type="float" office:value="-31.54719">
            <text:p>-31.54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202">
            <text:p>-10.63202</text:p>
          </table:table-cell>
          <table:table-cell office:value-type="float" office:value="-27.49053">
            <text:p>-27.49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35124">
            <text:p>-7.035124</text:p>
          </table:table-cell>
          <table:table-cell office:value-type="float" office:value="-23.58478">
            <text:p>-23.58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8099">
            <text:p>-4.048099</text:p>
          </table:table-cell>
          <table:table-cell office:value-type="float" office:value="-19.73108">
            <text:p>-19.73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9191">
            <text:p>-1.779191</text:p>
          </table:table-cell>
          <table:table-cell office:value-type="float" office:value="-16.08895">
            <text:p>-16.0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106278">
            <text:p>-0.3106278</text:p>
          </table:table-cell>
          <table:table-cell office:value-type="float" office:value="-12.49651">
            <text:p>-12.49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82112">
            <text:p>-9.182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22866">
            <text:p>-6.222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3743">
            <text:p>-1.083743</text:p>
          </table:table-cell>
          <table:table-cell office:value-type="float" office:value="-5.045273">
            <text:p>-5.045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36548">
            <text:p>-3.036548</text:p>
          </table:table-cell>
          <table:table-cell office:value-type="float" office:value="-5.436064">
            <text:p>-5.436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44129">
            <text:p>-5.744129</text:p>
          </table:table-cell>
          <table:table-cell office:value-type="float" office:value="-7.279904">
            <text:p>-7.279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8363">
            <text:p>-9.108363</text:p>
          </table:table-cell>
          <table:table-cell office:value-type="float" office:value="-7.441627">
            <text:p>-7.441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0733">
            <text:p>-13.00733</text:p>
          </table:table-cell>
          <table:table-cell office:value-type="float" office:value="-7.421771">
            <text:p>-7.421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9972">
            <text:p>-17.29972</text:p>
          </table:table-cell>
          <table:table-cell office:value-type="float" office:value="-7.608032">
            <text:p>-7.608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2998">
            <text:p>-21.82998</text:p>
          </table:table-cell>
          <table:table-cell office:value-type="float" office:value="-8.414473">
            <text:p>-8.414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3393">
            <text:p>-26.43393</text:p>
          </table:table-cell>
          <table:table-cell office:value-type="float" office:value="-10.57278">
            <text:p>-10.57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4472">
            <text:p>-30.94472</text:p>
          </table:table-cell>
          <table:table-cell office:value-type="float" office:value="-15.20292">
            <text:p>-15.20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9888">
            <text:p>-35.19888</text:p>
          </table:table-cell>
          <table:table-cell office:value-type="float" office:value="-20.86629">
            <text:p>-20.86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222">
            <text:p>-39.04222</text:p>
          </table:table-cell>
          <table:table-cell office:value-type="float" office:value="-27.15185">
            <text:p>-27.15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3547">
            <text:p>-42.33547</text:p>
          </table:table-cell>
          <table:table-cell office:value-type="float" office:value="-33.74988">
            <text:p>-33.74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928">
            <text:p>-44.95928</text:p>
          </table:table-cell>
          <table:table-cell office:value-type="float" office:value="-38.23328">
            <text:p>-38.23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1855">
            <text:p>-46.81855</text:p>
          </table:table-cell>
          <table:table-cell office:value-type="float" office:value="-42.76692">
            <text:p>-42.76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591">
            <text:p>-47.84591</text:p>
          </table:table-cell>
          <table:table-cell office:value-type="float" office:value="-45.51091">
            <text:p>-45.51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413">
            <text:p>-48.00413</text:p>
          </table:table-cell>
          <table:table-cell office:value-type="float" office:value="-48.62004">
            <text:p>-48.62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746">
            <text:p>-47.28746</text:p>
          </table:table-cell>
          <table:table-cell office:value-type="float" office:value="-50.68507">
            <text:p>-50.68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2189">
            <text:p>-45.72189</text:p>
          </table:table-cell>
          <table:table-cell office:value-type="float" office:value="-53.09339">
            <text:p>-53.09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6414">
            <text:p>-43.36414</text:p>
          </table:table-cell>
          <table:table-cell office:value-type="float" office:value="-54.12368">
            <text:p>-54.12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9967">
            <text:p>-40.29967</text:p>
          </table:table-cell>
          <table:table-cell office:value-type="float" office:value="-54.32927">
            <text:p>-54.3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954">
            <text:p>-36.63954</text:p>
          </table:table-cell>
          <table:table-cell office:value-type="float" office:value="-51.39788">
            <text:p>-51.39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1639">
            <text:p>-32.51639</text:p>
          </table:table-cell>
          <table:table-cell office:value-type="float" office:value="-48.82898">
            <text:p>-48.82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964">
            <text:p>-28.07964</text:p>
          </table:table-cell>
          <table:table-cell office:value-type="float" office:value="-44.37713">
            <text:p>-44.37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9009">
            <text:p>-23.49009</text:p>
          </table:table-cell>
          <table:table-cell office:value-type="float" office:value="-39.87775">
            <text:p>-39.87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1407">
            <text:p>-18.91407</text:p>
          </table:table-cell>
          <table:table-cell office:value-type="float" office:value="-35.41909">
            <text:p>-35.4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1741">
            <text:p>-14.51741</text:p>
          </table:table-cell>
          <table:table-cell office:value-type="float" office:value="-31.29757">
            <text:p>-31.29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945">
            <text:p>-10.45945</text:p>
          </table:table-cell>
          <table:table-cell office:value-type="float" office:value="-27.19379">
            <text:p>-27.19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7261">
            <text:p>-6.887261</text:p>
          </table:table-cell>
          <table:table-cell office:value-type="float" office:value="-23.27143">
            <text:p>-23.27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30293">
            <text:p>-3.930293</text:p>
          </table:table-cell>
          <table:table-cell office:value-type="float" office:value="-19.483">
            <text:p>-19.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5712">
            <text:p>-1.695712</text:p>
          </table:table-cell>
          <table:table-cell office:value-type="float" office:value="-16.11311">
            <text:p>-16.11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45">
            <text:p>-0.2645</text:p>
          </table:table-cell>
          <table:table-cell office:value-type="float" office:value="-12.09786">
            <text:p>-12.09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16612">
            <text:p>-9.016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09904">
            <text:p>-6.209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4036">
            <text:p>-1.154036</text:p>
          </table:table-cell>
          <table:table-cell office:value-type="float" office:value="-5.145175">
            <text:p>-5.145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2409">
            <text:p>-3.142409</text:p>
          </table:table-cell>
          <table:table-cell office:value-type="float" office:value="-5.591806">
            <text:p>-5.5918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1721">
            <text:p>-5.881721</text:p>
          </table:table-cell>
          <table:table-cell office:value-type="float" office:value="-7.372034">
            <text:p>-7.372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72699">
            <text:p>-9.272699</text:p>
          </table:table-cell>
          <table:table-cell office:value-type="float" office:value="-7.568852">
            <text:p>-7.568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9245">
            <text:p>-13.19245</text:p>
          </table:table-cell>
          <table:table-cell office:value-type="float" office:value="-7.626119">
            <text:p>-7.626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9892">
            <text:p>-17.49892</text:p>
          </table:table-cell>
          <table:table-cell office:value-type="float" office:value="-7.895854">
            <text:p>-7.895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3605">
            <text:p>-22.03605</text:p>
          </table:table-cell>
          <table:table-cell office:value-type="float" office:value="-8.757642">
            <text:p>-8.757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3939">
            <text:p>-26.63939</text:p>
          </table:table-cell>
          <table:table-cell office:value-type="float" office:value="-10.86785">
            <text:p>-10.86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4213">
            <text:p>-31.14213</text:p>
          </table:table-cell>
          <table:table-cell office:value-type="float" office:value="-15.36235">
            <text:p>-15.36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107">
            <text:p>-35.38107</text:p>
          </table:table-cell>
          <table:table-cell office:value-type="float" office:value="-20.88405">
            <text:p>-20.88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0261">
            <text:p>-39.20261</text:p>
          </table:table-cell>
          <table:table-cell office:value-type="float" office:value="-27.03927">
            <text:p>-27.03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6824">
            <text:p>-42.46824</text:p>
          </table:table-cell>
          <table:table-cell office:value-type="float" office:value="-33.53201">
            <text:p>-33.53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5961">
            <text:p>-45.05961</text:p>
          </table:table-cell>
          <table:table-cell office:value-type="float" office:value="-38.46236">
            <text:p>-38.46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282">
            <text:p>-46.88282</text:p>
          </table:table-cell>
          <table:table-cell office:value-type="float" office:value="-42.362">
            <text:p>-42.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178">
            <text:p>-47.87178</text:p>
          </table:table-cell>
          <table:table-cell office:value-type="float" office:value="-46.18479">
            <text:p>-46.1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065">
            <text:p>-47.99065</text:p>
          </table:table-cell>
          <table:table-cell office:value-type="float" office:value="-48.24061">
            <text:p>-48.24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514">
            <text:p>-47.23514</text:p>
          </table:table-cell>
          <table:table-cell office:value-type="float" office:value="-50.74568">
            <text:p>-50.74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3261">
            <text:p>-45.63261</text:p>
          </table:table-cell>
          <table:table-cell office:value-type="float" office:value="-51.99034">
            <text:p>-51.99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4115">
            <text:p>-43.24115</text:p>
          </table:table-cell>
          <table:table-cell office:value-type="float" office:value="-53.15802">
            <text:p>-53.15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4742">
            <text:p>-40.14742</text:p>
          </table:table-cell>
          <table:table-cell office:value-type="float" office:value="-52.81635">
            <text:p>-52.81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6355">
            <text:p>-36.46355</text:p>
          </table:table-cell>
          <table:table-cell office:value-type="float" office:value="-50.70833">
            <text:p>-50.70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2303">
            <text:p>-32.32303</text:p>
          </table:table-cell>
          <table:table-cell office:value-type="float" office:value="-47.04509">
            <text:p>-47.04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7593">
            <text:p>-27.87593</text:p>
          </table:table-cell>
          <table:table-cell office:value-type="float" office:value="-43.12113">
            <text:p>-43.12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8341">
            <text:p>-23.28341</text:p>
          </table:table-cell>
          <table:table-cell office:value-type="float" office:value="-39.06857">
            <text:p>-39.06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119">
            <text:p>-18.7119</text:p>
          </table:table-cell>
          <table:table-cell office:value-type="float" office:value="-35.09054">
            <text:p>-35.09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2708">
            <text:p>-14.32708</text:p>
          </table:table-cell>
          <table:table-cell office:value-type="float" office:value="-31.24862">
            <text:p>-31.24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8787">
            <text:p>-10.28787</text:p>
          </table:table-cell>
          <table:table-cell office:value-type="float" office:value="-27.24395">
            <text:p>-27.24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40636">
            <text:p>-6.740636</text:p>
          </table:table-cell>
          <table:table-cell office:value-type="float" office:value="-23.27829">
            <text:p>-23.27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13943">
            <text:p>-3.813943</text:p>
          </table:table-cell>
          <table:table-cell office:value-type="float" office:value="-19.59551">
            <text:p>-19.59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3851">
            <text:p>-1.613851</text:p>
          </table:table-cell>
          <table:table-cell office:value-type="float" office:value="-16.12008">
            <text:p>-16.12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00964">
            <text:p>-0.2200964</text:p>
          </table:table-cell>
          <table:table-cell office:value-type="float" office:value="-12.32701">
            <text:p>-12.32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65987">
            <text:p>-8.865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258663">
            <text:p>-0.02258663</text:p>
          </table:table-cell>
          <table:table-cell office:value-type="float" office:value="-5.890957">
            <text:p>-5.890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5988">
            <text:p>-1.225988</text:p>
          </table:table-cell>
          <table:table-cell office:value-type="float" office:value="-4.009171">
            <text:p>-4.009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4959">
            <text:p>-3.24959</text:p>
          </table:table-cell>
          <table:table-cell office:value-type="float" office:value="-5.382849">
            <text:p>-5.382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0378">
            <text:p>-6.020378</text:p>
          </table:table-cell>
          <table:table-cell office:value-type="float" office:value="-5.594399">
            <text:p>-5.594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37806">
            <text:p>-9.437806</text:p>
          </table:table-cell>
          <table:table-cell office:value-type="float" office:value="-5.613355">
            <text:p>-5.613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7803">
            <text:p>-13.37803</text:p>
          </table:table-cell>
          <table:table-cell office:value-type="float" office:value="-5.769762">
            <text:p>-5.769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9824">
            <text:p>-17.69824</text:p>
          </table:table-cell>
          <table:table-cell office:value-type="float" office:value="-6.631612">
            <text:p>-6.631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4188">
            <text:p>-22.24188</text:p>
          </table:table-cell>
          <table:table-cell office:value-type="float" office:value="-8.389698">
            <text:p>-8.389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4428">
            <text:p>-26.84428</text:p>
          </table:table-cell>
          <table:table-cell office:value-type="float" office:value="-11.6975">
            <text:p>-11.6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3865">
            <text:p>-31.33865</text:p>
          </table:table-cell>
          <table:table-cell office:value-type="float" office:value="-16.8608">
            <text:p>-16.8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6211">
            <text:p>-35.56211</text:p>
          </table:table-cell>
          <table:table-cell office:value-type="float" office:value="-22.61922">
            <text:p>-22.61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159">
            <text:p>-39.36159</text:p>
          </table:table-cell>
          <table:table-cell office:value-type="float" office:value="-28.68479">
            <text:p>-28.6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9941">
            <text:p>-42.59941</text:p>
          </table:table-cell>
          <table:table-cell office:value-type="float" office:value="-34.87733">
            <text:p>-34.87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5822">
            <text:p>-45.15822</text:p>
          </table:table-cell>
          <table:table-cell office:value-type="float" office:value="-38.94135">
            <text:p>-38.94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528">
            <text:p>-46.94528</text:p>
          </table:table-cell>
          <table:table-cell office:value-type="float" office:value="-42.6248">
            <text:p>-42.6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584">
            <text:p>-47.89584</text:p>
          </table:table-cell>
          <table:table-cell office:value-type="float" office:value="-45.36668">
            <text:p>-45.36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544">
            <text:p>-47.97544</text:p>
          </table:table-cell>
          <table:table-cell office:value-type="float" office:value="-47.86853">
            <text:p>-47.86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8121">
            <text:p>-47.18121</text:p>
          </table:table-cell>
          <table:table-cell office:value-type="float" office:value="-50.01582">
            <text:p>-50.01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4191">
            <text:p>-45.54191</text:p>
          </table:table-cell>
          <table:table-cell office:value-type="float" office:value="-51.89242">
            <text:p>-51.89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697">
            <text:p>-43.11697</text:p>
          </table:table-cell>
          <table:table-cell office:value-type="float" office:value="-53.12892">
            <text:p>-53.12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9426">
            <text:p>-39.99426</text:p>
          </table:table-cell>
          <table:table-cell office:value-type="float" office:value="-53.16766">
            <text:p>-53.16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8695">
            <text:p>-36.28695</text:p>
          </table:table-cell>
          <table:table-cell office:value-type="float" office:value="-51.49276">
            <text:p>-51.49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2941">
            <text:p>-32.12941</text:p>
          </table:table-cell>
          <table:table-cell office:value-type="float" office:value="-47.91107">
            <text:p>-47.91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7229">
            <text:p>-27.67229</text:p>
          </table:table-cell>
          <table:table-cell office:value-type="float" office:value="-43.40174">
            <text:p>-43.40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7713">
            <text:p>-23.07713</text:p>
          </table:table-cell>
          <table:table-cell office:value-type="float" office:value="-38.96509">
            <text:p>-38.96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1047">
            <text:p>-18.51047</text:p>
          </table:table-cell>
          <table:table-cell office:value-type="float" office:value="-34.88779">
            <text:p>-34.88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3779">
            <text:p>-14.13779</text:p>
          </table:table-cell>
          <table:table-cell office:value-type="float" office:value="-30.86349">
            <text:p>-30.86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1758">
            <text:p>-10.11758</text:p>
          </table:table-cell>
          <table:table-cell office:value-type="float" office:value="-27.01689">
            <text:p>-27.01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95522">
            <text:p>-6.595522</text:p>
          </table:table-cell>
          <table:table-cell office:value-type="float" office:value="-23.12306">
            <text:p>-23.12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926">
            <text:p>-3.69926</text:p>
          </table:table-cell>
          <table:table-cell office:value-type="float" office:value="-19.36001">
            <text:p>-19.36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33759">
            <text:p>-1.533759</text:p>
          </table:table-cell>
          <table:table-cell office:value-type="float" office:value="-16.01024">
            <text:p>-16.01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74947">
            <text:p>-0.1774947</text:p>
          </table:table-cell>
          <table:table-cell office:value-type="float" office:value="-12.39834">
            <text:p>-12.39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237">
            <text:p>-8.9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818507">
            <text:p>-0.05818507</text:p>
          </table:table-cell>
          <table:table-cell office:value-type="float" office:value="-5.972186">
            <text:p>-5.972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99461">
            <text:p>-1.299461</text:p>
          </table:table-cell>
          <table:table-cell office:value-type="float" office:value="-4.682576">
            <text:p>-4.682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58469">
            <text:p>-3.358469</text:p>
          </table:table-cell>
          <table:table-cell office:value-type="float" office:value="-4.974805">
            <text:p>-4.974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0585">
            <text:p>-6.160585</text:p>
          </table:table-cell>
          <table:table-cell office:value-type="float" office:value="-6.99765">
            <text:p>-6.99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04261">
            <text:p>-9.604261</text:p>
          </table:table-cell>
          <table:table-cell office:value-type="float" office:value="-7.173155">
            <text:p>-7.173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647">
            <text:p>-13.5647</text:p>
          </table:table-cell>
          <table:table-cell office:value-type="float" office:value="-7.190966">
            <text:p>-7.190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9836">
            <text:p>-17.89836</text:p>
          </table:table-cell>
          <table:table-cell office:value-type="float" office:value="-7.526604">
            <text:p>-7.526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482">
            <text:p>-22.4482</text:p>
          </table:table-cell>
          <table:table-cell office:value-type="float" office:value="-8.380963">
            <text:p>-8.380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4932">
            <text:p>-27.04932</text:p>
          </table:table-cell>
          <table:table-cell office:value-type="float" office:value="-10.68349">
            <text:p>-10.68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3498">
            <text:p>-31.53498</text:p>
          </table:table-cell>
          <table:table-cell office:value-type="float" office:value="-15.5759">
            <text:p>-15.5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4261">
            <text:p>-35.74261</text:p>
          </table:table-cell>
          <table:table-cell office:value-type="float" office:value="-21.42934">
            <text:p>-21.42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1973">
            <text:p>-39.51973</text:p>
          </table:table-cell>
          <table:table-cell office:value-type="float" office:value="-27.80939">
            <text:p>-27.80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2945">
            <text:p>-42.72945</text:p>
          </table:table-cell>
          <table:table-cell office:value-type="float" office:value="-34.47549">
            <text:p>-34.47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5545">
            <text:p>-45.25545</text:p>
          </table:table-cell>
          <table:table-cell office:value-type="float" office:value="-38.63076">
            <text:p>-38.63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618">
            <text:p>-47.00618</text:p>
          </table:table-cell>
          <table:table-cell office:value-type="float" office:value="-43.08694">
            <text:p>-43.08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819">
            <text:p>-47.91819</text:p>
          </table:table-cell>
          <table:table-cell office:value-type="float" office:value="-45.76983">
            <text:p>-45.76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845">
            <text:p>-47.95845</text:p>
          </table:table-cell>
          <table:table-cell office:value-type="float" office:value="-49.04543">
            <text:p>-49.04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547">
            <text:p>-47.12547</text:p>
          </table:table-cell>
          <table:table-cell office:value-type="float" office:value="-51.38293">
            <text:p>-51.38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946">
            <text:p>-45.44946</text:p>
          </table:table-cell>
          <table:table-cell office:value-type="float" office:value="-53.85402">
            <text:p>-53.85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9115">
            <text:p>-42.99115</text:p>
          </table:table-cell>
          <table:table-cell office:value-type="float" office:value="-54.95113">
            <text:p>-54.95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964">
            <text:p>-39.83964</text:p>
          </table:table-cell>
          <table:table-cell office:value-type="float" office:value="-54.76637">
            <text:p>-54.76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913">
            <text:p>-36.10913</text:p>
          </table:table-cell>
          <table:table-cell office:value-type="float" office:value="-51.25036">
            <text:p>-51.25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3483">
            <text:p>-31.93483</text:p>
          </table:table-cell>
          <table:table-cell office:value-type="float" office:value="-48.25696">
            <text:p>-48.25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68">
            <text:p>-27.468</text:p>
          </table:table-cell>
          <table:table-cell office:value-type="float" office:value="-43.72444">
            <text:p>-43.72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7054">
            <text:p>-22.87054</text:p>
          </table:table-cell>
          <table:table-cell office:value-type="float" office:value="-39.25734">
            <text:p>-39.25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0906">
            <text:p>-18.30906</text:p>
          </table:table-cell>
          <table:table-cell office:value-type="float" office:value="-34.90123">
            <text:p>-34.90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887">
            <text:p>-13.94887</text:p>
          </table:table-cell>
          <table:table-cell office:value-type="float" office:value="-30.82489">
            <text:p>-30.82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7991">
            <text:p>-9.947991</text:p>
          </table:table-cell>
          <table:table-cell office:value-type="float" office:value="-26.68838">
            <text:p>-26.68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51408">
            <text:p>-6.451408</text:p>
          </table:table-cell>
          <table:table-cell office:value-type="float" office:value="-22.84539">
            <text:p>-22.84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5845">
            <text:p>-3.585845</text:p>
          </table:table-cell>
          <table:table-cell office:value-type="float" office:value="-19.06236">
            <text:p>-19.06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5152">
            <text:p>-1.455152</text:p>
          </table:table-cell>
          <table:table-cell office:value-type="float" office:value="-15.43034">
            <text:p>-15.43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65466">
            <text:p>-0.1365466</text:p>
          </table:table-cell>
          <table:table-cell office:value-type="float" office:value="-12.08534">
            <text:p>-12.08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38868">
            <text:p>-8.838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558404">
            <text:p>-0.09558404</text:p>
          </table:table-cell>
          <table:table-cell office:value-type="float" office:value="-6.02249">
            <text:p>-6.02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4713">
            <text:p>-1.374713</text:p>
          </table:table-cell>
          <table:table-cell office:value-type="float" office:value="-5.053848">
            <text:p>-5.053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68844">
            <text:p>-3.468844</text:p>
          </table:table-cell>
          <table:table-cell office:value-type="float" office:value="-5.476291">
            <text:p>-5.476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2085">
            <text:p>-6.302085</text:p>
          </table:table-cell>
          <table:table-cell office:value-type="float" office:value="-7.317163">
            <text:p>-7.317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1758">
            <text:p>-9.771758</text:p>
          </table:table-cell>
          <table:table-cell office:value-type="float" office:value="-7.472939">
            <text:p>-7.472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5212">
            <text:p>-13.75212</text:p>
          </table:table-cell>
          <table:table-cell office:value-type="float" office:value="-7.493917">
            <text:p>-7.493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9892">
            <text:p>-18.09892</text:p>
          </table:table-cell>
          <table:table-cell office:value-type="float" office:value="-7.830051">
            <text:p>-7.830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5462">
            <text:p>-22.65462</text:p>
          </table:table-cell>
          <table:table-cell office:value-type="float" office:value="-8.781654">
            <text:p>-8.781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5413">
            <text:p>-27.25413</text:p>
          </table:table-cell>
          <table:table-cell office:value-type="float" office:value="-11.18301">
            <text:p>-11.18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075">
            <text:p>-31.73075</text:p>
          </table:table-cell>
          <table:table-cell office:value-type="float" office:value="-15.99711">
            <text:p>-15.99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2225">
            <text:p>-35.92225</text:p>
          </table:table-cell>
          <table:table-cell office:value-type="float" office:value="-21.81281">
            <text:p>-21.81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7672">
            <text:p>-39.67672</text:p>
          </table:table-cell>
          <table:table-cell office:value-type="float" office:value="-28.1814">
            <text:p>-28.1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5811">
            <text:p>-42.85811</text:p>
          </table:table-cell>
          <table:table-cell office:value-type="float" office:value="-34.80532">
            <text:p>-34.80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111">
            <text:p>-45.35111</text:p>
          </table:table-cell>
          <table:table-cell office:value-type="float" office:value="-38.90768">
            <text:p>-38.9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538">
            <text:p>-47.06538</text:p>
          </table:table-cell>
          <table:table-cell office:value-type="float" office:value="-43.63852">
            <text:p>-43.63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879">
            <text:p>-47.93879</text:p>
          </table:table-cell>
          <table:table-cell office:value-type="float" office:value="-46.04905">
            <text:p>-46.04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969">
            <text:p>-47.93969</text:p>
          </table:table-cell>
          <table:table-cell office:value-type="float" office:value="-49.41695">
            <text:p>-49.4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804">
            <text:p>-47.06804</text:p>
          </table:table-cell>
          <table:table-cell office:value-type="float" office:value="-51.14037">
            <text:p>-51.14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543">
            <text:p>-45.35543</text:p>
          </table:table-cell>
          <table:table-cell office:value-type="float" office:value="-53.4128">
            <text:p>-53.4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6395">
            <text:p>-42.86395</text:p>
          </table:table-cell>
          <table:table-cell office:value-type="float" office:value="-54.28149">
            <text:p>-54.28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8385">
            <text:p>-39.68385</text:p>
          </table:table-cell>
          <table:table-cell office:value-type="float" office:value="-53.86343">
            <text:p>-53.86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3042">
            <text:p>-35.93042</text:p>
          </table:table-cell>
          <table:table-cell office:value-type="float" office:value="-51.43162">
            <text:p>-51.43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966">
            <text:p>-31.73966</text:p>
          </table:table-cell>
          <table:table-cell office:value-type="float" office:value="-47.46107">
            <text:p>-47.46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6346">
            <text:p>-27.26346</text:p>
          </table:table-cell>
          <table:table-cell office:value-type="float" office:value="-42.87199">
            <text:p>-42.87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6403">
            <text:p>-22.66403</text:p>
          </table:table-cell>
          <table:table-cell office:value-type="float" office:value="-38.58125">
            <text:p>-38.58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0807">
            <text:p>-18.10807</text:p>
          </table:table-cell>
          <table:table-cell office:value-type="float" office:value="-34.57567">
            <text:p>-34.57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6068">
            <text:p>-13.76068</text:p>
          </table:table-cell>
          <table:table-cell office:value-type="float" office:value="-30.6057">
            <text:p>-30.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9418">
            <text:p>-9.779418</text:p>
          </table:table-cell>
          <table:table-cell office:value-type="float" office:value="-26.76756">
            <text:p>-26.76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8567">
            <text:p>-6.308567</text:p>
          </table:table-cell>
          <table:table-cell office:value-type="float" office:value="-22.83565">
            <text:p>-22.83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73911">
            <text:p>-3.473911</text:p>
          </table:table-cell>
          <table:table-cell office:value-type="float" office:value="-19.17964">
            <text:p>-19.17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8183">
            <text:p>-1.378183</text:p>
          </table:table-cell>
          <table:table-cell office:value-type="float" office:value="-15.44777">
            <text:p>-15.44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733124">
            <text:p>-0.09733124</text:p>
          </table:table-cell>
          <table:table-cell office:value-type="float" office:value="-11.81331">
            <text:p>-11.81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32166">
            <text:p>-8.532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47216">
            <text:p>-0.1347216</text:p>
          </table:table-cell>
          <table:table-cell office:value-type="float" office:value="-5.749445">
            <text:p>-5.749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1607">
            <text:p>-1.451607</text:p>
          </table:table-cell>
          <table:table-cell office:value-type="float" office:value="-4.758228">
            <text:p>-4.758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071">
            <text:p>-3.58071</text:p>
          </table:table-cell>
          <table:table-cell office:value-type="float" office:value="-5.171498">
            <text:p>-5.171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4487">
            <text:p>-6.44487</text:p>
          </table:table-cell>
          <table:table-cell office:value-type="float" office:value="-7.017246">
            <text:p>-7.017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0285">
            <text:p>-9.940285</text:p>
          </table:table-cell>
          <table:table-cell office:value-type="float" office:value="-7.199009">
            <text:p>-7.199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028">
            <text:p>-13.94028</text:p>
          </table:table-cell>
          <table:table-cell office:value-type="float" office:value="-7.243917">
            <text:p>-7.243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9989">
            <text:p>-18.29989</text:p>
          </table:table-cell>
          <table:table-cell office:value-type="float" office:value="-7.773344">
            <text:p>-7.773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6113">
            <text:p>-22.86113</text:p>
          </table:table-cell>
          <table:table-cell office:value-type="float" office:value="-8.904173">
            <text:p>-8.904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5868">
            <text:p>-27.45868</text:p>
          </table:table-cell>
          <table:table-cell office:value-type="float" office:value="-11.49447">
            <text:p>-11.49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2594">
            <text:p>-31.92594</text:p>
          </table:table-cell>
          <table:table-cell office:value-type="float" office:value="-16.37689">
            <text:p>-16.37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101">
            <text:p>-36.10101</text:p>
          </table:table-cell>
          <table:table-cell office:value-type="float" office:value="-22.17241">
            <text:p>-22.17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256">
            <text:p>-39.83256</text:p>
          </table:table-cell>
          <table:table-cell office:value-type="float" office:value="-28.51031">
            <text:p>-28.5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8539">
            <text:p>-42.98539</text:p>
          </table:table-cell>
          <table:table-cell office:value-type="float" office:value="-34.89368">
            <text:p>-34.89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505">
            <text:p>-45.44505</text:p>
          </table:table-cell>
          <table:table-cell office:value-type="float" office:value="-38.96347">
            <text:p>-38.96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279">
            <text:p>-47.12279</text:p>
          </table:table-cell>
          <table:table-cell office:value-type="float" office:value="-43.3006">
            <text:p>-43.3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76">
            <text:p>-47.9576</text:p>
          </table:table-cell>
          <table:table-cell office:value-type="float" office:value="-45.66269">
            <text:p>-45.66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921">
            <text:p>-47.91921</text:p>
          </table:table-cell>
          <table:table-cell office:value-type="float" office:value="-48.98358">
            <text:p>-48.98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902">
            <text:p>-47.00902</text:p>
          </table:table-cell>
          <table:table-cell office:value-type="float" office:value="-50.69436">
            <text:p>-50.69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6001">
            <text:p>-45.26001</text:p>
          </table:table-cell>
          <table:table-cell office:value-type="float" office:value="-52.97294">
            <text:p>-52.97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3558">
            <text:p>-42.73558</text:p>
          </table:table-cell>
          <table:table-cell office:value-type="float" office:value="-53.82854">
            <text:p>-53.82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2719">
            <text:p>-39.52719</text:p>
          </table:table-cell>
          <table:table-cell office:value-type="float" office:value="-53.55595">
            <text:p>-53.55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5114">
            <text:p>-35.75114</text:p>
          </table:table-cell>
          <table:table-cell office:value-type="float" office:value="-51.3047">
            <text:p>-51.3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4427">
            <text:p>-31.54427</text:p>
          </table:table-cell>
          <table:table-cell office:value-type="float" office:value="-47.36057">
            <text:p>-47.3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903">
            <text:p>-27.05903</text:p>
          </table:table-cell>
          <table:table-cell office:value-type="float" office:value="-42.71198">
            <text:p>-42.71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797">
            <text:p>-22.45797</text:p>
          </table:table-cell>
          <table:table-cell office:value-type="float" office:value="-38.3049">
            <text:p>-38.3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0785">
            <text:p>-17.90785</text:p>
          </table:table-cell>
          <table:table-cell office:value-type="float" office:value="-34.20081">
            <text:p>-34.20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7356">
            <text:p>-13.57356</text:p>
          </table:table-cell>
          <table:table-cell office:value-type="float" office:value="-30.18343">
            <text:p>-30.18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12171">
            <text:p>-9.612171</text:p>
          </table:table-cell>
          <table:table-cell office:value-type="float" office:value="-26.3819">
            <text:p>-26.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7258">
            <text:p>-6.167258</text:p>
          </table:table-cell>
          <table:table-cell office:value-type="float" office:value="-22.4887">
            <text:p>-22.4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3663">
            <text:p>-3.363663</text:p>
          </table:table-cell>
          <table:table-cell office:value-type="float" office:value="-18.8506">
            <text:p>-18.8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02989">
            <text:p>-1.302989</text:p>
          </table:table-cell>
          <table:table-cell office:value-type="float" office:value="-14.93753">
            <text:p>-14.93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991785">
            <text:p>-0.05991785</text:p>
          </table:table-cell>
          <table:table-cell office:value-type="float" office:value="-11.55149">
            <text:p>-11.55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47988">
            <text:p>-8.147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55169">
            <text:p>-0.1755169</text:p>
          </table:table-cell>
          <table:table-cell office:value-type="float" office:value="-5.372281">
            <text:p>-5.372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29997">
            <text:p>-1.529997</text:p>
          </table:table-cell>
          <table:table-cell office:value-type="float" office:value="-5.714397">
            <text:p>-5.714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3855">
            <text:p>-3.693855</text:p>
          </table:table-cell>
          <table:table-cell office:value-type="float" office:value="-5.712716">
            <text:p>-5.712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88667">
            <text:p>-6.588667</text:p>
          </table:table-cell>
          <table:table-cell office:value-type="float" office:value="-5.572848">
            <text:p>-5.572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0952">
            <text:p>-10.10952</text:p>
          </table:table-cell>
          <table:table-cell office:value-type="float" office:value="-5.451184">
            <text:p>-5.45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2883">
            <text:p>-14.12883</text:p>
          </table:table-cell>
          <table:table-cell office:value-type="float" office:value="-5.832774">
            <text:p>-5.832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0092">
            <text:p>-18.50092</text:p>
          </table:table-cell>
          <table:table-cell office:value-type="float" office:value="-6.936047">
            <text:p>-6.936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6734">
            <text:p>-23.06734</text:p>
          </table:table-cell>
          <table:table-cell office:value-type="float" office:value="-9.216163">
            <text:p>-9.216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6262">
            <text:p>-27.66262</text:p>
          </table:table-cell>
          <table:table-cell office:value-type="float" office:value="-13.01009">
            <text:p>-13.0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202">
            <text:p>-32.1202</text:p>
          </table:table-cell>
          <table:table-cell office:value-type="float" office:value="-18.29129">
            <text:p>-18.29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7855">
            <text:p>-36.27855</text:p>
          </table:table-cell>
          <table:table-cell office:value-type="float" office:value="-24.05527">
            <text:p>-24.05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8696">
            <text:p>-39.98696</text:p>
          </table:table-cell>
          <table:table-cell office:value-type="float" office:value="-29.99135">
            <text:p>-29.99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104">
            <text:p>-43.11104</text:p>
          </table:table-cell>
          <table:table-cell office:value-type="float" office:value="-35.92419">
            <text:p>-35.92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3757">
            <text:p>-45.53757</text:p>
          </table:table-cell>
          <table:table-cell office:value-type="float" office:value="-40.32033">
            <text:p>-40.32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786">
            <text:p>-47.1786</text:p>
          </table:table-cell>
          <table:table-cell office:value-type="float" office:value="-43.51418">
            <text:p>-43.51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468">
            <text:p>-47.97468</text:p>
          </table:table-cell>
          <table:table-cell office:value-type="float" office:value="-46.61348">
            <text:p>-46.6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694">
            <text:p>-47.89694</text:p>
          </table:table-cell>
          <table:table-cell office:value-type="float" office:value="-48.6773">
            <text:p>-48.6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82">
            <text:p>-46.9482</text:p>
          </table:table-cell>
          <table:table-cell office:value-type="float" office:value="-50.89673">
            <text:p>-50.89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6286">
            <text:p>-45.16286</text:p>
          </table:table-cell>
          <table:table-cell office:value-type="float" office:value="-52.48668">
            <text:p>-52.48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056">
            <text:p>-42.6056</text:p>
          </table:table-cell>
          <table:table-cell office:value-type="float" office:value="-53.61926">
            <text:p>-53.61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911">
            <text:p>-39.36911</text:p>
          </table:table-cell>
          <table:table-cell office:value-type="float" office:value="-53.46593">
            <text:p>-53.46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7068">
            <text:p>-35.57068</text:p>
          </table:table-cell>
          <table:table-cell office:value-type="float" office:value="-51.40849">
            <text:p>-51.40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4796">
            <text:p>-31.34796</text:p>
          </table:table-cell>
          <table:table-cell office:value-type="float" office:value="-47.44281">
            <text:p>-47.44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4">
            <text:p>-26.854</text:p>
          </table:table-cell>
          <table:table-cell office:value-type="float" office:value="-42.93637">
            <text:p>-42.93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5165">
            <text:p>-22.25165</text:p>
          </table:table-cell>
          <table:table-cell office:value-type="float" office:value="-38.45942">
            <text:p>-38.45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0807">
            <text:p>-17.70807</text:p>
          </table:table-cell>
          <table:table-cell office:value-type="float" office:value="-34.23616">
            <text:p>-34.23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8718">
            <text:p>-13.38718</text:p>
          </table:table-cell>
          <table:table-cell office:value-type="float" office:value="-30.18033">
            <text:p>-30.18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45963">
            <text:p>-9.445963</text:p>
          </table:table-cell>
          <table:table-cell office:value-type="float" office:value="-26.29352">
            <text:p>-26.29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7239">
            <text:p>-6.027239</text:p>
          </table:table-cell>
          <table:table-cell office:value-type="float" office:value="-22.41986">
            <text:p>-22.41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54907">
            <text:p>-3.254907</text:p>
          </table:table-cell>
          <table:table-cell office:value-type="float" office:value="-18.67918">
            <text:p>-18.67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9438">
            <text:p>-1.229438</text:p>
          </table:table-cell>
          <table:table-cell office:value-type="float" office:value="-14.93134">
            <text:p>-14.93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23581">
            <text:p>-0.02423581</text:p>
          </table:table-cell>
          <table:table-cell office:value-type="float" office:value="-11.5595">
            <text:p>-11.5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76164">
            <text:p>-8.276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180364">
            <text:p>-0.2180364</text:p>
          </table:table-cell>
          <table:table-cell office:value-type="float" office:value="-5.558517">
            <text:p>-5.558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0014">
            <text:p>-1.610014</text:p>
          </table:table-cell>
          <table:table-cell office:value-type="float" office:value="-6.126855">
            <text:p>-6.126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08467">
            <text:p>-3.808467</text:p>
          </table:table-cell>
          <table:table-cell office:value-type="float" office:value="-6.078702">
            <text:p>-6.078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33722">
            <text:p>-6.733722</text:p>
          </table:table-cell>
          <table:table-cell office:value-type="float" office:value="-5.9002">
            <text:p>-5.9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7977">
            <text:p>-10.27977</text:p>
          </table:table-cell>
          <table:table-cell office:value-type="float" office:value="-5.75425">
            <text:p>-5.75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1809">
            <text:p>-14.31809</text:p>
          </table:table-cell>
          <table:table-cell office:value-type="float" office:value="-5.977797">
            <text:p>-5.977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233">
            <text:p>-18.70233</text:p>
          </table:table-cell>
          <table:table-cell office:value-type="float" office:value="-6.932511">
            <text:p>-6.932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7362">
            <text:p>-23.27362</text:p>
          </table:table-cell>
          <table:table-cell office:value-type="float" office:value="-9.13609">
            <text:p>-9.13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6627">
            <text:p>-27.86627</text:p>
          </table:table-cell>
          <table:table-cell office:value-type="float" office:value="-12.85974">
            <text:p>-12.85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1386">
            <text:p>-32.31386</text:p>
          </table:table-cell>
          <table:table-cell office:value-type="float" office:value="-18.44273">
            <text:p>-18.44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5519">
            <text:p>-36.45519</text:p>
          </table:table-cell>
          <table:table-cell office:value-type="float" office:value="-24.48388">
            <text:p>-24.48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4018">
            <text:p>-40.14018</text:p>
          </table:table-cell>
          <table:table-cell office:value-type="float" office:value="-30.61541">
            <text:p>-30.61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3529">
            <text:p>-43.23529</text:p>
          </table:table-cell>
          <table:table-cell office:value-type="float" office:value="-36.66954">
            <text:p>-36.66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2835">
            <text:p>-45.62835</text:p>
          </table:table-cell>
          <table:table-cell office:value-type="float" office:value="-40.73743">
            <text:p>-40.73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262">
            <text:p>-47.23262</text:p>
          </table:table-cell>
          <table:table-cell office:value-type="float" office:value="-44.47367">
            <text:p>-44.47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997">
            <text:p>-47.98997</text:p>
          </table:table-cell>
          <table:table-cell office:value-type="float" office:value="-47.01826">
            <text:p>-47.01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296">
            <text:p>-47.87296</text:p>
          </table:table-cell>
          <table:table-cell office:value-type="float" office:value="-50.29547">
            <text:p>-50.29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582">
            <text:p>-46.88582</text:p>
          </table:table-cell>
          <table:table-cell office:value-type="float" office:value="-52.24505">
            <text:p>-52.24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6432">
            <text:p>-45.06432</text:p>
          </table:table-cell>
          <table:table-cell office:value-type="float" office:value="-54.59536">
            <text:p>-54.59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7449">
            <text:p>-42.47449</text:p>
          </table:table-cell>
          <table:table-cell office:value-type="float" office:value="-55.47934">
            <text:p>-55.47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018">
            <text:p>-39.21018</text:p>
          </table:table-cell>
          <table:table-cell office:value-type="float" office:value="-53.43982">
            <text:p>-53.43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968">
            <text:p>-35.38968</text:p>
          </table:table-cell>
          <table:table-cell office:value-type="float" office:value="-52.05261">
            <text:p>-52.05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5146">
            <text:p>-31.15146</text:p>
          </table:table-cell>
          <table:table-cell office:value-type="float" office:value="-48.11781">
            <text:p>-48.11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4912">
            <text:p>-26.64912</text:p>
          </table:table-cell>
          <table:table-cell office:value-type="float" office:value="-43.33992">
            <text:p>-43.33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4581">
            <text:p>-22.04581</text:p>
          </table:table-cell>
          <table:table-cell office:value-type="float" office:value="-38.56504">
            <text:p>-38.56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0837">
            <text:p>-17.50837</text:p>
          </table:table-cell>
          <table:table-cell office:value-type="float" office:value="-34.09473">
            <text:p>-34.09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0124">
            <text:p>-13.20124</text:p>
          </table:table-cell>
          <table:table-cell office:value-type="float" office:value="-30.05612">
            <text:p>-30.05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8051">
            <text:p>-9.28051</text:p>
          </table:table-cell>
          <table:table-cell office:value-type="float" office:value="-26.07505">
            <text:p>-26.07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8272">
            <text:p>-5.888272</text:p>
          </table:table-cell>
          <table:table-cell office:value-type="float" office:value="-22.28675">
            <text:p>-22.28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746">
            <text:p>-3.14746</text:p>
          </table:table-cell>
          <table:table-cell office:value-type="float" office:value="-18.41781">
            <text:p>-18.41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7408">
            <text:p>-1.157408</text:p>
          </table:table-cell>
          <table:table-cell office:value-type="float" office:value="-14.81695">
            <text:p>-14.8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8406">
            <text:p>-11.28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0734">
            <text:p>-8.00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23578">
            <text:p>-0.2623578</text:p>
          </table:table-cell>
          <table:table-cell office:value-type="float" office:value="-5.757792">
            <text:p>-5.757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1798">
            <text:p>-1.691798</text:p>
          </table:table-cell>
          <table:table-cell office:value-type="float" office:value="-5.705919">
            <text:p>-5.705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24748">
            <text:p>-3.924748</text:p>
          </table:table-cell>
          <table:table-cell office:value-type="float" office:value="-7.357354">
            <text:p>-7.357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0286">
            <text:p>-6.880286</text:p>
          </table:table-cell>
          <table:table-cell office:value-type="float" office:value="-7.426873">
            <text:p>-7.426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13">
            <text:p>-10.4513</text:p>
          </table:table-cell>
          <table:table-cell office:value-type="float" office:value="-7.436378">
            <text:p>-7.43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0838">
            <text:p>-14.50838</text:p>
          </table:table-cell>
          <table:table-cell office:value-type="float" office:value="-7.38262">
            <text:p>-7.38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0449">
            <text:p>-18.90449</text:p>
          </table:table-cell>
          <table:table-cell office:value-type="float" office:value="-8.029302">
            <text:p>-8.029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803">
            <text:p>-23.4803</text:p>
          </table:table-cell>
          <table:table-cell office:value-type="float" office:value="-9.487962">
            <text:p>-9.487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">
            <text:p>-28.07</text:p>
          </table:table-cell>
          <table:table-cell office:value-type="float" office:value="-12.61943">
            <text:p>-12.61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0724">
            <text:p>-32.50724</text:p>
          </table:table-cell>
          <table:table-cell office:value-type="float" office:value="-17.84829">
            <text:p>-17.84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123">
            <text:p>-36.63123</text:p>
          </table:table-cell>
          <table:table-cell office:value-type="float" office:value="-23.82488">
            <text:p>-23.82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9249">
            <text:p>-40.29249</text:p>
          </table:table-cell>
          <table:table-cell office:value-type="float" office:value="-30.1401">
            <text:p>-30.1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5835">
            <text:p>-43.35835</text:p>
          </table:table-cell>
          <table:table-cell office:value-type="float" office:value="-36.47283">
            <text:p>-36.47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177">
            <text:p>-45.7177</text:p>
          </table:table-cell>
          <table:table-cell office:value-type="float" office:value="-40.20838">
            <text:p>-40.20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502">
            <text:p>-47.28502</text:p>
          </table:table-cell>
          <table:table-cell office:value-type="float" office:value="-44.75256">
            <text:p>-44.75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353">
            <text:p>-48.00353</text:p>
          </table:table-cell>
          <table:table-cell office:value-type="float" office:value="-46.97332">
            <text:p>-46.97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718">
            <text:p>-47.84718</text:p>
          </table:table-cell>
          <table:table-cell office:value-type="float" office:value="-50.14159">
            <text:p>-50.14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2164">
            <text:p>-46.82164</text:p>
          </table:table-cell>
          <table:table-cell office:value-type="float" office:value="-51.91145">
            <text:p>-51.91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6407">
            <text:p>-44.96407</text:p>
          </table:table-cell>
          <table:table-cell office:value-type="float" office:value="-53.91842">
            <text:p>-53.91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4179">
            <text:p>-42.34179</text:p>
          </table:table-cell>
          <table:table-cell office:value-type="float" office:value="-54.61513">
            <text:p>-54.6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984">
            <text:p>-39.04984</text:p>
          </table:table-cell>
          <table:table-cell office:value-type="float" office:value="-53.98415">
            <text:p>-53.98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0752">
            <text:p>-35.20752</text:p>
          </table:table-cell>
          <table:table-cell office:value-type="float" office:value="-50.14132">
            <text:p>-50.14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5408">
            <text:p>-30.95408</text:p>
          </table:table-cell>
          <table:table-cell office:value-type="float" office:value="-46.73375">
            <text:p>-46.73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4367">
            <text:p>-26.44367</text:p>
          </table:table-cell>
          <table:table-cell office:value-type="float" office:value="-42.50574">
            <text:p>-42.50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974">
            <text:p>-21.83974</text:p>
          </table:table-cell>
          <table:table-cell office:value-type="float" office:value="-38.25587">
            <text:p>-38.25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0914">
            <text:p>-17.30914</text:p>
          </table:table-cell>
          <table:table-cell office:value-type="float" office:value="-34.07133">
            <text:p>-34.07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1608">
            <text:p>-13.01608</text:p>
          </table:table-cell>
          <table:table-cell office:value-type="float" office:value="-29.99927">
            <text:p>-29.99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16123">
            <text:p>-9.116123</text:p>
          </table:table-cell>
          <table:table-cell office:value-type="float" office:value="-25.82228">
            <text:p>-25.82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50617">
            <text:p>-5.750617</text:p>
          </table:table-cell>
          <table:table-cell office:value-type="float" office:value="-22.03964">
            <text:p>-22.03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41528">
            <text:p>-3.041528</text:p>
          </table:table-cell>
          <table:table-cell office:value-type="float" office:value="-17.90719">
            <text:p>-17.90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7035">
            <text:p>-1.087035</text:p>
          </table:table-cell>
          <table:table-cell office:value-type="float" office:value="-14.40726">
            <text:p>-14.40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1868">
            <text:p>-10.91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07483">
            <text:p>-7.807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084034">
            <text:p>-0.3084034</text:p>
          </table:table-cell>
          <table:table-cell office:value-type="float" office:value="-5.463644">
            <text:p>-5.463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52">
            <text:p>-1.7752</text:p>
          </table:table-cell>
          <table:table-cell office:value-type="float" office:value="-6.46223">
            <text:p>-6.46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2487">
            <text:p>-4.042487</text:p>
          </table:table-cell>
          <table:table-cell office:value-type="float" office:value="-6.430748">
            <text:p>-6.430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28093">
            <text:p>-7.028093</text:p>
          </table:table-cell>
          <table:table-cell office:value-type="float" office:value="-6.341772">
            <text:p>-6.341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2382">
            <text:p>-10.62382</text:p>
          </table:table-cell>
          <table:table-cell office:value-type="float" office:value="-6.27929">
            <text:p>-6.27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9936">
            <text:p>-14.69936</text:p>
          </table:table-cell>
          <table:table-cell office:value-type="float" office:value="-6.473872">
            <text:p>-6.473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07">
            <text:p>-19.107</text:p>
          </table:table-cell>
          <table:table-cell office:value-type="float" office:value="-7.400352">
            <text:p>-7.400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8702">
            <text:p>-23.68702</text:p>
          </table:table-cell>
          <table:table-cell office:value-type="float" office:value="-9.498667">
            <text:p>-9.498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7342">
            <text:p>-28.27342</text:p>
          </table:table-cell>
          <table:table-cell office:value-type="float" office:value="-13.27427">
            <text:p>-13.27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">
            <text:p>-32.7</text:p>
          </table:table-cell>
          <table:table-cell office:value-type="float" office:value="-18.73138">
            <text:p>-18.73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0633">
            <text:p>-36.80633</text:p>
          </table:table-cell>
          <table:table-cell office:value-type="float" office:value="-24.68283">
            <text:p>-24.68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436">
            <text:p>-40.4436</text:p>
          </table:table-cell>
          <table:table-cell office:value-type="float" office:value="-30.78594">
            <text:p>-30.78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7999">
            <text:p>-43.47999</text:p>
          </table:table-cell>
          <table:table-cell office:value-type="float" office:value="-36.80455">
            <text:p>-36.80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545">
            <text:p>-45.80545</text:p>
          </table:table-cell>
          <table:table-cell office:value-type="float" office:value="-40.7184">
            <text:p>-40.7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572">
            <text:p>-47.33572</text:p>
          </table:table-cell>
          <table:table-cell office:value-type="float" office:value="-44.41483">
            <text:p>-44.41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33">
            <text:p>-48.01533</text:p>
          </table:table-cell>
          <table:table-cell office:value-type="float" office:value="-46.96912">
            <text:p>-46.96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965">
            <text:p>-47.81965</text:p>
          </table:table-cell>
          <table:table-cell office:value-type="float" office:value="-49.52425">
            <text:p>-49.52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578">
            <text:p>-46.75578</text:p>
          </table:table-cell>
          <table:table-cell office:value-type="float" office:value="-51.11403">
            <text:p>-51.11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227">
            <text:p>-44.86227</text:p>
          </table:table-cell>
          <table:table-cell office:value-type="float" office:value="-52.6871">
            <text:p>-52.6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774">
            <text:p>-42.20774</text:p>
          </table:table-cell>
          <table:table-cell office:value-type="float" office:value="-53.42165">
            <text:p>-53.42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84">
            <text:p>-38.8884</text:p>
          </table:table-cell>
          <table:table-cell office:value-type="float" office:value="-52.93469">
            <text:p>-52.9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2454">
            <text:p>-35.02454</text:p>
          </table:table-cell>
          <table:table-cell office:value-type="float" office:value="-50.45849">
            <text:p>-50.45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5618">
            <text:p>-30.75618</text:p>
          </table:table-cell>
          <table:table-cell office:value-type="float" office:value="-46.43425">
            <text:p>-46.43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3803">
            <text:p>-26.23803</text:p>
          </table:table-cell>
          <table:table-cell office:value-type="float" office:value="-42.03895">
            <text:p>-42.03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3381">
            <text:p>-21.63381</text:p>
          </table:table-cell>
          <table:table-cell office:value-type="float" office:value="-37.8595">
            <text:p>-37.8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1039">
            <text:p>-17.11039</text:p>
          </table:table-cell>
          <table:table-cell office:value-type="float" office:value="-33.6797">
            <text:p>-33.6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3171">
            <text:p>-12.83171</text:p>
          </table:table-cell>
          <table:table-cell office:value-type="float" office:value="-29.73215">
            <text:p>-29.73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52812">
            <text:p>-8.952812</text:p>
          </table:table-cell>
          <table:table-cell office:value-type="float" office:value="-25.66391">
            <text:p>-25.66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14286">
            <text:p>-5.614286</text:p>
          </table:table-cell>
          <table:table-cell office:value-type="float" office:value="-21.81817">
            <text:p>-21.81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7116">
            <text:p>-2.937116</text:p>
          </table:table-cell>
          <table:table-cell office:value-type="float" office:value="-17.641">
            <text:p>-17.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8328">
            <text:p>-1.018328</text:p>
          </table:table-cell>
          <table:table-cell office:value-type="float" office:value="-14.12363">
            <text:p>-14.12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185">
            <text:p>-10.5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15715">
            <text:p>-7.315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61702">
            <text:p>-0.3561702</text:p>
          </table:table-cell>
          <table:table-cell office:value-type="float" office:value="-5.650277">
            <text:p>-5.650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0218">
            <text:p>-1.860218</text:p>
          </table:table-cell>
          <table:table-cell office:value-type="float" office:value="-5.813082">
            <text:p>-5.813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1673">
            <text:p>-4.161673</text:p>
          </table:table-cell>
          <table:table-cell office:value-type="float" office:value="-7.501742">
            <text:p>-7.501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77128">
            <text:p>-7.177128</text:p>
          </table:table-cell>
          <table:table-cell office:value-type="float" office:value="-7.573674">
            <text:p>-7.573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9699">
            <text:p>-10.79699</text:p>
          </table:table-cell>
          <table:table-cell office:value-type="float" office:value="-7.574296">
            <text:p>-7.574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066">
            <text:p>-14.89066</text:p>
          </table:table-cell>
          <table:table-cell office:value-type="float" office:value="-7.495802">
            <text:p>-7.495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095">
            <text:p>-19.3095</text:p>
          </table:table-cell>
          <table:table-cell office:value-type="float" office:value="-8.126563">
            <text:p>-8.126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9337">
            <text:p>-23.89337</text:p>
          </table:table-cell>
          <table:table-cell office:value-type="float" office:value="-9.522642">
            <text:p>-9.522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7616">
            <text:p>-28.47616</text:p>
          </table:table-cell>
          <table:table-cell office:value-type="float" office:value="-12.65415">
            <text:p>-12.65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9177">
            <text:p>-32.89177</text:p>
          </table:table-cell>
          <table:table-cell office:value-type="float" office:value="-17.93011">
            <text:p>-17.93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018">
            <text:p>-36.98018</text:p>
          </table:table-cell>
          <table:table-cell office:value-type="float" office:value="-23.9617">
            <text:p>-23.9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9323">
            <text:p>-40.59323</text:p>
          </table:table-cell>
          <table:table-cell office:value-type="float" office:value="-30.27028">
            <text:p>-30.27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9998">
            <text:p>-43.59998</text:p>
          </table:table-cell>
          <table:table-cell office:value-type="float" office:value="-36.5438">
            <text:p>-36.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145">
            <text:p>-45.89145</text:p>
          </table:table-cell>
          <table:table-cell office:value-type="float" office:value="-40.21876">
            <text:p>-40.21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461">
            <text:p>-47.38461</text:p>
          </table:table-cell>
          <table:table-cell office:value-type="float" office:value="-45.18681">
            <text:p>-45.18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34">
            <text:p>-48.02534</text:p>
          </table:table-cell>
          <table:table-cell office:value-type="float" office:value="-46.7342">
            <text:p>-46.7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042">
            <text:p>-47.79042</text:p>
          </table:table-cell>
          <table:table-cell office:value-type="float" office:value="-50.76106">
            <text:p>-50.76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837">
            <text:p>-46.68837</text:p>
          </table:table-cell>
          <table:table-cell office:value-type="float" office:value="-51.56747">
            <text:p>-51.56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912">
            <text:p>-44.75912</text:p>
          </table:table-cell>
          <table:table-cell office:value-type="float" office:value="-54.06422">
            <text:p>-54.06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7259">
            <text:p>-42.07259</text:p>
          </table:table-cell>
          <table:table-cell office:value-type="float" office:value="-54.48306">
            <text:p>-54.48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2615">
            <text:p>-38.72615</text:p>
          </table:table-cell>
          <table:table-cell office:value-type="float" office:value="-53.15619">
            <text:p>-53.15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4106">
            <text:p>-34.84106</text:p>
          </table:table-cell>
          <table:table-cell office:value-type="float" office:value="-49.82046">
            <text:p>-49.82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5813">
            <text:p>-30.55813</text:p>
          </table:table-cell>
          <table:table-cell office:value-type="float" office:value="-45.51694">
            <text:p>-45.51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3258">
            <text:p>-26.03258</text:p>
          </table:table-cell>
          <table:table-cell office:value-type="float" office:value="-41.38108">
            <text:p>-41.38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2842">
            <text:p>-21.42842</text:p>
          </table:table-cell>
          <table:table-cell office:value-type="float" office:value="-37.43456">
            <text:p>-37.43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1249">
            <text:p>-16.91249</text:p>
          </table:table-cell>
          <table:table-cell office:value-type="float" office:value="-33.42694">
            <text:p>-33.42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4847">
            <text:p>-12.64847</text:p>
          </table:table-cell>
          <table:table-cell office:value-type="float" office:value="-29.57574">
            <text:p>-29.57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90879">
            <text:p>-8.790879</text:p>
          </table:table-cell>
          <table:table-cell office:value-type="float" office:value="-25.53168">
            <text:p>-25.53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9527">
            <text:p>-5.479527</text:p>
          </table:table-cell>
          <table:table-cell office:value-type="float" office:value="-21.45028">
            <text:p>-21.45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34416">
            <text:p>-2.834416</text:p>
          </table:table-cell>
          <table:table-cell office:value-type="float" office:value="-17.55132">
            <text:p>-17.55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514068">
            <text:p>-0.9514068</text:p>
          </table:table-cell>
          <table:table-cell office:value-type="float" office:value="-13.80339">
            <text:p>-13.8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6109">
            <text:p>-10.16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81776">
            <text:p>-7.081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55661">
            <text:p>-0.4055661</text:p>
          </table:table-cell>
          <table:table-cell office:value-type="float" office:value="-5.269497">
            <text:p>-5.269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46687">
            <text:p>-1.946687</text:p>
          </table:table-cell>
          <table:table-cell office:value-type="float" office:value="-5.354927">
            <text:p>-5.354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2081">
            <text:p>-4.282081</text:p>
          </table:table-cell>
          <table:table-cell office:value-type="float" office:value="-6.955137">
            <text:p>-6.955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27114">
            <text:p>-7.327114</text:p>
          </table:table-cell>
          <table:table-cell office:value-type="float" office:value="-7.017553">
            <text:p>-7.017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143">
            <text:p>-10.97143</text:p>
          </table:table-cell>
          <table:table-cell office:value-type="float" office:value="-7.019537">
            <text:p>-7.019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8296">
            <text:p>-15.08296</text:p>
          </table:table-cell>
          <table:table-cell office:value-type="float" office:value="-7.181055">
            <text:p>-7.181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1269">
            <text:p>-19.51269</text:p>
          </table:table-cell>
          <table:table-cell office:value-type="float" office:value="-8.012609">
            <text:p>-8.012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001">
            <text:p>-24.1001</text:p>
          </table:table-cell>
          <table:table-cell office:value-type="float" office:value="-9.810611">
            <text:p>-9.810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7892">
            <text:p>-28.67892</text:p>
          </table:table-cell>
          <table:table-cell office:value-type="float" office:value="-13.24322">
            <text:p>-13.24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8322">
            <text:p>-33.08322</text:p>
          </table:table-cell>
          <table:table-cell office:value-type="float" office:value="-18.53252">
            <text:p>-18.53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5338">
            <text:p>-37.15338</text:p>
          </table:table-cell>
          <table:table-cell office:value-type="float" office:value="-24.46234">
            <text:p>-24.46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191">
            <text:p>-40.74191</text:p>
          </table:table-cell>
          <table:table-cell office:value-type="float" office:value="-30.65023">
            <text:p>-30.65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1874">
            <text:p>-43.71874</text:p>
          </table:table-cell>
          <table:table-cell office:value-type="float" office:value="-36.72657">
            <text:p>-36.72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599">
            <text:p>-45.97599</text:p>
          </table:table-cell>
          <table:table-cell office:value-type="float" office:value="-40.2453">
            <text:p>-40.2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187">
            <text:p>-47.43187</text:p>
          </table:table-cell>
          <table:table-cell office:value-type="float" office:value="-44.36057">
            <text:p>-44.3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61">
            <text:p>-48.03361</text:p>
          </table:table-cell>
          <table:table-cell office:value-type="float" office:value="-46.27872">
            <text:p>-46.27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94">
            <text:p>-47.7594</text:p>
          </table:table-cell>
          <table:table-cell office:value-type="float" office:value="-49.25681">
            <text:p>-49.25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917">
            <text:p>-46.61917</text:p>
          </table:table-cell>
          <table:table-cell office:value-type="float" office:value="-50.75982">
            <text:p>-50.75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5426">
            <text:p>-44.65426</text:p>
          </table:table-cell>
          <table:table-cell office:value-type="float" office:value="-52.67414">
            <text:p>-52.67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587">
            <text:p>-41.93587</text:p>
          </table:table-cell>
          <table:table-cell office:value-type="float" office:value="-53.21297">
            <text:p>-53.21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6252">
            <text:p>-38.56252</text:p>
          </table:table-cell>
          <table:table-cell office:value-type="float" office:value="-52.47242">
            <text:p>-52.47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5646">
            <text:p>-34.65646</text:p>
          </table:table-cell>
          <table:table-cell office:value-type="float" office:value="-49.64283">
            <text:p>-49.64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5924">
            <text:p>-30.35924</text:p>
          </table:table-cell>
          <table:table-cell office:value-type="float" office:value="-45.4685">
            <text:p>-45.4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2661">
            <text:p>-25.82661</text:p>
          </table:table-cell>
          <table:table-cell office:value-type="float" office:value="-41.22219">
            <text:p>-41.22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2283">
            <text:p>-21.22283</text:p>
          </table:table-cell>
          <table:table-cell office:value-type="float" office:value="-37.2319">
            <text:p>-37.2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1474">
            <text:p>-16.71474</text:p>
          </table:table-cell>
          <table:table-cell office:value-type="float" office:value="-33.15099">
            <text:p>-33.15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6572">
            <text:p>-12.46572</text:p>
          </table:table-cell>
          <table:table-cell office:value-type="float" office:value="-29.2587">
            <text:p>-29.2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9758">
            <text:p>-8.629758</text:p>
          </table:table-cell>
          <table:table-cell office:value-type="float" office:value="-25.1958">
            <text:p>-25.1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587">
            <text:p>-5.34587</text:p>
          </table:table-cell>
          <table:table-cell office:value-type="float" office:value="-21.3448">
            <text:p>-21.3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3067">
            <text:p>-2.733067</text:p>
          </table:table-cell>
          <table:table-cell office:value-type="float" office:value="-17.12886">
            <text:p>-17.12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60397">
            <text:p>-0.8860397</text:p>
          </table:table-cell>
          <table:table-cell office:value-type="float" office:value="-13.63828">
            <text:p>-13.63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4435">
            <text:p>-10.14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71158">
            <text:p>-7.071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6761">
            <text:p>-0.456761</text:p>
          </table:table-cell>
          <table:table-cell office:value-type="float" office:value="-5.479439">
            <text:p>-5.479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4909">
            <text:p>-2.034909</text:p>
          </table:table-cell>
          <table:table-cell office:value-type="float" office:value="-5.651526">
            <text:p>-5.651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4135">
            <text:p>-4.404135</text:p>
          </table:table-cell>
          <table:table-cell office:value-type="float" office:value="-7.264877">
            <text:p>-7.26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8575">
            <text:p>-7.478575</text:p>
          </table:table-cell>
          <table:table-cell office:value-type="float" office:value="-7.33671">
            <text:p>-7.33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4681">
            <text:p>-11.14681</text:p>
          </table:table-cell>
          <table:table-cell office:value-type="float" office:value="-7.361274">
            <text:p>-7.361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759">
            <text:p>-15.2759</text:p>
          </table:table-cell>
          <table:table-cell office:value-type="float" office:value="-7.442708">
            <text:p>-7.442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162">
            <text:p>-19.7162</text:p>
          </table:table-cell>
          <table:table-cell office:value-type="float" office:value="-8.213939">
            <text:p>-8.213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068">
            <text:p>-24.3068</text:p>
          </table:table-cell>
          <table:table-cell office:value-type="float" office:value="-9.866313">
            <text:p>-9.866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8133">
            <text:p>-28.88133</text:p>
          </table:table-cell>
          <table:table-cell office:value-type="float" office:value="-13.20224">
            <text:p>-13.20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7399">
            <text:p>-33.27399</text:p>
          </table:table-cell>
          <table:table-cell office:value-type="float" office:value="-18.52554">
            <text:p>-18.52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2561">
            <text:p>-37.32561</text:p>
          </table:table-cell>
          <table:table-cell office:value-type="float" office:value="-24.51067">
            <text:p>-24.51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8935">
            <text:p>-40.88935</text:p>
          </table:table-cell>
          <table:table-cell office:value-type="float" office:value="-30.70484">
            <text:p>-30.7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3605">
            <text:p>-43.83605</text:p>
          </table:table-cell>
          <table:table-cell office:value-type="float" office:value="-36.79004">
            <text:p>-36.79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893">
            <text:p>-46.05893</text:p>
          </table:table-cell>
          <table:table-cell office:value-type="float" office:value="-40.66224">
            <text:p>-40.66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742">
            <text:p>-47.47742</text:p>
          </table:table-cell>
          <table:table-cell office:value-type="float" office:value="-44.79524">
            <text:p>-44.79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012">
            <text:p>-48.04012</text:p>
          </table:table-cell>
          <table:table-cell office:value-type="float" office:value="-46.86958">
            <text:p>-46.86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663">
            <text:p>-47.72663</text:p>
          </table:table-cell>
          <table:table-cell office:value-type="float" office:value="-50.30335">
            <text:p>-50.30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4832">
            <text:p>-46.54832</text:p>
          </table:table-cell>
          <table:table-cell office:value-type="float" office:value="-51.93983">
            <text:p>-51.93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4789">
            <text:p>-44.54789</text:p>
          </table:table-cell>
          <table:table-cell office:value-type="float" office:value="-53.88725">
            <text:p>-53.88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783">
            <text:p>-41.79783</text:p>
          </table:table-cell>
          <table:table-cell office:value-type="float" office:value="-54.33836">
            <text:p>-54.33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9782">
            <text:p>-38.39782</text:p>
          </table:table-cell>
          <table:table-cell office:value-type="float" office:value="-52.96674">
            <text:p>-52.96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7107">
            <text:p>-34.47107</text:p>
          </table:table-cell>
          <table:table-cell office:value-type="float" office:value="-49.60413">
            <text:p>-49.60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988">
            <text:p>-30.15988</text:p>
          </table:table-cell>
          <table:table-cell office:value-type="float" office:value="-45.24731">
            <text:p>-45.24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205">
            <text:p>-25.6205</text:p>
          </table:table-cell>
          <table:table-cell office:value-type="float" office:value="-41.06601">
            <text:p>-41.06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1744">
            <text:p>-21.01744</text:p>
          </table:table-cell>
          <table:table-cell office:value-type="float" office:value="-37.06079">
            <text:p>-37.06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1751">
            <text:p>-16.51751</text:p>
          </table:table-cell>
          <table:table-cell office:value-type="float" office:value="-33.07034">
            <text:p>-33.07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8381">
            <text:p>-12.28381</text:p>
          </table:table-cell>
          <table:table-cell office:value-type="float" office:value="-29.23133">
            <text:p>-29.23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69749">
            <text:p>-8.469749</text:p>
          </table:table-cell>
          <table:table-cell office:value-type="float" office:value="-25.26845">
            <text:p>-25.26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13565">
            <text:p>-5.213565</text:p>
          </table:table-cell>
          <table:table-cell office:value-type="float" office:value="-21.08381">
            <text:p>-21.08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33262">
            <text:p>-2.633262</text:p>
          </table:table-cell>
          <table:table-cell office:value-type="float" office:value="-17.26388">
            <text:p>-17.26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223506">
            <text:p>-0.8223506</text:p>
          </table:table-cell>
          <table:table-cell office:value-type="float" office:value="-13.52133">
            <text:p>-13.52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88614">
            <text:p>-9.988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25739">
            <text:p>-7.025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96656">
            <text:p>-0.5096656</text:p>
          </table:table-cell>
          <table:table-cell office:value-type="float" office:value="-5.298866">
            <text:p>-5.298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24727">
            <text:p>-2.124727</text:p>
          </table:table-cell>
          <table:table-cell office:value-type="float" office:value="-5.445753">
            <text:p>-5.445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27609">
            <text:p>-4.527609</text:p>
          </table:table-cell>
          <table:table-cell office:value-type="float" office:value="-6.914067">
            <text:p>-6.914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1233">
            <text:p>-7.631233</text:p>
          </table:table-cell>
          <table:table-cell office:value-type="float" office:value="-7.028949">
            <text:p>-7.028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2312">
            <text:p>-11.32312</text:p>
          </table:table-cell>
          <table:table-cell office:value-type="float" office:value="-7.063942">
            <text:p>-7.063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6947">
            <text:p>-15.46947</text:p>
          </table:table-cell>
          <table:table-cell office:value-type="float" office:value="-7.424336">
            <text:p>-7.42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2002">
            <text:p>-19.92002</text:p>
          </table:table-cell>
          <table:table-cell office:value-type="float" office:value="-8.520371">
            <text:p>-8.520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1348">
            <text:p>-24.51348</text:p>
          </table:table-cell>
          <table:table-cell office:value-type="float" office:value="-10.65399">
            <text:p>-10.65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8337">
            <text:p>-29.08337</text:p>
          </table:table-cell>
          <table:table-cell office:value-type="float" office:value="-14.94471">
            <text:p>-14.94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6408">
            <text:p>-33.46408</text:p>
          </table:table-cell>
          <table:table-cell office:value-type="float" office:value="-19.46024">
            <text:p>-19.46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9686">
            <text:p>-37.49686</text:p>
          </table:table-cell>
          <table:table-cell office:value-type="float" office:value="-25.1466">
            <text:p>-25.1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3555">
            <text:p>-41.03555</text:p>
          </table:table-cell>
          <table:table-cell office:value-type="float" office:value="-31.28208">
            <text:p>-31.28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519">
            <text:p>-43.9519</text:p>
          </table:table-cell>
          <table:table-cell office:value-type="float" office:value="-37.34823">
            <text:p>-37.34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4024">
            <text:p>-46.14024</text:p>
          </table:table-cell>
          <table:table-cell office:value-type="float" office:value="-40.58442">
            <text:p>-40.58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2123">
            <text:p>-47.52123</text:p>
          </table:table-cell>
          <table:table-cell office:value-type="float" office:value="-44.82853">
            <text:p>-44.82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485">
            <text:p>-48.04485</text:p>
          </table:table-cell>
          <table:table-cell office:value-type="float" office:value="-46.27636">
            <text:p>-46.27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9218">
            <text:p>-47.69218</text:p>
          </table:table-cell>
          <table:table-cell office:value-type="float" office:value="-50.00401">
            <text:p>-50.00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7593">
            <text:p>-46.47593</text:p>
          </table:table-cell>
          <table:table-cell office:value-type="float" office:value="-51.6202">
            <text:p>-51.6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4019">
            <text:p>-44.44019</text:p>
          </table:table-cell>
          <table:table-cell office:value-type="float" office:value="-53.84439">
            <text:p>-53.84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5873">
            <text:p>-41.65873</text:p>
          </table:table-cell>
          <table:table-cell office:value-type="float" office:value="-54.53784">
            <text:p>-54.53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3235">
            <text:p>-38.23235</text:p>
          </table:table-cell>
          <table:table-cell office:value-type="float" office:value="-53.63316">
            <text:p>-53.63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8523">
            <text:p>-34.28523</text:p>
          </table:table-cell>
          <table:table-cell office:value-type="float" office:value="-50.58859">
            <text:p>-50.58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6041">
            <text:p>-29.96041</text:p>
          </table:table-cell>
          <table:table-cell office:value-type="float" office:value="-45.99709">
            <text:p>-45.99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1462">
            <text:p>-25.41462</text:p>
          </table:table-cell>
          <table:table-cell office:value-type="float" office:value="-41.26281">
            <text:p>-41.26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1262">
            <text:p>-20.81262</text:p>
          </table:table-cell>
          <table:table-cell office:value-type="float" office:value="-36.84277">
            <text:p>-36.84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2117">
            <text:p>-16.32117</text:p>
          </table:table-cell>
          <table:table-cell office:value-type="float" office:value="-32.89996">
            <text:p>-32.8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0306">
            <text:p>-12.10306</text:p>
          </table:table-cell>
          <table:table-cell office:value-type="float" office:value="-28.9728">
            <text:p>-28.9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11148">
            <text:p>-8.311148</text:p>
          </table:table-cell>
          <table:table-cell office:value-type="float" office:value="-25.04185">
            <text:p>-25.04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82857">
            <text:p>-5.082857</text:p>
          </table:table-cell>
          <table:table-cell office:value-type="float" office:value="-21.23678">
            <text:p>-21.23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35181">
            <text:p>-2.535181</text:p>
          </table:table-cell>
          <table:table-cell office:value-type="float" office:value="-17.45957">
            <text:p>-17.45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604534">
            <text:p>-0.7604534</text:p>
          </table:table-cell>
          <table:table-cell office:value-type="float" office:value="-13.71579">
            <text:p>-13.715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2951">
            <text:p>-10.42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19334">
            <text:p>-7.319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641776">
            <text:p>-0.5641776</text:p>
          </table:table-cell>
          <table:table-cell office:value-type="float" office:value="-4.946211">
            <text:p>-4.946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15969">
            <text:p>-2.215969</text:p>
          </table:table-cell>
          <table:table-cell office:value-type="float" office:value="-5.746002">
            <text:p>-5.746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2273">
            <text:p>-4.652273</text:p>
          </table:table-cell>
          <table:table-cell office:value-type="float" office:value="-5.796469">
            <text:p>-5.796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84801">
            <text:p>-7.784801</text:p>
          </table:table-cell>
          <table:table-cell office:value-type="float" office:value="-5.762453">
            <text:p>-5.762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0002">
            <text:p>-11.50002</text:p>
          </table:table-cell>
          <table:table-cell office:value-type="float" office:value="-5.731144">
            <text:p>-5.731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633">
            <text:p>-15.6633</text:p>
          </table:table-cell>
          <table:table-cell office:value-type="float" office:value="-6.467659">
            <text:p>-6.467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2375">
            <text:p>-20.12375</text:p>
          </table:table-cell>
          <table:table-cell office:value-type="float" office:value="-7.870831">
            <text:p>-7.8708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1973">
            <text:p>-24.71973</text:p>
          </table:table-cell>
          <table:table-cell office:value-type="float" office:value="-10.50875">
            <text:p>-10.50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8467">
            <text:p>-29.28467</text:p>
          </table:table-cell>
          <table:table-cell office:value-type="float" office:value="-14.3958">
            <text:p>-14.3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5314">
            <text:p>-33.65314</text:p>
          </table:table-cell>
          <table:table-cell office:value-type="float" office:value="-19.92826">
            <text:p>-19.92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6681">
            <text:p>-37.66681</text:p>
          </table:table-cell>
          <table:table-cell office:value-type="float" office:value="-25.88496">
            <text:p>-25.88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024">
            <text:p>-41.18024</text:p>
          </table:table-cell>
          <table:table-cell office:value-type="float" office:value="-31.92968">
            <text:p>-31.92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6609">
            <text:p>-44.06609</text:p>
          </table:table-cell>
          <table:table-cell office:value-type="float" office:value="-37.71348">
            <text:p>-37.7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1978">
            <text:p>-46.21978</text:p>
          </table:table-cell>
          <table:table-cell office:value-type="float" office:value="-41.78198">
            <text:p>-41.78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325">
            <text:p>-47.56325</text:p>
          </table:table-cell>
          <table:table-cell office:value-type="float" office:value="-44.29965">
            <text:p>-44.29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82">
            <text:p>-48.04782</text:p>
          </table:table-cell>
          <table:table-cell office:value-type="float" office:value="-46.8741">
            <text:p>-46.8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592">
            <text:p>-47.65592</text:p>
          </table:table-cell>
          <table:table-cell office:value-type="float" office:value="-48.81616">
            <text:p>-48.81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0177">
            <text:p>-46.40177</text:p>
          </table:table-cell>
          <table:table-cell office:value-type="float" office:value="-51.12766">
            <text:p>-51.12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308">
            <text:p>-44.3308</text:p>
          </table:table-cell>
          <table:table-cell office:value-type="float" office:value="-52.54235">
            <text:p>-52.54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809">
            <text:p>-41.51809</text:p>
          </table:table-cell>
          <table:table-cell office:value-type="float" office:value="-53.16256">
            <text:p>-53.16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6554">
            <text:p>-38.06554</text:p>
          </table:table-cell>
          <table:table-cell office:value-type="float" office:value="-52.16538">
            <text:p>-52.16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983">
            <text:p>-34.0983</text:p>
          </table:table-cell>
          <table:table-cell office:value-type="float" office:value="-49.14036">
            <text:p>-49.14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6014">
            <text:p>-29.76014</text:p>
          </table:table-cell>
          <table:table-cell office:value-type="float" office:value="-45.02927">
            <text:p>-45.0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0827">
            <text:p>-25.20827</text:p>
          </table:table-cell>
          <table:table-cell office:value-type="float" office:value="-40.86623">
            <text:p>-40.86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0766">
            <text:p>-20.60766</text:p>
          </table:table-cell>
          <table:table-cell office:value-type="float" office:value="-36.87529">
            <text:p>-36.8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2503">
            <text:p>-16.12503</text:p>
          </table:table-cell>
          <table:table-cell office:value-type="float" office:value="-32.79032">
            <text:p>-32.7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2285">
            <text:p>-11.92285</text:p>
          </table:table-cell>
          <table:table-cell office:value-type="float" office:value="-28.84442">
            <text:p>-28.84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53397">
            <text:p>-8.153397</text:p>
          </table:table-cell>
          <table:table-cell office:value-type="float" office:value="-24.82639">
            <text:p>-24.82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53284">
            <text:p>-4.953284</text:p>
          </table:table-cell>
          <table:table-cell office:value-type="float" office:value="-20.82361">
            <text:p>-20.82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38483">
            <text:p>-2.438483</text:p>
          </table:table-cell>
          <table:table-cell office:value-type="float" office:value="-16.97684">
            <text:p>-16.97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001333">
            <text:p>-0.7001333</text:p>
          </table:table-cell>
          <table:table-cell office:value-type="float" office:value="-13.43706">
            <text:p>-13.43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00577">
            <text:p>-10.00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12519">
            <text:p>-7.012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04887">
            <text:p>-0.6204887</text:p>
          </table:table-cell>
          <table:table-cell office:value-type="float" office:value="-5.629845">
            <text:p>-5.629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08952">
            <text:p>-2.308952</text:p>
          </table:table-cell>
          <table:table-cell office:value-type="float" office:value="-5.92976">
            <text:p>-5.92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8563">
            <text:p>-4.778563</text:p>
          </table:table-cell>
          <table:table-cell office:value-type="float" office:value="-7.555306">
            <text:p>-7.555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39818">
            <text:p>-7.939818</text:p>
          </table:table-cell>
          <table:table-cell office:value-type="float" office:value="-7.593108">
            <text:p>-7.593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7815">
            <text:p>-11.67815</text:p>
          </table:table-cell>
          <table:table-cell office:value-type="float" office:value="-7.605504">
            <text:p>-7.605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5808">
            <text:p>-15.85808</text:p>
          </table:table-cell>
          <table:table-cell office:value-type="float" office:value="-7.713298">
            <text:p>-7.713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2813">
            <text:p>-20.32813</text:p>
          </table:table-cell>
          <table:table-cell office:value-type="float" office:value="-8.520555">
            <text:p>-8.52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263">
            <text:p>-24.9263</text:p>
          </table:table-cell>
          <table:table-cell office:value-type="float" office:value="-10.27651">
            <text:p>-10.27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8594">
            <text:p>-29.48594</text:p>
          </table:table-cell>
          <table:table-cell office:value-type="float" office:value="-14.49853">
            <text:p>-14.49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4181">
            <text:p>-33.84181</text:p>
          </table:table-cell>
          <table:table-cell office:value-type="float" office:value="-19.16946">
            <text:p>-19.16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3606">
            <text:p>-37.83606</text:p>
          </table:table-cell>
          <table:table-cell office:value-type="float" office:value="-25.15425">
            <text:p>-25.15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2392">
            <text:p>-41.32392</text:p>
          </table:table-cell>
          <table:table-cell office:value-type="float" office:value="-31.49216">
            <text:p>-31.4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79">
            <text:p>-44.179</text:p>
          </table:table-cell>
          <table:table-cell office:value-type="float" office:value="-37.69792">
            <text:p>-37.69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9782">
            <text:p>-46.29782</text:p>
          </table:table-cell>
          <table:table-cell office:value-type="float" office:value="-41.40826">
            <text:p>-41.40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361">
            <text:p>-47.60361</text:p>
          </table:table-cell>
          <table:table-cell office:value-type="float" office:value="-45.2963">
            <text:p>-45.2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2">
            <text:p>-48.04902</text:p>
          </table:table-cell>
          <table:table-cell office:value-type="float" office:value="-47.82773">
            <text:p>-47.82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794">
            <text:p>-47.61794</text:p>
          </table:table-cell>
          <table:table-cell office:value-type="float" office:value="-51.42598">
            <text:p>-51.42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596">
            <text:p>-46.32596</text:p>
          </table:table-cell>
          <table:table-cell office:value-type="float" office:value="-53.22452">
            <text:p>-53.22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992">
            <text:p>-44.21992</text:p>
          </table:table-cell>
          <table:table-cell office:value-type="float" office:value="-55.3726">
            <text:p>-55.3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7614">
            <text:p>-41.37614</text:p>
          </table:table-cell>
          <table:table-cell office:value-type="float" office:value="-53.62834">
            <text:p>-53.62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769">
            <text:p>-37.89769</text:p>
          </table:table-cell>
          <table:table-cell office:value-type="float" office:value="-52.73284">
            <text:p>-52.73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1063">
            <text:p>-33.91063</text:p>
          </table:table-cell>
          <table:table-cell office:value-type="float" office:value="-49.44252">
            <text:p>-49.44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5943">
            <text:p>-29.55943</text:p>
          </table:table-cell>
          <table:table-cell office:value-type="float" office:value="-45.13293">
            <text:p>-45.13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181">
            <text:p>-25.00181</text:p>
          </table:table-cell>
          <table:table-cell office:value-type="float" office:value="-40.74966">
            <text:p>-40.74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0293">
            <text:p>-20.40293</text:p>
          </table:table-cell>
          <table:table-cell office:value-type="float" office:value="-36.58746">
            <text:p>-36.58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2946">
            <text:p>-15.92946</text:p>
          </table:table-cell>
          <table:table-cell office:value-type="float" office:value="-32.58734">
            <text:p>-32.58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4351">
            <text:p>-11.74351</text:p>
          </table:table-cell>
          <table:table-cell office:value-type="float" office:value="-28.56524">
            <text:p>-28.56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96795">
            <text:p>-7.996795</text:p>
          </table:table-cell>
          <table:table-cell office:value-type="float" office:value="-24.51576">
            <text:p>-24.51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25093">
            <text:p>-4.825093</text:p>
          </table:table-cell>
          <table:table-cell office:value-type="float" office:value="-20.46972">
            <text:p>-20.46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4335">
            <text:p>-2.34335</text:p>
          </table:table-cell>
          <table:table-cell office:value-type="float" office:value="-16.5741">
            <text:p>-16.5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15041">
            <text:p>-0.6415041</text:p>
          </table:table-cell>
          <table:table-cell office:value-type="float" office:value="-12.83104">
            <text:p>-12.83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87325">
            <text:p>-9.387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40773">
            <text:p>-6.640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784965">
            <text:p>-0.6784965</text:p>
          </table:table-cell>
          <table:table-cell office:value-type="float" office:value="-4.781802">
            <text:p>-4.781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03513">
            <text:p>-2.403513</text:p>
          </table:table-cell>
          <table:table-cell office:value-type="float" office:value="-6.014607">
            <text:p>-6.014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06245">
            <text:p>-4.906245</text:p>
          </table:table-cell>
          <table:table-cell office:value-type="float" office:value="-5.98232">
            <text:p>-5.9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95998">
            <text:p>-8.095998</text:p>
          </table:table-cell>
          <table:table-cell office:value-type="float" office:value="-5.950319">
            <text:p>-5.950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5717">
            <text:p>-11.85717</text:p>
          </table:table-cell>
          <table:table-cell office:value-type="float" office:value="-5.973433">
            <text:p>-5.973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5345">
            <text:p>-16.05345</text:p>
          </table:table-cell>
          <table:table-cell office:value-type="float" office:value="-6.689469">
            <text:p>-6.689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276">
            <text:p>-20.53276</text:p>
          </table:table-cell>
          <table:table-cell office:value-type="float" office:value="-8.204395">
            <text:p>-8.204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278">
            <text:p>-25.13278</text:p>
          </table:table-cell>
          <table:table-cell office:value-type="float" office:value="-11.08923">
            <text:p>-11.08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8679">
            <text:p>-29.68679</text:p>
          </table:table-cell>
          <table:table-cell office:value-type="float" office:value="-15.75086">
            <text:p>-15.75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2976">
            <text:p>-34.02976</text:p>
          </table:table-cell>
          <table:table-cell office:value-type="float" office:value="-20.90835">
            <text:p>-20.90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0428">
            <text:p>-38.00428</text:p>
          </table:table-cell>
          <table:table-cell office:value-type="float" office:value="-26.65092">
            <text:p>-26.65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6633">
            <text:p>-41.46633</text:p>
          </table:table-cell>
          <table:table-cell office:value-type="float" office:value="-32.53157">
            <text:p>-32.53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9043">
            <text:p>-44.29043</text:p>
          </table:table-cell>
          <table:table-cell office:value-type="float" office:value="-38.13324">
            <text:p>-38.13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7424">
            <text:p>-46.37424</text:p>
          </table:table-cell>
          <table:table-cell office:value-type="float" office:value="-41.89859">
            <text:p>-41.89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223">
            <text:p>-47.64223</text:p>
          </table:table-cell>
          <table:table-cell office:value-type="float" office:value="-44.76333">
            <text:p>-44.76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46">
            <text:p>-48.04846</text:p>
          </table:table-cell>
          <table:table-cell office:value-type="float" office:value="-47.07677">
            <text:p>-47.07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821">
            <text:p>-47.57821</text:p>
          </table:table-cell>
          <table:table-cell office:value-type="float" office:value="-49.32927">
            <text:p>-49.3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4851">
            <text:p>-46.24851</text:p>
          </table:table-cell>
          <table:table-cell office:value-type="float" office:value="-51.16392">
            <text:p>-51.1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0755">
            <text:p>-44.10755</text:p>
          </table:table-cell>
          <table:table-cell office:value-type="float" office:value="-52.81381">
            <text:p>-52.81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3293">
            <text:p>-41.23293</text:p>
          </table:table-cell>
          <table:table-cell office:value-type="float" office:value="-53.10498">
            <text:p>-53.10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2882">
            <text:p>-37.72882</text:p>
          </table:table-cell>
          <table:table-cell office:value-type="float" office:value="-52.1059">
            <text:p>-52.1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2222">
            <text:p>-33.72222</text:p>
          </table:table-cell>
          <table:table-cell office:value-type="float" office:value="-48.91603">
            <text:p>-48.91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5832">
            <text:p>-29.35832</text:p>
          </table:table-cell>
          <table:table-cell office:value-type="float" office:value="-44.69114">
            <text:p>-44.69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9528">
            <text:p>-24.79528</text:p>
          </table:table-cell>
          <table:table-cell office:value-type="float" office:value="-40.48072">
            <text:p>-40.48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9846">
            <text:p>-20.19846</text:p>
          </table:table-cell>
          <table:table-cell office:value-type="float" office:value="-36.37819">
            <text:p>-36.37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3446">
            <text:p>-15.73446</text:p>
          </table:table-cell>
          <table:table-cell office:value-type="float" office:value="-32.3578">
            <text:p>-32.3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6506">
            <text:p>-11.56506</text:p>
          </table:table-cell>
          <table:table-cell office:value-type="float" office:value="-28.5086">
            <text:p>-28.5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41352">
            <text:p>-7.841352</text:p>
          </table:table-cell>
          <table:table-cell office:value-type="float" office:value="-24.52271">
            <text:p>-24.52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98518">
            <text:p>-4.698518</text:p>
          </table:table-cell>
          <table:table-cell office:value-type="float" office:value="-20.72604">
            <text:p>-20.72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9954">
            <text:p>-2.249954</text:p>
          </table:table-cell>
          <table:table-cell office:value-type="float" office:value="-17.20421">
            <text:p>-17.20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846726">
            <text:p>-0.5846726</text:p>
          </table:table-cell>
          <table:table-cell office:value-type="float" office:value="-13.1751">
            <text:p>-13.1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17146">
            <text:p>-9.917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6762">
            <text:p>-6.96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380916">
            <text:p>-0.7380916</text:p>
          </table:table-cell>
          <table:table-cell office:value-type="float" office:value="-5.093815">
            <text:p>-5.093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99466">
            <text:p>-2.499466</text:p>
          </table:table-cell>
          <table:table-cell office:value-type="float" office:value="-5.287798">
            <text:p>-5.287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35082">
            <text:p>-5.035082</text:p>
          </table:table-cell>
          <table:table-cell office:value-type="float" office:value="-6.866956">
            <text:p>-6.866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53046">
            <text:p>-8.253046</text:p>
          </table:table-cell>
          <table:table-cell office:value-type="float" office:value="-7.053854">
            <text:p>-7.053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3674">
            <text:p>-12.03674</text:p>
          </table:table-cell>
          <table:table-cell office:value-type="float" office:value="-7.139684">
            <text:p>-7.139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4903">
            <text:p>-16.24903</text:p>
          </table:table-cell>
          <table:table-cell office:value-type="float" office:value="-7.688016">
            <text:p>-7.688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3727">
            <text:p>-20.73727</text:p>
          </table:table-cell>
          <table:table-cell office:value-type="float" office:value="-8.814921">
            <text:p>-8.814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3881">
            <text:p>-25.33881</text:p>
          </table:table-cell>
          <table:table-cell office:value-type="float" office:value="-10.93702">
            <text:p>-10.93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8687">
            <text:p>-29.88687</text:p>
          </table:table-cell>
          <table:table-cell office:value-type="float" office:value="-15.38112">
            <text:p>-15.38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1663">
            <text:p>-34.21663</text:p>
          </table:table-cell>
          <table:table-cell office:value-type="float" office:value="-19.87385">
            <text:p>-19.87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7118">
            <text:p>-38.17118</text:p>
          </table:table-cell>
          <table:table-cell office:value-type="float" office:value="-25.67389">
            <text:p>-25.67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072">
            <text:p>-41.6072</text:p>
          </table:table-cell>
          <table:table-cell office:value-type="float" office:value="-31.89552">
            <text:p>-31.89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0017">
            <text:p>-44.40017</text:p>
          </table:table-cell>
          <table:table-cell office:value-type="float" office:value="-37.75003">
            <text:p>-37.75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4887">
            <text:p>-46.44887</text:p>
          </table:table-cell>
          <table:table-cell office:value-type="float" office:value="-40.96183">
            <text:p>-40.96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7906">
            <text:p>-47.67906</text:p>
          </table:table-cell>
          <table:table-cell office:value-type="float" office:value="-44.62128">
            <text:p>-44.62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614">
            <text:p>-48.04614</text:p>
          </table:table-cell>
          <table:table-cell office:value-type="float" office:value="-46.19128">
            <text:p>-46.19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3682">
            <text:p>-47.53682</text:p>
          </table:table-cell>
          <table:table-cell office:value-type="float" office:value="-49.49796">
            <text:p>-49.49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6956">
            <text:p>-46.16956</text:p>
          </table:table-cell>
          <table:table-cell office:value-type="float" office:value="-51.00279">
            <text:p>-51.00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939">
            <text:p>-43.9939</text:p>
          </table:table-cell>
          <table:table-cell office:value-type="float" office:value="-53.07121">
            <text:p>-53.07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887">
            <text:p>-41.0887</text:p>
          </table:table-cell>
          <table:table-cell office:value-type="float" office:value="-53.23481">
            <text:p>-53.234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5924">
            <text:p>-37.55924</text:p>
          </table:table-cell>
          <table:table-cell office:value-type="float" office:value="-51.90106">
            <text:p>-51.90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3342">
            <text:p>-33.53342</text:p>
          </table:table-cell>
          <table:table-cell office:value-type="float" office:value="-48.57029">
            <text:p>-48.57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5716">
            <text:p>-29.15716</text:p>
          </table:table-cell>
          <table:table-cell office:value-type="float" office:value="-44.35036">
            <text:p>-44.35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904">
            <text:p>-24.58904</text:p>
          </table:table-cell>
          <table:table-cell office:value-type="float" office:value="-40.15387">
            <text:p>-40.15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9462">
            <text:p>-19.99462</text:p>
          </table:table-cell>
          <table:table-cell office:value-type="float" office:value="-36.14054">
            <text:p>-36.14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4041">
            <text:p>-15.54041</text:p>
          </table:table-cell>
          <table:table-cell office:value-type="float" office:value="-32.1441">
            <text:p>-32.1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782">
            <text:p>-11.38782</text:p>
          </table:table-cell>
          <table:table-cell office:value-type="float" office:value="-28.25636">
            <text:p>-28.25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87354">
            <text:p>-7.687354</text:p>
          </table:table-cell>
          <table:table-cell office:value-type="float" office:value="-24.25449">
            <text:p>-24.25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73116">
            <text:p>-4.573116</text:p>
          </table:table-cell>
          <table:table-cell office:value-type="float" office:value="-20.39978">
            <text:p>-20.39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57969">
            <text:p>-2.157969</text:p>
          </table:table-cell>
          <table:table-cell office:value-type="float" office:value="-16.5646">
            <text:p>-16.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294384">
            <text:p>-0.5294384</text:p>
          </table:table-cell>
          <table:table-cell office:value-type="float" office:value="-13.19203">
            <text:p>-13.19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32918">
            <text:p>-9.932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66353">
            <text:p>-6.966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94799">
            <text:p>-0.7994799</text:p>
          </table:table-cell>
          <table:table-cell office:value-type="float" office:value="-5.119865">
            <text:p>-5.119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97152">
            <text:p>-2.597152</text:p>
          </table:table-cell>
          <table:table-cell office:value-type="float" office:value="-5.242431">
            <text:p>-5.242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65524">
            <text:p>-5.165524</text:p>
          </table:table-cell>
          <table:table-cell office:value-type="float" office:value="-5.184137">
            <text:p>-5.184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11516">
            <text:p>-8.411516</text:p>
          </table:table-cell>
          <table:table-cell office:value-type="float" office:value="-5.201344">
            <text:p>-5.201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1749">
            <text:p>-12.21749</text:p>
          </table:table-cell>
          <table:table-cell office:value-type="float" office:value="-5.456394">
            <text:p>-5.456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552">
            <text:p>-16.44552</text:p>
          </table:table-cell>
          <table:table-cell office:value-type="float" office:value="-6.553947">
            <text:p>-6.553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4238">
            <text:p>-20.94238</text:p>
          </table:table-cell>
          <table:table-cell office:value-type="float" office:value="-8.538263">
            <text:p>-8.538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54509">
            <text:p>-25.54509</text:p>
          </table:table-cell>
          <table:table-cell office:value-type="float" office:value="-11.77487">
            <text:p>-11.77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8686">
            <text:p>-30.08686</text:p>
          </table:table-cell>
          <table:table-cell office:value-type="float" office:value="-16.17945">
            <text:p>-16.17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0308">
            <text:p>-34.40308</text:p>
          </table:table-cell>
          <table:table-cell office:value-type="float" office:value="-21.69558">
            <text:p>-21.69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3733">
            <text:p>-38.33733</text:p>
          </table:table-cell>
          <table:table-cell office:value-type="float" office:value="-27.60732">
            <text:p>-27.60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4702">
            <text:p>-41.74702</text:p>
          </table:table-cell>
          <table:table-cell office:value-type="float" office:value="-33.57201">
            <text:p>-33.57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0861">
            <text:p>-44.50861</text:p>
          </table:table-cell>
          <table:table-cell office:value-type="float" office:value="-39.24006">
            <text:p>-39.24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2199">
            <text:p>-46.52199</text:p>
          </table:table-cell>
          <table:table-cell office:value-type="float" office:value="-41.86403">
            <text:p>-41.86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1421">
            <text:p>-47.71421</text:p>
          </table:table-cell>
          <table:table-cell office:value-type="float" office:value="-45.33298">
            <text:p>-45.33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205">
            <text:p>-48.04205</text:p>
          </table:table-cell>
          <table:table-cell office:value-type="float" office:value="-46.6348">
            <text:p>-46.6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364">
            <text:p>-47.49364</text:p>
          </table:table-cell>
          <table:table-cell office:value-type="float" office:value="-49.76878">
            <text:p>-49.76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8885">
            <text:p>-46.08885</text:p>
          </table:table-cell>
          <table:table-cell office:value-type="float" office:value="-51.83145">
            <text:p>-51.83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7859">
            <text:p>-43.87859</text:p>
          </table:table-cell>
          <table:table-cell office:value-type="float" office:value="-53.98598">
            <text:p>-53.98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4296">
            <text:p>-40.94296</text:p>
          </table:table-cell>
          <table:table-cell office:value-type="float" office:value="-54.69345">
            <text:p>-54.69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8835">
            <text:p>-37.38835</text:p>
          </table:table-cell>
          <table:table-cell office:value-type="float" office:value="-53.40385">
            <text:p>-53.40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4359">
            <text:p>-33.34359</text:p>
          </table:table-cell>
          <table:table-cell office:value-type="float" office:value="-49.86626">
            <text:p>-49.86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5525">
            <text:p>-28.95525</text:p>
          </table:table-cell>
          <table:table-cell office:value-type="float" office:value="-45.09999">
            <text:p>-45.0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8238">
            <text:p>-24.38238</text:p>
          </table:table-cell>
          <table:table-cell office:value-type="float" office:value="-40.45494">
            <text:p>-40.45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907">
            <text:p>-19.7907</text:p>
          </table:table-cell>
          <table:table-cell office:value-type="float" office:value="-36.17631">
            <text:p>-36.17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4661">
            <text:p>-15.34661</text:p>
          </table:table-cell>
          <table:table-cell office:value-type="float" office:value="-32.12702">
            <text:p>-32.12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1117">
            <text:p>-11.21117</text:p>
          </table:table-cell>
          <table:table-cell office:value-type="float" office:value="-28.28593">
            <text:p>-28.28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34262">
            <text:p>-7.534262</text:p>
          </table:table-cell>
          <table:table-cell office:value-type="float" office:value="-24.31772">
            <text:p>-24.31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49124">
            <text:p>-4.449124</text:p>
          </table:table-cell>
          <table:table-cell office:value-type="float" office:value="-20.57537">
            <text:p>-20.57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67569">
            <text:p>-2.067569</text:p>
          </table:table-cell>
          <table:table-cell office:value-type="float" office:value="-16.67243">
            <text:p>-16.67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759095">
            <text:p>-0.4759095</text:p>
          </table:table-cell>
          <table:table-cell office:value-type="float" office:value="-13.32175">
            <text:p>-13.32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91449">
            <text:p>-9.991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13415">
            <text:p>-7.013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625549">
            <text:p>-0.8625549</text:p>
          </table:table-cell>
          <table:table-cell office:value-type="float" office:value="-5.138506">
            <text:p>-5.138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9639">
            <text:p>-2.69639</text:p>
          </table:table-cell>
          <table:table-cell office:value-type="float" office:value="-5.242282">
            <text:p>-5.242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97331">
            <text:p>-5.297331</text:p>
          </table:table-cell>
          <table:table-cell office:value-type="float" office:value="-6.764541">
            <text:p>-6.764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71115">
            <text:p>-8.571115</text:p>
          </table:table-cell>
          <table:table-cell office:value-type="float" office:value="-6.906233">
            <text:p>-6.906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991">
            <text:p>-12.3991</text:p>
          </table:table-cell>
          <table:table-cell office:value-type="float" office:value="-6.967057">
            <text:p>-6.967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4256">
            <text:p>-16.64256</text:p>
          </table:table-cell>
          <table:table-cell office:value-type="float" office:value="-7.636173">
            <text:p>-7.636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477">
            <text:p>-21.1477</text:p>
          </table:table-cell>
          <table:table-cell office:value-type="float" office:value="-8.910415">
            <text:p>-8.910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5126">
            <text:p>-25.75126</text:p>
          </table:table-cell>
          <table:table-cell office:value-type="float" office:value="-11.36392">
            <text:p>-11.3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8639">
            <text:p>-30.28639</text:p>
          </table:table-cell>
          <table:table-cell office:value-type="float" office:value="-15.85041">
            <text:p>-15.85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8875">
            <text:p>-34.58875</text:p>
          </table:table-cell>
          <table:table-cell office:value-type="float" office:value="-20.97936">
            <text:p>-20.97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0241">
            <text:p>-38.50241</text:p>
          </table:table-cell>
          <table:table-cell office:value-type="float" office:value="-26.9983">
            <text:p>-26.9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8555">
            <text:p>-41.88555</text:p>
          </table:table-cell>
          <table:table-cell office:value-type="float" office:value="-33.28932">
            <text:p>-33.28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1554">
            <text:p>-44.61554</text:p>
          </table:table-cell>
          <table:table-cell office:value-type="float" office:value="-38.81225">
            <text:p>-38.81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9346">
            <text:p>-46.59346</text:p>
          </table:table-cell>
          <table:table-cell office:value-type="float" office:value="-41.66696">
            <text:p>-41.66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762">
            <text:p>-47.74762</text:p>
          </table:table-cell>
          <table:table-cell office:value-type="float" office:value="-45.67815">
            <text:p>-45.6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619">
            <text:p>-48.03619</text:p>
          </table:table-cell>
          <table:table-cell office:value-type="float" office:value="-47.40414">
            <text:p>-47.40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4873">
            <text:p>-47.44873</text:p>
          </table:table-cell>
          <table:table-cell office:value-type="float" office:value="-50.53736">
            <text:p>-50.53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0651">
            <text:p>-46.00651</text:p>
          </table:table-cell>
          <table:table-cell office:value-type="float" office:value="-52.47625">
            <text:p>-52.47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6181">
            <text:p>-43.76181</text:p>
          </table:table-cell>
          <table:table-cell office:value-type="float" office:value="-54.4305">
            <text:p>-54.4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9597">
            <text:p>-40.79597</text:p>
          </table:table-cell>
          <table:table-cell office:value-type="float" office:value="-54.98166">
            <text:p>-54.98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1648">
            <text:p>-37.21648</text:p>
          </table:table-cell>
          <table:table-cell office:value-type="float" office:value="-51.94973">
            <text:p>-51.94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5306">
            <text:p>-33.15306</text:p>
          </table:table-cell>
          <table:table-cell office:value-type="float" office:value="-49.37778">
            <text:p>-49.37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5298">
            <text:p>-28.75298</text:p>
          </table:table-cell>
          <table:table-cell office:value-type="float" office:value="-45.22938">
            <text:p>-45.22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7569">
            <text:p>-24.17569</text:p>
          </table:table-cell>
          <table:table-cell office:value-type="float" office:value="-40.77923">
            <text:p>-40.77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8708">
            <text:p>-19.58708</text:p>
          </table:table-cell>
          <table:table-cell office:value-type="float" office:value="-36.20387">
            <text:p>-36.20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5344">
            <text:p>-15.15344</text:p>
          </table:table-cell>
          <table:table-cell office:value-type="float" office:value="-32.02786">
            <text:p>-32.02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3545">
            <text:p>-11.03545</text:p>
          </table:table-cell>
          <table:table-cell office:value-type="float" office:value="-27.88504">
            <text:p>-27.88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82361">
            <text:p>-7.382361</text:p>
          </table:table-cell>
          <table:table-cell office:value-type="float" office:value="-23.95514">
            <text:p>-23.95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26549">
            <text:p>-4.326549</text:p>
          </table:table-cell>
          <table:table-cell office:value-type="float" office:value="-20.09441">
            <text:p>-20.09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78762">
            <text:p>-1.978762</text:p>
          </table:table-cell>
          <table:table-cell office:value-type="float" office:value="-16.37338">
            <text:p>-16.37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240875">
            <text:p>-0.4240875</text:p>
          </table:table-cell>
          <table:table-cell office:value-type="float" office:value="-13.06068">
            <text:p>-13.06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00243">
            <text:p>-9.800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7746">
            <text:p>-6.87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273093">
            <text:p>-0.9273093</text:p>
          </table:table-cell>
          <table:table-cell office:value-type="float" office:value="-5.338178">
            <text:p>-5.338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97176">
            <text:p>-2.797176</text:p>
          </table:table-cell>
          <table:table-cell office:value-type="float" office:value="-5.583108">
            <text:p>-5.583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30494">
            <text:p>-5.430494</text:p>
          </table:table-cell>
          <table:table-cell office:value-type="float" office:value="-7.140618">
            <text:p>-7.140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31832">
            <text:p>-8.731832</text:p>
          </table:table-cell>
          <table:table-cell office:value-type="float" office:value="-7.276076">
            <text:p>-7.276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8154">
            <text:p>-12.58154</text:p>
          </table:table-cell>
          <table:table-cell office:value-type="float" office:value="-7.379509">
            <text:p>-7.379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4012">
            <text:p>-16.84012</text:p>
          </table:table-cell>
          <table:table-cell office:value-type="float" office:value="-7.856553">
            <text:p>-7.856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5321">
            <text:p>-21.35321</text:p>
          </table:table-cell>
          <table:table-cell office:value-type="float" office:value="-8.966245">
            <text:p>-8.966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5691">
            <text:p>-25.95691</text:p>
          </table:table-cell>
          <table:table-cell office:value-type="float" office:value="-11.22749">
            <text:p>-11.22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851">
            <text:p>-30.4851</text:p>
          </table:table-cell>
          <table:table-cell office:value-type="float" office:value="-15.60461">
            <text:p>-15.60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7332">
            <text:p>-34.77332</text:p>
          </table:table-cell>
          <table:table-cell office:value-type="float" office:value="-20.71305">
            <text:p>-20.71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6615">
            <text:p>-38.66615</text:p>
          </table:table-cell>
          <table:table-cell office:value-type="float" office:value="-26.79635">
            <text:p>-26.79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2251">
            <text:p>-42.02251</text:p>
          </table:table-cell>
          <table:table-cell office:value-type="float" office:value="-33.16679">
            <text:p>-33.16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2076">
            <text:p>-44.72076</text:p>
          </table:table-cell>
          <table:table-cell office:value-type="float" office:value="-38.48379">
            <text:p>-38.48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6314">
            <text:p>-46.66314</text:p>
          </table:table-cell>
          <table:table-cell office:value-type="float" office:value="-41.56779">
            <text:p>-41.56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7922">
            <text:p>-47.77922</text:p>
          </table:table-cell>
          <table:table-cell office:value-type="float" office:value="-45.42475">
            <text:p>-45.42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858">
            <text:p>-48.02858</text:p>
          </table:table-cell>
          <table:table-cell office:value-type="float" office:value="-47.42662">
            <text:p>-47.42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0218">
            <text:p>-47.40218</text:p>
          </table:table-cell>
          <table:table-cell office:value-type="float" office:value="-50.31995">
            <text:p>-50.31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2271">
            <text:p>-45.92271</text:p>
          </table:table-cell>
          <table:table-cell office:value-type="float" office:value="-52.15951">
            <text:p>-52.15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4379">
            <text:p>-43.64379</text:p>
          </table:table-cell>
          <table:table-cell office:value-type="float" office:value="-53.88596">
            <text:p>-53.88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4801">
            <text:p>-40.64801</text:p>
          </table:table-cell>
          <table:table-cell office:value-type="float" office:value="-54.17877">
            <text:p>-54.17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4394">
            <text:p>-37.04394</text:p>
          </table:table-cell>
          <table:table-cell office:value-type="float" office:value="-52.40253">
            <text:p>-52.40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622">
            <text:p>-32.9622</text:p>
          </table:table-cell>
          <table:table-cell office:value-type="float" office:value="-48.61513">
            <text:p>-48.6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507">
            <text:p>-28.5507</text:p>
          </table:table-cell>
          <table:table-cell office:value-type="float" office:value="-44.11923">
            <text:p>-44.11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6934">
            <text:p>-23.96934</text:p>
          </table:table-cell>
          <table:table-cell office:value-type="float" office:value="-39.68871">
            <text:p>-39.68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8413">
            <text:p>-19.38413</text:p>
          </table:table-cell>
          <table:table-cell office:value-type="float" office:value="-35.5867">
            <text:p>-35.5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6125">
            <text:p>-14.96125</text:p>
          </table:table-cell>
          <table:table-cell office:value-type="float" office:value="-31.58327">
            <text:p>-31.58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6098">
            <text:p>-10.86098</text:p>
          </table:table-cell>
          <table:table-cell office:value-type="float" office:value="-27.7602">
            <text:p>-27.7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31933">
            <text:p>-7.231933</text:p>
          </table:table-cell>
          <table:table-cell office:value-type="float" office:value="-23.79791">
            <text:p>-23.79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05616">
            <text:p>-4.205616</text:p>
          </table:table-cell>
          <table:table-cell office:value-type="float" office:value="-19.90561">
            <text:p>-19.90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91709">
            <text:p>-1.891709</text:p>
          </table:table-cell>
          <table:table-cell office:value-type="float" office:value="-16.29097">
            <text:p>-16.29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740675">
            <text:p>-0.3740675</text:p>
          </table:table-cell>
          <table:table-cell office:value-type="float" office:value="-12.80702">
            <text:p>-12.80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0026">
            <text:p>-9.50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49125">
            <text:p>-6.649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936193">
            <text:p>-0.9936193</text:p>
          </table:table-cell>
          <table:table-cell office:value-type="float" office:value="-5.05536">
            <text:p>-5.05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99316">
            <text:p>-2.899316</text:p>
          </table:table-cell>
          <table:table-cell office:value-type="float" office:value="-5.262613">
            <text:p>-5.262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64763">
            <text:p>-5.564763</text:p>
          </table:table-cell>
          <table:table-cell office:value-type="float" office:value="-5.199271">
            <text:p>-5.199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93364">
            <text:p>-8.893364</text:p>
          </table:table-cell>
          <table:table-cell office:value-type="float" office:value="-6.68149">
            <text:p>-6.68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6449">
            <text:p>-12.76449</text:p>
          </table:table-cell>
          <table:table-cell office:value-type="float" office:value="-6.805386">
            <text:p>-6.805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3784">
            <text:p>-17.03784</text:p>
          </table:table-cell>
          <table:table-cell office:value-type="float" office:value="-7.590136">
            <text:p>-7.590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5855">
            <text:p>-21.55855</text:p>
          </table:table-cell>
          <table:table-cell office:value-type="float" office:value="-8.964513">
            <text:p>-8.964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6278">
            <text:p>-26.16278</text:p>
          </table:table-cell>
          <table:table-cell office:value-type="float" office:value="-11.50172">
            <text:p>-11.50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8369">
            <text:p>-30.68369</text:p>
          </table:table-cell>
          <table:table-cell office:value-type="float" office:value="-16.03139">
            <text:p>-16.03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5742">
            <text:p>-34.95742</text:p>
          </table:table-cell>
          <table:table-cell office:value-type="float" office:value="-21.20353">
            <text:p>-21.20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2909">
            <text:p>-38.82909</text:p>
          </table:table-cell>
          <table:table-cell office:value-type="float" office:value="-27.24163">
            <text:p>-27.24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5838">
            <text:p>-42.15838</text:p>
          </table:table-cell>
          <table:table-cell office:value-type="float" office:value="-33.50106">
            <text:p>-33.50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2466">
            <text:p>-44.82466</text:p>
          </table:table-cell>
          <table:table-cell office:value-type="float" office:value="-38.26032">
            <text:p>-38.26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3128">
            <text:p>-46.73128</text:p>
          </table:table-cell>
          <table:table-cell office:value-type="float" office:value="-41.50164">
            <text:p>-41.50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0915">
            <text:p>-47.80915</text:p>
          </table:table-cell>
          <table:table-cell office:value-type="float" office:value="-44.75335">
            <text:p>-44.75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918">
            <text:p>-48.01918</text:p>
          </table:table-cell>
          <table:table-cell office:value-type="float" office:value="-46.96014">
            <text:p>-46.96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383">
            <text:p>-47.35383</text:p>
          </table:table-cell>
          <table:table-cell office:value-type="float" office:value="-49.72428">
            <text:p>-49.72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3699">
            <text:p>-45.83699</text:p>
          </table:table-cell>
          <table:table-cell office:value-type="float" office:value="-52.16036">
            <text:p>-52.16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411">
            <text:p>-43.52411</text:p>
          </table:table-cell>
          <table:table-cell office:value-type="float" office:value="-53.97348">
            <text:p>-53.97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9829">
            <text:p>-40.49829</text:p>
          </table:table-cell>
          <table:table-cell office:value-type="float" office:value="-54.45487">
            <text:p>-54.45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013">
            <text:p>-36.87013</text:p>
          </table:table-cell>
          <table:table-cell office:value-type="float" office:value="-52.79044">
            <text:p>-52.79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6999">
            <text:p>-32.76999</text:p>
          </table:table-cell>
          <table:table-cell office:value-type="float" office:value="-48.82451">
            <text:p>-48.82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4773">
            <text:p>-28.34773</text:p>
          </table:table-cell>
          <table:table-cell office:value-type="float" office:value="-43.96614">
            <text:p>-43.96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6224">
            <text:p>-23.76224</text:p>
          </table:table-cell>
          <table:table-cell office:value-type="float" office:value="-39.31097">
            <text:p>-39.31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8114">
            <text:p>-19.18114</text:p>
          </table:table-cell>
          <table:table-cell office:value-type="float" office:value="-35.02745">
            <text:p>-35.02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6902">
            <text:p>-14.76902</text:p>
          </table:table-cell>
          <table:table-cell office:value-type="float" office:value="-31.235">
            <text:p>-31.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8715">
            <text:p>-10.68715</text:p>
          </table:table-cell>
          <table:table-cell office:value-type="float" office:value="-27.34008">
            <text:p>-27.34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82184">
            <text:p>-7.082184</text:p>
          </table:table-cell>
          <table:table-cell office:value-type="float" office:value="-23.55036">
            <text:p>-23.55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85903">
            <text:p>-4.085903</text:p>
          </table:table-cell>
          <table:table-cell office:value-type="float" office:value="-19.714">
            <text:p>-19.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06255">
            <text:p>-1.806255</text:p>
          </table:table-cell>
          <table:table-cell office:value-type="float" office:value="-15.8727">
            <text:p>-15.8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56721">
            <text:p>-0.3256721</text:p>
          </table:table-cell>
          <table:table-cell office:value-type="float" office:value="-12.5719">
            <text:p>-12.5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35741">
            <text:p>-9.335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74992">
            <text:p>-6.47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61594">
            <text:p>-1.061594</text:p>
          </table:table-cell>
          <table:table-cell office:value-type="float" office:value="-4.573931">
            <text:p>-4.573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03169">
            <text:p>-3.003169</text:p>
          </table:table-cell>
          <table:table-cell office:value-type="float" office:value="-5.573974">
            <text:p>-5.573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00364">
            <text:p>-5.700364</text:p>
          </table:table-cell>
          <table:table-cell office:value-type="float" office:value="-5.622181">
            <text:p>-5.622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56277">
            <text:p>-9.056277</text:p>
          </table:table-cell>
          <table:table-cell office:value-type="float" office:value="-5.673056">
            <text:p>-5.673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4823">
            <text:p>-12.94823</text:p>
          </table:table-cell>
          <table:table-cell office:value-type="float" office:value="-5.937754">
            <text:p>-5.937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3641">
            <text:p>-17.23641</text:p>
          </table:table-cell>
          <table:table-cell office:value-type="float" office:value="-6.986457">
            <text:p>-6.986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6405">
            <text:p>-21.76405</text:p>
          </table:table-cell>
          <table:table-cell office:value-type="float" office:value="-8.812916">
            <text:p>-8.812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6849">
            <text:p>-26.36849</text:p>
          </table:table-cell>
          <table:table-cell office:value-type="float" office:value="-11.96321">
            <text:p>-11.96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8142">
            <text:p>-30.88142</text:p>
          </table:table-cell>
          <table:table-cell office:value-type="float" office:value="-16.79884">
            <text:p>-16.79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4071">
            <text:p>-35.14071</text:p>
          </table:table-cell>
          <table:table-cell office:value-type="float" office:value="-22.11161">
            <text:p>-22.11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9065">
            <text:p>-38.99065</text:p>
          </table:table-cell>
          <table:table-cell office:value-type="float" office:value="-28.00748">
            <text:p>-28.00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9293">
            <text:p>-42.29293</text:p>
          </table:table-cell>
          <table:table-cell office:value-type="float" office:value="-34.01142">
            <text:p>-34.01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2684">
            <text:p>-44.92684</text:p>
          </table:table-cell>
          <table:table-cell office:value-type="float" office:value="-39.40812">
            <text:p>-39.40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9775">
            <text:p>-46.79775</text:p>
          </table:table-cell>
          <table:table-cell office:value-type="float" office:value="-42.03797">
            <text:p>-42.03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727">
            <text:p>-47.83727</text:p>
          </table:table-cell>
          <table:table-cell office:value-type="float" office:value="-45.53533">
            <text:p>-45.53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805">
            <text:p>-48.00805</text:p>
          </table:table-cell>
          <table:table-cell office:value-type="float" office:value="-47.05616">
            <text:p>-47.05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0385">
            <text:p>-47.30385</text:p>
          </table:table-cell>
          <table:table-cell office:value-type="float" office:value="-50.12535">
            <text:p>-50.12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4997">
            <text:p>-45.74997</text:p>
          </table:table-cell>
          <table:table-cell office:value-type="float" office:value="-52.25423">
            <text:p>-52.25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0321">
            <text:p>-43.40321</text:p>
          </table:table-cell>
          <table:table-cell office:value-type="float" office:value="-54.101">
            <text:p>-54.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4789">
            <text:p>-40.34789</text:p>
          </table:table-cell>
          <table:table-cell office:value-type="float" office:value="-54.42307">
            <text:p>-54.42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9568">
            <text:p>-36.69568</text:p>
          </table:table-cell>
          <table:table-cell office:value-type="float" office:value="-52.59087">
            <text:p>-52.59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778">
            <text:p>-32.5778</text:p>
          </table:table-cell>
          <table:table-cell office:value-type="float" office:value="-48.58829">
            <text:p>-48.58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4479">
            <text:p>-28.14479</text:p>
          </table:table-cell>
          <table:table-cell office:value-type="float" office:value="-43.95107">
            <text:p>-43.95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5589">
            <text:p>-23.55589</text:p>
          </table:table-cell>
          <table:table-cell office:value-type="float" office:value="-39.43749">
            <text:p>-39.43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7886">
            <text:p>-18.97886</text:p>
          </table:table-cell>
          <table:table-cell office:value-type="float" office:value="-35.30354">
            <text:p>-35.30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7814">
            <text:p>-14.57814</text:p>
          </table:table-cell>
          <table:table-cell office:value-type="float" office:value="-31.29423">
            <text:p>-31.29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1458">
            <text:p>-10.51458</text:p>
          </table:table-cell>
          <table:table-cell office:value-type="float" office:value="-27.4359">
            <text:p>-27.4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34195">
            <text:p>-6.934195</text:p>
          </table:table-cell>
          <table:table-cell office:value-type="float" office:value="-23.51716">
            <text:p>-23.51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67844">
            <text:p>-3.967844</text:p>
          </table:table-cell>
          <table:table-cell office:value-type="float" office:value="-19.69757">
            <text:p>-19.69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22108">
            <text:p>-1.722108</text:p>
          </table:table-cell>
          <table:table-cell office:value-type="float" office:value="-16.04552">
            <text:p>-16.04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790788">
            <text:p>-0.2790788</text:p>
          </table:table-cell>
          <table:table-cell office:value-type="float" office:value="-12.68212">
            <text:p>-12.68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437777">
            <text:p>-9.437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80702">
            <text:p>-6.580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31481">
            <text:p>-1.131481</text:p>
          </table:table-cell>
          <table:table-cell office:value-type="float" office:value="-4.976774">
            <text:p>-4.976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08357">
            <text:p>-3.108357</text:p>
          </table:table-cell>
          <table:table-cell office:value-type="float" office:value="-5.143804">
            <text:p>-5.143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3778">
            <text:p>-5.83778</text:p>
          </table:table-cell>
          <table:table-cell office:value-type="float" office:value="-5.08808">
            <text:p>-5.08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19979">
            <text:p>-9.219979</text:p>
          </table:table-cell>
          <table:table-cell office:value-type="float" office:value="-5.086771">
            <text:p>-5.086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3344">
            <text:p>-13.13344</text:p>
          </table:table-cell>
          <table:table-cell office:value-type="float" office:value="-5.567184">
            <text:p>-5.567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3511">
            <text:p>-17.43511</text:p>
          </table:table-cell>
          <table:table-cell office:value-type="float" office:value="-6.822484">
            <text:p>-6.822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7044">
            <text:p>-21.97044</text:p>
          </table:table-cell>
          <table:table-cell office:value-type="float" office:value="-9.120613">
            <text:p>-9.120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7364">
            <text:p>-26.57364</text:p>
          </table:table-cell>
          <table:table-cell office:value-type="float" office:value="-12.6786">
            <text:p>-12.6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7935">
            <text:p>-31.07935</text:p>
          </table:table-cell>
          <table:table-cell office:value-type="float" office:value="-17.38996">
            <text:p>-17.38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2284">
            <text:p>-35.32284</text:p>
          </table:table-cell>
          <table:table-cell office:value-type="float" office:value="-23.0491">
            <text:p>-23.0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5168">
            <text:p>-39.15168</text:p>
          </table:table-cell>
          <table:table-cell office:value-type="float" office:value="-29.04347">
            <text:p>-29.04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2589">
            <text:p>-42.42589</text:p>
          </table:table-cell>
          <table:table-cell office:value-type="float" office:value="-34.98547">
            <text:p>-34.98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2784">
            <text:p>-45.02784</text:p>
          </table:table-cell>
          <table:table-cell office:value-type="float" office:value="-40.53866">
            <text:p>-40.53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6243">
            <text:p>-46.86243</text:p>
          </table:table-cell>
          <table:table-cell office:value-type="float" office:value="-42.54877">
            <text:p>-42.5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374">
            <text:p>-47.86374</text:p>
          </table:table-cell>
          <table:table-cell office:value-type="float" office:value="-46.18377">
            <text:p>-46.18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516">
            <text:p>-47.99516</text:p>
          </table:table-cell>
          <table:table-cell office:value-type="float" office:value="-47.53015">
            <text:p>-47.53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5198">
            <text:p>-47.25198</text:p>
          </table:table-cell>
          <table:table-cell office:value-type="float" office:value="-50.83588">
            <text:p>-50.83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6136">
            <text:p>-45.66136</text:p>
          </table:table-cell>
          <table:table-cell office:value-type="float" office:value="-52.73665">
            <text:p>-52.73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8046">
            <text:p>-43.28046</text:p>
          </table:table-cell>
          <table:table-cell office:value-type="float" office:value="-54.73495">
            <text:p>-54.73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9629">
            <text:p>-40.19629</text:p>
          </table:table-cell>
          <table:table-cell office:value-type="float" office:value="-55.15147">
            <text:p>-55.15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1967">
            <text:p>-36.51967</text:p>
          </table:table-cell>
          <table:table-cell office:value-type="float" office:value="-51.82441">
            <text:p>-51.82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8499">
            <text:p>-32.38499</text:p>
          </table:table-cell>
          <table:table-cell office:value-type="float" office:value="-49.19485">
            <text:p>-49.19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4081">
            <text:p>-27.94081</text:p>
          </table:table-cell>
          <table:table-cell office:value-type="float" office:value="-44.85909">
            <text:p>-44.85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4956">
            <text:p>-23.34956</text:p>
          </table:table-cell>
          <table:table-cell office:value-type="float" office:value="-40.20036">
            <text:p>-40.20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7621">
            <text:p>-18.77621</text:p>
          </table:table-cell>
          <table:table-cell office:value-type="float" office:value="-35.429">
            <text:p>-35.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8793">
            <text:p>-14.38793</text:p>
          </table:table-cell>
          <table:table-cell office:value-type="float" office:value="-31.22416">
            <text:p>-31.2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4238">
            <text:p>-10.34238</text:p>
          </table:table-cell>
          <table:table-cell office:value-type="float" office:value="-27.05409">
            <text:p>-27.05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87436">
            <text:p>-6.787436</text:p>
          </table:table-cell>
          <table:table-cell office:value-type="float" office:value="-23.23232">
            <text:p>-23.23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5082">
            <text:p>-3.85082</text:p>
          </table:table-cell>
          <table:table-cell office:value-type="float" office:value="-19.37435">
            <text:p>-19.3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39878">
            <text:p>-1.639878</text:p>
          </table:table-cell>
          <table:table-cell office:value-type="float" office:value="-15.73024">
            <text:p>-15.73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40437">
            <text:p>-0.2340437</text:p>
          </table:table-cell>
          <table:table-cell office:value-type="float" office:value="-12.4287">
            <text:p>-12.4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68147">
            <text:p>-9.168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59889">
            <text:p>-0.01159889</text:p>
          </table:table-cell>
          <table:table-cell office:value-type="float" office:value="-6.356749">
            <text:p>-6.356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02776">
            <text:p>-1.202776</text:p>
          </table:table-cell>
          <table:table-cell office:value-type="float" office:value="-5.15347">
            <text:p>-5.15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5441">
            <text:p>-3.215441</text:p>
          </table:table-cell>
          <table:table-cell office:value-type="float" office:value="-5.523254">
            <text:p>-5.523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6021">
            <text:p>-5.976021</text:p>
          </table:table-cell>
          <table:table-cell office:value-type="float" office:value="-5.462532">
            <text:p>-5.462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85337">
            <text:p>-9.385337</text:p>
          </table:table-cell>
          <table:table-cell office:value-type="float" office:value="-5.482156">
            <text:p>-5.482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1877">
            <text:p>-13.31877</text:p>
          </table:table-cell>
          <table:table-cell office:value-type="float" office:value="-5.879266">
            <text:p>-5.879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3499">
            <text:p>-17.63499</text:p>
          </table:table-cell>
          <table:table-cell office:value-type="float" office:value="-6.996922">
            <text:p>-6.996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7623">
            <text:p>-22.17623</text:p>
          </table:table-cell>
          <table:table-cell office:value-type="float" office:value="-9.127182">
            <text:p>-9.127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7933">
            <text:p>-26.77933</text:p>
          </table:table-cell>
          <table:table-cell office:value-type="float" office:value="-12.67947">
            <text:p>-12.67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7604">
            <text:p>-31.27604</text:p>
          </table:table-cell>
          <table:table-cell office:value-type="float" office:value="-17.76096">
            <text:p>-17.76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048">
            <text:p>-35.5048</text:p>
          </table:table-cell>
          <table:table-cell office:value-type="float" office:value="-23.34003">
            <text:p>-23.34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1102">
            <text:p>-39.31102</text:p>
          </table:table-cell>
          <table:table-cell office:value-type="float" office:value="-29.18509">
            <text:p>-29.18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5796">
            <text:p>-42.55796</text:p>
          </table:table-cell>
          <table:table-cell office:value-type="float" office:value="-35.05638">
            <text:p>-35.05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694">
            <text:p>-45.12694</text:p>
          </table:table-cell>
          <table:table-cell office:value-type="float" office:value="-40.22419">
            <text:p>-40.22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2566">
            <text:p>-46.92566</text:p>
          </table:table-cell>
          <table:table-cell office:value-type="float" office:value="-42.47769">
            <text:p>-42.47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836">
            <text:p>-47.88836</text:p>
          </table:table-cell>
          <table:table-cell office:value-type="float" office:value="-46.2417">
            <text:p>-46.2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046">
            <text:p>-47.98046</text:p>
          </table:table-cell>
          <table:table-cell office:value-type="float" office:value="-47.81512">
            <text:p>-47.81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9859">
            <text:p>-47.19859</text:p>
          </table:table-cell>
          <table:table-cell office:value-type="float" office:value="-50.86877">
            <text:p>-50.86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084">
            <text:p>-45.57084</text:p>
          </table:table-cell>
          <table:table-cell office:value-type="float" office:value="-52.99843">
            <text:p>-52.99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5672">
            <text:p>-43.15672</text:p>
          </table:table-cell>
          <table:table-cell office:value-type="float" office:value="-54.60753">
            <text:p>-54.60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4295">
            <text:p>-40.04295</text:p>
          </table:table-cell>
          <table:table-cell office:value-type="float" office:value="-54.8203">
            <text:p>-54.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4336">
            <text:p>-36.34336</text:p>
          </table:table-cell>
          <table:table-cell office:value-type="float" office:value="-51.40614">
            <text:p>-51.40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9087">
            <text:p>-32.19087</text:p>
          </table:table-cell>
          <table:table-cell office:value-type="float" office:value="-48.47632">
            <text:p>-48.4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3726">
            <text:p>-27.73726</text:p>
          </table:table-cell>
          <table:table-cell office:value-type="float" office:value="-44.24416">
            <text:p>-44.24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4254">
            <text:p>-23.14254</text:p>
          </table:table-cell>
          <table:table-cell office:value-type="float" office:value="-39.79911">
            <text:p>-39.79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7466">
            <text:p>-18.57466</text:p>
          </table:table-cell>
          <table:table-cell office:value-type="float" office:value="-35.23857">
            <text:p>-35.23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9774">
            <text:p>-14.19774</text:p>
          </table:table-cell>
          <table:table-cell office:value-type="float" office:value="-31.08525">
            <text:p>-31.08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7177">
            <text:p>-10.17177</text:p>
          </table:table-cell>
          <table:table-cell office:value-type="float" office:value="-26.92075">
            <text:p>-26.92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41402">
            <text:p>-6.641402</text:p>
          </table:table-cell>
          <table:table-cell office:value-type="float" office:value="-23.11069">
            <text:p>-23.11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35672">
            <text:p>-3.735672</text:p>
          </table:table-cell>
          <table:table-cell office:value-type="float" office:value="-18.99591">
            <text:p>-18.99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58979">
            <text:p>-1.558979</text:p>
          </table:table-cell>
          <table:table-cell office:value-type="float" office:value="-15.53217">
            <text:p>-15.53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08928">
            <text:p>-0.1908928</text:p>
          </table:table-cell>
          <table:table-cell office:value-type="float" office:value="-12.12044">
            <text:p>-12.12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81993">
            <text:p>-8.881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664521">
            <text:p>-0.04664521</text:p>
          </table:table-cell>
          <table:table-cell office:value-type="float" office:value="-6.237751">
            <text:p>-6.237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75985">
            <text:p>-1.275985</text:p>
          </table:table-cell>
          <table:table-cell office:value-type="float" office:value="-5.20575">
            <text:p>-5.20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23647">
            <text:p>-3.323647</text:p>
          </table:table-cell>
          <table:table-cell office:value-type="float" office:value="-5.597937">
            <text:p>-5.597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16065">
            <text:p>-6.116065</text:p>
          </table:table-cell>
          <table:table-cell office:value-type="float" office:value="-5.560104">
            <text:p>-5.560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51163">
            <text:p>-9.551163</text:p>
          </table:table-cell>
          <table:table-cell office:value-type="float" office:value="-5.605564">
            <text:p>-5.60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0553">
            <text:p>-13.50553</text:p>
          </table:table-cell>
          <table:table-cell office:value-type="float" office:value="-6.016433">
            <text:p>-6.016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3461">
            <text:p>-17.83461</text:p>
          </table:table-cell>
          <table:table-cell office:value-type="float" office:value="-7.148361">
            <text:p>-7.148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8288">
            <text:p>-22.38288</text:p>
          </table:table-cell>
          <table:table-cell office:value-type="float" office:value="-9.316247">
            <text:p>-9.316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8408">
            <text:p>-26.98408</text:p>
          </table:table-cell>
          <table:table-cell office:value-type="float" office:value="-12.83286">
            <text:p>-12.83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7219">
            <text:p>-31.47219</text:p>
          </table:table-cell>
          <table:table-cell office:value-type="float" office:value="-17.89326">
            <text:p>-17.89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8525">
            <text:p>-35.68525</text:p>
          </table:table-cell>
          <table:table-cell office:value-type="float" office:value="-23.39658">
            <text:p>-23.39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6923">
            <text:p>-39.46923</text:p>
          </table:table-cell>
          <table:table-cell office:value-type="float" office:value="-29.31104">
            <text:p>-29.3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8821">
            <text:p>-42.68821</text:p>
          </table:table-cell>
          <table:table-cell office:value-type="float" office:value="-35.19673">
            <text:p>-35.19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2449">
            <text:p>-45.22449</text:p>
          </table:table-cell>
          <table:table-cell office:value-type="float" office:value="-40.41397">
            <text:p>-40.41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8698">
            <text:p>-46.98698</text:p>
          </table:table-cell>
          <table:table-cell office:value-type="float" office:value="-42.58865">
            <text:p>-42.58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123">
            <text:p>-47.91123</text:p>
          </table:table-cell>
          <table:table-cell office:value-type="float" office:value="-46.23713">
            <text:p>-46.23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405">
            <text:p>-47.96405</text:p>
          </table:table-cell>
          <table:table-cell office:value-type="float" office:value="-48.09576">
            <text:p>-48.09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435">
            <text:p>-47.1435</text:p>
          </table:table-cell>
          <table:table-cell office:value-type="float" office:value="-50.63881">
            <text:p>-50.63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7906">
            <text:p>-45.47906</text:p>
          </table:table-cell>
          <table:table-cell office:value-type="float" office:value="-52.58443">
            <text:p>-52.58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3158">
            <text:p>-43.03158</text:p>
          </table:table-cell>
          <table:table-cell office:value-type="float" office:value="-54.05473">
            <text:p>-54.05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8898">
            <text:p>-39.88898</text:p>
          </table:table-cell>
          <table:table-cell office:value-type="float" office:value="-54.19315">
            <text:p>-54.19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6615">
            <text:p>-36.16615</text:p>
          </table:table-cell>
          <table:table-cell office:value-type="float" office:value="-52.20041">
            <text:p>-52.20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9683">
            <text:p>-31.99683</text:p>
          </table:table-cell>
          <table:table-cell office:value-type="float" office:value="-48.08903">
            <text:p>-48.08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3342">
            <text:p>-27.53342</text:p>
          </table:table-cell>
          <table:table-cell office:value-type="float" office:value="-43.49556">
            <text:p>-43.49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363">
            <text:p>-22.9363</text:p>
          </table:table-cell>
          <table:table-cell office:value-type="float" office:value="-38.95014">
            <text:p>-38.95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7349">
            <text:p>-18.37349</text:p>
          </table:table-cell>
          <table:table-cell office:value-type="float" office:value="-34.72253">
            <text:p>-34.72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0893">
            <text:p>-14.00893</text:p>
          </table:table-cell>
          <table:table-cell office:value-type="float" office:value="-30.66601">
            <text:p>-30.66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0217">
            <text:p>-10.00217</text:p>
          </table:table-cell>
          <table:table-cell office:value-type="float" office:value="-26.7992">
            <text:p>-26.7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97144">
            <text:p>-6.497144</text:p>
          </table:table-cell>
          <table:table-cell office:value-type="float" office:value="-22.85629">
            <text:p>-22.85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21989">
            <text:p>-3.621989</text:p>
          </table:table-cell>
          <table:table-cell office:value-type="float" office:value="-18.9529">
            <text:p>-18.9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79996">
            <text:p>-1.479996</text:p>
          </table:table-cell>
          <table:table-cell office:value-type="float" office:value="-15.28212">
            <text:p>-15.28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494661">
            <text:p>-0.1494661</text:p>
          </table:table-cell>
          <table:table-cell office:value-type="float" office:value="-11.83003">
            <text:p>-11.83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98272">
            <text:p>-8.598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8342429">
            <text:p>-0.08342429</text:p>
          </table:table-cell>
          <table:table-cell office:value-type="float" office:value="-6.008412">
            <text:p>-6.008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50581">
            <text:p>-1.350581</text:p>
          </table:table-cell>
          <table:table-cell office:value-type="float" office:value="-5.017041">
            <text:p>-5.017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3335">
            <text:p>-3.43335</text:p>
          </table:table-cell>
          <table:table-cell office:value-type="float" office:value="-5.39975">
            <text:p>-5.39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56905">
            <text:p>-6.256905</text:p>
          </table:table-cell>
          <table:table-cell office:value-type="float" office:value="-5.382339">
            <text:p>-5.382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1803">
            <text:p>-9.71803</text:p>
          </table:table-cell>
          <table:table-cell office:value-type="float" office:value="-5.454131">
            <text:p>-5.454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9238">
            <text:p>-13.69238</text:p>
          </table:table-cell>
          <table:table-cell office:value-type="float" office:value="-5.999204">
            <text:p>-5.999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3467">
            <text:p>-18.03467</text:p>
          </table:table-cell>
          <table:table-cell office:value-type="float" office:value="-7.2463">
            <text:p>-7.2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889">
            <text:p>-22.5889</text:p>
          </table:table-cell>
          <table:table-cell office:value-type="float" office:value="-9.540276">
            <text:p>-9.540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8859">
            <text:p>-27.18859</text:p>
          </table:table-cell>
          <table:table-cell office:value-type="float" office:value="-13.17628">
            <text:p>-13.17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6849">
            <text:p>-31.66849</text:p>
          </table:table-cell>
          <table:table-cell office:value-type="float" office:value="-18.2144">
            <text:p>-18.2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6484">
            <text:p>-35.86484</text:p>
          </table:table-cell>
          <table:table-cell office:value-type="float" office:value="-23.68666">
            <text:p>-23.68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2688">
            <text:p>-39.62688</text:p>
          </table:table-cell>
          <table:table-cell office:value-type="float" office:value="-29.55378">
            <text:p>-29.55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1708">
            <text:p>-42.81708</text:p>
          </table:table-cell>
          <table:table-cell office:value-type="float" office:value="-35.3844">
            <text:p>-35.3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2083">
            <text:p>-45.32083</text:p>
          </table:table-cell>
          <table:table-cell office:value-type="float" office:value="-40.50135">
            <text:p>-40.50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4662">
            <text:p>-47.04662</text:p>
          </table:table-cell>
          <table:table-cell office:value-type="float" office:value="-42.6632">
            <text:p>-42.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243">
            <text:p>-47.93243</text:p>
          </table:table-cell>
          <table:table-cell office:value-type="float" office:value="-46.14454">
            <text:p>-46.14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588">
            <text:p>-47.94588</text:p>
          </table:table-cell>
          <table:table-cell office:value-type="float" office:value="-48.04074">
            <text:p>-48.04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8651">
            <text:p>-47.08651</text:p>
          </table:table-cell>
          <table:table-cell office:value-type="float" office:value="-50.63209">
            <text:p>-50.63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857">
            <text:p>-45.3857</text:p>
          </table:table-cell>
          <table:table-cell office:value-type="float" office:value="-52.48399">
            <text:p>-52.48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0459">
            <text:p>-42.90459</text:p>
          </table:table-cell>
          <table:table-cell office:value-type="float" office:value="-54.06923">
            <text:p>-54.06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3385">
            <text:p>-39.73385</text:p>
          </table:table-cell>
          <table:table-cell office:value-type="float" office:value="-54.22252">
            <text:p>-54.22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874">
            <text:p>-35.9874</text:p>
          </table:table-cell>
          <table:table-cell office:value-type="float" office:value="-50.85499">
            <text:p>-50.85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0219">
            <text:p>-31.80219</text:p>
          </table:table-cell>
          <table:table-cell office:value-type="float" office:value="-47.91471">
            <text:p>-47.91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2859">
            <text:p>-27.32859</text:p>
          </table:table-cell>
          <table:table-cell office:value-type="float" office:value="-43.73234">
            <text:p>-43.73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3013">
            <text:p>-22.73013</text:p>
          </table:table-cell>
          <table:table-cell office:value-type="float" office:value="-39.29992">
            <text:p>-39.29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72">
            <text:p>-18.172</text:p>
          </table:table-cell>
          <table:table-cell office:value-type="float" office:value="-34.72756">
            <text:p>-34.72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2084">
            <text:p>-13.82084</text:p>
          </table:table-cell>
          <table:table-cell office:value-type="float" office:value="-30.55834">
            <text:p>-30.55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32966">
            <text:p>-9.832966</text:p>
          </table:table-cell>
          <table:table-cell office:value-type="float" office:value="-26.41679">
            <text:p>-26.4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54151">
            <text:p>-6.354151</text:p>
          </table:table-cell>
          <table:table-cell office:value-type="float" office:value="-22.60431">
            <text:p>-22.60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09379">
            <text:p>-3.509379</text:p>
          </table:table-cell>
          <table:table-cell office:value-type="float" office:value="-18.68511">
            <text:p>-18.68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02642">
            <text:p>-1.402642</text:p>
          </table:table-cell>
          <table:table-cell office:value-type="float" office:value="-15.11089">
            <text:p>-15.11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096251">
            <text:p>-0.1096251</text:p>
          </table:table-cell>
          <table:table-cell office:value-type="float" office:value="-11.77435">
            <text:p>-11.7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61418">
            <text:p>-8.561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220746">
            <text:p>-0.1220746</text:p>
          </table:table-cell>
          <table:table-cell office:value-type="float" office:value="-5.946068">
            <text:p>-5.946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26815">
            <text:p>-1.426815</text:p>
          </table:table-cell>
          <table:table-cell office:value-type="float" office:value="-5.025469">
            <text:p>-5.025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4494">
            <text:p>-3.54494</text:p>
          </table:table-cell>
          <table:table-cell office:value-type="float" office:value="-5.439596">
            <text:p>-5.439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99024">
            <text:p>-6.399024</text:p>
          </table:table-cell>
          <table:table-cell office:value-type="float" office:value="-5.412473">
            <text:p>-5.412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86529">
            <text:p>-9.886529</text:p>
          </table:table-cell>
          <table:table-cell office:value-type="float" office:value="-5.461492">
            <text:p>-5.461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7997">
            <text:p>-13.87997</text:p>
          </table:table-cell>
          <table:table-cell office:value-type="float" office:value="-6.009456">
            <text:p>-6.009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3587">
            <text:p>-18.23587</text:p>
          </table:table-cell>
          <table:table-cell office:value-type="float" office:value="-7.170228">
            <text:p>-7.170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9502">
            <text:p>-22.79502</text:p>
          </table:table-cell>
          <table:table-cell office:value-type="float" office:value="-9.372511">
            <text:p>-9.372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936">
            <text:p>-27.3936</text:p>
          </table:table-cell>
          <table:table-cell office:value-type="float" office:value="-13.02177">
            <text:p>-13.02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6352">
            <text:p>-31.86352</text:p>
          </table:table-cell>
          <table:table-cell office:value-type="float" office:value="-18.17643">
            <text:p>-18.17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442">
            <text:p>-36.0442</text:p>
          </table:table-cell>
          <table:table-cell office:value-type="float" office:value="-23.82607">
            <text:p>-23.82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8281">
            <text:p>-39.78281</text:p>
          </table:table-cell>
          <table:table-cell office:value-type="float" office:value="-29.70072">
            <text:p>-29.7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4502">
            <text:p>-42.94502</text:p>
          </table:table-cell>
          <table:table-cell office:value-type="float" office:value="-35.5334">
            <text:p>-35.5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1526">
            <text:p>-45.41526</text:p>
          </table:table-cell>
          <table:table-cell office:value-type="float" office:value="-40.5116">
            <text:p>-40.5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0477">
            <text:p>-47.10477</text:p>
          </table:table-cell>
          <table:table-cell office:value-type="float" office:value="-42.73456">
            <text:p>-42.73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179">
            <text:p>-47.95179</text:p>
          </table:table-cell>
          <table:table-cell office:value-type="float" office:value="-46.4275">
            <text:p>-46.4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589">
            <text:p>-47.92589</text:p>
          </table:table-cell>
          <table:table-cell office:value-type="float" office:value="-48.16819">
            <text:p>-48.16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2802">
            <text:p>-47.02802</text:p>
          </table:table-cell>
          <table:table-cell office:value-type="float" office:value="-50.84082">
            <text:p>-50.84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044">
            <text:p>-45.29044</text:p>
          </table:table-cell>
          <table:table-cell office:value-type="float" office:value="-52.84846">
            <text:p>-52.84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666">
            <text:p>-42.77666</text:p>
          </table:table-cell>
          <table:table-cell office:value-type="float" office:value="-54.23735">
            <text:p>-54.23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77">
            <text:p>-39.577</text:p>
          </table:table-cell>
          <table:table-cell office:value-type="float" office:value="-54.17954">
            <text:p>-54.17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084">
            <text:p>-35.8084</text:p>
          </table:table-cell>
          <table:table-cell office:value-type="float" office:value="-51.92006">
            <text:p>-51.92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0629">
            <text:p>-31.60629</text:p>
          </table:table-cell>
          <table:table-cell office:value-type="float" office:value="-47.68833">
            <text:p>-47.68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2424">
            <text:p>-27.12424</text:p>
          </table:table-cell>
          <table:table-cell office:value-type="float" office:value="-43.06331">
            <text:p>-43.06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233">
            <text:p>-22.5233</text:p>
          </table:table-cell>
          <table:table-cell office:value-type="float" office:value="-38.56516">
            <text:p>-38.56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7165">
            <text:p>-17.97165</text:p>
          </table:table-cell>
          <table:table-cell office:value-type="float" office:value="-34.37354">
            <text:p>-34.37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3281">
            <text:p>-13.63281</text:p>
          </table:table-cell>
          <table:table-cell office:value-type="float" office:value="-30.32549">
            <text:p>-30.32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65392">
            <text:p>-9.665392</text:p>
          </table:table-cell>
          <table:table-cell office:value-type="float" office:value="-26.48497">
            <text:p>-26.48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11927">
            <text:p>-6.211927</text:p>
          </table:table-cell>
          <table:table-cell office:value-type="float" office:value="-22.53155">
            <text:p>-22.53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98657">
            <text:p>-3.398657</text:p>
          </table:table-cell>
          <table:table-cell office:value-type="float" office:value="-18.65367">
            <text:p>-18.65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26655">
            <text:p>-1.326655</text:p>
          </table:table-cell>
          <table:table-cell office:value-type="float" office:value="-15.04487">
            <text:p>-15.04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165954">
            <text:p>-0.07165954</text:p>
          </table:table-cell>
          <table:table-cell office:value-type="float" office:value="-11.58907">
            <text:p>-11.58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94192">
            <text:p>-8.394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623192">
            <text:p>-0.1623192</text:p>
          </table:table-cell>
          <table:table-cell office:value-type="float" office:value="-5.880499">
            <text:p>-5.880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04964">
            <text:p>-1.504964</text:p>
          </table:table-cell>
          <table:table-cell office:value-type="float" office:value="-4.95958">
            <text:p>-4.95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57614">
            <text:p>-3.657614</text:p>
          </table:table-cell>
          <table:table-cell office:value-type="float" office:value="-5.364799">
            <text:p>-5.364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42932">
            <text:p>-6.542932</text:p>
          </table:table-cell>
          <table:table-cell office:value-type="float" office:value="-5.397137">
            <text:p>-5.397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5545">
            <text:p>-10.05545</text:p>
          </table:table-cell>
          <table:table-cell office:value-type="float" office:value="-5.515656">
            <text:p>-5.515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6896">
            <text:p>-14.06896</text:p>
          </table:table-cell>
          <table:table-cell office:value-type="float" office:value="-6.182281">
            <text:p>-6.182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3677">
            <text:p>-18.43677</text:p>
          </table:table-cell>
          <table:table-cell office:value-type="float" office:value="-7.561537">
            <text:p>-7.561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0195">
            <text:p>-23.00195</text:p>
          </table:table-cell>
          <table:table-cell office:value-type="float" office:value="-10.00339">
            <text:p>-10.0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9762">
            <text:p>-27.59762</text:p>
          </table:table-cell>
          <table:table-cell office:value-type="float" office:value="-13.73483">
            <text:p>-13.73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5867">
            <text:p>-32.05867</text:p>
          </table:table-cell>
          <table:table-cell office:value-type="float" office:value="-18.79018">
            <text:p>-18.79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2203">
            <text:p>-36.22203</text:p>
          </table:table-cell>
          <table:table-cell office:value-type="float" office:value="-24.33002">
            <text:p>-24.33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3813">
            <text:p>-39.93813</text:p>
          </table:table-cell>
          <table:table-cell office:value-type="float" office:value="-30.10947">
            <text:p>-30.10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7112">
            <text:p>-43.07112</text:p>
          </table:table-cell>
          <table:table-cell office:value-type="float" office:value="-35.86228">
            <text:p>-35.86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0845">
            <text:p>-45.50845</text:p>
          </table:table-cell>
          <table:table-cell office:value-type="float" office:value="-40.82399">
            <text:p>-40.82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6102">
            <text:p>-47.16102</text:p>
          </table:table-cell>
          <table:table-cell office:value-type="float" office:value="-42.93702">
            <text:p>-42.93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946">
            <text:p>-47.96946</text:p>
          </table:table-cell>
          <table:table-cell office:value-type="float" office:value="-46.50798">
            <text:p>-46.50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422">
            <text:p>-47.90422</text:p>
          </table:table-cell>
          <table:table-cell office:value-type="float" office:value="-48.23529">
            <text:p>-48.23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6764">
            <text:p>-46.96764</text:p>
          </table:table-cell>
          <table:table-cell office:value-type="float" office:value="-50.92772">
            <text:p>-50.92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9395">
            <text:p>-45.19395</text:p>
          </table:table-cell>
          <table:table-cell office:value-type="float" office:value="-52.65397">
            <text:p>-52.65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4689">
            <text:p>-42.64689</text:p>
          </table:table-cell>
          <table:table-cell office:value-type="float" office:value="-54.20272">
            <text:p>-54.20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1955">
            <text:p>-39.41955</text:p>
          </table:table-cell>
          <table:table-cell office:value-type="float" office:value="-54.20185">
            <text:p>-54.2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2854">
            <text:p>-35.62854</text:p>
          </table:table-cell>
          <table:table-cell office:value-type="float" office:value="-50.61202">
            <text:p>-50.61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1051">
            <text:p>-31.41051</text:p>
          </table:table-cell>
          <table:table-cell office:value-type="float" office:value="-47.36229">
            <text:p>-47.36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1965">
            <text:p>-26.91965</text:p>
          </table:table-cell>
          <table:table-cell office:value-type="float" office:value="-43.29141">
            <text:p>-43.29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1731">
            <text:p>-22.31731</text:p>
          </table:table-cell>
          <table:table-cell office:value-type="float" office:value="-38.72182">
            <text:p>-38.7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7172">
            <text:p>-17.77172</text:p>
          </table:table-cell>
          <table:table-cell office:value-type="float" office:value="-34.35664">
            <text:p>-34.35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462">
            <text:p>-13.4462</text:p>
          </table:table-cell>
          <table:table-cell office:value-type="float" office:value="-30.21271">
            <text:p>-30.21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98852">
            <text:p>-9.498852</text:p>
          </table:table-cell>
          <table:table-cell office:value-type="float" office:value="-26.18276">
            <text:p>-26.18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71498">
            <text:p>-6.071498</text:p>
          </table:table-cell>
          <table:table-cell office:value-type="float" office:value="-22.18797">
            <text:p>-22.18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89424">
            <text:p>-3.289424</text:p>
          </table:table-cell>
          <table:table-cell office:value-type="float" office:value="-18.37446">
            <text:p>-18.37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52582">
            <text:p>-1.252582</text:p>
          </table:table-cell>
          <table:table-cell office:value-type="float" office:value="-14.86797">
            <text:p>-14.86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542537">
            <text:p>-0.03542537</text:p>
          </table:table-cell>
          <table:table-cell office:value-type="float" office:value="-11.41427">
            <text:p>-11.41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55569">
            <text:p>-8.255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042895">
            <text:p>-0.2042895</text:p>
          </table:table-cell>
          <table:table-cell office:value-type="float" office:value="-5.960095">
            <text:p>-5.960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84465">
            <text:p>-1.584465</text:p>
          </table:table-cell>
          <table:table-cell office:value-type="float" office:value="-5.921689">
            <text:p>-5.921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7176">
            <text:p>-3.77176</text:p>
          </table:table-cell>
          <table:table-cell office:value-type="float" office:value="-7.100864">
            <text:p>-7.100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8759">
            <text:p>-6.68759</text:p>
          </table:table-cell>
          <table:table-cell office:value-type="float" office:value="-7.220669">
            <text:p>-7.220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2537">
            <text:p>-10.22537</text:p>
          </table:table-cell>
          <table:table-cell office:value-type="float" office:value="-7.326461">
            <text:p>-7.326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58">
            <text:p>-14.258</text:p>
          </table:table-cell>
          <table:table-cell office:value-type="float" office:value="-7.471574">
            <text:p>-7.471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3806">
            <text:p>-18.63806</text:p>
          </table:table-cell>
          <table:table-cell office:value-type="float" office:value="-8.386913">
            <text:p>-8.386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082">
            <text:p>-23.2082</text:p>
          </table:table-cell>
          <table:table-cell office:value-type="float" office:value="-10.03858">
            <text:p>-10.03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0136">
            <text:p>-27.80136</text:p>
          </table:table-cell>
          <table:table-cell office:value-type="float" office:value="-13.10799">
            <text:p>-13.10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5252">
            <text:p>-32.25252</text:p>
          </table:table-cell>
          <table:table-cell office:value-type="float" office:value="-18.03494">
            <text:p>-18.03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9896">
            <text:p>-36.39896</text:p>
          </table:table-cell>
          <table:table-cell office:value-type="float" office:value="-23.67063">
            <text:p>-23.67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9172">
            <text:p>-40.09172</text:p>
          </table:table-cell>
          <table:table-cell office:value-type="float" office:value="-29.71169">
            <text:p>-29.71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9582">
            <text:p>-43.19582</text:p>
          </table:table-cell>
          <table:table-cell office:value-type="float" office:value="-35.75856">
            <text:p>-35.75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9973">
            <text:p>-45.59973</text:p>
          </table:table-cell>
          <table:table-cell office:value-type="float" office:value="-40.06512">
            <text:p>-40.06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1558">
            <text:p>-47.21558</text:p>
          </table:table-cell>
          <table:table-cell office:value-type="float" office:value="-42.9216">
            <text:p>-42.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531">
            <text:p>-47.98531</text:p>
          </table:table-cell>
          <table:table-cell office:value-type="float" office:value="-46.38206">
            <text:p>-46.38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079">
            <text:p>-47.88079</text:p>
          </table:table-cell>
          <table:table-cell office:value-type="float" office:value="-48.14672">
            <text:p>-48.14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0578">
            <text:p>-46.90578</text:p>
          </table:table-cell>
          <table:table-cell office:value-type="float" office:value="-50.86954">
            <text:p>-50.86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9591">
            <text:p>-45.09591</text:p>
          </table:table-cell>
          <table:table-cell office:value-type="float" office:value="-52.24659">
            <text:p>-52.24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1621">
            <text:p>-42.51621</text:p>
          </table:table-cell>
          <table:table-cell office:value-type="float" office:value="-53.52716">
            <text:p>-53.52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6098">
            <text:p>-39.26098</text:p>
          </table:table-cell>
          <table:table-cell office:value-type="float" office:value="-53.06808">
            <text:p>-53.06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4717">
            <text:p>-35.44717</text:p>
          </table:table-cell>
          <table:table-cell office:value-type="float" office:value="-50.37519">
            <text:p>-50.37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1418">
            <text:p>-31.21418</text:p>
          </table:table-cell>
          <table:table-cell office:value-type="float" office:value="-46.32179">
            <text:p>-46.32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1411">
            <text:p>-26.71411</text:p>
          </table:table-cell>
          <table:table-cell office:value-type="float" office:value="-42.20972">
            <text:p>-42.20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1143">
            <text:p>-22.11143</text:p>
          </table:table-cell>
          <table:table-cell office:value-type="float" office:value="-38.12085">
            <text:p>-38.12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7153">
            <text:p>-17.57153</text:p>
          </table:table-cell>
          <table:table-cell office:value-type="float" office:value="-33.98051">
            <text:p>-33.98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6035">
            <text:p>-13.26035</text:p>
          </table:table-cell>
          <table:table-cell office:value-type="float" office:value="-29.99738">
            <text:p>-29.99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32767">
            <text:p>-9.332767</text:p>
          </table:table-cell>
          <table:table-cell office:value-type="float" office:value="-25.94526">
            <text:p>-25.94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32365">
            <text:p>-5.932365</text:p>
          </table:table-cell>
          <table:table-cell office:value-type="float" office:value="-21.85952">
            <text:p>-21.85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81307">
            <text:p>-3.181307</text:p>
          </table:table-cell>
          <table:table-cell office:value-type="float" office:value="-18.17833">
            <text:p>-18.17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80156">
            <text:p>-1.180156</text:p>
          </table:table-cell>
          <table:table-cell office:value-type="float" office:value="-14.64223">
            <text:p>-14.64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08072078">
            <text:p>-0.0008072078</text:p>
          </table:table-cell>
          <table:table-cell office:value-type="float" office:value="-11.22342">
            <text:p>-11.22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85588">
            <text:p>-8.185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481424">
            <text:p>-0.2481424</text:p>
          </table:table-cell>
          <table:table-cell office:value-type="float" office:value="-5.935344">
            <text:p>-5.935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65588">
            <text:p>-1.665588</text:p>
          </table:table-cell>
          <table:table-cell office:value-type="float" office:value="-5.891888">
            <text:p>-5.891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87783">
            <text:p>-3.887783</text:p>
          </table:table-cell>
          <table:table-cell office:value-type="float" office:value="-7.036982">
            <text:p>-7.036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33498">
            <text:p>-6.833498</text:p>
          </table:table-cell>
          <table:table-cell office:value-type="float" office:value="-7.194729">
            <text:p>-7.194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969">
            <text:p>-10.3969</text:p>
          </table:table-cell>
          <table:table-cell office:value-type="float" office:value="-7.329085">
            <text:p>-7.329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773">
            <text:p>-14.44773</text:p>
          </table:table-cell>
          <table:table-cell office:value-type="float" office:value="-7.541971">
            <text:p>-7.541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4046">
            <text:p>-18.84046</text:p>
          </table:table-cell>
          <table:table-cell office:value-type="float" office:value="-8.554877">
            <text:p>-8.55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1451">
            <text:p>-23.41451</text:p>
          </table:table-cell>
          <table:table-cell office:value-type="float" office:value="-10.32516">
            <text:p>-10.32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555">
            <text:p>-28.00555</text:p>
          </table:table-cell>
          <table:table-cell office:value-type="float" office:value="-13.47784">
            <text:p>-13.47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4576">
            <text:p>-32.44576</text:p>
          </table:table-cell>
          <table:table-cell office:value-type="float" office:value="-18.36882">
            <text:p>-18.36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561">
            <text:p>-36.57561</text:p>
          </table:table-cell>
          <table:table-cell office:value-type="float" office:value="-23.93418">
            <text:p>-23.93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414">
            <text:p>-40.24414</text:p>
          </table:table-cell>
          <table:table-cell office:value-type="float" office:value="-29.89106">
            <text:p>-29.89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1955">
            <text:p>-43.31955</text:p>
          </table:table-cell>
          <table:table-cell office:value-type="float" office:value="-35.85501">
            <text:p>-35.85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8943">
            <text:p>-45.68943</text:p>
          </table:table-cell>
          <table:table-cell office:value-type="float" office:value="-40.30716">
            <text:p>-40.30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862">
            <text:p>-47.26862</text:p>
          </table:table-cell>
          <table:table-cell office:value-type="float" office:value="-42.84308">
            <text:p>-42.84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94">
            <text:p>-47.9994</text:p>
          </table:table-cell>
          <table:table-cell office:value-type="float" office:value="-46.49993">
            <text:p>-46.49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5553">
            <text:p>-47.85553</text:p>
          </table:table-cell>
          <table:table-cell office:value-type="float" office:value="-47.95424">
            <text:p>-47.9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4225">
            <text:p>-46.84225</text:p>
          </table:table-cell>
          <table:table-cell office:value-type="float" office:value="-50.84871">
            <text:p>-50.84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9597">
            <text:p>-44.99597</text:p>
          </table:table-cell>
          <table:table-cell office:value-type="float" office:value="-52.20353">
            <text:p>-52.20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8418">
            <text:p>-42.38418</text:p>
          </table:table-cell>
          <table:table-cell office:value-type="float" office:value="-53.54464">
            <text:p>-53.54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072">
            <text:p>-39.10072</text:p>
          </table:table-cell>
          <table:table-cell office:value-type="float" office:value="-53.05507">
            <text:p>-53.05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656">
            <text:p>-35.2656</text:p>
          </table:table-cell>
          <table:table-cell office:value-type="float" office:value="-50.28516">
            <text:p>-50.28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1662">
            <text:p>-31.01662</text:p>
          </table:table-cell>
          <table:table-cell office:value-type="float" office:value="-46.17504">
            <text:p>-46.17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0909">
            <text:p>-26.50909</text:p>
          </table:table-cell>
          <table:table-cell office:value-type="float" office:value="-41.94764">
            <text:p>-41.94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0495">
            <text:p>-21.90495</text:p>
          </table:table-cell>
          <table:table-cell office:value-type="float" office:value="-37.95991">
            <text:p>-37.9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7251">
            <text:p>-17.37251</text:p>
          </table:table-cell>
          <table:table-cell office:value-type="float" office:value="-33.81199">
            <text:p>-33.81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746">
            <text:p>-13.0746</text:p>
          </table:table-cell>
          <table:table-cell office:value-type="float" office:value="-29.83143">
            <text:p>-29.83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68333">
            <text:p>-9.168333</text:p>
          </table:table-cell>
          <table:table-cell office:value-type="float" office:value="-25.7357">
            <text:p>-25.7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94045">
            <text:p>-5.794045</text:p>
          </table:table-cell>
          <table:table-cell office:value-type="float" office:value="-21.69804">
            <text:p>-21.69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75083">
            <text:p>-3.075083</text:p>
          </table:table-cell>
          <table:table-cell office:value-type="float" office:value="-18.03503">
            <text:p>-18.03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0913">
            <text:p>-1.10913</text:p>
          </table:table-cell>
          <table:table-cell office:value-type="float" office:value="-14.53248">
            <text:p>-14.53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9308">
            <text:p>-11.09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50788">
            <text:p>-8.050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935594">
            <text:p>-0.2935594</text:p>
          </table:table-cell>
          <table:table-cell office:value-type="float" office:value="-5.798193">
            <text:p>-5.798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48626">
            <text:p>-1.748626</text:p>
          </table:table-cell>
          <table:table-cell office:value-type="float" office:value="-5.738834">
            <text:p>-5.738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04851">
            <text:p>-4.004851</text:p>
          </table:table-cell>
          <table:table-cell office:value-type="float" office:value="-5.705129">
            <text:p>-5.705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81174">
            <text:p>-6.981174</text:p>
          </table:table-cell>
          <table:table-cell office:value-type="float" office:value="-5.804106">
            <text:p>-5.804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688">
            <text:p>-10.5688</text:p>
          </table:table-cell>
          <table:table-cell office:value-type="float" office:value="-5.887895">
            <text:p>-5.887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3883">
            <text:p>-14.63883</text:p>
          </table:table-cell>
          <table:table-cell office:value-type="float" office:value="-6.598052">
            <text:p>-6.598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425">
            <text:p>-19.0425</text:p>
          </table:table-cell>
          <table:table-cell office:value-type="float" office:value="-8.168709">
            <text:p>-8.168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2158">
            <text:p>-23.62158</text:p>
          </table:table-cell>
          <table:table-cell office:value-type="float" office:value="-10.80072">
            <text:p>-10.8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087">
            <text:p>-28.2087</text:p>
          </table:table-cell>
          <table:table-cell office:value-type="float" office:value="-14.67536">
            <text:p>-14.67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3906">
            <text:p>-32.63906</text:p>
          </table:table-cell>
          <table:table-cell office:value-type="float" office:value="-19.62839">
            <text:p>-19.62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5069">
            <text:p>-36.75069</text:p>
          </table:table-cell>
          <table:table-cell office:value-type="float" office:value="-25.08945">
            <text:p>-25.08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959">
            <text:p>-40.3959</text:p>
          </table:table-cell>
          <table:table-cell office:value-type="float" office:value="-30.83411">
            <text:p>-30.83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4142">
            <text:p>-43.44142</text:p>
          </table:table-cell>
          <table:table-cell office:value-type="float" office:value="-36.50087">
            <text:p>-36.50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7785">
            <text:p>-45.77785</text:p>
          </table:table-cell>
          <table:table-cell office:value-type="float" office:value="-41.55422">
            <text:p>-41.55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977">
            <text:p>-47.31977</text:p>
          </table:table-cell>
          <table:table-cell office:value-type="float" office:value="-43.38329">
            <text:p>-43.38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178">
            <text:p>-48.01178</text:p>
          </table:table-cell>
          <table:table-cell office:value-type="float" office:value="-46.82809">
            <text:p>-46.82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286">
            <text:p>-47.8286</text:p>
          </table:table-cell>
          <table:table-cell office:value-type="float" office:value="-48.44314">
            <text:p>-48.44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7681">
            <text:p>-46.77681</text:p>
          </table:table-cell>
          <table:table-cell office:value-type="float" office:value="-51.33842">
            <text:p>-51.33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9484">
            <text:p>-44.89484</text:p>
          </table:table-cell>
          <table:table-cell office:value-type="float" office:value="-53.08342">
            <text:p>-53.08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5032">
            <text:p>-42.25032</text:p>
          </table:table-cell>
          <table:table-cell office:value-type="float" office:value="-54.53445">
            <text:p>-54.53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3991">
            <text:p>-38.93991</text:p>
          </table:table-cell>
          <table:table-cell office:value-type="float" office:value="-54.3028">
            <text:p>-54.3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8255">
            <text:p>-35.08255</text:p>
          </table:table-cell>
          <table:table-cell office:value-type="float" office:value="-50.39911">
            <text:p>-50.39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1923">
            <text:p>-30.81923</text:p>
          </table:table-cell>
          <table:table-cell office:value-type="float" office:value="-46.99756">
            <text:p>-46.99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0314">
            <text:p>-26.30314</text:p>
          </table:table-cell>
          <table:table-cell office:value-type="float" office:value="-42.63886">
            <text:p>-42.63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9934">
            <text:p>-21.69934</text:p>
          </table:table-cell>
          <table:table-cell office:value-type="float" office:value="-38.28885">
            <text:p>-38.28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7325">
            <text:p>-17.17325</text:p>
          </table:table-cell>
          <table:table-cell office:value-type="float" office:value="-33.91001">
            <text:p>-33.91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9031">
            <text:p>-12.89031</text:p>
          </table:table-cell>
          <table:table-cell office:value-type="float" office:value="-29.71674">
            <text:p>-29.71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04388">
            <text:p>-9.004388</text:p>
          </table:table-cell>
          <table:table-cell office:value-type="float" office:value="-25.58904">
            <text:p>-25.58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57537">
            <text:p>-5.657537</text:p>
          </table:table-cell>
          <table:table-cell office:value-type="float" office:value="-21.71747">
            <text:p>-21.71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70001">
            <text:p>-2.970001</text:p>
          </table:table-cell>
          <table:table-cell office:value-type="float" office:value="-17.84667">
            <text:p>-17.84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40018">
            <text:p>-1.040018</text:p>
          </table:table-cell>
          <table:table-cell office:value-type="float" office:value="-14.49177">
            <text:p>-14.49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3137">
            <text:p>-11.23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99921">
            <text:p>-8.099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406934">
            <text:p>-0.3406934</text:p>
          </table:table-cell>
          <table:table-cell office:value-type="float" office:value="-5.688133">
            <text:p>-5.688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32981">
            <text:p>-1.832981</text:p>
          </table:table-cell>
          <table:table-cell office:value-type="float" office:value="-6.081314">
            <text:p>-6.081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23364">
            <text:p>-4.123364</text:p>
          </table:table-cell>
          <table:table-cell office:value-type="float" office:value="-6.130182">
            <text:p>-6.130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29555">
            <text:p>-7.129555</text:p>
          </table:table-cell>
          <table:table-cell office:value-type="float" office:value="-6.280477">
            <text:p>-6.280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4167">
            <text:p>-10.74167</text:p>
          </table:table-cell>
          <table:table-cell office:value-type="float" office:value="-6.40995">
            <text:p>-6.40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2993">
            <text:p>-14.82993</text:p>
          </table:table-cell>
          <table:table-cell office:value-type="float" office:value="-7.005243">
            <text:p>-7.005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4489">
            <text:p>-19.24489</text:p>
          </table:table-cell>
          <table:table-cell office:value-type="float" office:value="-8.443501">
            <text:p>-8.443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2794">
            <text:p>-23.82794</text:p>
          </table:table-cell>
          <table:table-cell office:value-type="float" office:value="-10.87553">
            <text:p>-10.87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1154">
            <text:p>-28.41154</text:p>
          </table:table-cell>
          <table:table-cell office:value-type="float" office:value="-14.60463">
            <text:p>-14.60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3103">
            <text:p>-32.83103</text:p>
          </table:table-cell>
          <table:table-cell office:value-type="float" office:value="-19.59356">
            <text:p>-19.59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2485">
            <text:p>-36.92485</text:p>
          </table:table-cell>
          <table:table-cell office:value-type="float" office:value="-25.0839">
            <text:p>-25.0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4591">
            <text:p>-40.54591</text:p>
          </table:table-cell>
          <table:table-cell office:value-type="float" office:value="-30.94298">
            <text:p>-30.94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6187">
            <text:p>-43.56187</text:p>
          </table:table-cell>
          <table:table-cell office:value-type="float" office:value="-36.69997">
            <text:p>-36.6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6435">
            <text:p>-45.86435</text:p>
          </table:table-cell>
          <table:table-cell office:value-type="float" office:value="-41.49318">
            <text:p>-41.49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6921">
            <text:p>-47.36921</text:p>
          </table:table-cell>
          <table:table-cell office:value-type="float" office:value="-43.39134">
            <text:p>-43.39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235">
            <text:p>-48.02235</text:p>
          </table:table-cell>
          <table:table-cell office:value-type="float" office:value="-46.79347">
            <text:p>-46.79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993">
            <text:p>-47.79993</text:p>
          </table:table-cell>
          <table:table-cell office:value-type="float" office:value="-48.39571">
            <text:p>-48.39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0992">
            <text:p>-46.70992</text:p>
          </table:table-cell>
          <table:table-cell office:value-type="float" office:value="-51.09061">
            <text:p>-51.09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9218">
            <text:p>-44.79218</text:p>
          </table:table-cell>
          <table:table-cell office:value-type="float" office:value="-52.30254">
            <text:p>-52.30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1559">
            <text:p>-42.11559</text:p>
          </table:table-cell>
          <table:table-cell office:value-type="float" office:value="-53.71202">
            <text:p>-53.71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78">
            <text:p>-38.778</text:p>
          </table:table-cell>
          <table:table-cell office:value-type="float" office:value="-53.23256">
            <text:p>-53.23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9933">
            <text:p>-34.89933</text:p>
          </table:table-cell>
          <table:table-cell office:value-type="float" office:value="-50.40217">
            <text:p>-50.40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2134">
            <text:p>-30.62134</text:p>
          </table:table-cell>
          <table:table-cell office:value-type="float" office:value="-46.15458">
            <text:p>-46.15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9775">
            <text:p>-26.09775</text:p>
          </table:table-cell>
          <table:table-cell office:value-type="float" office:value="-41.77307">
            <text:p>-41.77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9389">
            <text:p>-21.49389</text:p>
          </table:table-cell>
          <table:table-cell office:value-type="float" office:value="-37.65903">
            <text:p>-37.65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7519">
            <text:p>-16.97519</text:p>
          </table:table-cell>
          <table:table-cell office:value-type="float" office:value="-33.45242">
            <text:p>-33.45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0681">
            <text:p>-12.70681</text:p>
          </table:table-cell>
          <table:table-cell office:value-type="float" office:value="-29.45224">
            <text:p>-29.45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4211">
            <text:p>-8.84211</text:p>
          </table:table-cell>
          <table:table-cell office:value-type="float" office:value="-25.35608">
            <text:p>-25.35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22355">
            <text:p>-5.522355</text:p>
          </table:table-cell>
          <table:table-cell office:value-type="float" office:value="-21.4106">
            <text:p>-21.4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66817">
            <text:p>-2.866817</text:p>
          </table:table-cell>
          <table:table-cell office:value-type="float" office:value="-17.76937">
            <text:p>-17.76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725664">
            <text:p>-0.9725664</text:p>
          </table:table-cell>
          <table:table-cell office:value-type="float" office:value="-14.25401">
            <text:p>-14.25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77178">
            <text:p>-10.77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710932">
            <text:p>-7.710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897173">
            <text:p>-0.3897173</text:p>
          </table:table-cell>
          <table:table-cell office:value-type="float" office:value="-5.626815">
            <text:p>-5.626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18939">
            <text:p>-1.918939</text:p>
          </table:table-cell>
          <table:table-cell office:value-type="float" office:value="-5.650902">
            <text:p>-5.650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43745">
            <text:p>-4.243745</text:p>
          </table:table-cell>
          <table:table-cell office:value-type="float" office:value="-5.595416">
            <text:p>-5.59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79155">
            <text:p>-7.279155</text:p>
          </table:table-cell>
          <table:table-cell office:value-type="float" office:value="-5.689166">
            <text:p>-5.689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1611">
            <text:p>-10.91611</text:p>
          </table:table-cell>
          <table:table-cell office:value-type="float" office:value="-5.766533">
            <text:p>-5.766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2168">
            <text:p>-15.02168</text:p>
          </table:table-cell>
          <table:table-cell office:value-type="float" office:value="-6.565695">
            <text:p>-6.565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4834">
            <text:p>-19.44834</text:p>
          </table:table-cell>
          <table:table-cell office:value-type="float" office:value="-8.194721">
            <text:p>-8.194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3429">
            <text:p>-24.03429</text:p>
          </table:table-cell>
          <table:table-cell office:value-type="float" office:value="-10.97564">
            <text:p>-10.97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1477">
            <text:p>-28.61477</text:p>
          </table:table-cell>
          <table:table-cell office:value-type="float" office:value="-15.05057">
            <text:p>-15.05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2235">
            <text:p>-33.02235</text:p>
          </table:table-cell>
          <table:table-cell office:value-type="float" office:value="-20.17108">
            <text:p>-20.17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9866">
            <text:p>-37.09866</text:p>
          </table:table-cell>
          <table:table-cell office:value-type="float" office:value="-25.74828">
            <text:p>-25.74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9471">
            <text:p>-40.69471</text:p>
          </table:table-cell>
          <table:table-cell office:value-type="float" office:value="-31.51113">
            <text:p>-31.51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813">
            <text:p>-43.6813</text:p>
          </table:table-cell>
          <table:table-cell office:value-type="float" office:value="-37.1533">
            <text:p>-37.1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4926">
            <text:p>-45.94926</text:p>
          </table:table-cell>
          <table:table-cell office:value-type="float" office:value="-41.69187">
            <text:p>-41.69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71">
            <text:p>-47.4171</text:p>
          </table:table-cell>
          <table:table-cell office:value-type="float" office:value="-43.57518">
            <text:p>-43.57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117">
            <text:p>-48.03117</text:p>
          </table:table-cell>
          <table:table-cell office:value-type="float" office:value="-47.3819">
            <text:p>-47.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6941">
            <text:p>-47.76941</text:p>
          </table:table-cell>
          <table:table-cell office:value-type="float" office:value="-48.51532">
            <text:p>-48.51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4138">
            <text:p>-46.64138</text:p>
          </table:table-cell>
          <table:table-cell office:value-type="float" office:value="-52.39772">
            <text:p>-52.39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8762">
            <text:p>-44.68762</text:p>
          </table:table-cell>
          <table:table-cell office:value-type="float" office:value="-53.56339">
            <text:p>-53.56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7953">
            <text:p>-41.97953</text:p>
          </table:table-cell>
          <table:table-cell office:value-type="float" office:value="-55.37747">
            <text:p>-55.37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1443">
            <text:p>-38.61443</text:p>
          </table:table-cell>
          <table:table-cell office:value-type="float" office:value="-53.04978">
            <text:p>-53.04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1531">
            <text:p>-34.71531</text:p>
          </table:table-cell>
          <table:table-cell office:value-type="float" office:value="-51.29779">
            <text:p>-51.29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2225">
            <text:p>-30.42225</text:p>
          </table:table-cell>
          <table:table-cell office:value-type="float" office:value="-47.18318">
            <text:p>-47.18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219">
            <text:p>-25.89219</text:p>
          </table:table-cell>
          <table:table-cell office:value-type="float" office:value="-42.50167">
            <text:p>-42.50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8788">
            <text:p>-21.28788</text:p>
          </table:table-cell>
          <table:table-cell office:value-type="float" office:value="-37.91206">
            <text:p>-37.91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763">
            <text:p>-16.77763</text:p>
          </table:table-cell>
          <table:table-cell office:value-type="float" office:value="-33.32434">
            <text:p>-33.32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2348">
            <text:p>-12.52348</text:p>
          </table:table-cell>
          <table:table-cell office:value-type="float" office:value="-29.18571">
            <text:p>-29.18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80925">
            <text:p>-8.680925</text:p>
          </table:table-cell>
          <table:table-cell office:value-type="float" office:value="-25.17948">
            <text:p>-25.17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88031">
            <text:p>-5.388031</text:p>
          </table:table-cell>
          <table:table-cell office:value-type="float" office:value="-21.25349">
            <text:p>-21.25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65161">
            <text:p>-2.765161</text:p>
          </table:table-cell>
          <table:table-cell office:value-type="float" office:value="-17.70875">
            <text:p>-17.70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065491">
            <text:p>-0.9065491</text:p>
          </table:table-cell>
          <table:table-cell office:value-type="float" office:value="-14.13954">
            <text:p>-14.13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3258">
            <text:p>-10.63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565611">
            <text:p>-7.565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402779">
            <text:p>-0.4402779</text:p>
          </table:table-cell>
          <table:table-cell office:value-type="float" office:value="-5.252924">
            <text:p>-5.252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06811">
            <text:p>-2.006811</text:p>
          </table:table-cell>
          <table:table-cell office:value-type="float" office:value="-5.848413">
            <text:p>-5.848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65129">
            <text:p>-4.365129</text:p>
          </table:table-cell>
          <table:table-cell office:value-type="float" office:value="-5.837577">
            <text:p>-5.837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30502">
            <text:p>-7.430502</text:p>
          </table:table-cell>
          <table:table-cell office:value-type="float" office:value="-5.916423">
            <text:p>-5.916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9088">
            <text:p>-11.09088</text:p>
          </table:table-cell>
          <table:table-cell office:value-type="float" office:value="-5.966341">
            <text:p>-5.966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1476">
            <text:p>-15.21476</text:p>
          </table:table-cell>
          <table:table-cell office:value-type="float" office:value="-6.644345">
            <text:p>-6.644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5139">
            <text:p>-19.65139</text:p>
          </table:table-cell>
          <table:table-cell office:value-type="float" office:value="-8.049107">
            <text:p>-8.049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137">
            <text:p>-24.24137</text:p>
          </table:table-cell>
          <table:table-cell office:value-type="float" office:value="-10.67007">
            <text:p>-10.67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1693">
            <text:p>-28.81693</text:p>
          </table:table-cell>
          <table:table-cell office:value-type="float" office:value="-14.70971">
            <text:p>-14.70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1368">
            <text:p>-33.21368</text:p>
          </table:table-cell>
          <table:table-cell office:value-type="float" office:value="-20.00169">
            <text:p>-20.0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709">
            <text:p>-37.2709</text:p>
          </table:table-cell>
          <table:table-cell office:value-type="float" office:value="-25.73667">
            <text:p>-25.73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4282">
            <text:p>-40.84282</text:p>
          </table:table-cell>
          <table:table-cell office:value-type="float" office:value="-31.64571">
            <text:p>-31.64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9887">
            <text:p>-43.79887</text:p>
          </table:table-cell>
          <table:table-cell office:value-type="float" office:value="-37.38878">
            <text:p>-37.38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3285">
            <text:p>-46.03285</text:p>
          </table:table-cell>
          <table:table-cell office:value-type="float" office:value="-41.53731">
            <text:p>-41.53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6311">
            <text:p>-47.46311</text:p>
          </table:table-cell>
          <table:table-cell office:value-type="float" office:value="-43.87268">
            <text:p>-43.87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825">
            <text:p>-48.03825</text:p>
          </table:table-cell>
          <table:table-cell office:value-type="float" office:value="-47.00776">
            <text:p>-47.00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3725">
            <text:p>-47.73725</text:p>
          </table:table-cell>
          <table:table-cell office:value-type="float" office:value="-48.97694">
            <text:p>-48.97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7093">
            <text:p>-46.57093</text:p>
          </table:table-cell>
          <table:table-cell office:value-type="float" office:value="-51.3689">
            <text:p>-51.3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8191">
            <text:p>-44.58191</text:p>
          </table:table-cell>
          <table:table-cell office:value-type="float" office:value="-53.4946">
            <text:p>-53.4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4167">
            <text:p>-41.84167</text:p>
          </table:table-cell>
          <table:table-cell office:value-type="float" office:value="-54.37476">
            <text:p>-54.37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5036">
            <text:p>-38.45036</text:p>
          </table:table-cell>
          <table:table-cell office:value-type="float" office:value="-53.55335">
            <text:p>-53.55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2983">
            <text:p>-34.52983</text:p>
          </table:table-cell>
          <table:table-cell office:value-type="float" office:value="-50.21384">
            <text:p>-50.21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2339">
            <text:p>-30.22339</text:p>
          </table:table-cell>
          <table:table-cell office:value-type="float" office:value="-45.73562">
            <text:p>-45.73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8575">
            <text:p>-25.68575</text:p>
          </table:table-cell>
          <table:table-cell office:value-type="float" office:value="-41.35574">
            <text:p>-41.35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8279">
            <text:p>-21.08279</text:p>
          </table:table-cell>
          <table:table-cell office:value-type="float" office:value="-37.36342">
            <text:p>-37.36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7988">
            <text:p>-16.57988</text:p>
          </table:table-cell>
          <table:table-cell office:value-type="float" office:value="-33.15709">
            <text:p>-33.15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4162">
            <text:p>-12.34162</text:p>
          </table:table-cell>
          <table:table-cell office:value-type="float" office:value="-29.26175">
            <text:p>-29.26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20275">
            <text:p>-8.520275</text:p>
          </table:table-cell>
          <table:table-cell office:value-type="float" office:value="-25.14432">
            <text:p>-25.14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55532">
            <text:p>-5.255532</text:p>
          </table:table-cell>
          <table:table-cell office:value-type="float" office:value="-21.33464">
            <text:p>-21.33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64686">
            <text:p>-2.664686</text:p>
          </table:table-cell>
          <table:table-cell office:value-type="float" office:value="-17.58727">
            <text:p>-17.58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424419">
            <text:p>-0.8424419</text:p>
          </table:table-cell>
          <table:table-cell office:value-type="float" office:value="-13.92185">
            <text:p>-13.92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2921">
            <text:p>-10.42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09282">
            <text:p>-7.409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927342">
            <text:p>-0.4927342</text:p>
          </table:table-cell>
          <table:table-cell office:value-type="float" office:value="-5.442873">
            <text:p>-5.442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95964">
            <text:p>-2.095964</text:p>
          </table:table-cell>
          <table:table-cell office:value-type="float" office:value="-5.546623">
            <text:p>-5.546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88372">
            <text:p>-4.488372</text:p>
          </table:table-cell>
          <table:table-cell office:value-type="float" office:value="-5.546482">
            <text:p>-5.546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8251">
            <text:p>-7.58251</text:p>
          </table:table-cell>
          <table:table-cell office:value-type="float" office:value="-5.674886">
            <text:p>-5.674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6721">
            <text:p>-11.26721</text:p>
          </table:table-cell>
          <table:table-cell office:value-type="float" office:value="-5.77275">
            <text:p>-5.77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0778">
            <text:p>-15.40778</text:p>
          </table:table-cell>
          <table:table-cell office:value-type="float" office:value="-6.687416">
            <text:p>-6.687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5547">
            <text:p>-19.85547</text:p>
          </table:table-cell>
          <table:table-cell office:value-type="float" office:value="-8.449151">
            <text:p>-8.449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4769">
            <text:p>-24.44769</text:p>
          </table:table-cell>
          <table:table-cell office:value-type="float" office:value="-11.38142">
            <text:p>-11.38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1946">
            <text:p>-29.01946</text:p>
          </table:table-cell>
          <table:table-cell office:value-type="float" office:value="-15.49224">
            <text:p>-15.49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0365">
            <text:p>-33.40365</text:p>
          </table:table-cell>
          <table:table-cell office:value-type="float" office:value="-20.6628">
            <text:p>-20.6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4276">
            <text:p>-37.44276</text:p>
          </table:table-cell>
          <table:table-cell office:value-type="float" office:value="-26.28653">
            <text:p>-26.28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8915">
            <text:p>-40.98915</text:p>
          </table:table-cell>
          <table:table-cell office:value-type="float" office:value="-32.09819">
            <text:p>-32.09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1498">
            <text:p>-43.91498</text:p>
          </table:table-cell>
          <table:table-cell office:value-type="float" office:value="-37.61675">
            <text:p>-37.61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1453">
            <text:p>-46.11453</text:p>
          </table:table-cell>
          <table:table-cell office:value-type="float" office:value="-42.04372">
            <text:p>-42.04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0739">
            <text:p>-47.50739</text:p>
          </table:table-cell>
          <table:table-cell office:value-type="float" office:value="-43.79514">
            <text:p>-43.79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353">
            <text:p>-48.04353</text:p>
          </table:table-cell>
          <table:table-cell office:value-type="float" office:value="-47.17684">
            <text:p>-47.17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0335">
            <text:p>-47.70335</text:p>
          </table:table-cell>
          <table:table-cell office:value-type="float" office:value="-48.83017">
            <text:p>-48.83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9907">
            <text:p>-46.49907</text:p>
          </table:table-cell>
          <table:table-cell office:value-type="float" office:value="-51.35482">
            <text:p>-51.35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747">
            <text:p>-44.4747</text:p>
          </table:table-cell>
          <table:table-cell office:value-type="float" office:value="-53.00547">
            <text:p>-53.00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0298">
            <text:p>-41.70298</text:p>
          </table:table-cell>
          <table:table-cell office:value-type="float" office:value="-54.24791">
            <text:p>-54.24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8523">
            <text:p>-38.28523</text:p>
          </table:table-cell>
          <table:table-cell office:value-type="float" office:value="-53.61342">
            <text:p>-53.61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4424">
            <text:p>-34.34424</text:p>
          </table:table-cell>
          <table:table-cell office:value-type="float" office:value="-50.5167">
            <text:p>-50.5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2407">
            <text:p>-30.02407</text:p>
          </table:table-cell>
          <table:table-cell office:value-type="float" office:value="-46.01749">
            <text:p>-46.01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7992">
            <text:p>-25.47992</text:p>
          </table:table-cell>
          <table:table-cell office:value-type="float" office:value="-41.35941">
            <text:p>-41.35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7791">
            <text:p>-20.87791</text:p>
          </table:table-cell>
          <table:table-cell office:value-type="float" office:value="-37.01474">
            <text:p>-37.01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8337">
            <text:p>-16.38337</text:p>
          </table:table-cell>
          <table:table-cell office:value-type="float" office:value="-32.92619">
            <text:p>-32.92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6061">
            <text:p>-12.16061</text:p>
          </table:table-cell>
          <table:table-cell office:value-type="float" office:value="-28.91724">
            <text:p>-28.91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61318">
            <text:p>-8.361318</text:p>
          </table:table-cell>
          <table:table-cell office:value-type="float" office:value="-25.09412">
            <text:p>-25.09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2439">
            <text:p>-5.12439</text:p>
          </table:table-cell>
          <table:table-cell office:value-type="float" office:value="-21.13474">
            <text:p>-21.13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6115">
            <text:p>-2.566115</text:p>
          </table:table-cell>
          <table:table-cell office:value-type="float" office:value="-17.40471">
            <text:p>-17.40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800099">
            <text:p>-0.7800099</text:p>
          </table:table-cell>
          <table:table-cell office:value-type="float" office:value="-13.83971">
            <text:p>-13.83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2834">
            <text:p>-10.42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09521">
            <text:p>-7.409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467085">
            <text:p>-0.5467085</text:p>
          </table:table-cell>
          <table:table-cell office:value-type="float" office:value="-5.212369">
            <text:p>-5.212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6702">
            <text:p>-2.186702</text:p>
          </table:table-cell>
          <table:table-cell office:value-type="float" office:value="-5.718545">
            <text:p>-5.718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2591">
            <text:p>-4.612591</text:p>
          </table:table-cell>
          <table:table-cell office:value-type="float" office:value="-5.818441">
            <text:p>-5.818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35703">
            <text:p>-7.735703</text:p>
          </table:table-cell>
          <table:table-cell office:value-type="float" office:value="-6.009685">
            <text:p>-6.009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4383">
            <text:p>-11.44383</text:p>
          </table:table-cell>
          <table:table-cell office:value-type="float" office:value="-6.139258">
            <text:p>-6.139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0143">
            <text:p>-15.60143</text:p>
          </table:table-cell>
          <table:table-cell office:value-type="float" office:value="-6.938959">
            <text:p>-6.938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5912">
            <text:p>-20.05912</text:p>
          </table:table-cell>
          <table:table-cell office:value-type="float" office:value="-8.566005">
            <text:p>-8.566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5396">
            <text:p>-24.65396</text:p>
          </table:table-cell>
          <table:table-cell office:value-type="float" office:value="-11.30153">
            <text:p>-11.30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2088">
            <text:p>-29.22088</text:p>
          </table:table-cell>
          <table:table-cell office:value-type="float" office:value="-15.33897">
            <text:p>-15.33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9293">
            <text:p>-33.59293</text:p>
          </table:table-cell>
          <table:table-cell office:value-type="float" office:value="-20.51513">
            <text:p>-20.5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1303">
            <text:p>-37.61303</text:p>
          </table:table-cell>
          <table:table-cell office:value-type="float" office:value="-26.18055">
            <text:p>-26.18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3424">
            <text:p>-41.13424</text:p>
          </table:table-cell>
          <table:table-cell office:value-type="float" office:value="-32.0759">
            <text:p>-32.0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3004">
            <text:p>-44.03004</text:p>
          </table:table-cell>
          <table:table-cell office:value-type="float" office:value="-37.71696">
            <text:p>-37.71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9459">
            <text:p>-46.19459</text:p>
          </table:table-cell>
          <table:table-cell office:value-type="float" office:value="-41.14878">
            <text:p>-41.14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5011">
            <text:p>-47.55011</text:p>
          </table:table-cell>
          <table:table-cell office:value-type="float" office:value="-43.60524">
            <text:p>-43.60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06">
            <text:p>-48.04706</text:p>
          </table:table-cell>
          <table:table-cell office:value-type="float" office:value="-46.28687">
            <text:p>-46.28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6759">
            <text:p>-47.66759</text:p>
          </table:table-cell>
          <table:table-cell office:value-type="float" office:value="-48.09241">
            <text:p>-48.09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2556">
            <text:p>-46.42556</text:p>
          </table:table-cell>
          <table:table-cell office:value-type="float" office:value="-50.73018">
            <text:p>-50.73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6559">
            <text:p>-44.36559</text:p>
          </table:table-cell>
          <table:table-cell office:value-type="float" office:value="-52.25486">
            <text:p>-52.25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63">
            <text:p>-41.563</text:p>
          </table:table-cell>
          <table:table-cell office:value-type="float" office:value="-53.44485">
            <text:p>-53.44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1845">
            <text:p>-38.11845</text:p>
          </table:table-cell>
          <table:table-cell office:value-type="float" office:value="-52.82303">
            <text:p>-52.82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5789">
            <text:p>-34.15789</text:p>
          </table:table-cell>
          <table:table-cell office:value-type="float" office:value="-49.68845">
            <text:p>-49.68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2358">
            <text:p>-29.82358</text:p>
          </table:table-cell>
          <table:table-cell office:value-type="float" office:value="-45.34879">
            <text:p>-45.34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7397">
            <text:p>-25.27397</text:p>
          </table:table-cell>
          <table:table-cell office:value-type="float" office:value="-40.92644">
            <text:p>-40.92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7251">
            <text:p>-20.67251</text:p>
          </table:table-cell>
          <table:table-cell office:value-type="float" office:value="-36.7234">
            <text:p>-36.7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8741">
            <text:p>-16.18741</text:p>
          </table:table-cell>
          <table:table-cell office:value-type="float" office:value="-32.58838">
            <text:p>-32.58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798">
            <text:p>-11.9798</text:p>
          </table:table-cell>
          <table:table-cell office:value-type="float" office:value="-28.64132">
            <text:p>-28.64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03487">
            <text:p>-8.203487</text:p>
          </table:table-cell>
          <table:table-cell office:value-type="float" office:value="-24.63842">
            <text:p>-24.63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94149">
            <text:p>-4.994149</text:p>
          </table:table-cell>
          <table:table-cell office:value-type="float" office:value="-20.74823">
            <text:p>-20.74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69095">
            <text:p>-2.469095</text:p>
          </table:table-cell>
          <table:table-cell office:value-type="float" office:value="-17.0816">
            <text:p>-17.0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190439">
            <text:p>-0.7190439</text:p>
          </table:table-cell>
          <table:table-cell office:value-type="float" office:value="-13.71497">
            <text:p>-13.71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6173">
            <text:p>-10.36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84825">
            <text:p>-7.384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023796">
            <text:p>-0.6023796</text:p>
          </table:table-cell>
          <table:table-cell office:value-type="float" office:value="-5.293354">
            <text:p>-5.293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79349">
            <text:p>-2.279349</text:p>
          </table:table-cell>
          <table:table-cell office:value-type="float" office:value="-5.3091">
            <text:p>-5.3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38212">
            <text:p>-4.738212</text:p>
          </table:table-cell>
          <table:table-cell office:value-type="float" office:value="-5.344415">
            <text:p>-5.344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90624">
            <text:p>-7.890624</text:p>
          </table:table-cell>
          <table:table-cell office:value-type="float" office:value="-5.493155">
            <text:p>-5.493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2135">
            <text:p>-11.62135</text:p>
          </table:table-cell>
          <table:table-cell office:value-type="float" office:value="-5.692679">
            <text:p>-5.692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9636">
            <text:p>-15.79636</text:p>
          </table:table-cell>
          <table:table-cell office:value-type="float" office:value="-6.698112">
            <text:p>-6.698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6305">
            <text:p>-20.26305</text:p>
          </table:table-cell>
          <table:table-cell office:value-type="float" office:value="-8.550858">
            <text:p>-8.550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6092">
            <text:p>-24.86092</text:p>
          </table:table-cell>
          <table:table-cell office:value-type="float" office:value="-11.58232">
            <text:p>-11.5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2192">
            <text:p>-29.42192</text:p>
          </table:table-cell>
          <table:table-cell office:value-type="float" office:value="-15.78066">
            <text:p>-15.78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8217">
            <text:p>-33.78217</text:p>
          </table:table-cell>
          <table:table-cell office:value-type="float" office:value="-20.94591">
            <text:p>-20.94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823">
            <text:p>-37.7823</text:p>
          </table:table-cell>
          <table:table-cell office:value-type="float" office:value="-26.61038">
            <text:p>-26.61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7858">
            <text:p>-41.27858</text:p>
          </table:table-cell>
          <table:table-cell office:value-type="float" office:value="-32.45841">
            <text:p>-32.45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4322">
            <text:p>-44.14322</text:p>
          </table:table-cell>
          <table:table-cell office:value-type="float" office:value="-38.01886">
            <text:p>-38.01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733">
            <text:p>-46.2733</text:p>
          </table:table-cell>
          <table:table-cell office:value-type="float" office:value="-41.37545">
            <text:p>-41.37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9095">
            <text:p>-47.59095</text:p>
          </table:table-cell>
          <table:table-cell office:value-type="float" office:value="-43.78116">
            <text:p>-43.78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83">
            <text:p>-48.04883</text:p>
          </table:table-cell>
          <table:table-cell office:value-type="float" office:value="-46.35058">
            <text:p>-46.35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3021">
            <text:p>-47.63021</text:p>
          </table:table-cell>
          <table:table-cell office:value-type="float" office:value="-48.21783">
            <text:p>-48.21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5013">
            <text:p>-46.35013</text:p>
          </table:table-cell>
          <table:table-cell office:value-type="float" office:value="-50.78589">
            <text:p>-50.78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5538">
            <text:p>-44.25538</text:p>
          </table:table-cell>
          <table:table-cell office:value-type="float" office:value="-52.38956">
            <text:p>-52.38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2121">
            <text:p>-41.42121</text:p>
          </table:table-cell>
          <table:table-cell office:value-type="float" office:value="-53.56123">
            <text:p>-53.56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5123">
            <text:p>-37.95123</text:p>
          </table:table-cell>
          <table:table-cell office:value-type="float" office:value="-52.9051">
            <text:p>-52.9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7011">
            <text:p>-33.97011</text:p>
          </table:table-cell>
          <table:table-cell office:value-type="float" office:value="-49.71055">
            <text:p>-49.71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2337">
            <text:p>-29.62337</text:p>
          </table:table-cell>
          <table:table-cell office:value-type="float" office:value="-45.26134">
            <text:p>-45.26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6717">
            <text:p>-25.06717</text:p>
          </table:table-cell>
          <table:table-cell office:value-type="float" office:value="-40.78235">
            <text:p>-40.78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6807">
            <text:p>-20.46807</text:p>
          </table:table-cell>
          <table:table-cell office:value-type="float" office:value="-36.58606">
            <text:p>-36.58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913">
            <text:p>-15.9913</text:p>
          </table:table-cell>
          <table:table-cell office:value-type="float" office:value="-32.46625">
            <text:p>-32.46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005">
            <text:p>-11.8005</text:p>
          </table:table-cell>
          <table:table-cell office:value-type="float" office:value="-28.54275">
            <text:p>-28.54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4624">
            <text:p>-8.04624</text:p>
          </table:table-cell>
          <table:table-cell office:value-type="float" office:value="-24.5617">
            <text:p>-24.5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65747">
            <text:p>-4.865747</text:p>
          </table:table-cell>
          <table:table-cell office:value-type="float" office:value="-20.75761">
            <text:p>-20.75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73293">
            <text:p>-2.373293</text:p>
          </table:table-cell>
          <table:table-cell office:value-type="float" office:value="-17.01955">
            <text:p>-17.01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599838">
            <text:p>-0.6599838</text:p>
          </table:table-cell>
          <table:table-cell office:value-type="float" office:value="-13.78747">
            <text:p>-13.78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6745">
            <text:p>-10.46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74751">
            <text:p>-7.474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59952">
            <text:p>-0.659952</text:p>
          </table:table-cell>
          <table:table-cell office:value-type="float" office:value="-5.331346">
            <text:p>-5.331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73242">
            <text:p>-2.373242</text:p>
          </table:table-cell>
          <table:table-cell office:value-type="float" office:value="-5.307401">
            <text:p>-5.307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65679">
            <text:p>-4.865679</text:p>
          </table:table-cell>
          <table:table-cell office:value-type="float" office:value="-5.373266">
            <text:p>-5.373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46156">
            <text:p>-8.046156</text:p>
          </table:table-cell>
          <table:table-cell office:value-type="float" office:value="-5.533429">
            <text:p>-5.533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0041">
            <text:p>-11.80041</text:p>
          </table:table-cell>
          <table:table-cell office:value-type="float" office:value="-5.7793">
            <text:p>-5.7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912">
            <text:p>-15.9912</text:p>
          </table:table-cell>
          <table:table-cell office:value-type="float" office:value="-6.831906">
            <text:p>-6.831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6796">
            <text:p>-20.46796</text:p>
          </table:table-cell>
          <table:table-cell office:value-type="float" office:value="-8.765063">
            <text:p>-8.765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6706">
            <text:p>-25.06706</text:p>
          </table:table-cell>
          <table:table-cell office:value-type="float" office:value="-11.8775">
            <text:p>-11.8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2326">
            <text:p>-29.62326</text:p>
          </table:table-cell>
          <table:table-cell office:value-type="float" office:value="-16.1299">
            <text:p>-16.1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7001">
            <text:p>-33.97001</text:p>
          </table:table-cell>
          <table:table-cell office:value-type="float" office:value="-21.25881">
            <text:p>-21.25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5115">
            <text:p>-37.95115</text:p>
          </table:table-cell>
          <table:table-cell office:value-type="float" office:value="-26.89848">
            <text:p>-26.89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2114">
            <text:p>-41.42114</text:p>
          </table:table-cell>
          <table:table-cell office:value-type="float" office:value="-32.73302">
            <text:p>-32.73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5532">
            <text:p>-44.25532</text:p>
          </table:table-cell>
          <table:table-cell office:value-type="float" office:value="-38.28191">
            <text:p>-38.28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5009">
            <text:p>-46.35009</text:p>
          </table:table-cell>
          <table:table-cell office:value-type="float" office:value="-41.89146">
            <text:p>-41.89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302">
            <text:p>-47.6302</text:p>
          </table:table-cell>
          <table:table-cell office:value-type="float" office:value="-44.03478">
            <text:p>-44.03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83">
            <text:p>-48.04883</text:p>
          </table:table-cell>
          <table:table-cell office:value-type="float" office:value="-46.86392">
            <text:p>-46.8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9097">
            <text:p>-47.59097</text:p>
          </table:table-cell>
          <table:table-cell office:value-type="float" office:value="-48.51382">
            <text:p>-48.51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7334">
            <text:p>-46.27334</text:p>
          </table:table-cell>
          <table:table-cell office:value-type="float" office:value="-51.26247">
            <text:p>-51.26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4328">
            <text:p>-44.14328</text:p>
          </table:table-cell>
          <table:table-cell office:value-type="float" office:value="-53.00541">
            <text:p>-53.00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7866">
            <text:p>-41.27866</text:p>
          </table:table-cell>
          <table:table-cell office:value-type="float" office:value="-54.16088">
            <text:p>-54.16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8238">
            <text:p>-37.78238</text:p>
          </table:table-cell>
          <table:table-cell office:value-type="float" office:value="-53.33626">
            <text:p>-53.33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8227">
            <text:p>-33.78227</text:p>
          </table:table-cell>
          <table:table-cell office:value-type="float" office:value="-50.01253">
            <text:p>-50.01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2202">
            <text:p>-29.42202</text:p>
          </table:table-cell>
          <table:table-cell office:value-type="float" office:value="-45.3567">
            <text:p>-45.3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6103">
            <text:p>-24.86103</text:p>
          </table:table-cell>
          <table:table-cell office:value-type="float" office:value="-40.77845">
            <text:p>-40.77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6388">
            <text:p>-20.26388</text:p>
          </table:table-cell>
          <table:table-cell office:value-type="float" office:value="-36.5469">
            <text:p>-36.5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9647">
            <text:p>-15.79647</text:p>
          </table:table-cell>
          <table:table-cell office:value-type="float" office:value="-32.43104">
            <text:p>-32.43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2208">
            <text:p>-11.62208</text:p>
          </table:table-cell>
          <table:table-cell office:value-type="float" office:value="-28.48809">
            <text:p>-28.48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90706">
            <text:p>-7.890706</text:p>
          </table:table-cell>
          <table:table-cell office:value-type="float" office:value="-24.52916">
            <text:p>-24.52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38731">
            <text:p>-4.738731</text:p>
          </table:table-cell>
          <table:table-cell office:value-type="float" office:value="-20.68402">
            <text:p>-20.68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794">
            <text:p>-2.2794</text:p>
          </table:table-cell>
          <table:table-cell office:value-type="float" office:value="-17.01315">
            <text:p>-17.01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026117">
            <text:p>-0.6026117</text:p>
          </table:table-cell>
          <table:table-cell office:value-type="float" office:value="-13.71453">
            <text:p>-13.71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732">
            <text:p>-10.3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95047">
            <text:p>-7.395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190122">
            <text:p>-0.7190122</text:p>
          </table:table-cell>
          <table:table-cell office:value-type="float" office:value="-5.295389">
            <text:p>-5.295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68698">
            <text:p>-2.468698</text:p>
          </table:table-cell>
          <table:table-cell office:value-type="float" office:value="-5.310059">
            <text:p>-5.310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9408">
            <text:p>-4.99408</text:p>
          </table:table-cell>
          <table:table-cell office:value-type="float" office:value="-5.407003">
            <text:p>-5.407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02842">
            <text:p>-8.202842</text:p>
          </table:table-cell>
          <table:table-cell office:value-type="float" office:value="-5.59545">
            <text:p>-5.59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797">
            <text:p>-11.9797</text:p>
          </table:table-cell>
          <table:table-cell office:value-type="float" office:value="-5.904019">
            <text:p>-5.904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866">
            <text:p>-16.1866</text:p>
          </table:table-cell>
          <table:table-cell office:value-type="float" office:value="-7.024538">
            <text:p>-7.024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724">
            <text:p>-20.6724</text:p>
          </table:table-cell>
          <table:table-cell office:value-type="float" office:value="-9.054362">
            <text:p>-9.054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7312">
            <text:p>-25.27312</text:p>
          </table:table-cell>
          <table:table-cell office:value-type="float" office:value="-12.23959">
            <text:p>-12.23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2347">
            <text:p>-29.82347</text:p>
          </table:table-cell>
          <table:table-cell office:value-type="float" office:value="-16.54141">
            <text:p>-16.54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5712">
            <text:p>-34.15712</text:p>
          </table:table-cell>
          <table:table-cell office:value-type="float" office:value="-21.67029">
            <text:p>-21.67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1837">
            <text:p>-38.11837</text:p>
          </table:table-cell>
          <table:table-cell office:value-type="float" office:value="-27.29359">
            <text:p>-27.29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6242">
            <text:p>-41.56242</text:p>
          </table:table-cell>
          <table:table-cell office:value-type="float" office:value="-33.0867">
            <text:p>-33.0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6553">
            <text:p>-44.36553</text:p>
          </table:table-cell>
          <table:table-cell office:value-type="float" office:value="-38.58722">
            <text:p>-38.587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2525">
            <text:p>-46.42525</text:p>
          </table:table-cell>
          <table:table-cell office:value-type="float" office:value="-42.23631">
            <text:p>-42.23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6757">
            <text:p>-47.66757</text:p>
          </table:table-cell>
          <table:table-cell office:value-type="float" office:value="-44.30088">
            <text:p>-44.30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07">
            <text:p>-48.04707</text:p>
          </table:table-cell>
          <table:table-cell office:value-type="float" office:value="-47.19146">
            <text:p>-47.19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5013">
            <text:p>-47.55013</text:p>
          </table:table-cell>
          <table:table-cell office:value-type="float" office:value="-48.87843">
            <text:p>-48.87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9491">
            <text:p>-46.19491</text:p>
          </table:table-cell>
          <table:table-cell office:value-type="float" office:value="-51.40034">
            <text:p>-51.40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301">
            <text:p>-44.0301</text:p>
          </table:table-cell>
          <table:table-cell office:value-type="float" office:value="-52.82891">
            <text:p>-52.82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3483">
            <text:p>-41.13483</text:p>
          </table:table-cell>
          <table:table-cell office:value-type="float" office:value="-53.86">
            <text:p>-53.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1312">
            <text:p>-37.61312</text:p>
          </table:table-cell>
          <table:table-cell office:value-type="float" office:value="-52.88989">
            <text:p>-52.88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937">
            <text:p>-33.5937</text:p>
          </table:table-cell>
          <table:table-cell office:value-type="float" office:value="-49.46732">
            <text:p>-49.46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2099">
            <text:p>-29.22099</text:p>
          </table:table-cell>
          <table:table-cell office:value-type="float" office:value="-45.06703">
            <text:p>-45.06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5481">
            <text:p>-24.65481</text:p>
          </table:table-cell>
          <table:table-cell office:value-type="float" office:value="-40.60339">
            <text:p>-40.6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5923">
            <text:p>-20.05923</text:p>
          </table:table-cell>
          <table:table-cell office:value-type="float" office:value="-36.42089">
            <text:p>-36.42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0222">
            <text:p>-15.60222</text:p>
          </table:table-cell>
          <table:table-cell office:value-type="float" office:value="-32.27933">
            <text:p>-32.27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4392">
            <text:p>-11.44392</text:p>
          </table:table-cell>
          <table:table-cell office:value-type="float" office:value="-28.30938">
            <text:p>-28.30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36334">
            <text:p>-7.736334</text:p>
          </table:table-cell>
          <table:table-cell office:value-type="float" office:value="-24.34028">
            <text:p>-24.34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2657">
            <text:p>-4.612657</text:p>
          </table:table-cell>
          <table:table-cell office:value-type="float" office:value="-20.4339">
            <text:p>-20.4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7078">
            <text:p>-2.187078</text:p>
          </table:table-cell>
          <table:table-cell office:value-type="float" office:value="-16.88588">
            <text:p>-16.88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467374">
            <text:p>-0.5467374</text:p>
          </table:table-cell>
          <table:table-cell office:value-type="float" office:value="-13.47381">
            <text:p>-13.47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3622">
            <text:p>-10.13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02251">
            <text:p>-7.202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797562">
            <text:p>-0.7797562</text:p>
          </table:table-cell>
          <table:table-cell office:value-type="float" office:value="-5.231693">
            <text:p>-5.231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6063">
            <text:p>-2.566063</text:p>
          </table:table-cell>
          <table:table-cell office:value-type="float" office:value="-5.302119">
            <text:p>-5.302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23854">
            <text:p>-5.123854</text:p>
          </table:table-cell>
          <table:table-cell office:value-type="float" office:value="-5.374979">
            <text:p>-5.374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61233">
            <text:p>-8.361233</text:p>
          </table:table-cell>
          <table:table-cell office:value-type="float" office:value="-5.538915">
            <text:p>-5.538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5986">
            <text:p>-12.15986</text:p>
          </table:table-cell>
          <table:table-cell office:value-type="float" office:value="-5.856016">
            <text:p>-5.856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8327">
            <text:p>-16.38327</text:p>
          </table:table-cell>
          <table:table-cell office:value-type="float" office:value="-6.978141">
            <text:p>-6.978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7707">
            <text:p>-20.87707</text:p>
          </table:table-cell>
          <table:table-cell office:value-type="float" office:value="-9.018725">
            <text:p>-9.018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7981">
            <text:p>-25.47981</text:p>
          </table:table-cell>
          <table:table-cell office:value-type="float" office:value="-12.24427">
            <text:p>-12.24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2324">
            <text:p>-30.02324</text:p>
          </table:table-cell>
          <table:table-cell office:value-type="float" office:value="-16.61823">
            <text:p>-16.61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4414">
            <text:p>-34.34414</text:p>
          </table:table-cell>
          <table:table-cell office:value-type="float" office:value="-21.82551">
            <text:p>-21.82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8455">
            <text:p>-38.28455</text:p>
          </table:table-cell>
          <table:table-cell office:value-type="float" office:value="-27.50395">
            <text:p>-27.50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0291">
            <text:p>-41.70291</text:p>
          </table:table-cell>
          <table:table-cell office:value-type="float" office:value="-33.31526">
            <text:p>-33.31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7425">
            <text:p>-44.47425</text:p>
          </table:table-cell>
          <table:table-cell office:value-type="float" office:value="-38.80032">
            <text:p>-38.8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9902">
            <text:p>-46.49902</text:p>
          </table:table-cell>
          <table:table-cell office:value-type="float" office:value="-42.22018">
            <text:p>-42.22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0321">
            <text:p>-47.70321</text:p>
          </table:table-cell>
          <table:table-cell office:value-type="float" office:value="-44.5406">
            <text:p>-44.5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354">
            <text:p>-48.04354</text:p>
          </table:table-cell>
          <table:table-cell office:value-type="float" office:value="-47.11549">
            <text:p>-47.11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0757">
            <text:p>-47.50757</text:p>
          </table:table-cell>
          <table:table-cell office:value-type="float" office:value="-48.95093">
            <text:p>-48.95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1457">
            <text:p>-46.11457</text:p>
          </table:table-cell>
          <table:table-cell office:value-type="float" office:value="-51.38612">
            <text:p>-51.38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1545">
            <text:p>-43.91545</text:p>
          </table:table-cell>
          <table:table-cell office:value-type="float" office:value="-52.83661">
            <text:p>-52.83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8923">
            <text:p>-40.98923</text:p>
          </table:table-cell>
          <table:table-cell office:value-type="float" office:value="-53.58338">
            <text:p>-53.58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4286">
            <text:p>-37.44286</text:p>
          </table:table-cell>
          <table:table-cell office:value-type="float" office:value="-52.52485">
            <text:p>-52.52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0376">
            <text:p>-33.40376</text:p>
          </table:table-cell>
          <table:table-cell office:value-type="float" office:value="-49.08727">
            <text:p>-49.08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1956">
            <text:p>-29.01956</text:p>
          </table:table-cell>
          <table:table-cell office:value-type="float" office:value="-44.80548">
            <text:p>-44.80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478">
            <text:p>-24.4478</text:p>
          </table:table-cell>
          <table:table-cell office:value-type="float" office:value="-40.42561">
            <text:p>-40.42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5558">
            <text:p>-19.85558</text:p>
          </table:table-cell>
          <table:table-cell office:value-type="float" office:value="-36.24039">
            <text:p>-36.24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0789">
            <text:p>-15.40789</text:p>
          </table:table-cell>
          <table:table-cell office:value-type="float" office:value="-32.08221">
            <text:p>-32.08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673">
            <text:p>-11.2673</text:p>
          </table:table-cell>
          <table:table-cell office:value-type="float" office:value="-28.08375">
            <text:p>-28.08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82591">
            <text:p>-7.582591</text:p>
          </table:table-cell>
          <table:table-cell office:value-type="float" office:value="-24.105">
            <text:p>-24.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88439">
            <text:p>-4.488439</text:p>
          </table:table-cell>
          <table:table-cell office:value-type="float" office:value="-20.14986">
            <text:p>-20.14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96012">
            <text:p>-2.096012</text:p>
          </table:table-cell>
          <table:table-cell office:value-type="float" office:value="-16.64992">
            <text:p>-16.6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927631">
            <text:p>-0.4927631</text:p>
          </table:table-cell>
          <table:table-cell office:value-type="float" office:value="-13.2458">
            <text:p>-13.2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15282">
            <text:p>-9.915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24733">
            <text:p>-7.024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424073">
            <text:p>-0.8424073</text:p>
          </table:table-cell>
          <table:table-cell office:value-type="float" office:value="-5.193012">
            <text:p>-5.193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64632">
            <text:p>-2.664632</text:p>
          </table:table-cell>
          <table:table-cell office:value-type="float" office:value="-5.329765">
            <text:p>-5.329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55463">
            <text:p>-5.255463</text:p>
          </table:table-cell>
          <table:table-cell office:value-type="float" office:value="-5.38867">
            <text:p>-5.38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2019">
            <text:p>-8.52019</text:p>
          </table:table-cell>
          <table:table-cell office:value-type="float" office:value="-5.532224">
            <text:p>-5.532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4153">
            <text:p>-12.34153</text:p>
          </table:table-cell>
          <table:table-cell office:value-type="float" office:value="-5.860365">
            <text:p>-5.860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7978">
            <text:p>-16.57978</text:p>
          </table:table-cell>
          <table:table-cell office:value-type="float" office:value="-6.961311">
            <text:p>-6.961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8269">
            <text:p>-21.08269</text:p>
          </table:table-cell>
          <table:table-cell office:value-type="float" office:value="-9.037572">
            <text:p>-9.037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8564">
            <text:p>-25.68564</text:p>
          </table:table-cell>
          <table:table-cell office:value-type="float" office:value="-12.29425">
            <text:p>-12.29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2328">
            <text:p>-30.22328</text:p>
          </table:table-cell>
          <table:table-cell office:value-type="float" office:value="-16.7305">
            <text:p>-16.7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2973">
            <text:p>-34.52973</text:p>
          </table:table-cell>
          <table:table-cell office:value-type="float" office:value="-21.99622">
            <text:p>-21.99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5028">
            <text:p>-38.45028</text:p>
          </table:table-cell>
          <table:table-cell office:value-type="float" office:value="-27.71012">
            <text:p>-27.71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4159">
            <text:p>-41.84159</text:p>
          </table:table-cell>
          <table:table-cell office:value-type="float" office:value="-33.54289">
            <text:p>-33.54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8186">
            <text:p>-44.58186</text:p>
          </table:table-cell>
          <table:table-cell office:value-type="float" office:value="-39.03973">
            <text:p>-39.03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7089">
            <text:p>-46.57089</text:p>
          </table:table-cell>
          <table:table-cell office:value-type="float" office:value="-42.23226">
            <text:p>-42.23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3723">
            <text:p>-47.73723</text:p>
          </table:table-cell>
          <table:table-cell office:value-type="float" office:value="-44.93675">
            <text:p>-44.93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825">
            <text:p>-48.03825</text:p>
          </table:table-cell>
          <table:table-cell office:value-type="float" office:value="-46.92316">
            <text:p>-46.92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6313">
            <text:p>-47.46313</text:p>
          </table:table-cell>
          <table:table-cell office:value-type="float" office:value="-49.44413">
            <text:p>-49.44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3289">
            <text:p>-46.03289</text:p>
          </table:table-cell>
          <table:table-cell office:value-type="float" office:value="-51.18172">
            <text:p>-51.18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9893">
            <text:p>-43.79893</text:p>
          </table:table-cell>
          <table:table-cell office:value-type="float" office:value="-53.17838">
            <text:p>-53.17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4289">
            <text:p>-40.84289</text:p>
          </table:table-cell>
          <table:table-cell office:value-type="float" office:value="-53.65649">
            <text:p>-53.656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7099">
            <text:p>-37.27099</text:p>
          </table:table-cell>
          <table:table-cell office:value-type="float" office:value="-52.65195">
            <text:p>-52.65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1378">
            <text:p>-33.21378</text:p>
          </table:table-cell>
          <table:table-cell office:value-type="float" office:value="-49.16262">
            <text:p>-49.16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1704">
            <text:p>-28.81704</text:p>
          </table:table-cell>
          <table:table-cell office:value-type="float" office:value="-44.76227">
            <text:p>-44.76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148">
            <text:p>-24.24148</text:p>
          </table:table-cell>
          <table:table-cell office:value-type="float" office:value="-40.30433">
            <text:p>-40.30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515">
            <text:p>-19.6515</text:p>
          </table:table-cell>
          <table:table-cell office:value-type="float" office:value="-36.0416">
            <text:p>-36.0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1486">
            <text:p>-15.21486</text:p>
          </table:table-cell>
          <table:table-cell office:value-type="float" office:value="-31.91383">
            <text:p>-31.91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9098">
            <text:p>-11.09098</text:p>
          </table:table-cell>
          <table:table-cell office:value-type="float" office:value="-27.95987">
            <text:p>-27.95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30583">
            <text:p>-7.430583</text:p>
          </table:table-cell>
          <table:table-cell office:value-type="float" office:value="-24.01077">
            <text:p>-24.01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65194">
            <text:p>-4.365194</text:p>
          </table:table-cell>
          <table:table-cell office:value-type="float" office:value="-20.06305">
            <text:p>-20.06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06859">
            <text:p>-2.006859</text:p>
          </table:table-cell>
          <table:table-cell office:value-type="float" office:value="-16.53001">
            <text:p>-16.53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403053">
            <text:p>-0.4403053</text:p>
          </table:table-cell>
          <table:table-cell office:value-type="float" office:value="-13.10522">
            <text:p>-13.10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746871">
            <text:p>-9.746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84358">
            <text:p>-6.884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065145">
            <text:p>-0.9065145</text:p>
          </table:table-cell>
          <table:table-cell office:value-type="float" office:value="-5.08758">
            <text:p>-5.08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65108">
            <text:p>-2.765108</text:p>
          </table:table-cell>
          <table:table-cell office:value-type="float" office:value="-5.22641">
            <text:p>-5.22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8796">
            <text:p>-5.38796</text:p>
          </table:table-cell>
          <table:table-cell office:value-type="float" office:value="-5.260379">
            <text:p>-5.260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80265">
            <text:p>-8.680265</text:p>
          </table:table-cell>
          <table:table-cell office:value-type="float" office:value="-5.374032">
            <text:p>-5.374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2338">
            <text:p>-12.52338</text:p>
          </table:table-cell>
          <table:table-cell office:value-type="float" office:value="-5.744227">
            <text:p>-5.744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682">
            <text:p>-16.77682</text:p>
          </table:table-cell>
          <table:table-cell office:value-type="float" office:value="-6.884785">
            <text:p>-6.884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8778">
            <text:p>-21.28778</text:p>
          </table:table-cell>
          <table:table-cell office:value-type="float" office:value="-9.034615">
            <text:p>-9.034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135">
            <text:p>-25.89135</text:p>
          </table:table-cell>
          <table:table-cell office:value-type="float" office:value="-12.38988">
            <text:p>-12.38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2214">
            <text:p>-30.42214</text:p>
          </table:table-cell>
          <table:table-cell office:value-type="float" office:value="-16.93711">
            <text:p>-16.93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1455">
            <text:p>-34.71455</text:p>
          </table:table-cell>
          <table:table-cell office:value-type="float" office:value="-22.271">
            <text:p>-22.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1434">
            <text:p>-38.61434</text:p>
          </table:table-cell>
          <table:table-cell office:value-type="float" office:value="-28.09964">
            <text:p>-28.09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7897">
            <text:p>-41.97897</text:p>
          </table:table-cell>
          <table:table-cell office:value-type="float" office:value="-33.86255">
            <text:p>-33.86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8756">
            <text:p>-44.68756</text:p>
          </table:table-cell>
          <table:table-cell office:value-type="float" office:value="-39.39298">
            <text:p>-39.39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4109">
            <text:p>-46.64109</text:p>
          </table:table-cell>
          <table:table-cell office:value-type="float" office:value="-41.99056">
            <text:p>-41.99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6939">
            <text:p>-47.76939</text:p>
          </table:table-cell>
          <table:table-cell office:value-type="float" office:value="-45.18658">
            <text:p>-45.18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12">
            <text:p>-48.0312</text:p>
          </table:table-cell>
          <table:table-cell office:value-type="float" office:value="-46.84544">
            <text:p>-46.84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713">
            <text:p>-47.41713</text:p>
          </table:table-cell>
          <table:table-cell office:value-type="float" office:value="-49.6309">
            <text:p>-49.6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496">
            <text:p>-45.9496</text:p>
          </table:table-cell>
          <table:table-cell office:value-type="float" office:value="-51.3979">
            <text:p>-51.3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8137">
            <text:p>-43.68137</text:p>
          </table:table-cell>
          <table:table-cell office:value-type="float" office:value="-53.42625">
            <text:p>-53.42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9532">
            <text:p>-40.69532</text:p>
          </table:table-cell>
          <table:table-cell office:value-type="float" office:value="-53.93617">
            <text:p>-53.93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9875">
            <text:p>-37.09875</text:p>
          </table:table-cell>
          <table:table-cell office:value-type="float" office:value="-52.71184">
            <text:p>-52.7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2313">
            <text:p>-33.02313</text:p>
          </table:table-cell>
          <table:table-cell office:value-type="float" office:value="-49.05062">
            <text:p>-49.05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1488">
            <text:p>-28.61488</text:p>
          </table:table-cell>
          <table:table-cell office:value-type="float" office:value="-44.52664">
            <text:p>-44.52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3514">
            <text:p>-24.03514</text:p>
          </table:table-cell>
          <table:table-cell office:value-type="float" office:value="-40.03694">
            <text:p>-40.0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4845">
            <text:p>-19.44845</text:p>
          </table:table-cell>
          <table:table-cell office:value-type="float" office:value="-35.79008">
            <text:p>-35.79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2246">
            <text:p>-15.02246</text:p>
          </table:table-cell>
          <table:table-cell office:value-type="float" office:value="-31.69325">
            <text:p>-31.69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1621">
            <text:p>-10.91621</text:p>
          </table:table-cell>
          <table:table-cell office:value-type="float" office:value="-27.75591">
            <text:p>-27.75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79772">
            <text:p>-7.279772</text:p>
          </table:table-cell>
          <table:table-cell office:value-type="float" office:value="-23.79443">
            <text:p>-23.79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4381">
            <text:p>-4.24381</text:p>
          </table:table-cell>
          <table:table-cell office:value-type="float" office:value="-19.85315">
            <text:p>-19.85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19295">
            <text:p>-1.919295</text:p>
          </table:table-cell>
          <table:table-cell office:value-type="float" office:value="-16.3381">
            <text:p>-16.3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897433">
            <text:p>-0.3897433</text:p>
          </table:table-cell>
          <table:table-cell office:value-type="float" office:value="-12.89099">
            <text:p>-12.89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38463">
            <text:p>-9.538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99986">
            <text:p>-6.699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722925">
            <text:p>-0.9722925</text:p>
          </table:table-cell>
          <table:table-cell office:value-type="float" office:value="-4.937687">
            <text:p>-4.937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66762">
            <text:p>-2.866762</text:p>
          </table:table-cell>
          <table:table-cell office:value-type="float" office:value="-5.060047">
            <text:p>-5.060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21802">
            <text:p>-5.521802</text:p>
          </table:table-cell>
          <table:table-cell office:value-type="float" office:value="-5.069486">
            <text:p>-5.069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42024">
            <text:p>-8.842024</text:p>
          </table:table-cell>
          <table:table-cell office:value-type="float" office:value="-5.154345">
            <text:p>-5.154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0606">
            <text:p>-12.70606</text:p>
          </table:table-cell>
          <table:table-cell office:value-type="float" office:value="-5.575416">
            <text:p>-5.57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7509">
            <text:p>-16.97509</text:p>
          </table:table-cell>
          <table:table-cell office:value-type="float" office:value="-6.769121">
            <text:p>-6.769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9305">
            <text:p>-21.49305</text:p>
          </table:table-cell>
          <table:table-cell office:value-type="float" office:value="-8.985812">
            <text:p>-8.985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9764">
            <text:p>-26.09764</text:p>
          </table:table-cell>
          <table:table-cell office:value-type="float" office:value="-12.46445">
            <text:p>-12.46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2053">
            <text:p>-30.62053</text:p>
          </table:table-cell>
          <table:table-cell office:value-type="float" office:value="-17.09879">
            <text:p>-17.09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9923">
            <text:p>-34.89923</text:p>
          </table:table-cell>
          <table:table-cell office:value-type="float" office:value="-22.46685">
            <text:p>-22.46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7734">
            <text:p>-38.77734</text:p>
          </table:table-cell>
          <table:table-cell office:value-type="float" office:value="-28.30618">
            <text:p>-28.30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1552">
            <text:p>-42.11552</text:p>
          </table:table-cell>
          <table:table-cell office:value-type="float" office:value="-34.06608">
            <text:p>-34.06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9175">
            <text:p>-44.79175</text:p>
          </table:table-cell>
          <table:table-cell office:value-type="float" office:value="-39.57726">
            <text:p>-39.57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0989">
            <text:p>-46.70989</text:p>
          </table:table-cell>
          <table:table-cell office:value-type="float" office:value="-42.07764">
            <text:p>-42.07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981">
            <text:p>-47.79981</text:p>
          </table:table-cell>
          <table:table-cell office:value-type="float" office:value="-45.29431">
            <text:p>-45.29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236">
            <text:p>-48.02236</text:p>
          </table:table-cell>
          <table:table-cell office:value-type="float" office:value="-46.93469">
            <text:p>-46.9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694">
            <text:p>-47.3694</text:p>
          </table:table-cell>
          <table:table-cell office:value-type="float" office:value="-49.751">
            <text:p>-49.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644">
            <text:p>-45.8644</text:p>
          </table:table-cell>
          <table:table-cell office:value-type="float" office:value="-51.49102">
            <text:p>-51.49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6236">
            <text:p>-43.56236</text:p>
          </table:table-cell>
          <table:table-cell office:value-type="float" office:value="-53.58192">
            <text:p>-53.5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4599">
            <text:p>-40.54599</text:p>
          </table:table-cell>
          <table:table-cell office:value-type="float" office:value="-54.24865">
            <text:p>-54.24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2556">
            <text:p>-36.92556</text:p>
          </table:table-cell>
          <table:table-cell office:value-type="float" office:value="-52.74364">
            <text:p>-52.74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3113">
            <text:p>-32.83113</text:p>
          </table:table-cell>
          <table:table-cell office:value-type="float" office:value="-48.91128">
            <text:p>-48.91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1237">
            <text:p>-28.41237</text:p>
          </table:table-cell>
          <table:table-cell office:value-type="float" office:value="-44.37815">
            <text:p>-44.3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2804">
            <text:p>-23.82804</text:p>
          </table:table-cell>
          <table:table-cell office:value-type="float" office:value="-39.81456">
            <text:p>-39.81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4572">
            <text:p>-19.24572</text:p>
          </table:table-cell>
          <table:table-cell office:value-type="float" office:value="-35.56686">
            <text:p>-35.56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3003">
            <text:p>-14.83003</text:p>
          </table:table-cell>
          <table:table-cell office:value-type="float" office:value="-31.44725">
            <text:p>-31.44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4238">
            <text:p>-10.74238</text:p>
          </table:table-cell>
          <table:table-cell office:value-type="float" office:value="-27.54273">
            <text:p>-27.54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29634">
            <text:p>-7.129634</text:p>
          </table:table-cell>
          <table:table-cell office:value-type="float" office:value="-23.61053">
            <text:p>-23.61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23854">
            <text:p>-4.123854</text:p>
          </table:table-cell>
          <table:table-cell office:value-type="float" office:value="-19.76518">
            <text:p>-19.76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33027">
            <text:p>-1.833027</text:p>
          </table:table-cell>
          <table:table-cell office:value-type="float" office:value="-16.22578">
            <text:p>-16.22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408909">
            <text:p>-0.3408909</text:p>
          </table:table-cell>
          <table:table-cell office:value-type="float" office:value="-12.65883">
            <text:p>-12.65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4618">
            <text:p>-9.24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21106">
            <text:p>-6.421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39982">
            <text:p>-1.039982</text:p>
          </table:table-cell>
          <table:table-cell office:value-type="float" office:value="-4.799671">
            <text:p>-4.799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69945">
            <text:p>-2.969945</text:p>
          </table:table-cell>
          <table:table-cell office:value-type="float" office:value="-4.93741">
            <text:p>-4.93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57465">
            <text:p>-5.657465</text:p>
          </table:table-cell>
          <table:table-cell office:value-type="float" office:value="-4.930938">
            <text:p>-4.930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04301">
            <text:p>-9.004301</text:p>
          </table:table-cell>
          <table:table-cell office:value-type="float" office:value="-4.988138">
            <text:p>-4.988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9021">
            <text:p>-12.89021</text:p>
          </table:table-cell>
          <table:table-cell office:value-type="float" office:value="-5.457328">
            <text:p>-5.457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7315">
            <text:p>-17.17315</text:p>
          </table:table-cell>
          <table:table-cell office:value-type="float" office:value="-6.698756">
            <text:p>-6.698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9923">
            <text:p>-21.69923</text:p>
          </table:table-cell>
          <table:table-cell office:value-type="float" office:value="-9.021513">
            <text:p>-9.02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0303">
            <text:p>-26.30303</text:p>
          </table:table-cell>
          <table:table-cell office:value-type="float" office:value="-12.64414">
            <text:p>-12.64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1913">
            <text:p>-30.81913</text:p>
          </table:table-cell>
          <table:table-cell office:value-type="float" office:value="-17.41291">
            <text:p>-17.41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8245">
            <text:p>-35.08245</text:p>
          </table:table-cell>
          <table:table-cell office:value-type="float" office:value="-22.8357">
            <text:p>-22.8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3982">
            <text:p>-38.93982</text:p>
          </table:table-cell>
          <table:table-cell office:value-type="float" office:value="-28.66987">
            <text:p>-28.66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5025">
            <text:p>-42.25025</text:p>
          </table:table-cell>
          <table:table-cell office:value-type="float" office:value="-34.39445">
            <text:p>-34.39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9478">
            <text:p>-44.89478</text:p>
          </table:table-cell>
          <table:table-cell office:value-type="float" office:value="-39.85393">
            <text:p>-39.85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7677">
            <text:p>-46.77677</text:p>
          </table:table-cell>
          <table:table-cell office:value-type="float" office:value="-42.35709">
            <text:p>-42.35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2859">
            <text:p>-47.82859</text:p>
          </table:table-cell>
          <table:table-cell office:value-type="float" office:value="-45.60392">
            <text:p>-45.60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179">
            <text:p>-48.01179</text:p>
          </table:table-cell>
          <table:table-cell office:value-type="float" office:value="-47.36801">
            <text:p>-47.368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979">
            <text:p>-47.31979</text:p>
          </table:table-cell>
          <table:table-cell office:value-type="float" office:value="-50.10843">
            <text:p>-50.10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7789">
            <text:p>-45.77789</text:p>
          </table:table-cell>
          <table:table-cell office:value-type="float" office:value="-52.0678">
            <text:p>-52.0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4149">
            <text:p>-43.44149</text:p>
          </table:table-cell>
          <table:table-cell office:value-type="float" office:value="-53.8376">
            <text:p>-53.8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9598">
            <text:p>-40.39598</text:p>
          </table:table-cell>
          <table:table-cell office:value-type="float" office:value="-54.37686">
            <text:p>-54.37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5079">
            <text:p>-36.75079</text:p>
          </table:table-cell>
          <table:table-cell office:value-type="float" office:value="-52.79677">
            <text:p>-52.79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3916">
            <text:p>-32.63916</text:p>
          </table:table-cell>
          <table:table-cell office:value-type="float" office:value="-48.93404">
            <text:p>-48.93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0881">
            <text:p>-28.20881</text:p>
          </table:table-cell>
          <table:table-cell office:value-type="float" office:value="-44.2465">
            <text:p>-44.2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2169">
            <text:p>-23.62169</text:p>
          </table:table-cell>
          <table:table-cell office:value-type="float" office:value="-39.64957">
            <text:p>-39.64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426">
            <text:p>-19.0426</text:p>
          </table:table-cell>
          <table:table-cell office:value-type="float" office:value="-35.31542">
            <text:p>-35.31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3893">
            <text:p>-14.63893</text:p>
          </table:table-cell>
          <table:table-cell office:value-type="float" office:value="-31.40294">
            <text:p>-31.40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6889">
            <text:p>-10.56889</text:p>
          </table:table-cell>
          <table:table-cell office:value-type="float" office:value="-27.42319">
            <text:p>-27.42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81254">
            <text:p>-6.981254</text:p>
          </table:table-cell>
          <table:table-cell office:value-type="float" office:value="-23.56468">
            <text:p>-23.56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04913">
            <text:p>-4.004913</text:p>
          </table:table-cell>
          <table:table-cell office:value-type="float" office:value="-19.62218">
            <text:p>-19.62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48671">
            <text:p>-1.748671</text:p>
          </table:table-cell>
          <table:table-cell office:value-type="float" office:value="-15.95424">
            <text:p>-15.9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93584">
            <text:p>-0.293584</text:p>
          </table:table-cell>
          <table:table-cell office:value-type="float" office:value="-12.45658">
            <text:p>-12.45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09443">
            <text:p>-9.209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71236">
            <text:p>-6.471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09093">
            <text:p>-1.109093</text:p>
          </table:table-cell>
          <table:table-cell office:value-type="float" office:value="-4.717793">
            <text:p>-4.717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75028">
            <text:p>-3.075028</text:p>
          </table:table-cell>
          <table:table-cell office:value-type="float" office:value="-5.442477">
            <text:p>-5.442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93973">
            <text:p>-5.793973</text:p>
          </table:table-cell>
          <table:table-cell office:value-type="float" office:value="-5.496008">
            <text:p>-5.496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68246">
            <text:p>-9.168246</text:p>
          </table:table-cell>
          <table:table-cell office:value-type="float" office:value="-5.613983">
            <text:p>-5.613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745">
            <text:p>-13.0745</text:p>
          </table:table-cell>
          <table:table-cell office:value-type="float" office:value="-5.976091">
            <text:p>-5.976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724">
            <text:p>-17.3724</text:p>
          </table:table-cell>
          <table:table-cell office:value-type="float" office:value="-7.066469">
            <text:p>-7.066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0484">
            <text:p>-21.90484</text:p>
          </table:table-cell>
          <table:table-cell office:value-type="float" office:value="-9.16611">
            <text:p>-9.16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0898">
            <text:p>-26.50898</text:p>
          </table:table-cell>
          <table:table-cell office:value-type="float" office:value="-12.53668">
            <text:p>-12.53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1651">
            <text:p>-31.01651</text:p>
          </table:table-cell>
          <table:table-cell office:value-type="float" office:value="-17.37015">
            <text:p>-17.37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655">
            <text:p>-35.2655</text:p>
          </table:table-cell>
          <table:table-cell office:value-type="float" office:value="-22.7405">
            <text:p>-22.7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063">
            <text:p>-39.10063</text:p>
          </table:table-cell>
          <table:table-cell office:value-type="float" office:value="-28.61898">
            <text:p>-28.61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8411">
            <text:p>-42.38411</text:p>
          </table:table-cell>
          <table:table-cell office:value-type="float" office:value="-34.45768">
            <text:p>-34.45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9591">
            <text:p>-44.99591</text:p>
          </table:table-cell>
          <table:table-cell office:value-type="float" office:value="-40.07203">
            <text:p>-40.07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4221">
            <text:p>-46.84221</text:p>
          </table:table-cell>
          <table:table-cell office:value-type="float" office:value="-42.30245">
            <text:p>-42.30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5551">
            <text:p>-47.85551</text:p>
          </table:table-cell>
          <table:table-cell office:value-type="float" office:value="-45.88535">
            <text:p>-45.88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946">
            <text:p>-47.99946</text:p>
          </table:table-cell>
          <table:table-cell office:value-type="float" office:value="-47.77566">
            <text:p>-47.77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865">
            <text:p>-47.26865</text:p>
          </table:table-cell>
          <table:table-cell office:value-type="float" office:value="-50.62425">
            <text:p>-50.62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8979">
            <text:p>-45.68979</text:p>
          </table:table-cell>
          <table:table-cell office:value-type="float" office:value="-52.51909">
            <text:p>-52.5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1962">
            <text:p>-43.31962</text:p>
          </table:table-cell>
          <table:table-cell office:value-type="float" office:value="-54.25945">
            <text:p>-54.25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476">
            <text:p>-40.24476</text:p>
          </table:table-cell>
          <table:table-cell office:value-type="float" office:value="-54.72491">
            <text:p>-54.72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57">
            <text:p>-36.5757</text:p>
          </table:table-cell>
          <table:table-cell office:value-type="float" office:value="-51.49246">
            <text:p>-51.49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4655">
            <text:p>-32.44655</text:p>
          </table:table-cell>
          <table:table-cell office:value-type="float" office:value="-48.59173">
            <text:p>-48.59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566">
            <text:p>-28.00566</text:p>
          </table:table-cell>
          <table:table-cell office:value-type="float" office:value="-44.39096">
            <text:p>-44.39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1536">
            <text:p>-23.41536</text:p>
          </table:table-cell>
          <table:table-cell office:value-type="float" office:value="-39.99891">
            <text:p>-39.99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4056">
            <text:p>-18.84056</text:p>
          </table:table-cell>
          <table:table-cell office:value-type="float" office:value="-35.49739">
            <text:p>-35.49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851">
            <text:p>-14.44851</text:p>
          </table:table-cell>
          <table:table-cell office:value-type="float" office:value="-31.32191">
            <text:p>-31.32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9699">
            <text:p>-10.39699</text:p>
          </table:table-cell>
          <table:table-cell office:value-type="float" office:value="-27.15137">
            <text:p>-27.15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341">
            <text:p>-6.8341</text:p>
          </table:table-cell>
          <table:table-cell office:value-type="float" office:value="-23.23666">
            <text:p>-23.23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87845">
            <text:p>-3.887845</text:p>
          </table:table-cell>
          <table:table-cell office:value-type="float" office:value="-19.12868">
            <text:p>-19.12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65924">
            <text:p>-1.665924</text:p>
          </table:table-cell>
          <table:table-cell office:value-type="float" office:value="-15.78749">
            <text:p>-15.78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481654">
            <text:p>-0.2481654</text:p>
          </table:table-cell>
          <table:table-cell office:value-type="float" office:value="-12.4098">
            <text:p>-12.4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52037">
            <text:p>-9.152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07884673">
            <text:p>-0.0007884673</text:p>
          </table:table-cell>
          <table:table-cell office:value-type="float" office:value="-6.439402">
            <text:p>-6.439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79862">
            <text:p>-1.179862</text:p>
          </table:table-cell>
          <table:table-cell office:value-type="float" office:value="-4.984169">
            <text:p>-4.984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81251">
            <text:p>-3.181251</text:p>
          </table:table-cell>
          <table:table-cell office:value-type="float" office:value="-5.191993">
            <text:p>-5.191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31796">
            <text:p>-5.931796</text:p>
          </table:table-cell>
          <table:table-cell office:value-type="float" office:value="-5.188935">
            <text:p>-5.188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32679">
            <text:p>-9.332679</text:p>
          </table:table-cell>
          <table:table-cell office:value-type="float" office:value="-5.25311">
            <text:p>-5.25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5958">
            <text:p>-13.25958</text:p>
          </table:table-cell>
          <table:table-cell office:value-type="float" office:value="-5.694366">
            <text:p>-5.694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7142">
            <text:p>-17.57142</text:p>
          </table:table-cell>
          <table:table-cell office:value-type="float" office:value="-6.91228">
            <text:p>-6.91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1059">
            <text:p>-22.11059</text:p>
          </table:table-cell>
          <table:table-cell office:value-type="float" office:value="-9.230183">
            <text:p>-9.230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14">
            <text:p>-26.714</text:p>
          </table:table-cell>
          <table:table-cell office:value-type="float" office:value="-12.90005">
            <text:p>-12.90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1338">
            <text:p>-31.21338</text:p>
          </table:table-cell>
          <table:table-cell office:value-type="float" office:value="-17.83757">
            <text:p>-17.83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4707">
            <text:p>-35.44707</text:p>
          </table:table-cell>
          <table:table-cell office:value-type="float" office:value="-23.30413">
            <text:p>-23.30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6033">
            <text:p>-39.26033</text:p>
          </table:table-cell>
          <table:table-cell office:value-type="float" office:value="-29.17419">
            <text:p>-29.17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1614">
            <text:p>-42.51614</text:p>
          </table:table-cell>
          <table:table-cell office:value-type="float" office:value="-34.96962">
            <text:p>-34.96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9551">
            <text:p>-45.09551</text:p>
          </table:table-cell>
          <table:table-cell office:value-type="float" office:value="-40.55037">
            <text:p>-40.55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0575">
            <text:p>-46.90575</text:p>
          </table:table-cell>
          <table:table-cell office:value-type="float" office:value="-42.50633">
            <text:p>-42.50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07">
            <text:p>-47.8807</text:p>
          </table:table-cell>
          <table:table-cell office:value-type="float" office:value="-46.15182">
            <text:p>-46.15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532">
            <text:p>-47.98532</text:p>
          </table:table-cell>
          <table:table-cell office:value-type="float" office:value="-48.18161">
            <text:p>-48.18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158">
            <text:p>-47.2158</text:p>
          </table:table-cell>
          <table:table-cell office:value-type="float" office:value="-50.91815">
            <text:p>-50.91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9978">
            <text:p>-45.59978</text:p>
          </table:table-cell>
          <table:table-cell office:value-type="float" office:value="-52.62752">
            <text:p>-52.62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9633">
            <text:p>-43.19633</text:p>
          </table:table-cell>
          <table:table-cell office:value-type="float" office:value="-54.41348">
            <text:p>-54.4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918">
            <text:p>-40.0918</text:p>
          </table:table-cell>
          <table:table-cell office:value-type="float" office:value="-54.87995">
            <text:p>-54.87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9968">
            <text:p>-36.39968</text:p>
          </table:table-cell>
          <table:table-cell office:value-type="float" office:value="-51.52498">
            <text:p>-51.52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5262">
            <text:p>-32.25262</text:p>
          </table:table-cell>
          <table:table-cell office:value-type="float" office:value="-48.68631">
            <text:p>-48.68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022">
            <text:p>-27.8022</text:p>
          </table:table-cell>
          <table:table-cell office:value-type="float" office:value="-44.51231">
            <text:p>-44.51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0831">
            <text:p>-23.20831</text:p>
          </table:table-cell>
          <table:table-cell office:value-type="float" office:value="-39.99513">
            <text:p>-39.99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3889">
            <text:p>-18.63889</text:p>
          </table:table-cell>
          <table:table-cell office:value-type="float" office:value="-35.34724">
            <text:p>-35.34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581">
            <text:p>-14.2581</text:p>
          </table:table-cell>
          <table:table-cell office:value-type="float" office:value="-31.10987">
            <text:p>-31.10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2607">
            <text:p>-10.22607</text:p>
          </table:table-cell>
          <table:table-cell office:value-type="float" office:value="-26.9253">
            <text:p>-26.9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87666">
            <text:p>-6.687666</text:p>
          </table:table-cell>
          <table:table-cell office:value-type="float" office:value="-23.01641">
            <text:p>-23.01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72232">
            <text:p>-3.772232</text:p>
          </table:table-cell>
          <table:table-cell office:value-type="float" office:value="-18.97295">
            <text:p>-18.97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84508">
            <text:p>-1.584508</text:p>
          </table:table-cell>
          <table:table-cell office:value-type="float" office:value="-15.6314">
            <text:p>-15.6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044668">
            <text:p>-0.2044668</text:p>
          </table:table-cell>
          <table:table-cell office:value-type="float" office:value="-12.24109">
            <text:p>-12.24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98486">
            <text:p>-8.998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528121">
            <text:p>-0.03528121</text:p>
          </table:table-cell>
          <table:table-cell office:value-type="float" office:value="-6.327689">
            <text:p>-6.327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52543">
            <text:p>-1.252543</text:p>
          </table:table-cell>
          <table:table-cell office:value-type="float" office:value="-4.967475">
            <text:p>-4.967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88979">
            <text:p>-3.288979</text:p>
          </table:table-cell>
          <table:table-cell office:value-type="float" office:value="-5.176724">
            <text:p>-5.176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71424">
            <text:p>-6.071424</text:p>
          </table:table-cell>
          <table:table-cell office:value-type="float" office:value="-5.153432">
            <text:p>-5.153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9817">
            <text:p>-9.49817</text:p>
          </table:table-cell>
          <table:table-cell office:value-type="float" office:value="-5.208045">
            <text:p>-5.208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461">
            <text:p>-13.4461</text:p>
          </table:table-cell>
          <table:table-cell office:value-type="float" office:value="-5.672468">
            <text:p>-5.672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709">
            <text:p>-17.7709</text:p>
          </table:table-cell>
          <table:table-cell office:value-type="float" office:value="-6.897053">
            <text:p>-6.897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172">
            <text:p>-22.3172</text:p>
          </table:table-cell>
          <table:table-cell office:value-type="float" office:value="-9.262064">
            <text:p>-9.262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1881">
            <text:p>-26.91881</text:p>
          </table:table-cell>
          <table:table-cell office:value-type="float" office:value="-12.96123">
            <text:p>-12.96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104">
            <text:p>-31.4104</text:p>
          </table:table-cell>
          <table:table-cell office:value-type="float" office:value="-17.97435">
            <text:p>-17.9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278">
            <text:p>-35.6278</text:p>
          </table:table-cell>
          <table:table-cell office:value-type="float" office:value="-23.51461">
            <text:p>-23.51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1947">
            <text:p>-39.41947</text:p>
          </table:table-cell>
          <table:table-cell office:value-type="float" office:value="-29.4332">
            <text:p>-29.4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4682">
            <text:p>-42.64682</text:p>
          </table:table-cell>
          <table:table-cell office:value-type="float" office:value="-35.24089">
            <text:p>-35.24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939">
            <text:p>-45.1939</text:p>
          </table:table-cell>
          <table:table-cell office:value-type="float" office:value="-40.65211">
            <text:p>-40.65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6761">
            <text:p>-46.96761</text:p>
          </table:table-cell>
          <table:table-cell office:value-type="float" office:value="-42.61096">
            <text:p>-42.61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421">
            <text:p>-47.90421</text:p>
          </table:table-cell>
          <table:table-cell office:value-type="float" office:value="-46.24384">
            <text:p>-46.24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947">
            <text:p>-47.96947</text:p>
          </table:table-cell>
          <table:table-cell office:value-type="float" office:value="-48.34034">
            <text:p>-48.34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6105">
            <text:p>-47.16105</text:p>
          </table:table-cell>
          <table:table-cell office:value-type="float" office:value="-51.16312">
            <text:p>-51.16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085">
            <text:p>-45.5085</text:p>
          </table:table-cell>
          <table:table-cell office:value-type="float" office:value="-52.92397">
            <text:p>-52.92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7119">
            <text:p>-43.07119</text:p>
          </table:table-cell>
          <table:table-cell office:value-type="float" office:value="-54.57507">
            <text:p>-54.57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3821">
            <text:p>-39.93821</text:p>
          </table:table-cell>
          <table:table-cell office:value-type="float" office:value="-54.88877">
            <text:p>-54.88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2212">
            <text:p>-36.22212</text:p>
          </table:table-cell>
          <table:table-cell office:value-type="float" office:value="-51.38387">
            <text:p>-51.38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5877">
            <text:p>-32.05877</text:p>
          </table:table-cell>
          <table:table-cell office:value-type="float" office:value="-48.34496">
            <text:p>-48.34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9772">
            <text:p>-27.59772</text:p>
          </table:table-cell>
          <table:table-cell office:value-type="float" office:value="-44.03751">
            <text:p>-44.03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0206">
            <text:p>-23.00206</text:p>
          </table:table-cell>
          <table:table-cell office:value-type="float" office:value="-39.59087">
            <text:p>-39.59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3688">
            <text:p>-18.43688</text:p>
          </table:table-cell>
          <table:table-cell office:value-type="float" office:value="-35.08854">
            <text:p>-35.08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6906">
            <text:p>-14.06906</text:p>
          </table:table-cell>
          <table:table-cell office:value-type="float" office:value="-30.91325">
            <text:p>-30.91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5554">
            <text:p>-10.05554</text:p>
          </table:table-cell>
          <table:table-cell office:value-type="float" office:value="-26.7847">
            <text:p>-26.7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43008">
            <text:p>-6.543008</text:p>
          </table:table-cell>
          <table:table-cell office:value-type="float" office:value="-22.82364">
            <text:p>-22.82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57675">
            <text:p>-3.657675</text:p>
          </table:table-cell>
          <table:table-cell office:value-type="float" office:value="-19.02248">
            <text:p>-19.02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05006">
            <text:p>-1.505006</text:p>
          </table:table-cell>
          <table:table-cell office:value-type="float" office:value="-15.43273">
            <text:p>-15.43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623423">
            <text:p>-0.1623423</text:p>
          </table:table-cell>
          <table:table-cell office:value-type="float" office:value="-12.02882">
            <text:p>-12.02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798192">
            <text:p>-8.79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163936">
            <text:p>-0.07163936</text:p>
          </table:table-cell>
          <table:table-cell office:value-type="float" office:value="-6.181679">
            <text:p>-6.18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26615">
            <text:p>-1.326615</text:p>
          </table:table-cell>
          <table:table-cell office:value-type="float" office:value="-4.901808">
            <text:p>-4.901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986">
            <text:p>-3.3986</text:p>
          </table:table-cell>
          <table:table-cell office:value-type="float" office:value="-5.13309">
            <text:p>-5.13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11852">
            <text:p>-6.211852</text:p>
          </table:table-cell>
          <table:table-cell office:value-type="float" office:value="-5.136638">
            <text:p>-5.136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65302">
            <text:p>-9.665302</text:p>
          </table:table-cell>
          <table:table-cell office:value-type="float" office:value="-5.219319">
            <text:p>-5.219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3271">
            <text:p>-13.63271</text:p>
          </table:table-cell>
          <table:table-cell office:value-type="float" office:value="-5.732957">
            <text:p>-5.732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7154">
            <text:p>-17.97154</text:p>
          </table:table-cell>
          <table:table-cell office:value-type="float" office:value="-7.024147">
            <text:p>-7.024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2319">
            <text:p>-22.52319</text:p>
          </table:table-cell>
          <table:table-cell office:value-type="float" office:value="-9.463193">
            <text:p>-9.463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2413">
            <text:p>-27.12413</text:p>
          </table:table-cell>
          <table:table-cell office:value-type="float" office:value="-13.21213">
            <text:p>-13.21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0618">
            <text:p>-31.60618</text:p>
          </table:table-cell>
          <table:table-cell office:value-type="float" office:value="-18.21828">
            <text:p>-18.21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0831">
            <text:p>-35.80831</text:p>
          </table:table-cell>
          <table:table-cell office:value-type="float" office:value="-23.79804">
            <text:p>-23.79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7691">
            <text:p>-39.57691</text:p>
          </table:table-cell>
          <table:table-cell office:value-type="float" office:value="-29.55485">
            <text:p>-29.55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659">
            <text:p>-42.77659</text:p>
          </table:table-cell>
          <table:table-cell office:value-type="float" office:value="-35.30452">
            <text:p>-35.30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039">
            <text:p>-45.29039</text:p>
          </table:table-cell>
          <table:table-cell office:value-type="float" office:value="-40.84974">
            <text:p>-40.84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2799">
            <text:p>-47.02799</text:p>
          </table:table-cell>
          <table:table-cell office:value-type="float" office:value="-42.73309">
            <text:p>-42.73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588">
            <text:p>-47.92588</text:p>
          </table:table-cell>
          <table:table-cell office:value-type="float" office:value="-46.54145">
            <text:p>-46.54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18">
            <text:p>-47.9518</text:p>
          </table:table-cell>
          <table:table-cell office:value-type="float" office:value="-48.29086">
            <text:p>-48.29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048">
            <text:p>-47.1048</text:p>
          </table:table-cell>
          <table:table-cell office:value-type="float" office:value="-50.90955">
            <text:p>-50.90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1531">
            <text:p>-45.41531</text:p>
          </table:table-cell>
          <table:table-cell office:value-type="float" office:value="-52.09225">
            <text:p>-52.09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4509">
            <text:p>-42.94509</text:p>
          </table:table-cell>
          <table:table-cell office:value-type="float" office:value="-53.70985">
            <text:p>-53.70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8289">
            <text:p>-39.78289</text:p>
          </table:table-cell>
          <table:table-cell office:value-type="float" office:value="-53.92215">
            <text:p>-53.92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443">
            <text:p>-36.0443</text:p>
          </table:table-cell>
          <table:table-cell office:value-type="float" office:value="-50.67344">
            <text:p>-50.67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6363">
            <text:p>-31.86363</text:p>
          </table:table-cell>
          <table:table-cell office:value-type="float" office:value="-47.7225">
            <text:p>-47.7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9371">
            <text:p>-27.39371</text:p>
          </table:table-cell>
          <table:table-cell office:value-type="float" office:value="-43.62633">
            <text:p>-43.62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9513">
            <text:p>-22.79513</text:p>
          </table:table-cell>
          <table:table-cell office:value-type="float" office:value="-39.33237">
            <text:p>-39.33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3598">
            <text:p>-18.23598</text:p>
          </table:table-cell>
          <table:table-cell office:value-type="float" office:value="-34.94061">
            <text:p>-34.94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8007">
            <text:p>-13.88007</text:p>
          </table:table-cell>
          <table:table-cell office:value-type="float" office:value="-30.75642">
            <text:p>-30.75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86619">
            <text:p>-9.886619</text:p>
          </table:table-cell>
          <table:table-cell office:value-type="float" office:value="-26.59418">
            <text:p>-26.59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99611">
            <text:p>-6.399611</text:p>
          </table:table-cell>
          <table:table-cell office:value-type="float" office:value="-22.61487">
            <text:p>-22.61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45">
            <text:p>-3.545</text:p>
          </table:table-cell>
          <table:table-cell office:value-type="float" office:value="-18.76756">
            <text:p>-18.76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27132">
            <text:p>-1.427132</text:p>
          </table:table-cell>
          <table:table-cell office:value-type="float" office:value="-15.1652">
            <text:p>-15.1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220962">
            <text:p>-0.1220962</text:p>
          </table:table-cell>
          <table:table-cell office:value-type="float" office:value="-11.83281">
            <text:p>-11.83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654987">
            <text:p>-8.654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096049">
            <text:p>-0.1096049</text:p>
          </table:table-cell>
          <table:table-cell office:value-type="float" office:value="-6.107337">
            <text:p>-6.107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02328">
            <text:p>-1.402328</text:p>
          </table:table-cell>
          <table:table-cell office:value-type="float" office:value="-4.8482">
            <text:p>-4.8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0932">
            <text:p>-3.50932</text:p>
          </table:table-cell>
          <table:table-cell office:value-type="float" office:value="-5.0818">
            <text:p>-5.0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53565">
            <text:p>-6.353565</text:p>
          </table:table-cell>
          <table:table-cell office:value-type="float" office:value="-5.082802">
            <text:p>-5.082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32876">
            <text:p>-9.832876</text:p>
          </table:table-cell>
          <table:table-cell office:value-type="float" office:value="-5.149704">
            <text:p>-5.14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2007">
            <text:p>-13.82007</text:p>
          </table:table-cell>
          <table:table-cell office:value-type="float" office:value="-5.696878">
            <text:p>-5.696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719">
            <text:p>-18.1719</text:p>
          </table:table-cell>
          <table:table-cell office:value-type="float" office:value="-7.003703">
            <text:p>-7.003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2928">
            <text:p>-22.72928</text:p>
          </table:table-cell>
          <table:table-cell office:value-type="float" office:value="-9.476415">
            <text:p>-9.476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2849">
            <text:p>-27.32849</text:p>
          </table:table-cell>
          <table:table-cell office:value-type="float" office:value="-13.34097">
            <text:p>-13.34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0139">
            <text:p>-31.80139</text:p>
          </table:table-cell>
          <table:table-cell office:value-type="float" office:value="-18.39151">
            <text:p>-18.39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873">
            <text:p>-35.9873</text:p>
          </table:table-cell>
          <table:table-cell office:value-type="float" office:value="-23.99821">
            <text:p>-23.99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3321">
            <text:p>-39.73321</text:p>
          </table:table-cell>
          <table:table-cell office:value-type="float" office:value="-29.76581">
            <text:p>-29.76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0452">
            <text:p>-42.90452</text:p>
          </table:table-cell>
          <table:table-cell office:value-type="float" office:value="-35.51311">
            <text:p>-35.51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8532">
            <text:p>-45.38532</text:p>
          </table:table-cell>
          <table:table-cell office:value-type="float" office:value="-40.91442">
            <text:p>-40.91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8648">
            <text:p>-47.08648</text:p>
          </table:table-cell>
          <table:table-cell office:value-type="float" office:value="-42.83072">
            <text:p>-42.83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58">
            <text:p>-47.9458</text:p>
          </table:table-cell>
          <table:table-cell office:value-type="float" office:value="-46.61786">
            <text:p>-46.61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244">
            <text:p>-47.93244</text:p>
          </table:table-cell>
          <table:table-cell office:value-type="float" office:value="-48.42149">
            <text:p>-48.42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4686">
            <text:p>-47.04686</text:p>
          </table:table-cell>
          <table:table-cell office:value-type="float" office:value="-50.99512">
            <text:p>-50.99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2088">
            <text:p>-45.32088</text:p>
          </table:table-cell>
          <table:table-cell office:value-type="float" office:value="-52.15855">
            <text:p>-52.15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176">
            <text:p>-42.8176</text:p>
          </table:table-cell>
          <table:table-cell office:value-type="float" office:value="-53.75248">
            <text:p>-53.75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2696">
            <text:p>-39.62696</text:p>
          </table:table-cell>
          <table:table-cell office:value-type="float" office:value="-53.87916">
            <text:p>-53.87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6558">
            <text:p>-35.86558</text:p>
          </table:table-cell>
          <table:table-cell office:value-type="float" office:value="-51.86601">
            <text:p>-51.86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686">
            <text:p>-31.6686</text:p>
          </table:table-cell>
          <table:table-cell office:value-type="float" office:value="-47.85768">
            <text:p>-47.85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8943">
            <text:p>-27.18943</text:p>
          </table:table-cell>
          <table:table-cell office:value-type="float" office:value="-43.20387">
            <text:p>-43.20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8901">
            <text:p>-22.58901</text:p>
          </table:table-cell>
          <table:table-cell office:value-type="float" office:value="-38.69717">
            <text:p>-38.69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3549">
            <text:p>-18.03549</text:p>
          </table:table-cell>
          <table:table-cell office:value-type="float" office:value="-34.5295">
            <text:p>-34.5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9248">
            <text:p>-13.69248</text:p>
          </table:table-cell>
          <table:table-cell office:value-type="float" office:value="-30.4323">
            <text:p>-30.4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18718">
            <text:p>-9.718718</text:p>
          </table:table-cell>
          <table:table-cell office:value-type="float" office:value="-26.54385">
            <text:p>-26.54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56979">
            <text:p>-6.256979</text:p>
          </table:table-cell>
          <table:table-cell office:value-type="float" office:value="-22.56339">
            <text:p>-22.56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33805">
            <text:p>-3.433805</text:p>
          </table:table-cell>
          <table:table-cell office:value-type="float" office:value="-18.83462">
            <text:p>-18.83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50621">
            <text:p>-1.350621</text:p>
          </table:table-cell>
          <table:table-cell office:value-type="float" office:value="-15.32562">
            <text:p>-15.32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8357854">
            <text:p>-0.08357854</text:p>
          </table:table-cell>
          <table:table-cell office:value-type="float" office:value="-11.7781">
            <text:p>-11.7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15922">
            <text:p>-8.515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492988">
            <text:p>-0.1492988</text:p>
          </table:table-cell>
          <table:table-cell office:value-type="float" office:value="-5.924204">
            <text:p>-5.924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79954">
            <text:p>-1.479954</text:p>
          </table:table-cell>
          <table:table-cell office:value-type="float" office:value="-4.671812">
            <text:p>-4.671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21525">
            <text:p>-3.621525</text:p>
          </table:table-cell>
          <table:table-cell office:value-type="float" office:value="-4.867074">
            <text:p>-4.867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97068">
            <text:p>-6.497068</text:p>
          </table:table-cell>
          <table:table-cell office:value-type="float" office:value="-4.866108">
            <text:p>-4.866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0147">
            <text:p>-10.00147</text:p>
          </table:table-cell>
          <table:table-cell office:value-type="float" office:value="-4.934988">
            <text:p>-4.934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0883">
            <text:p>-14.00883</text:p>
          </table:table-cell>
          <table:table-cell office:value-type="float" office:value="-5.577384">
            <text:p>-5.577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7267">
            <text:p>-18.37267</text:p>
          </table:table-cell>
          <table:table-cell office:value-type="float" office:value="-7.003367">
            <text:p>-7.003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3619">
            <text:p>-22.93619</text:p>
          </table:table-cell>
          <table:table-cell office:value-type="float" office:value="-9.671907">
            <text:p>-9.671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3259">
            <text:p>-27.53259</text:p>
          </table:table-cell>
          <table:table-cell office:value-type="float" office:value="-13.64264">
            <text:p>-13.64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9673">
            <text:p>-31.99673</text:p>
          </table:table-cell>
          <table:table-cell office:value-type="float" office:value="-18.72207">
            <text:p>-18.72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6542">
            <text:p>-36.16542</text:p>
          </table:table-cell>
          <table:table-cell office:value-type="float" office:value="-24.36897">
            <text:p>-24.36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889">
            <text:p>-39.8889</text:p>
          </table:table-cell>
          <table:table-cell office:value-type="float" office:value="-30.13807">
            <text:p>-30.13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3106">
            <text:p>-43.03106</text:p>
          </table:table-cell>
          <table:table-cell office:value-type="float" office:value="-35.86733">
            <text:p>-35.86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7901">
            <text:p>-45.47901</text:p>
          </table:table-cell>
          <table:table-cell office:value-type="float" office:value="-41.2361">
            <text:p>-41.2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4327">
            <text:p>-47.14327</text:p>
          </table:table-cell>
          <table:table-cell office:value-type="float" office:value="-43.01959">
            <text:p>-43.01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404">
            <text:p>-47.96404</text:p>
          </table:table-cell>
          <table:table-cell office:value-type="float" office:value="-46.77385">
            <text:p>-46.77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132">
            <text:p>-47.91132</text:p>
          </table:table-cell>
          <table:table-cell office:value-type="float" office:value="-48.72205">
            <text:p>-48.72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8701">
            <text:p>-46.98701</text:p>
          </table:table-cell>
          <table:table-cell office:value-type="float" office:value="-51.27312">
            <text:p>-51.27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2489">
            <text:p>-45.22489</text:p>
          </table:table-cell>
          <table:table-cell office:value-type="float" office:value="-52.68814">
            <text:p>-52.68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8827">
            <text:p>-42.68827</text:p>
          </table:table-cell>
          <table:table-cell office:value-type="float" office:value="-54.19534">
            <text:p>-54.19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6988">
            <text:p>-39.46988</text:p>
          </table:table-cell>
          <table:table-cell office:value-type="float" office:value="-54.23901">
            <text:p>-54.23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8534">
            <text:p>-35.68534</text:p>
          </table:table-cell>
          <table:table-cell office:value-type="float" office:value="-50.70819">
            <text:p>-50.7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73">
            <text:p>-31.473</text:p>
          </table:table-cell>
          <table:table-cell office:value-type="float" office:value="-47.54453">
            <text:p>-47.54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8419">
            <text:p>-26.98419</text:p>
          </table:table-cell>
          <table:table-cell office:value-type="float" office:value="-43.50944">
            <text:p>-43.5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8299">
            <text:p>-22.38299</text:p>
          </table:table-cell>
          <table:table-cell office:value-type="float" office:value="-38.91741">
            <text:p>-38.91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3472">
            <text:p>-17.83472</text:p>
          </table:table-cell>
          <table:table-cell office:value-type="float" office:value="-34.67771">
            <text:p>-34.67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0563">
            <text:p>-13.50563</text:p>
          </table:table-cell>
          <table:table-cell office:value-type="float" office:value="-30.47615">
            <text:p>-30.47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5125">
            <text:p>-9.55125</text:p>
          </table:table-cell>
          <table:table-cell office:value-type="float" office:value="-26.32259">
            <text:p>-26.32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16139">
            <text:p>-6.116139</text:p>
          </table:table-cell>
          <table:table-cell office:value-type="float" office:value="-22.27254">
            <text:p>-22.27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23705">
            <text:p>-3.323705</text:p>
          </table:table-cell>
          <table:table-cell office:value-type="float" office:value="-18.54489">
            <text:p>-18.54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76025">
            <text:p>-1.276025</text:p>
          </table:table-cell>
          <table:table-cell office:value-type="float" office:value="-15.05845">
            <text:p>-15.05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666394">
            <text:p>-0.04666394</text:p>
          </table:table-cell>
          <table:table-cell office:value-type="float" office:value="-11.55889">
            <text:p>-11.55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84711">
            <text:p>-8.384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08698">
            <text:p>-0.1908698</text:p>
          </table:table-cell>
          <table:table-cell office:value-type="float" office:value="-5.935311">
            <text:p>-5.935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58937">
            <text:p>-1.558937</text:p>
          </table:table-cell>
          <table:table-cell office:value-type="float" office:value="-5.7157">
            <text:p>-5.7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3561">
            <text:p>-3.73561</text:p>
          </table:table-cell>
          <table:table-cell office:value-type="float" office:value="-6.46587">
            <text:p>-6.46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41324">
            <text:p>-6.641324</text:p>
          </table:table-cell>
          <table:table-cell office:value-type="float" office:value="-6.555563">
            <text:p>-6.555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7168">
            <text:p>-10.17168</text:p>
          </table:table-cell>
          <table:table-cell office:value-type="float" office:value="-6.561035">
            <text:p>-6.561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9764">
            <text:p>-14.19764</text:p>
          </table:table-cell>
          <table:table-cell office:value-type="float" office:value="-6.770743">
            <text:p>-6.770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7455">
            <text:p>-18.57455</text:p>
          </table:table-cell>
          <table:table-cell office:value-type="float" office:value="-7.761518">
            <text:p>-7.761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4243">
            <text:p>-23.14243</text:p>
          </table:table-cell>
          <table:table-cell office:value-type="float" office:value="-9.770264">
            <text:p>-9.770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3715">
            <text:p>-27.73715</text:p>
          </table:table-cell>
          <table:table-cell office:value-type="float" office:value="-13.27342">
            <text:p>-13.27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9077">
            <text:p>-32.19077</text:p>
          </table:table-cell>
          <table:table-cell office:value-type="float" office:value="-18.37785">
            <text:p>-18.37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4327">
            <text:p>-36.34327</text:p>
          </table:table-cell>
          <table:table-cell office:value-type="float" office:value="-24.15376">
            <text:p>-24.15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4287">
            <text:p>-40.04287</text:p>
          </table:table-cell>
          <table:table-cell office:value-type="float" office:value="-30.07346">
            <text:p>-30.07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5665">
            <text:p>-43.15665</text:p>
          </table:table-cell>
          <table:table-cell office:value-type="float" office:value="-35.95502">
            <text:p>-35.95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079">
            <text:p>-45.57079</text:p>
          </table:table-cell>
          <table:table-cell office:value-type="float" office:value="-40.506">
            <text:p>-40.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9856">
            <text:p>-47.19856</text:p>
          </table:table-cell>
          <table:table-cell office:value-type="float" office:value="-42.84353">
            <text:p>-42.84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045">
            <text:p>-47.98045</text:p>
          </table:table-cell>
          <table:table-cell office:value-type="float" office:value="-46.8056">
            <text:p>-46.8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837">
            <text:p>-47.88837</text:p>
          </table:table-cell>
          <table:table-cell office:value-type="float" office:value="-48.47881">
            <text:p>-48.47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2569">
            <text:p>-46.92569</text:p>
          </table:table-cell>
          <table:table-cell office:value-type="float" office:value="-51.33558">
            <text:p>-51.33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699">
            <text:p>-45.12699</text:p>
          </table:table-cell>
          <table:table-cell office:value-type="float" office:value="-52.41512">
            <text:p>-52.41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5803">
            <text:p>-42.55803</text:p>
          </table:table-cell>
          <table:table-cell office:value-type="float" office:value="-53.75248">
            <text:p>-53.75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111">
            <text:p>-39.3111</text:p>
          </table:table-cell>
          <table:table-cell office:value-type="float" office:value="-53.3342">
            <text:p>-53.3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0489">
            <text:p>-35.50489</text:p>
          </table:table-cell>
          <table:table-cell office:value-type="float" office:value="-50.64172">
            <text:p>-50.64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7614">
            <text:p>-31.27614</text:p>
          </table:table-cell>
          <table:table-cell office:value-type="float" office:value="-46.6302">
            <text:p>-46.6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7944">
            <text:p>-26.77944</text:p>
          </table:table-cell>
          <table:table-cell office:value-type="float" office:value="-42.39724">
            <text:p>-42.39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7634">
            <text:p>-22.17634</text:p>
          </table:table-cell>
          <table:table-cell office:value-type="float" office:value="-38.24325">
            <text:p>-38.24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3509">
            <text:p>-17.63509</text:p>
          </table:table-cell>
          <table:table-cell office:value-type="float" office:value="-34.16121">
            <text:p>-34.16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1886">
            <text:p>-13.31886</text:p>
          </table:table-cell>
          <table:table-cell office:value-type="float" office:value="-30.16632">
            <text:p>-30.1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85426">
            <text:p>-9.385426</text:p>
          </table:table-cell>
          <table:table-cell office:value-type="float" office:value="-26.03172">
            <text:p>-26.03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6094">
            <text:p>-5.976094</text:p>
          </table:table-cell>
          <table:table-cell office:value-type="float" office:value="-22.08426">
            <text:p>-22.08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5497">
            <text:p>-3.215497</text:p>
          </table:table-cell>
          <table:table-cell office:value-type="float" office:value="-18.23989">
            <text:p>-18.23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02814">
            <text:p>-1.202814</text:p>
          </table:table-cell>
          <table:table-cell office:value-type="float" office:value="-14.73656">
            <text:p>-14.73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61763">
            <text:p>-0.01161763</text:p>
          </table:table-cell>
          <table:table-cell office:value-type="float" office:value="-11.31783">
            <text:p>-11.31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54713">
            <text:p>-8.254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40207">
            <text:p>-0.2340207</text:p>
          </table:table-cell>
          <table:table-cell office:value-type="float" office:value="-5.886396">
            <text:p>-5.886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39835">
            <text:p>-1.639835</text:p>
          </table:table-cell>
          <table:table-cell office:value-type="float" office:value="-4.447701">
            <text:p>-4.447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50758">
            <text:p>-3.850758</text:p>
          </table:table-cell>
          <table:table-cell office:value-type="float" office:value="-5.352146">
            <text:p>-5.352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87358">
            <text:p>-6.787358</text:p>
          </table:table-cell>
          <table:table-cell office:value-type="float" office:value="-5.375453">
            <text:p>-5.375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4229">
            <text:p>-10.34229</text:p>
          </table:table-cell>
          <table:table-cell office:value-type="float" office:value="-5.47901">
            <text:p>-5.47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8783">
            <text:p>-14.38783</text:p>
          </table:table-cell>
          <table:table-cell office:value-type="float" office:value="-6.016367">
            <text:p>-6.016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7611">
            <text:p>-18.77611</text:p>
          </table:table-cell>
          <table:table-cell office:value-type="float" office:value="-7.291833">
            <text:p>-7.291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4872">
            <text:p>-23.34872</text:p>
          </table:table-cell>
          <table:table-cell office:value-type="float" office:value="-9.7842">
            <text:p>-9.7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407">
            <text:p>-27.9407</text:p>
          </table:table-cell>
          <table:table-cell office:value-type="float" office:value="-13.67437">
            <text:p>-13.67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842">
            <text:p>-32.3842</text:p>
          </table:table-cell>
          <table:table-cell office:value-type="float" office:value="-18.84339">
            <text:p>-18.84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1958">
            <text:p>-36.51958</text:p>
          </table:table-cell>
          <table:table-cell office:value-type="float" office:value="-24.56727">
            <text:p>-24.56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9567">
            <text:p>-40.19567</text:p>
          </table:table-cell>
          <table:table-cell office:value-type="float" office:value="-30.39218">
            <text:p>-30.39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8039">
            <text:p>-43.28039</text:p>
          </table:table-cell>
          <table:table-cell office:value-type="float" office:value="-36.13188">
            <text:p>-36.13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61">
            <text:p>-45.661</text:p>
          </table:table-cell>
          <table:table-cell office:value-type="float" office:value="-41.12993">
            <text:p>-41.12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5195">
            <text:p>-47.25195</text:p>
          </table:table-cell>
          <table:table-cell office:value-type="float" office:value="-43.03063">
            <text:p>-43.03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51">
            <text:p>-47.9951</text:p>
          </table:table-cell>
          <table:table-cell office:value-type="float" office:value="-46.62973">
            <text:p>-46.62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375">
            <text:p>-47.86375</text:p>
          </table:table-cell>
          <table:table-cell office:value-type="float" office:value="-48.60145">
            <text:p>-48.60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6269">
            <text:p>-46.86269</text:p>
          </table:table-cell>
          <table:table-cell office:value-type="float" office:value="-51.08398">
            <text:p>-51.08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2789">
            <text:p>-45.02789</text:p>
          </table:table-cell>
          <table:table-cell office:value-type="float" office:value="-51.9671">
            <text:p>-51.9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2643">
            <text:p>-42.42643</text:p>
          </table:table-cell>
          <table:table-cell office:value-type="float" office:value="-53.42068">
            <text:p>-53.42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5176">
            <text:p>-39.15176</text:p>
          </table:table-cell>
          <table:table-cell office:value-type="float" office:value="-53.0768">
            <text:p>-53.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2359">
            <text:p>-35.32359</text:p>
          </table:table-cell>
          <table:table-cell office:value-type="float" office:value="-50.46857">
            <text:p>-50.46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7945">
            <text:p>-31.07945</text:p>
          </table:table-cell>
          <table:table-cell office:value-type="float" office:value="-46.42497">
            <text:p>-46.42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7449">
            <text:p>-26.57449</text:p>
          </table:table-cell>
          <table:table-cell office:value-type="float" office:value="-42.28739">
            <text:p>-42.28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7055">
            <text:p>-21.97055</text:p>
          </table:table-cell>
          <table:table-cell office:value-type="float" office:value="-38.05534">
            <text:p>-38.05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3592">
            <text:p>-17.43592</text:p>
          </table:table-cell>
          <table:table-cell office:value-type="float" office:value="-33.92132">
            <text:p>-33.92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3354">
            <text:p>-13.13354</text:p>
          </table:table-cell>
          <table:table-cell office:value-type="float" office:value="-29.87049">
            <text:p>-29.87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20654">
            <text:p>-9.220654</text:p>
          </table:table-cell>
          <table:table-cell office:value-type="float" office:value="-25.76465">
            <text:p>-25.76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37854">
            <text:p>-5.837854</text:p>
          </table:table-cell>
          <table:table-cell office:value-type="float" office:value="-21.73834">
            <text:p>-21.73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08793">
            <text:p>-3.108793</text:p>
          </table:table-cell>
          <table:table-cell office:value-type="float" office:value="-17.96929">
            <text:p>-17.96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31518">
            <text:p>-1.131518</text:p>
          </table:table-cell>
          <table:table-cell office:value-type="float" office:value="-14.5275">
            <text:p>-14.5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10484">
            <text:p>-11.1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62509">
            <text:p>-8.062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788899">
            <text:p>-0.2788899</text:p>
          </table:table-cell>
          <table:table-cell office:value-type="float" office:value="-5.767349">
            <text:p>-5.767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22065">
            <text:p>-1.722065</text:p>
          </table:table-cell>
          <table:table-cell office:value-type="float" office:value="-5.586091">
            <text:p>-5.586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67363">
            <text:p>-3.967363</text:p>
          </table:table-cell>
          <table:table-cell office:value-type="float" office:value="-6.341215">
            <text:p>-6.341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34115">
            <text:p>-6.934115</text:p>
          </table:table-cell>
          <table:table-cell office:value-type="float" office:value="-6.443694">
            <text:p>-6.44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1388">
            <text:p>-10.51388</text:p>
          </table:table-cell>
          <table:table-cell office:value-type="float" office:value="-6.465051">
            <text:p>-6.465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7804">
            <text:p>-14.57804</text:p>
          </table:table-cell>
          <table:table-cell office:value-type="float" office:value="-6.76799">
            <text:p>-6.76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7803">
            <text:p>-18.97803</text:p>
          </table:table-cell>
          <table:table-cell office:value-type="float" office:value="-7.844427">
            <text:p>-7.844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5578">
            <text:p>-23.55578</text:p>
          </table:table-cell>
          <table:table-cell office:value-type="float" office:value="-10.00376">
            <text:p>-10.00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4395">
            <text:p>-28.14395</text:p>
          </table:table-cell>
          <table:table-cell office:value-type="float" office:value="-13.64513">
            <text:p>-13.64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7771">
            <text:p>-32.57771</text:p>
          </table:table-cell>
          <table:table-cell office:value-type="float" office:value="-18.7674">
            <text:p>-18.7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9496">
            <text:p>-36.69496</text:p>
          </table:table-cell>
          <table:table-cell office:value-type="float" office:value="-24.50805">
            <text:p>-24.50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4781">
            <text:p>-40.34781</text:p>
          </table:table-cell>
          <table:table-cell office:value-type="float" office:value="-30.36982">
            <text:p>-30.36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0271">
            <text:p>-43.40271</text:p>
          </table:table-cell>
          <table:table-cell office:value-type="float" office:value="-36.16459">
            <text:p>-36.16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4992">
            <text:p>-45.74992</text:p>
          </table:table-cell>
          <table:table-cell office:value-type="float" office:value="-40.89917">
            <text:p>-40.89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0364">
            <text:p>-47.30364</text:p>
          </table:table-cell>
          <table:table-cell office:value-type="float" office:value="-43.03089">
            <text:p>-43.03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804">
            <text:p>-48.00804</text:p>
          </table:table-cell>
          <table:table-cell office:value-type="float" office:value="-46.93467">
            <text:p>-46.93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738">
            <text:p>-47.83738</text:p>
          </table:table-cell>
          <table:table-cell office:value-type="float" office:value="-48.77019">
            <text:p>-48.77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9778">
            <text:p>-46.79778</text:p>
          </table:table-cell>
          <table:table-cell office:value-type="float" office:value="-51.41996">
            <text:p>-51.41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2725">
            <text:p>-44.92725</text:p>
          </table:table-cell>
          <table:table-cell office:value-type="float" office:value="-52.86666">
            <text:p>-52.86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93">
            <text:p>-42.293</text:p>
          </table:table-cell>
          <table:table-cell office:value-type="float" office:value="-54.03765">
            <text:p>-54.03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9131">
            <text:p>-38.99131</text:p>
          </table:table-cell>
          <table:table-cell office:value-type="float" office:value="-53.52575">
            <text:p>-53.52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408">
            <text:p>-35.1408</text:p>
          </table:table-cell>
          <table:table-cell office:value-type="float" office:value="-50.68232">
            <text:p>-50.6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8223">
            <text:p>-30.88223</text:p>
          </table:table-cell>
          <table:table-cell office:value-type="float" office:value="-46.44551">
            <text:p>-46.44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686">
            <text:p>-26.3686</text:p>
          </table:table-cell>
          <table:table-cell office:value-type="float" office:value="-42.11064">
            <text:p>-42.11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6489">
            <text:p>-21.76489</text:p>
          </table:table-cell>
          <table:table-cell office:value-type="float" office:value="-37.94534">
            <text:p>-37.94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3651">
            <text:p>-17.23651</text:p>
          </table:table-cell>
          <table:table-cell office:value-type="float" office:value="-33.71695">
            <text:p>-33.7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4899">
            <text:p>-12.94899</text:p>
          </table:table-cell>
          <table:table-cell office:value-type="float" office:value="-29.78329">
            <text:p>-29.78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56364">
            <text:p>-9.056364</text:p>
          </table:table-cell>
          <table:table-cell office:value-type="float" office:value="-25.82216">
            <text:p>-25.82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00925">
            <text:p>-5.700925</text:p>
          </table:table-cell>
          <table:table-cell office:value-type="float" office:value="-21.7842">
            <text:p>-21.7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03226">
            <text:p>-3.003226</text:p>
          </table:table-cell>
          <table:table-cell office:value-type="float" office:value="-17.98931">
            <text:p>-17.98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61877">
            <text:p>-1.061877</text:p>
          </table:table-cell>
          <table:table-cell office:value-type="float" office:value="-14.50914">
            <text:p>-14.50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7777">
            <text:p>-11.07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131">
            <text:p>-8.0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56476">
            <text:p>-0.3256476</text:p>
          </table:table-cell>
          <table:table-cell office:value-type="float" office:value="-5.64219">
            <text:p>-5.64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05906">
            <text:p>-1.805906</text:p>
          </table:table-cell>
          <table:table-cell office:value-type="float" office:value="-5.400258">
            <text:p>-5.400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85839">
            <text:p>-4.085839</text:p>
          </table:table-cell>
          <table:table-cell office:value-type="float" office:value="-6.128327">
            <text:p>-6.128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82107">
            <text:p>-7.082107</text:p>
          </table:table-cell>
          <table:table-cell office:value-type="float" office:value="-6.236116">
            <text:p>-6.236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8706">
            <text:p>-10.68706</text:p>
          </table:table-cell>
          <table:table-cell office:value-type="float" office:value="-6.25238">
            <text:p>-6.25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6892">
            <text:p>-14.76892</text:p>
          </table:table-cell>
          <table:table-cell office:value-type="float" office:value="-6.647738">
            <text:p>-6.647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8103">
            <text:p>-19.18103</text:p>
          </table:table-cell>
          <table:table-cell office:value-type="float" office:value="-7.855204">
            <text:p>-7.855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6213">
            <text:p>-23.76213</text:p>
          </table:table-cell>
          <table:table-cell office:value-type="float" office:value="-10.20781">
            <text:p>-10.20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4762">
            <text:p>-28.34762</text:p>
          </table:table-cell>
          <table:table-cell office:value-type="float" office:value="-14.01625">
            <text:p>-14.01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6988">
            <text:p>-32.76988</text:p>
          </table:table-cell>
          <table:table-cell office:value-type="float" office:value="-19.18585">
            <text:p>-19.18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004">
            <text:p>-36.87004</text:p>
          </table:table-cell>
          <table:table-cell office:value-type="float" office:value="-24.94835">
            <text:p>-24.94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9821">
            <text:p>-40.49821</text:p>
          </table:table-cell>
          <table:table-cell office:value-type="float" office:value="-30.81312">
            <text:p>-30.81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404">
            <text:p>-43.52404</text:p>
          </table:table-cell>
          <table:table-cell office:value-type="float" office:value="-36.59233">
            <text:p>-36.59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3694">
            <text:p>-45.83694</text:p>
          </table:table-cell>
          <table:table-cell office:value-type="float" office:value="-41.21716">
            <text:p>-41.21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38">
            <text:p>-47.3538</text:p>
          </table:table-cell>
          <table:table-cell office:value-type="float" office:value="-43.25809">
            <text:p>-43.25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918">
            <text:p>-48.01918</text:p>
          </table:table-cell>
          <table:table-cell office:value-type="float" office:value="-47.18989">
            <text:p>-47.18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0916">
            <text:p>-47.80916</text:p>
          </table:table-cell>
          <table:table-cell office:value-type="float" office:value="-48.86948">
            <text:p>-48.86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3143">
            <text:p>-46.73143</text:p>
          </table:table-cell>
          <table:table-cell office:value-type="float" office:value="-51.55486">
            <text:p>-51.55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2471">
            <text:p>-44.82471</text:p>
          </table:table-cell>
          <table:table-cell office:value-type="float" office:value="-52.83344">
            <text:p>-52.83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587">
            <text:p>-42.1587</text:p>
          </table:table-cell>
          <table:table-cell office:value-type="float" office:value="-53.97677">
            <text:p>-53.97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2917">
            <text:p>-38.82917</text:p>
          </table:table-cell>
          <table:table-cell office:value-type="float" office:value="-53.35735">
            <text:p>-53.35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5784">
            <text:p>-34.95784</text:p>
          </table:table-cell>
          <table:table-cell office:value-type="float" office:value="-50.43824">
            <text:p>-50.43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8379">
            <text:p>-30.68379</text:p>
          </table:table-cell>
          <table:table-cell office:value-type="float" office:value="-46.25403">
            <text:p>-46.25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6326">
            <text:p>-26.16326</text:p>
          </table:table-cell>
          <table:table-cell office:value-type="float" office:value="-41.96735">
            <text:p>-41.96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5866">
            <text:p>-21.55866</text:p>
          </table:table-cell>
          <table:table-cell office:value-type="float" office:value="-37.82262">
            <text:p>-37.82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383">
            <text:p>-17.0383</text:p>
          </table:table-cell>
          <table:table-cell office:value-type="float" office:value="-33.59151">
            <text:p>-33.59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6458">
            <text:p>-12.76458</text:p>
          </table:table-cell>
          <table:table-cell office:value-type="float" office:value="-29.63614">
            <text:p>-29.63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93741">
            <text:p>-8.893741</text:p>
          </table:table-cell>
          <table:table-cell office:value-type="float" office:value="-25.66286">
            <text:p>-25.66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64835">
            <text:p>-5.564835</text:p>
          </table:table-cell>
          <table:table-cell office:value-type="float" office:value="-21.62234">
            <text:p>-21.62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99555">
            <text:p>-2.899555</text:p>
          </table:table-cell>
          <table:table-cell office:value-type="float" office:value="-17.81855">
            <text:p>-17.81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936553">
            <text:p>-0.9936553</text:p>
          </table:table-cell>
          <table:table-cell office:value-type="float" office:value="-14.34494">
            <text:p>-14.34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9683">
            <text:p>-10.89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43701">
            <text:p>-7.843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739536">
            <text:p>-0.3739536</text:p>
          </table:table-cell>
          <table:table-cell office:value-type="float" office:value="-5.536049">
            <text:p>-5.536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91663">
            <text:p>-1.891663</text:p>
          </table:table-cell>
          <table:table-cell office:value-type="float" office:value="-5.3248">
            <text:p>-5.3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05338">
            <text:p>-4.205338</text:p>
          </table:table-cell>
          <table:table-cell office:value-type="float" office:value="-6.095643">
            <text:p>-6.095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31854">
            <text:p>-7.231854</text:p>
          </table:table-cell>
          <table:table-cell office:value-type="float" office:value="-6.191439">
            <text:p>-6.191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6058">
            <text:p>-10.86058</text:p>
          </table:table-cell>
          <table:table-cell office:value-type="float" office:value="-6.202006">
            <text:p>-6.202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6114">
            <text:p>-14.96114</text:p>
          </table:table-cell>
          <table:table-cell office:value-type="float" office:value="-6.619654">
            <text:p>-6.619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8366">
            <text:p>-19.38366</text:p>
          </table:table-cell>
          <table:table-cell office:value-type="float" office:value="-7.826867">
            <text:p>-7.826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6923">
            <text:p>-23.96923</text:p>
          </table:table-cell>
          <table:table-cell office:value-type="float" office:value="-10.22303">
            <text:p>-10.22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5023">
            <text:p>-28.55023</text:p>
          </table:table-cell>
          <table:table-cell office:value-type="float" office:value="-14.1063">
            <text:p>-14.1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621">
            <text:p>-32.9621</text:p>
          </table:table-cell>
          <table:table-cell office:value-type="float" office:value="-19.38607">
            <text:p>-19.38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4354">
            <text:p>-37.04354</text:p>
          </table:table-cell>
          <table:table-cell office:value-type="float" office:value="-25.22388">
            <text:p>-25.22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4793">
            <text:p>-40.64793</text:p>
          </table:table-cell>
          <table:table-cell office:value-type="float" office:value="-31.15171">
            <text:p>-31.15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4351">
            <text:p>-43.64351</text:p>
          </table:table-cell>
          <table:table-cell office:value-type="float" office:value="-36.97084">
            <text:p>-36.97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2266">
            <text:p>-45.92266</text:p>
          </table:table-cell>
          <table:table-cell office:value-type="float" office:value="-41.12654">
            <text:p>-41.12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0207">
            <text:p>-47.40207</text:p>
          </table:table-cell>
          <table:table-cell office:value-type="float" office:value="-43.48438">
            <text:p>-43.48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858">
            <text:p>-48.02858</text:p>
          </table:table-cell>
          <table:table-cell office:value-type="float" office:value="-47.1312">
            <text:p>-47.1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793">
            <text:p>-47.7793</text:p>
          </table:table-cell>
          <table:table-cell office:value-type="float" office:value="-48.68907">
            <text:p>-48.68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6317">
            <text:p>-46.66317</text:p>
          </table:table-cell>
          <table:table-cell office:value-type="float" office:value="-51.41656">
            <text:p>-51.41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2101">
            <text:p>-44.72101</text:p>
          </table:table-cell>
          <table:table-cell office:value-type="float" office:value="-52.13703">
            <text:p>-52.13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2307">
            <text:p>-42.02307</text:p>
          </table:table-cell>
          <table:table-cell office:value-type="float" office:value="-53.30775">
            <text:p>-53.30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6652">
            <text:p>-38.66652</text:p>
          </table:table-cell>
          <table:table-cell office:value-type="float" office:value="-52.67629">
            <text:p>-52.67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7407">
            <text:p>-34.77407</text:p>
          </table:table-cell>
          <table:table-cell office:value-type="float" office:value="-49.79789">
            <text:p>-49.79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8556">
            <text:p>-30.48556</text:p>
          </table:table-cell>
          <table:table-cell office:value-type="float" office:value="-45.7874">
            <text:p>-45.7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5776">
            <text:p>-25.95776</text:p>
          </table:table-cell>
          <table:table-cell office:value-type="float" office:value="-41.6388">
            <text:p>-41.6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5332">
            <text:p>-21.35332</text:p>
          </table:table-cell>
          <table:table-cell office:value-type="float" office:value="-37.54775">
            <text:p>-37.54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4057">
            <text:p>-16.84057</text:p>
          </table:table-cell>
          <table:table-cell office:value-type="float" office:value="-33.5294">
            <text:p>-33.5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8164">
            <text:p>-12.58164</text:p>
          </table:table-cell>
          <table:table-cell office:value-type="float" office:value="-29.34616">
            <text:p>-29.34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32205">
            <text:p>-8.732205</text:p>
          </table:table-cell>
          <table:table-cell office:value-type="float" office:value="-25.48073">
            <text:p>-25.48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30566">
            <text:p>-5.430566</text:p>
          </table:table-cell>
          <table:table-cell office:value-type="float" office:value="-21.22308">
            <text:p>-21.22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97411">
            <text:p>-2.797411</text:p>
          </table:table-cell>
          <table:table-cell office:value-type="float" office:value="-17.63786">
            <text:p>-17.63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27344">
            <text:p>-0.927344</text:p>
          </table:table-cell>
          <table:table-cell office:value-type="float" office:value="-13.93232">
            <text:p>-13.93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3086">
            <text:p>-10.63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42544">
            <text:p>-7.642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239708">
            <text:p>-0.4239708</text:p>
          </table:table-cell>
          <table:table-cell office:value-type="float" office:value="-5.390597">
            <text:p>-5.390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78716">
            <text:p>-1.978716</text:p>
          </table:table-cell>
          <table:table-cell office:value-type="float" office:value="-5.619775">
            <text:p>-5.619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26267">
            <text:p>-4.326267</text:p>
          </table:table-cell>
          <table:table-cell office:value-type="float" office:value="-5.567395">
            <text:p>-5.567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82281">
            <text:p>-7.382281</text:p>
          </table:table-cell>
          <table:table-cell office:value-type="float" office:value="-5.612063">
            <text:p>-5.612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3505">
            <text:p>-11.03505</text:p>
          </table:table-cell>
          <table:table-cell office:value-type="float" office:value="-5.566445">
            <text:p>-5.566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5334">
            <text:p>-15.15334</text:p>
          </table:table-cell>
          <table:table-cell office:value-type="float" office:value="-6.202859">
            <text:p>-6.202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8661">
            <text:p>-19.58661</text:p>
          </table:table-cell>
          <table:table-cell office:value-type="float" office:value="-7.704668">
            <text:p>-7.704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7558">
            <text:p>-24.17558</text:p>
          </table:table-cell>
          <table:table-cell office:value-type="float" office:value="-10.55406">
            <text:p>-10.55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5251">
            <text:p>-28.75251</text:p>
          </table:table-cell>
          <table:table-cell office:value-type="float" office:value="-14.92746">
            <text:p>-14.92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5296">
            <text:p>-33.15296</text:p>
          </table:table-cell>
          <table:table-cell office:value-type="float" office:value="-20.16141">
            <text:p>-20.16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1608">
            <text:p>-37.21608</text:p>
          </table:table-cell>
          <table:table-cell office:value-type="float" office:value="-25.87668">
            <text:p>-25.87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9589">
            <text:p>-40.79589</text:p>
          </table:table-cell>
          <table:table-cell office:value-type="float" office:value="-31.64055">
            <text:p>-31.64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6154">
            <text:p>-43.76154</text:p>
          </table:table-cell>
          <table:table-cell office:value-type="float" office:value="-37.28501">
            <text:p>-37.28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0647">
            <text:p>-46.00647</text:p>
          </table:table-cell>
          <table:table-cell office:value-type="float" office:value="-41.51383">
            <text:p>-41.51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4862">
            <text:p>-47.44862</text:p>
          </table:table-cell>
          <table:table-cell office:value-type="float" office:value="-43.59784">
            <text:p>-43.59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619">
            <text:p>-48.03619</text:p>
          </table:table-cell>
          <table:table-cell office:value-type="float" office:value="-47.24776">
            <text:p>-47.24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769">
            <text:p>-47.74769</text:p>
          </table:table-cell>
          <table:table-cell office:value-type="float" office:value="-48.76259">
            <text:p>-48.76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9349">
            <text:p>-46.59349</text:p>
          </table:table-cell>
          <table:table-cell office:value-type="float" office:value="-51.26764">
            <text:p>-51.26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1578">
            <text:p>-44.61578</text:p>
          </table:table-cell>
          <table:table-cell office:value-type="float" office:value="-52.1692">
            <text:p>-52.1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8562">
            <text:p>-41.88562</text:p>
          </table:table-cell>
          <table:table-cell office:value-type="float" office:value="-53.41358">
            <text:p>-53.41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028">
            <text:p>-38.5028</text:p>
          </table:table-cell>
          <table:table-cell office:value-type="float" office:value="-52.78433">
            <text:p>-52.78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8885">
            <text:p>-34.58885</text:p>
          </table:table-cell>
          <table:table-cell office:value-type="float" office:value="-49.82768">
            <text:p>-49.82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8685">
            <text:p>-30.28685</text:p>
          </table:table-cell>
          <table:table-cell office:value-type="float" office:value="-45.74102">
            <text:p>-45.74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5136">
            <text:p>-25.75136</text:p>
          </table:table-cell>
          <table:table-cell office:value-type="float" office:value="-41.52001">
            <text:p>-41.52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4817">
            <text:p>-21.14817</text:p>
          </table:table-cell>
          <table:table-cell office:value-type="float" office:value="-37.40863">
            <text:p>-37.40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4266">
            <text:p>-16.64266</text:p>
          </table:table-cell>
          <table:table-cell office:value-type="float" office:value="-33.24856">
            <text:p>-33.24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9952">
            <text:p>-12.39952</text:p>
          </table:table-cell>
          <table:table-cell office:value-type="float" office:value="-29.22904">
            <text:p>-29.22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712">
            <text:p>-8.5712</text:p>
          </table:table-cell>
          <table:table-cell office:value-type="float" office:value="-25.27149">
            <text:p>-25.27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97638">
            <text:p>-5.297638</text:p>
          </table:table-cell>
          <table:table-cell office:value-type="float" office:value="-21.15632">
            <text:p>-21.15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96444">
            <text:p>-2.696444</text:p>
          </table:table-cell>
          <table:table-cell office:value-type="float" office:value="-17.36866">
            <text:p>-17.36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62702">
            <text:p>-0.862702</text:p>
          </table:table-cell>
          <table:table-cell office:value-type="float" office:value="-13.99123">
            <text:p>-13.99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876">
            <text:p>-10.5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08161">
            <text:p>-7.608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758807">
            <text:p>-0.4758807</text:p>
          </table:table-cell>
          <table:table-cell office:value-type="float" office:value="-5.403632">
            <text:p>-5.403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67362">
            <text:p>-2.067362</text:p>
          </table:table-cell>
          <table:table-cell office:value-type="float" office:value="-5.208872">
            <text:p>-5.208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49058">
            <text:p>-4.449058</text:p>
          </table:table-cell>
          <table:table-cell office:value-type="float" office:value="-5.964271">
            <text:p>-5.964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33908">
            <text:p>-7.533908</text:p>
          </table:table-cell>
          <table:table-cell office:value-type="float" office:value="-6.046724">
            <text:p>-6.046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1108">
            <text:p>-11.21108</text:p>
          </table:table-cell>
          <table:table-cell office:value-type="float" office:value="-6.045297">
            <text:p>-6.045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4616">
            <text:p>-15.34616</text:p>
          </table:table-cell>
          <table:table-cell office:value-type="float" office:value="-6.548739">
            <text:p>-6.548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9059">
            <text:p>-19.79059</text:p>
          </table:table-cell>
          <table:table-cell office:value-type="float" office:value="-7.817432">
            <text:p>-7.817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819">
            <text:p>-24.3819</text:p>
          </table:table-cell>
          <table:table-cell office:value-type="float" office:value="-10.35313">
            <text:p>-10.35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5515">
            <text:p>-28.95515</text:p>
          </table:table-cell>
          <table:table-cell office:value-type="float" office:value="-14.58435">
            <text:p>-14.58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4315">
            <text:p>-33.34315</text:p>
          </table:table-cell>
          <table:table-cell office:value-type="float" office:value="-19.96063">
            <text:p>-19.96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8826">
            <text:p>-37.38826</text:p>
          </table:table-cell>
          <table:table-cell office:value-type="float" office:value="-25.68196">
            <text:p>-25.68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4262">
            <text:p>-40.94262</text:p>
          </table:table-cell>
          <table:table-cell office:value-type="float" office:value="-31.58846">
            <text:p>-31.58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7852">
            <text:p>-43.87852</text:p>
          </table:table-cell>
          <table:table-cell office:value-type="float" office:value="-37.41644">
            <text:p>-37.41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8866">
            <text:p>-46.08866</text:p>
          </table:table-cell>
          <table:table-cell office:value-type="float" office:value="-41.24928">
            <text:p>-41.24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361">
            <text:p>-47.49361</text:p>
          </table:table-cell>
          <table:table-cell office:value-type="float" office:value="-44.09766">
            <text:p>-44.09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204">
            <text:p>-48.04204</text:p>
          </table:table-cell>
          <table:table-cell office:value-type="float" office:value="-47.09872">
            <text:p>-47.09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1423">
            <text:p>-47.71423</text:p>
          </table:table-cell>
          <table:table-cell office:value-type="float" office:value="-49.38165">
            <text:p>-49.38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2216">
            <text:p>-46.52216</text:p>
          </table:table-cell>
          <table:table-cell office:value-type="float" office:value="-51.38458">
            <text:p>-51.38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0867">
            <text:p>-44.50867</text:p>
          </table:table-cell>
          <table:table-cell office:value-type="float" office:value="-52.81422">
            <text:p>-52.81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4735">
            <text:p>-41.74735</text:p>
          </table:table-cell>
          <table:table-cell office:value-type="float" office:value="-53.6856">
            <text:p>-53.6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3741">
            <text:p>-38.33741</text:p>
          </table:table-cell>
          <table:table-cell office:value-type="float" office:value="-52.85503">
            <text:p>-52.85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0351">
            <text:p>-34.40351</text:p>
          </table:table-cell>
          <table:table-cell office:value-type="float" office:value="-49.72176">
            <text:p>-49.72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8696">
            <text:p>-30.08696</text:p>
          </table:table-cell>
          <table:table-cell office:value-type="float" office:value="-45.55424">
            <text:p>-45.5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54557">
            <text:p>-25.54557</text:p>
          </table:table-cell>
          <table:table-cell office:value-type="float" office:value="-41.35715">
            <text:p>-41.35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4249">
            <text:p>-20.94249</text:p>
          </table:table-cell>
          <table:table-cell office:value-type="float" office:value="-37.28152">
            <text:p>-37.28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598">
            <text:p>-16.44598</text:p>
          </table:table-cell>
          <table:table-cell office:value-type="float" office:value="-33.06019">
            <text:p>-33.06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1759">
            <text:p>-12.21759</text:p>
          </table:table-cell>
          <table:table-cell office:value-type="float" office:value="-29.10615">
            <text:p>-29.10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11885">
            <text:p>-8.411885</text:p>
          </table:table-cell>
          <table:table-cell office:value-type="float" office:value="-25.17592">
            <text:p>-25.17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65593">
            <text:p>-5.165593</text:p>
          </table:table-cell>
          <table:table-cell office:value-type="float" office:value="-21.10944">
            <text:p>-21.1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9738">
            <text:p>-2.59738</text:p>
          </table:table-cell>
          <table:table-cell office:value-type="float" office:value="-17.32079">
            <text:p>-17.32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9513">
            <text:p>-0.799513</text:p>
          </table:table-cell>
          <table:table-cell office:value-type="float" office:value="-13.8285">
            <text:p>-13.8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7117">
            <text:p>-10.37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08593">
            <text:p>-7.408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29313">
            <text:p>-0.529313</text:p>
          </table:table-cell>
          <table:table-cell office:value-type="float" office:value="-5.328441">
            <text:p>-5.328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57921">
            <text:p>-2.157921</text:p>
          </table:table-cell>
          <table:table-cell office:value-type="float" office:value="-5.194294">
            <text:p>-5.194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72828">
            <text:p>-4.572828</text:p>
          </table:table-cell>
          <table:table-cell office:value-type="float" office:value="-6.019917">
            <text:p>-6.019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87273">
            <text:p>-7.687273</text:p>
          </table:table-cell>
          <table:table-cell office:value-type="float" office:value="-6.139002">
            <text:p>-6.139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741">
            <text:p>-11.38741</text:p>
          </table:table-cell>
          <table:table-cell office:value-type="float" office:value="-6.158293">
            <text:p>-6.158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403">
            <text:p>-15.5403</text:p>
          </table:table-cell>
          <table:table-cell office:value-type="float" office:value="-6.684248">
            <text:p>-6.684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9415">
            <text:p>-19.99415</text:p>
          </table:table-cell>
          <table:table-cell office:value-type="float" office:value="-8.003294">
            <text:p>-8.003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893">
            <text:p>-24.58893</text:p>
          </table:table-cell>
          <table:table-cell office:value-type="float" office:value="-10.66007">
            <text:p>-10.66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5669">
            <text:p>-29.15669</text:p>
          </table:table-cell>
          <table:table-cell office:value-type="float" office:value="-15.19744">
            <text:p>-15.19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3333">
            <text:p>-33.53333</text:p>
          </table:table-cell>
          <table:table-cell office:value-type="float" office:value="-20.29803">
            <text:p>-20.29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5885">
            <text:p>-37.55885</text:p>
          </table:table-cell>
          <table:table-cell office:value-type="float" office:value="-25.91522">
            <text:p>-25.91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8862">
            <text:p>-41.08862</text:p>
          </table:table-cell>
          <table:table-cell office:value-type="float" office:value="-31.76325">
            <text:p>-31.76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9364">
            <text:p>-43.99364</text:p>
          </table:table-cell>
          <table:table-cell office:value-type="float" office:value="-37.56751">
            <text:p>-37.56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6952">
            <text:p>-46.16952</text:p>
          </table:table-cell>
          <table:table-cell office:value-type="float" office:value="-41.63594">
            <text:p>-41.63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3673">
            <text:p>-47.53673</text:p>
          </table:table-cell>
          <table:table-cell office:value-type="float" office:value="-44.15763">
            <text:p>-44.15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614">
            <text:p>-48.04614</text:p>
          </table:table-cell>
          <table:table-cell office:value-type="float" office:value="-47.576">
            <text:p>-47.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7914">
            <text:p>-47.67914</text:p>
          </table:table-cell>
          <table:table-cell office:value-type="float" office:value="-49.30117">
            <text:p>-49.30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4891">
            <text:p>-46.44891</text:p>
          </table:table-cell>
          <table:table-cell office:value-type="float" office:value="-51.62573">
            <text:p>-51.62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0042">
            <text:p>-44.40042</text:p>
          </table:table-cell>
          <table:table-cell office:value-type="float" office:value="-52.67227">
            <text:p>-52.67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0727">
            <text:p>-41.60727</text:p>
          </table:table-cell>
          <table:table-cell office:value-type="float" office:value="-53.46685">
            <text:p>-53.46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7156">
            <text:p>-38.17156</text:p>
          </table:table-cell>
          <table:table-cell office:value-type="float" office:value="-52.52205">
            <text:p>-52.52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1672">
            <text:p>-34.21672</text:p>
          </table:table-cell>
          <table:table-cell office:value-type="float" office:value="-49.41278">
            <text:p>-49.41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8733">
            <text:p>-29.88733</text:p>
          </table:table-cell>
          <table:table-cell office:value-type="float" office:value="-45.35651">
            <text:p>-45.35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3892">
            <text:p>-25.33892</text:p>
          </table:table-cell>
          <table:table-cell office:value-type="float" office:value="-41.23527">
            <text:p>-41.23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3775">
            <text:p>-20.73775</text:p>
          </table:table-cell>
          <table:table-cell office:value-type="float" office:value="-37.1302">
            <text:p>-37.1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4914">
            <text:p>-16.24914</text:p>
          </table:table-cell>
          <table:table-cell office:value-type="float" office:value="-33.01725">
            <text:p>-33.01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3716">
            <text:p>-12.03716</text:p>
          </table:table-cell>
          <table:table-cell office:value-type="float" office:value="-29.00883">
            <text:p>-29.00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5313">
            <text:p>-8.25313</text:p>
          </table:table-cell>
          <table:table-cell office:value-type="float" office:value="-25.02491">
            <text:p>-25.02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35382">
            <text:p>-5.035382</text:p>
          </table:table-cell>
          <table:table-cell office:value-type="float" office:value="-20.9147">
            <text:p>-20.9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99518">
            <text:p>-2.499518</text:p>
          </table:table-cell>
          <table:table-cell office:value-type="float" office:value="-17.09553">
            <text:p>-17.09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382314">
            <text:p>-0.7382314</text:p>
          </table:table-cell>
          <table:table-cell office:value-type="float" office:value="-13.68224">
            <text:p>-13.68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5895">
            <text:p>-10.25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91321">
            <text:p>-7.291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844434">
            <text:p>-0.5844434</text:p>
          </table:table-cell>
          <table:table-cell office:value-type="float" office:value="-5.185989">
            <text:p>-5.185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9739">
            <text:p>-2.249739</text:p>
          </table:table-cell>
          <table:table-cell office:value-type="float" office:value="-5.025585">
            <text:p>-5.025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98002">
            <text:p>-4.698002</text:p>
          </table:table-cell>
          <table:table-cell office:value-type="float" office:value="-5.842947">
            <text:p>-5.842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4127">
            <text:p>-7.84127</text:p>
          </table:table-cell>
          <table:table-cell office:value-type="float" office:value="-5.944551">
            <text:p>-5.944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6465">
            <text:p>-11.56465</text:p>
          </table:table-cell>
          <table:table-cell office:value-type="float" office:value="-5.932041">
            <text:p>-5.932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3436">
            <text:p>-15.73436</text:p>
          </table:table-cell>
          <table:table-cell office:value-type="float" office:value="-6.501045">
            <text:p>-6.501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9799">
            <text:p>-20.19799</text:p>
          </table:table-cell>
          <table:table-cell office:value-type="float" office:value="-7.835564">
            <text:p>-7.83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9517">
            <text:p>-24.79517</text:p>
          </table:table-cell>
          <table:table-cell office:value-type="float" office:value="-10.55055">
            <text:p>-10.55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5785">
            <text:p>-29.35785</text:p>
          </table:table-cell>
          <table:table-cell office:value-type="float" office:value="-15.18966">
            <text:p>-15.18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2211">
            <text:p>-33.72211</text:p>
          </table:table-cell>
          <table:table-cell office:value-type="float" office:value="-20.37399">
            <text:p>-20.37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2843">
            <text:p>-37.72843</text:p>
          </table:table-cell>
          <table:table-cell office:value-type="float" office:value="-26.07729">
            <text:p>-26.07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3285">
            <text:p>-41.23285</text:p>
          </table:table-cell>
          <table:table-cell office:value-type="float" office:value="-32.02224">
            <text:p>-32.02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0729">
            <text:p>-44.10729</text:p>
          </table:table-cell>
          <table:table-cell office:value-type="float" office:value="-37.90735">
            <text:p>-37.90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4847">
            <text:p>-46.24847</text:p>
          </table:table-cell>
          <table:table-cell office:value-type="float" office:value="-41.1517">
            <text:p>-41.1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811">
            <text:p>-47.57811</text:p>
          </table:table-cell>
          <table:table-cell office:value-type="float" office:value="-44.68407">
            <text:p>-44.68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46">
            <text:p>-48.04846</text:p>
          </table:table-cell>
          <table:table-cell office:value-type="float" office:value="-46.81252">
            <text:p>-46.81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232">
            <text:p>-47.64232</text:p>
          </table:table-cell>
          <table:table-cell office:value-type="float" office:value="-49.51606">
            <text:p>-49.51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7428">
            <text:p>-46.37428</text:p>
          </table:table-cell>
          <table:table-cell office:value-type="float" office:value="-51.20488">
            <text:p>-51.20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9068">
            <text:p>-44.29068</text:p>
          </table:table-cell>
          <table:table-cell office:value-type="float" office:value="-53.17532">
            <text:p>-53.17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664">
            <text:p>-41.4664</text:p>
          </table:table-cell>
          <table:table-cell office:value-type="float" office:value="-53.84791">
            <text:p>-53.84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0467">
            <text:p>-38.00467</text:p>
          </table:table-cell>
          <table:table-cell office:value-type="float" office:value="-53.06356">
            <text:p>-53.06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2986">
            <text:p>-34.02986</text:p>
          </table:table-cell>
          <table:table-cell office:value-type="float" office:value="-49.90725">
            <text:p>-49.90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8726">
            <text:p>-29.68726</text:p>
          </table:table-cell>
          <table:table-cell office:value-type="float" office:value="-45.48578">
            <text:p>-45.48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289">
            <text:p>-25.13289</text:p>
          </table:table-cell>
          <table:table-cell office:value-type="float" office:value="-41.09507">
            <text:p>-41.09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324">
            <text:p>-20.53324</text:p>
          </table:table-cell>
          <table:table-cell office:value-type="float" office:value="-36.8021">
            <text:p>-36.8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5355">
            <text:p>-16.05355</text:p>
          </table:table-cell>
          <table:table-cell office:value-type="float" office:value="-32.61458">
            <text:p>-32.61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5758">
            <text:p>-11.85758</text:p>
          </table:table-cell>
          <table:table-cell office:value-type="float" office:value="-28.64276">
            <text:p>-28.64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9608">
            <text:p>-8.09608</text:p>
          </table:table-cell>
          <table:table-cell office:value-type="float" office:value="-24.73313">
            <text:p>-24.73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06542">
            <text:p>-4.906542</text:p>
          </table:table-cell>
          <table:table-cell office:value-type="float" office:value="-20.66632">
            <text:p>-20.6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03563">
            <text:p>-2.403563</text:p>
          </table:table-cell>
          <table:table-cell office:value-type="float" office:value="-17.03767">
            <text:p>-17.03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786335">
            <text:p>-0.6786335</text:p>
          </table:table-cell>
          <table:table-cell office:value-type="float" office:value="-13.39829">
            <text:p>-13.39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1778">
            <text:p>-9.91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43367">
            <text:p>-6.943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14738">
            <text:p>-0.6414738</text:p>
          </table:table-cell>
          <table:table-cell office:value-type="float" office:value="-4.928951">
            <text:p>-4.928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43131">
            <text:p>-2.343131</text:p>
          </table:table-cell>
          <table:table-cell office:value-type="float" office:value="-4.797262">
            <text:p>-4.797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25025">
            <text:p>-4.825025</text:p>
          </table:table-cell>
          <table:table-cell office:value-type="float" office:value="-5.616915">
            <text:p>-5.616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96435">
            <text:p>-7.996435</text:p>
          </table:table-cell>
          <table:table-cell office:value-type="float" office:value="-5.709318">
            <text:p>-5.709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4342">
            <text:p>-11.74342</text:p>
          </table:table-cell>
          <table:table-cell office:value-type="float" office:value="-5.710177">
            <text:p>-5.710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2901">
            <text:p>-15.92901</text:p>
          </table:table-cell>
          <table:table-cell office:value-type="float" office:value="-6.349465">
            <text:p>-6.349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0282">
            <text:p>-20.40282</text:p>
          </table:table-cell>
          <table:table-cell office:value-type="float" office:value="-7.793065">
            <text:p>-7.793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134">
            <text:p>-25.00134</text:p>
          </table:table-cell>
          <table:table-cell office:value-type="float" office:value="-10.70072">
            <text:p>-10.7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5933">
            <text:p>-29.55933</text:p>
          </table:table-cell>
          <table:table-cell office:value-type="float" office:value="-15.45842">
            <text:p>-15.45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1019">
            <text:p>-33.91019</text:p>
          </table:table-cell>
          <table:table-cell office:value-type="float" office:value="-20.7603">
            <text:p>-20.7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761">
            <text:p>-37.89761</text:p>
          </table:table-cell>
          <table:table-cell office:value-type="float" office:value="-26.48863">
            <text:p>-26.48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7582">
            <text:p>-41.37582</text:p>
          </table:table-cell>
          <table:table-cell office:value-type="float" office:value="-32.39764">
            <text:p>-32.39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986">
            <text:p>-44.21986</text:p>
          </table:table-cell>
          <table:table-cell office:value-type="float" office:value="-38.20607">
            <text:p>-38.20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578">
            <text:p>-46.32578</text:p>
          </table:table-cell>
          <table:table-cell office:value-type="float" office:value="-41.36765">
            <text:p>-41.36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791">
            <text:p>-47.61791</text:p>
          </table:table-cell>
          <table:table-cell office:value-type="float" office:value="-45.00786">
            <text:p>-45.00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2">
            <text:p>-48.04902</text:p>
          </table:table-cell>
          <table:table-cell office:value-type="float" office:value="-47.02669">
            <text:p>-47.02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363">
            <text:p>-47.60363</text:p>
          </table:table-cell>
          <table:table-cell office:value-type="float" office:value="-49.81364">
            <text:p>-49.81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98">
            <text:p>-46.298</text:p>
          </table:table-cell>
          <table:table-cell office:value-type="float" office:value="-51.56486">
            <text:p>-51.56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7906">
            <text:p>-44.17906</text:p>
          </table:table-cell>
          <table:table-cell office:value-type="float" office:value="-53.46995">
            <text:p>-53.46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2425">
            <text:p>-41.32425</text:p>
          </table:table-cell>
          <table:table-cell office:value-type="float" office:value="-54.09541">
            <text:p>-54.09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3615">
            <text:p>-37.83615</text:p>
          </table:table-cell>
          <table:table-cell office:value-type="float" office:value="-53.15757">
            <text:p>-53.15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4225">
            <text:p>-33.84225</text:p>
          </table:table-cell>
          <table:table-cell office:value-type="float" office:value="-49.85483">
            <text:p>-49.85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8604">
            <text:p>-29.48604</text:p>
          </table:table-cell>
          <table:table-cell office:value-type="float" office:value="-45.3205">
            <text:p>-45.3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2677">
            <text:p>-24.92677</text:p>
          </table:table-cell>
          <table:table-cell office:value-type="float" office:value="-40.9059">
            <text:p>-40.9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2824">
            <text:p>-20.32824</text:p>
          </table:table-cell>
          <table:table-cell office:value-type="float" office:value="-36.62363">
            <text:p>-36.62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5853">
            <text:p>-15.85853</text:p>
          </table:table-cell>
          <table:table-cell office:value-type="float" office:value="-32.46795">
            <text:p>-32.46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7825">
            <text:p>-11.67825</text:p>
          </table:table-cell>
          <table:table-cell office:value-type="float" office:value="-28.51943">
            <text:p>-28.51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40178">
            <text:p>-7.940178</text:p>
          </table:table-cell>
          <table:table-cell office:value-type="float" office:value="-24.57711">
            <text:p>-24.57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8629">
            <text:p>-4.778629</text:p>
          </table:table-cell>
          <table:table-cell office:value-type="float" office:value="-20.53638">
            <text:p>-20.53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0917">
            <text:p>-2.30917</text:p>
          </table:table-cell>
          <table:table-cell office:value-type="float" office:value="-16.93003">
            <text:p>-16.93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0519">
            <text:p>-0.620519</text:p>
          </table:table-cell>
          <table:table-cell office:value-type="float" office:value="-13.31816">
            <text:p>-13.31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56921">
            <text:p>-9.856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55093">
            <text:p>-6.855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99949">
            <text:p>-0.6999949</text:p>
          </table:table-cell>
          <table:table-cell office:value-type="float" office:value="-4.824585">
            <text:p>-4.824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38432">
            <text:p>-2.438432</text:p>
          </table:table-cell>
          <table:table-cell office:value-type="float" office:value="-4.67793">
            <text:p>-4.67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52986">
            <text:p>-4.952986</text:p>
          </table:table-cell>
          <table:table-cell office:value-type="float" office:value="-5.502459">
            <text:p>-5.502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53315">
            <text:p>-8.153315</text:p>
          </table:table-cell>
          <table:table-cell office:value-type="float" office:value="-5.59454">
            <text:p>-5.59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2243">
            <text:p>-11.92243</text:p>
          </table:table-cell>
          <table:table-cell office:value-type="float" office:value="-5.596081">
            <text:p>-5.596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2493">
            <text:p>-16.12493</text:p>
          </table:table-cell>
          <table:table-cell office:value-type="float" office:value="-6.277698">
            <text:p>-6.277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0718">
            <text:p>-20.60718</text:p>
          </table:table-cell>
          <table:table-cell office:value-type="float" office:value="-7.758433">
            <text:p>-7.758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0816">
            <text:p>-25.20816</text:p>
          </table:table-cell>
          <table:table-cell office:value-type="float" office:value="-10.70695">
            <text:p>-10.70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5967">
            <text:p>-29.75967</text:p>
          </table:table-cell>
          <table:table-cell office:value-type="float" office:value="-15.51515">
            <text:p>-15.51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982">
            <text:p>-34.0982</text:p>
          </table:table-cell>
          <table:table-cell office:value-type="float" office:value="-20.85634">
            <text:p>-20.85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6516">
            <text:p>-38.06516</text:p>
          </table:table-cell>
          <table:table-cell office:value-type="float" office:value="-26.62785">
            <text:p>-26.62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801">
            <text:p>-41.51801</text:p>
          </table:table-cell>
          <table:table-cell office:value-type="float" office:value="-32.58012">
            <text:p>-32.58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3055">
            <text:p>-44.33055</text:p>
          </table:table-cell>
          <table:table-cell office:value-type="float" office:value="-38.42233">
            <text:p>-38.42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0173">
            <text:p>-46.40173</text:p>
          </table:table-cell>
          <table:table-cell office:value-type="float" office:value="-41.36578">
            <text:p>-41.36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584">
            <text:p>-47.65584</text:p>
          </table:table-cell>
          <table:table-cell office:value-type="float" office:value="-45.14848">
            <text:p>-45.14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82">
            <text:p>-48.04782</text:p>
          </table:table-cell>
          <table:table-cell office:value-type="float" office:value="-47.00964">
            <text:p>-47.00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334">
            <text:p>-47.56334</text:p>
          </table:table-cell>
          <table:table-cell office:value-type="float" office:value="-49.98298">
            <text:p>-49.98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1982">
            <text:p>-46.21982</text:p>
          </table:table-cell>
          <table:table-cell office:value-type="float" office:value="-51.82296">
            <text:p>-51.82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6635">
            <text:p>-44.06635</text:p>
          </table:table-cell>
          <table:table-cell office:value-type="float" office:value="-53.73452">
            <text:p>-53.73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032">
            <text:p>-41.18032</text:p>
          </table:table-cell>
          <table:table-cell office:value-type="float" office:value="-54.36781">
            <text:p>-54.36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6721">
            <text:p>-37.66721</text:p>
          </table:table-cell>
          <table:table-cell office:value-type="float" office:value="-53.32775">
            <text:p>-53.32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5324">
            <text:p>-33.65324</text:p>
          </table:table-cell>
          <table:table-cell office:value-type="float" office:value="-49.87737">
            <text:p>-49.87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8514">
            <text:p>-29.28514</text:p>
          </table:table-cell>
          <table:table-cell office:value-type="float" office:value="-45.20629">
            <text:p>-45.20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1984">
            <text:p>-24.71984</text:p>
          </table:table-cell>
          <table:table-cell office:value-type="float" office:value="-40.73491">
            <text:p>-40.73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2423">
            <text:p>-20.12423</text:p>
          </table:table-cell>
          <table:table-cell office:value-type="float" office:value="-36.38347">
            <text:p>-36.38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6341">
            <text:p>-15.66341</text:p>
          </table:table-cell>
          <table:table-cell office:value-type="float" office:value="-32.33494">
            <text:p>-32.33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0044">
            <text:p>-11.50044</text:p>
          </table:table-cell>
          <table:table-cell office:value-type="float" office:value="-28.30331">
            <text:p>-28.30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84882">
            <text:p>-7.784882</text:p>
          </table:table-cell>
          <table:table-cell office:value-type="float" office:value="-24.47698">
            <text:p>-24.47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2565">
            <text:p>-4.652565</text:p>
          </table:table-cell>
          <table:table-cell office:value-type="float" office:value="-20.32826">
            <text:p>-20.32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16018">
            <text:p>-2.216018</text:p>
          </table:table-cell>
          <table:table-cell office:value-type="float" office:value="-16.85437">
            <text:p>-16.85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643059">
            <text:p>-0.5643059</text:p>
          </table:table-cell>
          <table:table-cell office:value-type="float" office:value="-13.30359">
            <text:p>-13.30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20607">
            <text:p>-9.820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793675">
            <text:p>-6.793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604217">
            <text:p>-0.7604217</text:p>
          </table:table-cell>
          <table:table-cell office:value-type="float" office:value="-4.607427">
            <text:p>-4.607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34956">
            <text:p>-2.534956</text:p>
          </table:table-cell>
          <table:table-cell office:value-type="float" office:value="-4.865464">
            <text:p>-4.865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82788">
            <text:p>-5.082788</text:p>
          </table:table-cell>
          <table:table-cell office:value-type="float" office:value="-4.814749">
            <text:p>-4.814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10781">
            <text:p>-8.310781</text:p>
          </table:table-cell>
          <table:table-cell office:value-type="float" office:value="-4.827914">
            <text:p>-4.827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0296">
            <text:p>-12.10296</text:p>
          </table:table-cell>
          <table:table-cell office:value-type="float" office:value="-4.993594">
            <text:p>-4.993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2072">
            <text:p>-16.32072</text:p>
          </table:table-cell>
          <table:table-cell office:value-type="float" office:value="-5.929562">
            <text:p>-5.929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1251">
            <text:p>-20.81251</text:p>
          </table:table-cell>
          <table:table-cell office:value-type="float" office:value="-7.952458">
            <text:p>-7.952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1488">
            <text:p>-25.41488</text:p>
          </table:table-cell>
          <table:table-cell office:value-type="float" office:value="-11.43828">
            <text:p>-11.43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5959">
            <text:p>-29.95959</text:p>
          </table:table-cell>
          <table:table-cell office:value-type="float" office:value="-16.33571">
            <text:p>-16.33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848">
            <text:p>-34.2848</text:p>
          </table:table-cell>
          <table:table-cell office:value-type="float" office:value="-21.74704">
            <text:p>-21.74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3227">
            <text:p>-38.23227</text:p>
          </table:table-cell>
          <table:table-cell office:value-type="float" office:value="-27.39266">
            <text:p>-27.39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5791">
            <text:p>-41.65791</text:p>
          </table:table-cell>
          <table:table-cell office:value-type="float" office:value="-33.17043">
            <text:p>-33.17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3975">
            <text:p>-44.43975</text:p>
          </table:table-cell>
          <table:table-cell office:value-type="float" office:value="-38.8247">
            <text:p>-38.8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7577">
            <text:p>-46.47577</text:p>
          </table:table-cell>
          <table:table-cell office:value-type="float" office:value="-41.73813">
            <text:p>-41.73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9216">
            <text:p>-47.69216</text:p>
          </table:table-cell>
          <table:table-cell office:value-type="float" office:value="-45.63129">
            <text:p>-45.63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487">
            <text:p>-48.04487</text:p>
          </table:table-cell>
          <table:table-cell office:value-type="float" office:value="-47.29931">
            <text:p>-47.29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2133">
            <text:p>-47.52133</text:p>
          </table:table-cell>
          <table:table-cell office:value-type="float" office:value="-50.37838">
            <text:p>-50.37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4028">
            <text:p>-46.14028</text:p>
          </table:table-cell>
          <table:table-cell office:value-type="float" office:value="-52.23394">
            <text:p>-52.23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5176">
            <text:p>-43.95176</text:p>
          </table:table-cell>
          <table:table-cell office:value-type="float" office:value="-54.04293">
            <text:p>-54.04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3615">
            <text:p>-41.03615</text:p>
          </table:table-cell>
          <table:table-cell office:value-type="float" office:value="-54.77449">
            <text:p>-54.77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9726">
            <text:p>-37.49726</text:p>
          </table:table-cell>
          <table:table-cell office:value-type="float" office:value="-53.51325">
            <text:p>-53.51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6419">
            <text:p>-33.46419</text:p>
          </table:table-cell>
          <table:table-cell office:value-type="float" office:value="-49.84249">
            <text:p>-49.84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8312">
            <text:p>-29.08312</text:p>
          </table:table-cell>
          <table:table-cell office:value-type="float" office:value="-45.09118">
            <text:p>-45.09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1432">
            <text:p>-24.51432</text:p>
          </table:table-cell>
          <table:table-cell office:value-type="float" office:value="-40.57169">
            <text:p>-40.57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2049">
            <text:p>-19.92049</text:p>
          </table:table-cell>
          <table:table-cell office:value-type="float" office:value="-36.20486">
            <text:p>-36.20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6957">
            <text:p>-15.46957</text:p>
          </table:table-cell>
          <table:table-cell office:value-type="float" office:value="-32.26956">
            <text:p>-32.26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229">
            <text:p>-11.3229</text:p>
          </table:table-cell>
          <table:table-cell office:value-type="float" office:value="-28.27697">
            <text:p>-28.27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1861">
            <text:p>-7.631861</text:p>
          </table:table-cell>
          <table:table-cell office:value-type="float" office:value="-24.43451">
            <text:p>-24.43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27898">
            <text:p>-4.527898</text:p>
          </table:table-cell>
          <table:table-cell office:value-type="float" office:value="-20.35963">
            <text:p>-20.35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24776">
            <text:p>-2.124776</text:p>
          </table:table-cell>
          <table:table-cell office:value-type="float" office:value="-16.8071">
            <text:p>-16.8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95978">
            <text:p>-0.5095978</text:p>
          </table:table-cell>
          <table:table-cell office:value-type="float" office:value="-13.31622">
            <text:p>-13.31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17783">
            <text:p>-9.817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730359">
            <text:p>-6.730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223175">
            <text:p>-0.8223175</text:p>
          </table:table-cell>
          <table:table-cell office:value-type="float" office:value="-4.52805">
            <text:p>-4.52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33386">
            <text:p>-2.633386</text:p>
          </table:table-cell>
          <table:table-cell office:value-type="float" office:value="-4.793708">
            <text:p>-4.793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13026">
            <text:p>-5.213026</text:p>
          </table:table-cell>
          <table:table-cell office:value-type="float" office:value="-4.745655">
            <text:p>-4.745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6938">
            <text:p>-8.46938</text:p>
          </table:table-cell>
          <table:table-cell office:value-type="float" office:value="-4.728576">
            <text:p>-4.728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8371">
            <text:p>-12.28371</text:p>
          </table:table-cell>
          <table:table-cell office:value-type="float" office:value="-4.943556">
            <text:p>-4.943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1776">
            <text:p>-16.51776</text:p>
          </table:table-cell>
          <table:table-cell office:value-type="float" office:value="-5.894549">
            <text:p>-5.894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166">
            <text:p>-21.0166</text:p>
          </table:table-cell>
          <table:table-cell office:value-type="float" office:value="-8.032088">
            <text:p>-8.032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2002">
            <text:p>-25.62002</text:p>
          </table:table-cell>
          <table:table-cell office:value-type="float" office:value="-11.67322">
            <text:p>-11.67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977">
            <text:p>-30.15977</text:p>
          </table:table-cell>
          <table:table-cell office:value-type="float" office:value="-16.72289">
            <text:p>-16.72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713">
            <text:p>-34.4713</text:p>
          </table:table-cell>
          <table:table-cell office:value-type="float" office:value="-22.13564">
            <text:p>-22.13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9714">
            <text:p>-38.39714</text:p>
          </table:table-cell>
          <table:table-cell office:value-type="float" office:value="-27.8286">
            <text:p>-27.8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751">
            <text:p>-41.79751</text:p>
          </table:table-cell>
          <table:table-cell office:value-type="float" office:value="-33.6539">
            <text:p>-33.6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4783">
            <text:p>-44.54783</text:p>
          </table:table-cell>
          <table:table-cell office:value-type="float" office:value="-39.34056">
            <text:p>-39.34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484">
            <text:p>-46.5484</text:p>
          </table:table-cell>
          <table:table-cell office:value-type="float" office:value="-41.98893">
            <text:p>-41.98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649">
            <text:p>-47.72649</text:p>
          </table:table-cell>
          <table:table-cell office:value-type="float" office:value="-46.1218">
            <text:p>-46.1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013">
            <text:p>-48.04013</text:p>
          </table:table-cell>
          <table:table-cell office:value-type="float" office:value="-47.42117">
            <text:p>-47.42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744">
            <text:p>-47.47744</text:p>
          </table:table-cell>
          <table:table-cell office:value-type="float" office:value="-50.7571">
            <text:p>-50.7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882">
            <text:p>-46.05882</text:p>
          </table:table-cell>
          <table:table-cell office:value-type="float" office:value="-52.31836">
            <text:p>-52.31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3653">
            <text:p>-43.83653</text:p>
          </table:table-cell>
          <table:table-cell office:value-type="float" office:value="-54.25699">
            <text:p>-54.25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8969">
            <text:p>-40.88969</text:p>
          </table:table-cell>
          <table:table-cell office:value-type="float" office:value="-54.72928">
            <text:p>-54.72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2571">
            <text:p>-37.32571</text:p>
          </table:table-cell>
          <table:table-cell office:value-type="float" office:value="-53.46655">
            <text:p>-53.46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7376">
            <text:p>-33.27376</text:p>
          </table:table-cell>
          <table:table-cell office:value-type="float" office:value="-49.82365">
            <text:p>-49.82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8216">
            <text:p>-28.88216</text:p>
          </table:table-cell>
          <table:table-cell office:value-type="float" office:value="-45.10151">
            <text:p>-45.10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0728">
            <text:p>-24.30728</text:p>
          </table:table-cell>
          <table:table-cell office:value-type="float" office:value="-40.42596">
            <text:p>-40.42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1631">
            <text:p>-19.71631</text:p>
          </table:table-cell>
          <table:table-cell office:value-type="float" office:value="-36.05576">
            <text:p>-36.05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7566">
            <text:p>-15.27566</text:p>
          </table:table-cell>
          <table:table-cell office:value-type="float" office:value="-32.1102">
            <text:p>-32.1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4753">
            <text:p>-11.14753</text:p>
          </table:table-cell>
          <table:table-cell office:value-type="float" office:value="-28.11732">
            <text:p>-28.11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8927">
            <text:p>-7.478927</text:p>
          </table:table-cell>
          <table:table-cell office:value-type="float" office:value="-24.24337">
            <text:p>-24.24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42">
            <text:p>-4.4042</text:p>
          </table:table-cell>
          <table:table-cell office:value-type="float" office:value="-20.29738">
            <text:p>-20.29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4798">
            <text:p>-2.034798</text:p>
          </table:table-cell>
          <table:table-cell office:value-type="float" office:value="-16.51439">
            <text:p>-16.51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69743">
            <text:p>-0.4569743</text:p>
          </table:table-cell>
          <table:table-cell office:value-type="float" office:value="-13.08444">
            <text:p>-13.08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680178">
            <text:p>-9.680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37731">
            <text:p>-6.637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61204">
            <text:p>-0.8861204</text:p>
          </table:table-cell>
          <table:table-cell office:value-type="float" office:value="-4.482618">
            <text:p>-4.482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2655">
            <text:p>-2.732655</text:p>
          </table:table-cell>
          <table:table-cell office:value-type="float" office:value="-4.757323">
            <text:p>-4.757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5562">
            <text:p>-5.345562</text:p>
          </table:table-cell>
          <table:table-cell office:value-type="float" office:value="-4.718083">
            <text:p>-4.718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9673">
            <text:p>-8.629673</text:p>
          </table:table-cell>
          <table:table-cell office:value-type="float" office:value="-4.69035">
            <text:p>-4.69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6595">
            <text:p>-12.46595</text:p>
          </table:table-cell>
          <table:table-cell office:value-type="float" office:value="-4.911989">
            <text:p>-4.911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1393">
            <text:p>-16.71393</text:p>
          </table:table-cell>
          <table:table-cell office:value-type="float" office:value="-5.82265">
            <text:p>-5.82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2235">
            <text:p>-21.22235</text:p>
          </table:table-cell>
          <table:table-cell office:value-type="float" office:value="-7.915098">
            <text:p>-7.915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265">
            <text:p>-25.8265</text:p>
          </table:table-cell>
          <table:table-cell office:value-type="float" office:value="-11.53898">
            <text:p>-11.53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5949">
            <text:p>-30.35949</text:p>
          </table:table-cell>
          <table:table-cell office:value-type="float" office:value="-16.66254">
            <text:p>-16.66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557">
            <text:p>-34.6557</text:p>
          </table:table-cell>
          <table:table-cell office:value-type="float" office:value="-22.16092">
            <text:p>-22.16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6214">
            <text:p>-38.56214</text:p>
          </table:table-cell>
          <table:table-cell office:value-type="float" office:value="-27.96687">
            <text:p>-27.96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58">
            <text:p>-41.9358</text:p>
          </table:table-cell>
          <table:table-cell office:value-type="float" office:value="-33.87686">
            <text:p>-33.87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544">
            <text:p>-44.6544</text:p>
          </table:table-cell>
          <table:table-cell office:value-type="float" office:value="-39.59389">
            <text:p>-39.59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889">
            <text:p>-46.61889</text:p>
          </table:table-cell>
          <table:table-cell office:value-type="float" office:value="-41.91825">
            <text:p>-41.91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932">
            <text:p>-47.75932</text:p>
          </table:table-cell>
          <table:table-cell office:value-type="float" office:value="-46.01917">
            <text:p>-46.01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62">
            <text:p>-48.03362</text:p>
          </table:table-cell>
          <table:table-cell office:value-type="float" office:value="-47.33501">
            <text:p>-47.33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182">
            <text:p>-47.43182</text:p>
          </table:table-cell>
          <table:table-cell office:value-type="float" office:value="-50.89971">
            <text:p>-50.89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634">
            <text:p>-45.97634</text:p>
          </table:table-cell>
          <table:table-cell office:value-type="float" office:value="-52.32721">
            <text:p>-52.32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1901">
            <text:p>-43.71901</text:p>
          </table:table-cell>
          <table:table-cell office:value-type="float" office:value="-54.41888">
            <text:p>-54.41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199">
            <text:p>-40.74199</text:p>
          </table:table-cell>
          <table:table-cell office:value-type="float" office:value="-55.01574">
            <text:p>-55.01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5317">
            <text:p>-37.15317</text:p>
          </table:table-cell>
          <table:table-cell office:value-type="float" office:value="-51.91254">
            <text:p>-51.91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84">
            <text:p>-33.084</text:p>
          </table:table-cell>
          <table:table-cell office:value-type="float" office:value="-49.17656">
            <text:p>-49.17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7939">
            <text:p>-28.67939</text:p>
          </table:table-cell>
          <table:table-cell office:value-type="float" office:value="-44.95551">
            <text:p>-44.95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002">
            <text:p>-24.1002</text:p>
          </table:table-cell>
          <table:table-cell office:value-type="float" office:value="-40.57044">
            <text:p>-40.57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1244">
            <text:p>-19.51244</text:p>
          </table:table-cell>
          <table:table-cell office:value-type="float" office:value="-36.04583">
            <text:p>-36.04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8375">
            <text:p>-15.08375</text:p>
          </table:table-cell>
          <table:table-cell office:value-type="float" office:value="-31.88972">
            <text:p>-31.88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184">
            <text:p>-10.97184</text:p>
          </table:table-cell>
          <table:table-cell office:value-type="float" office:value="-27.73839">
            <text:p>-27.73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27194">
            <text:p>-7.327194</text:p>
          </table:table-cell>
          <table:table-cell office:value-type="float" office:value="-23.86026">
            <text:p>-23.86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1929">
            <text:p>-4.281929</text:p>
          </table:table-cell>
          <table:table-cell office:value-type="float" office:value="-19.89961">
            <text:p>-19.89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47044">
            <text:p>-1.947044</text:p>
          </table:table-cell>
          <table:table-cell office:value-type="float" office:value="-16.19837">
            <text:p>-16.19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56814">
            <text:p>-0.4056814</text:p>
          </table:table-cell>
          <table:table-cell office:value-type="float" office:value="-12.88341">
            <text:p>-12.88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68545">
            <text:p>-9.568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74083">
            <text:p>-6.574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511358">
            <text:p>-0.9511358</text:p>
          </table:table-cell>
          <table:table-cell office:value-type="float" office:value="-4.585992">
            <text:p>-4.585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3418">
            <text:p>-2.83418</text:p>
          </table:table-cell>
          <table:table-cell office:value-type="float" office:value="-4.457379">
            <text:p>-4.457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9456">
            <text:p>-5.479456</text:p>
          </table:table-cell>
          <table:table-cell office:value-type="float" office:value="-5.267563">
            <text:p>-5.267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91082">
            <text:p>-8.791082</text:p>
          </table:table-cell>
          <table:table-cell office:value-type="float" office:value="-5.297054">
            <text:p>-5.297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4772">
            <text:p>-12.64772</text:p>
          </table:table-cell>
          <table:table-cell office:value-type="float" office:value="-5.411134">
            <text:p>-5.411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1203">
            <text:p>-16.91203</text:p>
          </table:table-cell>
          <table:table-cell office:value-type="float" office:value="-6.036048">
            <text:p>-6.036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2831">
            <text:p>-21.42831</text:p>
          </table:table-cell>
          <table:table-cell office:value-type="float" office:value="-7.606432">
            <text:p>-7.606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3284">
            <text:p>-26.03284</text:p>
          </table:table-cell>
          <table:table-cell office:value-type="float" office:value="-10.85368">
            <text:p>-10.8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5732">
            <text:p>-30.55732</text:p>
          </table:table-cell>
          <table:table-cell office:value-type="float" office:value="-15.9848">
            <text:p>-15.9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4063">
            <text:p>-34.84063</text:p>
          </table:table-cell>
          <table:table-cell office:value-type="float" office:value="-21.76311">
            <text:p>-21.76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2606">
            <text:p>-38.72606</text:p>
          </table:table-cell>
          <table:table-cell office:value-type="float" office:value="-27.68241">
            <text:p>-27.68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7276">
            <text:p>-42.07276</text:p>
          </table:table-cell>
          <table:table-cell office:value-type="float" office:value="-33.67164">
            <text:p>-33.67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869">
            <text:p>-44.75869</text:p>
          </table:table-cell>
          <table:table-cell office:value-type="float" office:value="-39.21206">
            <text:p>-39.21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821">
            <text:p>-46.68821</text:p>
          </table:table-cell>
          <table:table-cell office:value-type="float" office:value="-41.81496">
            <text:p>-41.81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041">
            <text:p>-47.79041</text:p>
          </table:table-cell>
          <table:table-cell office:value-type="float" office:value="-45.65903">
            <text:p>-45.65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33">
            <text:p>-48.02533</text:p>
          </table:table-cell>
          <table:table-cell office:value-type="float" office:value="-47.41316">
            <text:p>-47.41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481">
            <text:p>-47.38481</text:p>
          </table:table-cell>
          <table:table-cell office:value-type="float" office:value="-50.86697">
            <text:p>-50.86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165">
            <text:p>-45.89165</text:p>
          </table:table-cell>
          <table:table-cell office:value-type="float" office:value="-52.63642">
            <text:p>-52.63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0004">
            <text:p>-43.60004</text:p>
          </table:table-cell>
          <table:table-cell office:value-type="float" office:value="-54.46386">
            <text:p>-54.46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9304">
            <text:p>-40.59304</text:p>
          </table:table-cell>
          <table:table-cell office:value-type="float" office:value="-54.92182">
            <text:p>-54.9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089">
            <text:p>-36.98089</text:p>
          </table:table-cell>
          <table:table-cell office:value-type="float" office:value="-51.70819">
            <text:p>-51.7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9221">
            <text:p>-32.89221</text:p>
          </table:table-cell>
          <table:table-cell office:value-type="float" office:value="-48.87334">
            <text:p>-48.87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7626">
            <text:p>-28.47626</text:p>
          </table:table-cell>
          <table:table-cell office:value-type="float" office:value="-44.65216">
            <text:p>-44.65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9459">
            <text:p>-23.89459</text:p>
          </table:table-cell>
          <table:table-cell office:value-type="float" office:value="-40.31025">
            <text:p>-40.31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033">
            <text:p>-19.31033</text:p>
          </table:table-cell>
          <table:table-cell office:value-type="float" office:value="-35.8521">
            <text:p>-35.8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11">
            <text:p>-14.8911</text:p>
          </table:table-cell>
          <table:table-cell office:value-type="float" office:value="-31.70941">
            <text:p>-31.70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9709">
            <text:p>-10.79709</text:p>
          </table:table-cell>
          <table:table-cell office:value-type="float" office:value="-27.54056">
            <text:p>-27.54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77742">
            <text:p>-7.177742</text:p>
          </table:table-cell>
          <table:table-cell office:value-type="float" office:value="-23.68208">
            <text:p>-23.68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1951">
            <text:p>-4.161951</text:p>
          </table:table-cell>
          <table:table-cell office:value-type="float" office:value="-19.74159">
            <text:p>-19.74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0264">
            <text:p>-1.860264</text:p>
          </table:table-cell>
          <table:table-cell office:value-type="float" office:value="-16.08964">
            <text:p>-16.08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61097">
            <text:p>-0.3561097</text:p>
          </table:table-cell>
          <table:table-cell office:value-type="float" office:value="-12.73262">
            <text:p>-12.73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93772">
            <text:p>-9.393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96936">
            <text:p>-6.396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8292">
            <text:p>-1.018292</text:p>
          </table:table-cell>
          <table:table-cell office:value-type="float" office:value="-4.475446">
            <text:p>-4.475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7247">
            <text:p>-2.937247</text:p>
          </table:table-cell>
          <table:table-cell office:value-type="float" office:value="-4.392309">
            <text:p>-4.392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13729">
            <text:p>-5.613729</text:p>
          </table:table-cell>
          <table:table-cell office:value-type="float" office:value="-5.231506">
            <text:p>-5.231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52435">
            <text:p>-8.952435</text:p>
          </table:table-cell>
          <table:table-cell office:value-type="float" office:value="-5.282681">
            <text:p>-5.28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3161">
            <text:p>-12.83161</text:p>
          </table:table-cell>
          <table:table-cell office:value-type="float" office:value="-5.430329">
            <text:p>-5.430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1064">
            <text:p>-17.11064</text:p>
          </table:table-cell>
          <table:table-cell office:value-type="float" office:value="-6.108686">
            <text:p>-6.108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3297">
            <text:p>-21.63297</text:p>
          </table:table-cell>
          <table:table-cell office:value-type="float" office:value="-7.786186">
            <text:p>-7.786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3755">
            <text:p>-26.23755</text:p>
          </table:table-cell>
          <table:table-cell office:value-type="float" office:value="-11.14633">
            <text:p>-11.14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5608">
            <text:p>-30.75608</text:p>
          </table:table-cell>
          <table:table-cell office:value-type="float" office:value="-16.35395">
            <text:p>-16.35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2477">
            <text:p>-35.02477</text:p>
          </table:table-cell>
          <table:table-cell office:value-type="float" office:value="-22.05535">
            <text:p>-22.05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773">
            <text:p>-38.88773</text:p>
          </table:table-cell>
          <table:table-cell office:value-type="float" office:value="-27.96059">
            <text:p>-27.96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743">
            <text:p>-42.20743</text:p>
          </table:table-cell>
          <table:table-cell office:value-type="float" office:value="-33.93886">
            <text:p>-33.93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221">
            <text:p>-44.86221</text:p>
          </table:table-cell>
          <table:table-cell office:value-type="float" office:value="-39.42416">
            <text:p>-39.4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586">
            <text:p>-46.75586</text:p>
          </table:table-cell>
          <table:table-cell office:value-type="float" office:value="-41.96624">
            <text:p>-41.96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953">
            <text:p>-47.81953</text:p>
          </table:table-cell>
          <table:table-cell office:value-type="float" office:value="-45.80608">
            <text:p>-45.80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35">
            <text:p>-48.01535</text:p>
          </table:table-cell>
          <table:table-cell office:value-type="float" office:value="-47.68232">
            <text:p>-47.6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574">
            <text:p>-47.33574</text:p>
          </table:table-cell>
          <table:table-cell office:value-type="float" office:value="-50.71904">
            <text:p>-50.71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534">
            <text:p>-45.80534</text:p>
          </table:table-cell>
          <table:table-cell office:value-type="float" office:value="-52.82616">
            <text:p>-52.82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048">
            <text:p>-43.48048</text:p>
          </table:table-cell>
          <table:table-cell office:value-type="float" office:value="-54.35179">
            <text:p>-54.35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4395">
            <text:p>-40.44395</text:p>
          </table:table-cell>
          <table:table-cell office:value-type="float" office:value="-54.67991">
            <text:p>-54.67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0642">
            <text:p>-36.80642</text:p>
          </table:table-cell>
          <table:table-cell office:value-type="float" office:value="-51.47355">
            <text:p>-51.47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9976">
            <text:p>-32.69976</text:p>
          </table:table-cell>
          <table:table-cell office:value-type="float" office:value="-48.60681">
            <text:p>-48.60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7425">
            <text:p>-28.27425</text:p>
          </table:table-cell>
          <table:table-cell office:value-type="float" office:value="-44.41707">
            <text:p>-44.41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8749">
            <text:p>-23.68749</text:p>
          </table:table-cell>
          <table:table-cell office:value-type="float" office:value="-40.08843">
            <text:p>-40.08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0711">
            <text:p>-19.10711</text:p>
          </table:table-cell>
          <table:table-cell office:value-type="float" office:value="-35.7411">
            <text:p>-35.7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9911">
            <text:p>-14.69911</text:p>
          </table:table-cell>
          <table:table-cell office:value-type="float" office:value="-31.5918">
            <text:p>-31.5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2453">
            <text:p>-10.62453</text:p>
          </table:table-cell>
          <table:table-cell office:value-type="float" office:value="-27.4146">
            <text:p>-27.4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28436">
            <text:p>-7.028436</text:p>
          </table:table-cell>
          <table:table-cell office:value-type="float" office:value="-23.55262">
            <text:p>-23.55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2549">
            <text:p>-4.042549</text:p>
          </table:table-cell>
          <table:table-cell office:value-type="float" office:value="-19.59792">
            <text:p>-19.59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5095">
            <text:p>-1.775095</text:p>
          </table:table-cell>
          <table:table-cell office:value-type="float" office:value="-15.96327">
            <text:p>-15.96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085966">
            <text:p>-0.3085966</text:p>
          </table:table-cell>
          <table:table-cell office:value-type="float" office:value="-12.62182">
            <text:p>-12.6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43001">
            <text:p>-9.343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90374">
            <text:p>-6.390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7123">
            <text:p>-1.087123</text:p>
          </table:table-cell>
          <table:table-cell office:value-type="float" office:value="-4.497537">
            <text:p>-4.497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41097">
            <text:p>-3.041097</text:p>
          </table:table-cell>
          <table:table-cell office:value-type="float" office:value="-4.424963">
            <text:p>-4.424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50299">
            <text:p>-5.750299</text:p>
          </table:table-cell>
          <table:table-cell office:value-type="float" office:value="-5.23888">
            <text:p>-5.23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16035">
            <text:p>-9.116035</text:p>
          </table:table-cell>
          <table:table-cell office:value-type="float" office:value="-5.305112">
            <text:p>-5.305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1631">
            <text:p>-13.01631</text:p>
          </table:table-cell>
          <table:table-cell office:value-type="float" office:value="-5.496508">
            <text:p>-5.496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0833">
            <text:p>-17.30833</text:p>
          </table:table-cell>
          <table:table-cell office:value-type="float" office:value="-6.247958">
            <text:p>-6.247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926">
            <text:p>-21.83926</text:p>
          </table:table-cell>
          <table:table-cell office:value-type="float" office:value="-8.048495">
            <text:p>-8.048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4356">
            <text:p>-26.44356</text:p>
          </table:table-cell>
          <table:table-cell office:value-type="float" office:value="-11.4974">
            <text:p>-11.4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5433">
            <text:p>-30.95433</text:p>
          </table:table-cell>
          <table:table-cell office:value-type="float" office:value="-16.71674">
            <text:p>-16.71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0678">
            <text:p>-35.20678</text:p>
          </table:table-cell>
          <table:table-cell office:value-type="float" office:value="-22.42262">
            <text:p>-22.42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947">
            <text:p>-39.04947</text:p>
          </table:table-cell>
          <table:table-cell office:value-type="float" office:value="-28.34252">
            <text:p>-28.34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4172">
            <text:p>-42.34172</text:p>
          </table:table-cell>
          <table:table-cell office:value-type="float" office:value="-34.34008">
            <text:p>-34.34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642">
            <text:p>-44.9642</text:p>
          </table:table-cell>
          <table:table-cell office:value-type="float" office:value="-39.69542">
            <text:p>-39.69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2137">
            <text:p>-46.82137</text:p>
          </table:table-cell>
          <table:table-cell office:value-type="float" office:value="-42.10662">
            <text:p>-42.10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712">
            <text:p>-47.84712</text:p>
          </table:table-cell>
          <table:table-cell office:value-type="float" office:value="-46.15662">
            <text:p>-46.15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354">
            <text:p>-48.00354</text:p>
          </table:table-cell>
          <table:table-cell office:value-type="float" office:value="-47.8869">
            <text:p>-47.8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496">
            <text:p>-47.28496</text:p>
          </table:table-cell>
          <table:table-cell office:value-type="float" office:value="-51.06419">
            <text:p>-51.06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1806">
            <text:p>-45.71806</text:p>
          </table:table-cell>
          <table:table-cell office:value-type="float" office:value="-53.07951">
            <text:p>-53.07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5863">
            <text:p>-43.35863</text:p>
          </table:table-cell>
          <table:table-cell office:value-type="float" office:value="-54.60745">
            <text:p>-54.60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9257">
            <text:p>-40.29257</text:p>
          </table:table-cell>
          <table:table-cell office:value-type="float" office:value="-54.93938">
            <text:p>-54.93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101">
            <text:p>-36.63101</text:p>
          </table:table-cell>
          <table:table-cell office:value-type="float" office:value="-51.63258">
            <text:p>-51.63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0804">
            <text:p>-32.50804</text:p>
          </table:table-cell>
          <table:table-cell office:value-type="float" office:value="-48.67339">
            <text:p>-48.67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047">
            <text:p>-28.07047</text:p>
          </table:table-cell>
          <table:table-cell office:value-type="float" office:value="-44.35291">
            <text:p>-44.35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8041">
            <text:p>-23.48041</text:p>
          </table:table-cell>
          <table:table-cell office:value-type="float" office:value="-39.99126">
            <text:p>-39.99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0423">
            <text:p>-18.90423</text:p>
          </table:table-cell>
          <table:table-cell office:value-type="float" office:value="-35.51785">
            <text:p>-35.51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0916">
            <text:p>-14.50916</text:p>
          </table:table-cell>
          <table:table-cell office:value-type="float" office:value="-31.3967">
            <text:p>-31.3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17">
            <text:p>-10.4517</text:p>
          </table:table-cell>
          <table:table-cell office:value-type="float" office:value="-27.22478">
            <text:p>-27.22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0366">
            <text:p>-6.880366</text:p>
          </table:table-cell>
          <table:table-cell office:value-type="float" office:value="-23.36305">
            <text:p>-23.36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24601">
            <text:p>-3.924601</text:p>
          </table:table-cell>
          <table:table-cell office:value-type="float" office:value="-19.43811">
            <text:p>-19.43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2137">
            <text:p>-1.692137</text:p>
          </table:table-cell>
          <table:table-cell office:value-type="float" office:value="-15.77971">
            <text:p>-15.77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24631">
            <text:p>-0.2624631</text:p>
          </table:table-cell>
          <table:table-cell office:value-type="float" office:value="-12.47939">
            <text:p>-12.47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00562">
            <text:p>-9.200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63909">
            <text:p>-6.263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7115">
            <text:p>-1.157115</text:p>
          </table:table-cell>
          <table:table-cell office:value-type="float" office:value="-4.455489">
            <text:p>-4.455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7214">
            <text:p>-3.147214</text:p>
          </table:table-cell>
          <table:table-cell office:value-type="float" office:value="-4.400239">
            <text:p>-4.400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8198">
            <text:p>-5.888198</text:p>
          </table:table-cell>
          <table:table-cell office:value-type="float" office:value="-5.278191">
            <text:p>-5.278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80717">
            <text:p>-9.280717</text:p>
          </table:table-cell>
          <table:table-cell office:value-type="float" office:value="-5.343388">
            <text:p>-5.343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0048">
            <text:p>-13.20048</text:p>
          </table:table-cell>
          <table:table-cell office:value-type="float" office:value="-5.503669">
            <text:p>-5.503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0791">
            <text:p>-17.50791</text:p>
          </table:table-cell>
          <table:table-cell office:value-type="float" office:value="-6.170568">
            <text:p>-6.170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457">
            <text:p>-22.0457</text:p>
          </table:table-cell>
          <table:table-cell office:value-type="float" office:value="-7.938796">
            <text:p>-7.938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4937">
            <text:p>-26.64937</text:p>
          </table:table-cell>
          <table:table-cell office:value-type="float" office:value="-11.47298">
            <text:p>-11.47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5066">
            <text:p>-31.15066</text:p>
          </table:table-cell>
          <table:table-cell office:value-type="float" office:value="-16.86918">
            <text:p>-16.86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926">
            <text:p>-35.38926</text:p>
          </table:table-cell>
          <table:table-cell office:value-type="float" office:value="-22.68306">
            <text:p>-22.68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009">
            <text:p>-39.21009</text:p>
          </table:table-cell>
          <table:table-cell office:value-type="float" office:value="-28.66059">
            <text:p>-28.66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7466">
            <text:p>-42.47466</text:p>
          </table:table-cell>
          <table:table-cell office:value-type="float" office:value="-34.65562">
            <text:p>-34.65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6392">
            <text:p>-45.06392</text:p>
          </table:table-cell>
          <table:table-cell office:value-type="float" office:value="-40.01114">
            <text:p>-40.01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567">
            <text:p>-46.88567</text:p>
          </table:table-cell>
          <table:table-cell office:value-type="float" office:value="-42.32714">
            <text:p>-42.32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294">
            <text:p>-47.87294</text:p>
          </table:table-cell>
          <table:table-cell office:value-type="float" office:value="-46.56587">
            <text:p>-46.56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995">
            <text:p>-47.98995</text:p>
          </table:table-cell>
          <table:table-cell office:value-type="float" office:value="-48.2061">
            <text:p>-48.2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284">
            <text:p>-47.23284</text:p>
          </table:table-cell>
          <table:table-cell office:value-type="float" office:value="-51.19902">
            <text:p>-51.19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2855">
            <text:p>-45.62855</text:p>
          </table:table-cell>
          <table:table-cell office:value-type="float" office:value="-53.0679">
            <text:p>-53.0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3536">
            <text:p>-43.23536</text:p>
          </table:table-cell>
          <table:table-cell office:value-type="float" office:value="-54.46858">
            <text:p>-54.46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3999">
            <text:p>-40.13999</text:p>
          </table:table-cell>
          <table:table-cell office:value-type="float" office:value="-54.65828">
            <text:p>-54.65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5591">
            <text:p>-36.45591</text:p>
          </table:table-cell>
          <table:table-cell office:value-type="float" office:value="-51.33947">
            <text:p>-51.33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1431">
            <text:p>-32.31431</text:p>
          </table:table-cell>
          <table:table-cell office:value-type="float" office:value="-48.38152">
            <text:p>-48.38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6638">
            <text:p>-27.86638</text:p>
          </table:table-cell>
          <table:table-cell office:value-type="float" office:value="-44.12709">
            <text:p>-44.12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7336">
            <text:p>-23.27336</text:p>
          </table:table-cell>
          <table:table-cell office:value-type="float" office:value="-39.76175">
            <text:p>-39.76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316">
            <text:p>-18.70316</text:p>
          </table:table-cell>
          <table:table-cell office:value-type="float" office:value="-35.43037">
            <text:p>-35.43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1853">
            <text:p>-14.31853</text:p>
          </table:table-cell>
          <table:table-cell office:value-type="float" office:value="-31.32012">
            <text:p>-31.32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7986">
            <text:p>-10.27986</text:p>
          </table:table-cell>
          <table:table-cell office:value-type="float" office:value="-27.10768">
            <text:p>-27.1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33539">
            <text:p>-6.733539</text:p>
          </table:table-cell>
          <table:table-cell office:value-type="float" office:value="-23.23899">
            <text:p>-23.23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0894">
            <text:p>-3.80894</text:p>
          </table:table-cell>
          <table:table-cell office:value-type="float" office:value="-19.30427">
            <text:p>-19.30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0201">
            <text:p>-1.610201</text:p>
          </table:table-cell>
          <table:table-cell office:value-type="float" office:value="-15.67447">
            <text:p>-15.67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180595">
            <text:p>-0.2180595</text:p>
          </table:table-cell>
          <table:table-cell office:value-type="float" office:value="-12.322">
            <text:p>-12.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67894">
            <text:p>-9.067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09309">
            <text:p>-0.02409309</text:p>
          </table:table-cell>
          <table:table-cell office:value-type="float" office:value="-6.17276">
            <text:p>-6.17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9269">
            <text:p>-1.229269</text:p>
          </table:table-cell>
          <table:table-cell office:value-type="float" office:value="-4.454566">
            <text:p>-4.454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54849">
            <text:p>-3.254849</text:p>
          </table:table-cell>
          <table:table-cell office:value-type="float" office:value="-4.444088">
            <text:p>-4.444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6417">
            <text:p>-6.026417</text:p>
          </table:table-cell>
          <table:table-cell office:value-type="float" office:value="-5.330574">
            <text:p>-5.330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45283">
            <text:p>-9.445283</text:p>
          </table:table-cell>
          <table:table-cell office:value-type="float" office:value="-5.416635">
            <text:p>-5.416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8675">
            <text:p>-13.38675</text:p>
          </table:table-cell>
          <table:table-cell office:value-type="float" office:value="-5.609443">
            <text:p>-5.609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0796">
            <text:p>-17.70796</text:p>
          </table:table-cell>
          <table:table-cell office:value-type="float" office:value="-6.33348">
            <text:p>-6.33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508">
            <text:p>-22.2508</text:p>
          </table:table-cell>
          <table:table-cell office:value-type="float" office:value="-8.181533">
            <text:p>-8.181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352">
            <text:p>-26.85352</text:p>
          </table:table-cell>
          <table:table-cell office:value-type="float" office:value="-11.78148">
            <text:p>-11.78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4786">
            <text:p>-31.34786</text:p>
          </table:table-cell>
          <table:table-cell office:value-type="float" office:value="-17.16877">
            <text:p>-17.16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709">
            <text:p>-35.5709</text:p>
          </table:table-cell>
          <table:table-cell office:value-type="float" office:value="-22.9699">
            <text:p>-22.9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846">
            <text:p>-39.36846</text:p>
          </table:table-cell>
          <table:table-cell office:value-type="float" office:value="-28.92994">
            <text:p>-28.92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053">
            <text:p>-42.6053</text:p>
          </table:table-cell>
          <table:table-cell office:value-type="float" office:value="-34.90932">
            <text:p>-34.90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6281">
            <text:p>-45.16281</text:p>
          </table:table-cell>
          <table:table-cell office:value-type="float" office:value="-40.22114">
            <text:p>-40.22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828">
            <text:p>-46.94828</text:p>
          </table:table-cell>
          <table:table-cell office:value-type="float" office:value="-42.43819">
            <text:p>-42.4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684">
            <text:p>-47.89684</text:p>
          </table:table-cell>
          <table:table-cell office:value-type="float" office:value="-46.62788">
            <text:p>-46.62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472">
            <text:p>-47.97472</text:p>
          </table:table-cell>
          <table:table-cell office:value-type="float" office:value="-48.40634">
            <text:p>-48.40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7863">
            <text:p>-47.17863</text:p>
          </table:table-cell>
          <table:table-cell office:value-type="float" office:value="-51.0289">
            <text:p>-51.0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3745">
            <text:p>-45.53745</text:p>
          </table:table-cell>
          <table:table-cell office:value-type="float" office:value="-52.80215">
            <text:p>-52.80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155">
            <text:p>-43.11155</text:p>
          </table:table-cell>
          <table:table-cell office:value-type="float" office:value="-54.17611">
            <text:p>-54.17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8732">
            <text:p>-39.98732</text:p>
          </table:table-cell>
          <table:table-cell office:value-type="float" office:value="-54.31487">
            <text:p>-54.31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7864">
            <text:p>-36.27864</text:p>
          </table:table-cell>
          <table:table-cell office:value-type="float" office:value="-52.2982">
            <text:p>-52.2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1996">
            <text:p>-32.11996</text:p>
          </table:table-cell>
          <table:table-cell office:value-type="float" office:value="-48.26974">
            <text:p>-48.26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6345">
            <text:p>-27.66345</text:p>
          </table:table-cell>
          <table:table-cell office:value-type="float" office:value="-43.6319">
            <text:p>-43.6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6782">
            <text:p>-23.06782</text:p>
          </table:table-cell>
          <table:table-cell office:value-type="float" office:value="-39.13492">
            <text:p>-39.13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0103">
            <text:p>-18.50103</text:p>
          </table:table-cell>
          <table:table-cell office:value-type="float" office:value="-35.0086">
            <text:p>-35.0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2859">
            <text:p>-14.12859</text:p>
          </table:table-cell>
          <table:table-cell office:value-type="float" office:value="-30.97175">
            <text:p>-30.97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1022">
            <text:p>-10.11022</text:p>
          </table:table-cell>
          <table:table-cell office:value-type="float" office:value="-27.03962">
            <text:p>-27.03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89002">
            <text:p>-6.589002</text:p>
          </table:table-cell>
          <table:table-cell office:value-type="float" office:value="-23.11679">
            <text:p>-23.1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3915">
            <text:p>-3.693915</text:p>
          </table:table-cell>
          <table:table-cell office:value-type="float" office:value="-19.28343">
            <text:p>-19.28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29898">
            <text:p>-1.529898</text:p>
          </table:table-cell>
          <table:table-cell office:value-type="float" office:value="-15.46923">
            <text:p>-15.46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5687">
            <text:p>-0.175687</text:p>
          </table:table-cell>
          <table:table-cell office:value-type="float" office:value="-12.21751">
            <text:p>-12.21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94591">
            <text:p>-8.894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989767">
            <text:p>-0.05989767</text:p>
          </table:table-cell>
          <table:table-cell office:value-type="float" office:value="-6.026427">
            <text:p>-6.026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03082">
            <text:p>-1.303082</text:p>
          </table:table-cell>
          <table:table-cell office:value-type="float" office:value="-4.251601">
            <text:p>-4.251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3213">
            <text:p>-3.363213</text:p>
          </table:table-cell>
          <table:table-cell office:value-type="float" office:value="-4.206263">
            <text:p>-4.206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6933">
            <text:p>-6.166933</text:p>
          </table:table-cell>
          <table:table-cell office:value-type="float" office:value="-4.178795">
            <text:p>-4.178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12083">
            <text:p>-9.612083</text:p>
          </table:table-cell>
          <table:table-cell office:value-type="float" office:value="-4.995124">
            <text:p>-4.995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7379">
            <text:p>-13.57379</text:p>
          </table:table-cell>
          <table:table-cell office:value-type="float" office:value="-5.369508">
            <text:p>-5.369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0703">
            <text:p>-17.90703</text:p>
          </table:table-cell>
          <table:table-cell office:value-type="float" office:value="-6.340195">
            <text:p>-6.340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749">
            <text:p>-22.45749</text:p>
          </table:table-cell>
          <table:table-cell office:value-type="float" office:value="-8.515115">
            <text:p>-8.515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892">
            <text:p>-27.05892</text:p>
          </table:table-cell>
          <table:table-cell office:value-type="float" office:value="-12.30169">
            <text:p>-12.3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4451">
            <text:p>-31.54451</text:p>
          </table:table-cell>
          <table:table-cell office:value-type="float" office:value="-17.62081">
            <text:p>-17.62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504">
            <text:p>-35.7504</text:p>
          </table:table-cell>
          <table:table-cell office:value-type="float" office:value="-23.32868">
            <text:p>-23.32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2683">
            <text:p>-39.52683</text:p>
          </table:table-cell>
          <table:table-cell office:value-type="float" office:value="-29.19091">
            <text:p>-29.19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3551">
            <text:p>-42.73551</text:p>
          </table:table-cell>
          <table:table-cell office:value-type="float" office:value="-35.07476">
            <text:p>-35.07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6014">
            <text:p>-45.26014</text:p>
          </table:table-cell>
          <table:table-cell office:value-type="float" office:value="-40.32034">
            <text:p>-40.32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877">
            <text:p>-47.00877</text:p>
          </table:table-cell>
          <table:table-cell office:value-type="float" office:value="-42.51442">
            <text:p>-42.51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916">
            <text:p>-47.91916</text:p>
          </table:table-cell>
          <table:table-cell office:value-type="float" office:value="-46.36235">
            <text:p>-46.36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761">
            <text:p>-47.95761</text:p>
          </table:table-cell>
          <table:table-cell office:value-type="float" office:value="-48.25404">
            <text:p>-48.25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272">
            <text:p>-47.12272</text:p>
          </table:table-cell>
          <table:table-cell office:value-type="float" office:value="-50.7745">
            <text:p>-50.7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543">
            <text:p>-45.44543</text:p>
          </table:table-cell>
          <table:table-cell office:value-type="float" office:value="-52.9178">
            <text:p>-52.9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8545">
            <text:p>-42.98545</text:p>
          </table:table-cell>
          <table:table-cell office:value-type="float" office:value="-54.30349">
            <text:p>-54.30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237">
            <text:p>-39.83237</text:p>
          </table:table-cell>
          <table:table-cell office:value-type="float" office:value="-54.43288">
            <text:p>-54.43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046">
            <text:p>-36.10046</text:p>
          </table:table-cell>
          <table:table-cell office:value-type="float" office:value="-52.3404">
            <text:p>-52.3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2639">
            <text:p>-31.92639</text:p>
          </table:table-cell>
          <table:table-cell office:value-type="float" office:value="-48.18978">
            <text:p>-48.18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5879">
            <text:p>-27.45879</text:p>
          </table:table-cell>
          <table:table-cell office:value-type="float" office:value="-43.41644">
            <text:p>-43.41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6087">
            <text:p>-22.86087</text:p>
          </table:table-cell>
          <table:table-cell office:value-type="float" office:value="-38.86956">
            <text:p>-38.86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9928">
            <text:p>-18.29928</text:p>
          </table:table-cell>
          <table:table-cell office:value-type="float" office:value="-34.70279">
            <text:p>-34.70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072">
            <text:p>-13.94072</text:p>
          </table:table-cell>
          <table:table-cell office:value-type="float" office:value="-30.68809">
            <text:p>-30.68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0373">
            <text:p>-9.940373</text:p>
          </table:table-cell>
          <table:table-cell office:value-type="float" office:value="-26.79487">
            <text:p>-26.79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44689">
            <text:p>-6.444689</text:p>
          </table:table-cell>
          <table:table-cell office:value-type="float" office:value="-22.90774">
            <text:p>-22.90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0367">
            <text:p>-3.580367</text:p>
          </table:table-cell>
          <table:table-cell office:value-type="float" office:value="-19.14575">
            <text:p>-19.1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1787">
            <text:p>-1.451787</text:p>
          </table:table-cell>
          <table:table-cell office:value-type="float" office:value="-15.26271">
            <text:p>-15.26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47418">
            <text:p>-0.1347418</text:p>
          </table:table-cell>
          <table:table-cell office:value-type="float" office:value="-12.12327">
            <text:p>-12.12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07519">
            <text:p>-8.807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744801">
            <text:p>-0.09744801</text:p>
          </table:table-cell>
          <table:table-cell office:value-type="float" office:value="-5.94188">
            <text:p>-5.94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8006">
            <text:p>-1.378006</text:p>
          </table:table-cell>
          <table:table-cell office:value-type="float" office:value="-4.129625">
            <text:p>-4.129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73852">
            <text:p>-3.473852</text:p>
          </table:table-cell>
          <table:table-cell office:value-type="float" office:value="-4.058206">
            <text:p>-4.058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8745">
            <text:p>-6.308745</text:p>
          </table:table-cell>
          <table:table-cell office:value-type="float" office:value="-4.035122">
            <text:p>-4.035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9928">
            <text:p>-9.779928</text:p>
          </table:table-cell>
          <table:table-cell office:value-type="float" office:value="-4.051445">
            <text:p>-4.051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6024">
            <text:p>-13.76024</text:p>
          </table:table-cell>
          <table:table-cell office:value-type="float" office:value="-4.686757">
            <text:p>-4.686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0796">
            <text:p>-18.10796</text:p>
          </table:table-cell>
          <table:table-cell office:value-type="float" office:value="-6.225418">
            <text:p>-6.225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6429">
            <text:p>-22.66429</text:p>
          </table:table-cell>
          <table:table-cell office:value-type="float" office:value="-9.126408">
            <text:p>-9.126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6408">
            <text:p>-27.26408</text:p>
          </table:table-cell>
          <table:table-cell office:value-type="float" office:value="-13.57864">
            <text:p>-13.57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921">
            <text:p>-31.73921</text:p>
          </table:table-cell>
          <table:table-cell office:value-type="float" office:value="-18.74917">
            <text:p>-18.74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3032">
            <text:p>-35.93032</text:p>
          </table:table-cell>
          <table:table-cell office:value-type="float" office:value="-24.26948">
            <text:p>-24.26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8405">
            <text:p>-39.68405</text:p>
          </table:table-cell>
          <table:table-cell office:value-type="float" office:value="-29.93178">
            <text:p>-29.93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6433">
            <text:p>-42.86433</text:p>
          </table:table-cell>
          <table:table-cell office:value-type="float" office:value="-35.61778">
            <text:p>-35.61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522">
            <text:p>-45.35522</text:p>
          </table:table-cell>
          <table:table-cell office:value-type="float" office:value="-40.91298">
            <text:p>-40.91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801">
            <text:p>-47.06801</text:p>
          </table:table-cell>
          <table:table-cell office:value-type="float" office:value="-42.82169">
            <text:p>-42.82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971">
            <text:p>-47.93971</text:p>
          </table:table-cell>
          <table:table-cell office:value-type="float" office:value="-46.70534">
            <text:p>-46.70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873">
            <text:p>-47.93873</text:p>
          </table:table-cell>
          <table:table-cell office:value-type="float" office:value="-48.28545">
            <text:p>-48.28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552">
            <text:p>-47.06552</text:p>
          </table:table-cell>
          <table:table-cell office:value-type="float" office:value="-51.37771">
            <text:p>-51.37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116">
            <text:p>-45.35116</text:p>
          </table:table-cell>
          <table:table-cell office:value-type="float" office:value="-53.20109">
            <text:p>-53.20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5795">
            <text:p>-42.85795</text:p>
          </table:table-cell>
          <table:table-cell office:value-type="float" office:value="-54.79704">
            <text:p>-54.7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7625">
            <text:p>-39.67625</text:p>
          </table:table-cell>
          <table:table-cell office:value-type="float" office:value="-54.90496">
            <text:p>-54.90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2266">
            <text:p>-35.92266</text:p>
          </table:table-cell>
          <table:table-cell office:value-type="float" office:value="-51.33815">
            <text:p>-51.33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085">
            <text:p>-31.73085</text:p>
          </table:table-cell>
          <table:table-cell office:value-type="float" office:value="-48.20169">
            <text:p>-48.2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5387">
            <text:p>-27.25387</text:p>
          </table:table-cell>
          <table:table-cell office:value-type="float" office:value="-43.72445">
            <text:p>-43.72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5399">
            <text:p>-22.65399</text:p>
          </table:table-cell>
          <table:table-cell office:value-type="float" office:value="-39.19152">
            <text:p>-39.19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9938">
            <text:p>-18.09938</text:p>
          </table:table-cell>
          <table:table-cell office:value-type="float" office:value="-34.77571">
            <text:p>-34.77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5222">
            <text:p>-13.75222</text:p>
          </table:table-cell>
          <table:table-cell office:value-type="float" office:value="-30.6757">
            <text:p>-30.6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1547">
            <text:p>-9.771547</text:p>
          </table:table-cell>
          <table:table-cell office:value-type="float" office:value="-26.50446">
            <text:p>-26.50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1654">
            <text:p>-6.301654</text:p>
          </table:table-cell>
          <table:table-cell office:value-type="float" office:value="-22.65749">
            <text:p>-22.65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69102">
            <text:p>-3.469102</text:p>
          </table:table-cell>
          <table:table-cell office:value-type="float" office:value="-18.88295">
            <text:p>-18.88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4753">
            <text:p>-1.374753</text:p>
          </table:table-cell>
          <table:table-cell office:value-type="float" office:value="-15.10709">
            <text:p>-15.10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553647">
            <text:p>-0.09553647</text:p>
          </table:table-cell>
          <table:table-cell office:value-type="float" office:value="-12.00791">
            <text:p>-12.00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786462">
            <text:p>-8.786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64529">
            <text:p>-0.1364529</text:p>
          </table:table-cell>
          <table:table-cell office:value-type="float" office:value="-5.950089">
            <text:p>-5.950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511">
            <text:p>-1.45511</text:p>
          </table:table-cell>
          <table:table-cell office:value-type="float" office:value="-4.293818">
            <text:p>-4.293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5987">
            <text:p>-3.585987</text:p>
          </table:table-cell>
          <table:table-cell office:value-type="float" office:value="-4.316746">
            <text:p>-4.316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51844">
            <text:p>-6.451844</text:p>
          </table:table-cell>
          <table:table-cell office:value-type="float" office:value="-4.251463">
            <text:p>-4.251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7599">
            <text:p>-9.947599</text:p>
          </table:table-cell>
          <table:table-cell office:value-type="float" office:value="-5.092007">
            <text:p>-5.092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877">
            <text:p>-13.94877</text:p>
          </table:table-cell>
          <table:table-cell office:value-type="float" office:value="-5.471637">
            <text:p>-5.471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0932">
            <text:p>-18.30932</text:p>
          </table:table-cell>
          <table:table-cell office:value-type="float" office:value="-6.405085">
            <text:p>-6.405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7117">
            <text:p>-22.87117</text:p>
          </table:table-cell>
          <table:table-cell office:value-type="float" office:value="-8.647245">
            <text:p>-8.647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6753">
            <text:p>-27.46753</text:p>
          </table:table-cell>
          <table:table-cell office:value-type="float" office:value="-12.66246">
            <text:p>-12.66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3472">
            <text:p>-31.93472</text:p>
          </table:table-cell>
          <table:table-cell office:value-type="float" office:value="-18.05994">
            <text:p>-18.05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936">
            <text:p>-36.10936</text:p>
          </table:table-cell>
          <table:table-cell office:value-type="float" office:value="-23.9294">
            <text:p>-23.9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4011">
            <text:p>-39.84011</text:p>
          </table:table-cell>
          <table:table-cell office:value-type="float" office:value="-29.92088">
            <text:p>-29.92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9086">
            <text:p>-42.99086</text:p>
          </table:table-cell>
          <table:table-cell office:value-type="float" office:value="-35.89167">
            <text:p>-35.89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941">
            <text:p>-45.44941</text:p>
          </table:table-cell>
          <table:table-cell office:value-type="float" office:value="-40.23111">
            <text:p>-40.23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555">
            <text:p>-47.12555</text:p>
          </table:table-cell>
          <table:table-cell office:value-type="float" office:value="-43.63485">
            <text:p>-43.63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837">
            <text:p>-47.95837</text:p>
          </table:table-cell>
          <table:table-cell office:value-type="float" office:value="-46.81017">
            <text:p>-46.81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824">
            <text:p>-47.91824</text:p>
          </table:table-cell>
          <table:table-cell office:value-type="float" office:value="-48.98058">
            <text:p>-48.98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621">
            <text:p>-47.00621</text:p>
          </table:table-cell>
          <table:table-cell office:value-type="float" office:value="-50.89584">
            <text:p>-50.89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5533">
            <text:p>-45.25533</text:p>
          </table:table-cell>
          <table:table-cell office:value-type="float" office:value="-52.62278">
            <text:p>-52.62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2998">
            <text:p>-42.72998</text:p>
          </table:table-cell>
          <table:table-cell office:value-type="float" office:value="-53.72648">
            <text:p>-53.72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201">
            <text:p>-39.5201</text:p>
          </table:table-cell>
          <table:table-cell office:value-type="float" office:value="-53.40085">
            <text:p>-53.40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4271">
            <text:p>-35.74271</text:p>
          </table:table-cell>
          <table:table-cell office:value-type="float" office:value="-50.97863">
            <text:p>-50.97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3473">
            <text:p>-31.53473</text:p>
          </table:table-cell>
          <table:table-cell office:value-type="float" office:value="-46.9826">
            <text:p>-46.9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016">
            <text:p>-27.05016</text:p>
          </table:table-cell>
          <table:table-cell office:value-type="float" office:value="-42.76612">
            <text:p>-42.76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4868">
            <text:p>-22.44868</text:p>
          </table:table-cell>
          <table:table-cell office:value-type="float" office:value="-38.69506">
            <text:p>-38.69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9847">
            <text:p>-17.89847</text:p>
          </table:table-cell>
          <table:table-cell office:value-type="float" office:value="-34.51476">
            <text:p>-34.51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6446">
            <text:p>-13.56446</text:p>
          </table:table-cell>
          <table:table-cell office:value-type="float" office:value="-30.5458">
            <text:p>-30.5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04946">
            <text:p>-9.604946</text:p>
          </table:table-cell>
          <table:table-cell office:value-type="float" office:value="-26.45009">
            <text:p>-26.45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0911">
            <text:p>-6.160911</text:p>
          </table:table-cell>
          <table:table-cell office:value-type="float" office:value="-22.58627">
            <text:p>-22.58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58526">
            <text:p>-3.358526</text:p>
          </table:table-cell>
          <table:table-cell office:value-type="float" office:value="-18.60775">
            <text:p>-18.60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99369">
            <text:p>-1.299369</text:p>
          </table:table-cell>
          <table:table-cell office:value-type="float" office:value="-15.11978">
            <text:p>-15.11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8335">
            <text:p>-0.058335</text:p>
          </table:table-cell>
          <table:table-cell office:value-type="float" office:value="-11.6745">
            <text:p>-11.6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02789">
            <text:p>-8.502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74731">
            <text:p>-0.1774731</text:p>
          </table:table-cell>
          <table:table-cell office:value-type="float" office:value="-5.734563">
            <text:p>-5.734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33858">
            <text:p>-1.533858</text:p>
          </table:table-cell>
          <table:table-cell office:value-type="float" office:value="-5.123003">
            <text:p>-5.123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8792">
            <text:p>-3.698792</text:p>
          </table:table-cell>
          <table:table-cell office:value-type="float" office:value="-5.646044">
            <text:p>-5.646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95186">
            <text:p>-6.595186</text:p>
          </table:table-cell>
          <table:table-cell office:value-type="float" office:value="-5.719334">
            <text:p>-5.719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1749">
            <text:p>-10.11749</text:p>
          </table:table-cell>
          <table:table-cell office:value-type="float" office:value="-5.651075">
            <text:p>-5.651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3803">
            <text:p>-14.13803</text:p>
          </table:table-cell>
          <table:table-cell office:value-type="float" office:value="-5.949067">
            <text:p>-5.949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0964">
            <text:p>-18.50964</text:p>
          </table:table-cell>
          <table:table-cell office:value-type="float" office:value="-7.03397">
            <text:p>-7.03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7665">
            <text:p>-23.07665</text:p>
          </table:table-cell>
          <table:table-cell office:value-type="float" office:value="-9.377144">
            <text:p>-9.37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7218">
            <text:p>-27.67218</text:p>
          </table:table-cell>
          <table:table-cell office:value-type="float" office:value="-13.3698">
            <text:p>-13.3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2965">
            <text:p>-32.12965</text:p>
          </table:table-cell>
          <table:table-cell office:value-type="float" office:value="-18.66079">
            <text:p>-18.66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8622">
            <text:p>-36.28622</text:p>
          </table:table-cell>
          <table:table-cell office:value-type="float" office:value="-24.44339">
            <text:p>-24.44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939">
            <text:p>-39.9939</text:p>
          </table:table-cell>
          <table:table-cell office:value-type="float" office:value="-30.36637">
            <text:p>-30.36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69">
            <text:p>-43.1169</text:p>
          </table:table-cell>
          <table:table-cell office:value-type="float" office:value="-36.26489">
            <text:p>-36.26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4202">
            <text:p>-45.54202</text:p>
          </table:table-cell>
          <table:table-cell office:value-type="float" office:value="-40.33694">
            <text:p>-40.3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8098">
            <text:p>-47.18098</text:p>
          </table:table-cell>
          <table:table-cell office:value-type="float" office:value="-43.93425">
            <text:p>-43.93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541">
            <text:p>-47.97541</text:p>
          </table:table-cell>
          <table:table-cell office:value-type="float" office:value="-46.56816">
            <text:p>-46.56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585">
            <text:p>-47.89585</text:p>
          </table:table-cell>
          <table:table-cell office:value-type="float" office:value="-49.25158">
            <text:p>-49.25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521">
            <text:p>-46.94521</text:p>
          </table:table-cell>
          <table:table-cell office:value-type="float" office:value="-51.26454">
            <text:p>-51.26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5862">
            <text:p>-45.15862</text:p>
          </table:table-cell>
          <table:table-cell office:value-type="float" office:value="-53.51104">
            <text:p>-53.5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9971">
            <text:p>-42.59971</text:p>
          </table:table-cell>
          <table:table-cell office:value-type="float" office:value="-54.50344">
            <text:p>-54.50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168">
            <text:p>-39.36168</text:p>
          </table:table-cell>
          <table:table-cell office:value-type="float" office:value="-54.19578">
            <text:p>-54.19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6188">
            <text:p>-35.56188</text:p>
          </table:table-cell>
          <table:table-cell office:value-type="float" office:value="-51.70494">
            <text:p>-51.70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3946">
            <text:p>-31.33946</text:p>
          </table:table-cell>
          <table:table-cell office:value-type="float" office:value="-47.47511">
            <text:p>-47.47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4476">
            <text:p>-26.84476</text:p>
          </table:table-cell>
          <table:table-cell office:value-type="float" office:value="-42.74198">
            <text:p>-42.74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4199">
            <text:p>-22.24199</text:p>
          </table:table-cell>
          <table:table-cell office:value-type="float" office:value="-38.4194">
            <text:p>-38.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9799">
            <text:p>-17.69799</text:p>
          </table:table-cell>
          <table:table-cell office:value-type="float" office:value="-34.27845">
            <text:p>-34.27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7879">
            <text:p>-13.37879</text:p>
          </table:table-cell>
          <table:table-cell office:value-type="float" office:value="-30.2301">
            <text:p>-30.2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3819">
            <text:p>-9.43819</text:p>
          </table:table-cell>
          <table:table-cell office:value-type="float" office:value="-26.29498">
            <text:p>-26.29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0452">
            <text:p>-6.020452</text:p>
          </table:table-cell>
          <table:table-cell office:value-type="float" office:value="-22.43602">
            <text:p>-22.43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49455">
            <text:p>-3.249455</text:p>
          </table:table-cell>
          <table:table-cell office:value-type="float" office:value="-18.39413">
            <text:p>-18.39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6157">
            <text:p>-1.226157</text:p>
          </table:table-cell>
          <table:table-cell office:value-type="float" office:value="-14.94514">
            <text:p>-14.94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260538">
            <text:p>-0.02260538</text:p>
          </table:table-cell>
          <table:table-cell office:value-type="float" office:value="-11.36891">
            <text:p>-11.36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79853">
            <text:p>-8.179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0229">
            <text:p>-0.220229</text:p>
          </table:table-cell>
          <table:table-cell office:value-type="float" office:value="-5.497577">
            <text:p>-5.497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3664">
            <text:p>-1.613664</text:p>
          </table:table-cell>
          <table:table-cell office:value-type="float" office:value="-5.118487">
            <text:p>-5.118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13881">
            <text:p>-3.813881</text:p>
          </table:table-cell>
          <table:table-cell office:value-type="float" office:value="-5.028703">
            <text:p>-5.028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40819">
            <text:p>-6.740819</text:p>
          </table:table-cell>
          <table:table-cell office:value-type="float" office:value="-4.989316">
            <text:p>-4.989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8839">
            <text:p>-10.28839</text:p>
          </table:table-cell>
          <table:table-cell office:value-type="float" office:value="-4.874756">
            <text:p>-4.874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2664">
            <text:p>-14.32664</text:p>
          </table:table-cell>
          <table:table-cell office:value-type="float" office:value="-5.454203">
            <text:p>-5.454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1179">
            <text:p>-18.71179</text:p>
          </table:table-cell>
          <table:table-cell office:value-type="float" office:value="-7.02518">
            <text:p>-7.02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8367">
            <text:p>-23.28367</text:p>
          </table:table-cell>
          <table:table-cell office:value-type="float" office:value="-9.955087">
            <text:p>-9.955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7655">
            <text:p>-27.87655</text:p>
          </table:table-cell>
          <table:table-cell office:value-type="float" office:value="-14.48876">
            <text:p>-14.48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2258">
            <text:p>-32.32258</text:p>
          </table:table-cell>
          <table:table-cell office:value-type="float" office:value="-19.61077">
            <text:p>-19.61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6346">
            <text:p>-36.46346</text:p>
          </table:table-cell>
          <table:table-cell office:value-type="float" office:value="-25.18094">
            <text:p>-25.18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4762">
            <text:p>-40.14762</text:p>
          </table:table-cell>
          <table:table-cell office:value-type="float" office:value="-30.92531">
            <text:p>-30.92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4153">
            <text:p>-43.24153</text:p>
          </table:table-cell>
          <table:table-cell office:value-type="float" office:value="-36.67323">
            <text:p>-36.67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324">
            <text:p>-45.6324</text:p>
          </table:table-cell>
          <table:table-cell office:value-type="float" office:value="-40.79779">
            <text:p>-40.79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511">
            <text:p>-47.23511</text:p>
          </table:table-cell>
          <table:table-cell office:value-type="float" office:value="-44.02239">
            <text:p>-44.02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067">
            <text:p>-47.99067</text:p>
          </table:table-cell>
          <table:table-cell office:value-type="float" office:value="-46.66787">
            <text:p>-46.667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17">
            <text:p>-47.8717</text:p>
          </table:table-cell>
          <table:table-cell office:value-type="float" office:value="-49.52906">
            <text:p>-49.52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296">
            <text:p>-46.88296</text:p>
          </table:table-cell>
          <table:table-cell office:value-type="float" office:value="-51.87459">
            <text:p>-51.87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5967">
            <text:p>-45.05967</text:p>
          </table:table-cell>
          <table:table-cell office:value-type="float" office:value="-54.31527">
            <text:p>-54.31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6807">
            <text:p>-42.46807</text:p>
          </table:table-cell>
          <table:table-cell office:value-type="float" office:value="-55.44554">
            <text:p>-55.44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0212">
            <text:p>-39.20212</text:p>
          </table:table-cell>
          <table:table-cell office:value-type="float" office:value="-55.09823">
            <text:p>-55.09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149">
            <text:p>-35.38149</text:p>
          </table:table-cell>
          <table:table-cell office:value-type="float" office:value="-51.04389">
            <text:p>-51.04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4223">
            <text:p>-31.14223</text:p>
          </table:table-cell>
          <table:table-cell office:value-type="float" office:value="-47.69527">
            <text:p>-47.69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3913">
            <text:p>-26.63913</text:p>
          </table:table-cell>
          <table:table-cell office:value-type="float" office:value="-43.15416">
            <text:p>-43.1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3542">
            <text:p>-22.03542</text:p>
          </table:table-cell>
          <table:table-cell office:value-type="float" office:value="-38.71401">
            <text:p>-38.71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9939">
            <text:p>-17.49939</text:p>
          </table:table-cell>
          <table:table-cell office:value-type="float" office:value="-34.17921">
            <text:p>-34.17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9255">
            <text:p>-13.19255</text:p>
          </table:table-cell>
          <table:table-cell office:value-type="float" office:value="-30.09331">
            <text:p>-30.09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72493">
            <text:p>-9.272493</text:p>
          </table:table-cell>
          <table:table-cell office:value-type="float" office:value="-25.96333">
            <text:p>-25.96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1301">
            <text:p>-5.881301</text:p>
          </table:table-cell>
          <table:table-cell office:value-type="float" office:value="-22.17587">
            <text:p>-22.17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2655">
            <text:p>-3.142655</text:p>
          </table:table-cell>
          <table:table-cell office:value-type="float" office:value="-18.48865">
            <text:p>-18.48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4075">
            <text:p>-1.154075</text:p>
          </table:table-cell>
          <table:table-cell office:value-type="float" office:value="-14.69945">
            <text:p>-14.69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59309">
            <text:p>-11.59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05112">
            <text:p>-8.205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43948">
            <text:p>-0.2643948</text:p>
          </table:table-cell>
          <table:table-cell office:value-type="float" office:value="-5.525844">
            <text:p>-5.525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5667">
            <text:p>-1.695667</text:p>
          </table:table-cell>
          <table:table-cell office:value-type="float" office:value="-5.010358">
            <text:p>-5.010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3044">
            <text:p>-3.93044</text:p>
          </table:table-cell>
          <table:table-cell office:value-type="float" office:value="-4.886959">
            <text:p>-4.886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7708">
            <text:p>-6.887708</text:p>
          </table:table-cell>
          <table:table-cell office:value-type="float" office:value="-4.811574">
            <text:p>-4.811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905">
            <text:p>-10.45905</text:p>
          </table:table-cell>
          <table:table-cell office:value-type="float" office:value="-4.655725">
            <text:p>-4.655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1731">
            <text:p>-14.51731</text:p>
          </table:table-cell>
          <table:table-cell office:value-type="float" office:value="-5.239104">
            <text:p>-5.239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1432">
            <text:p>-18.91432</text:p>
          </table:table-cell>
          <table:table-cell office:value-type="float" office:value="-6.797196">
            <text:p>-6.797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9072">
            <text:p>-23.49072</text:p>
          </table:table-cell>
          <table:table-cell office:value-type="float" office:value="-9.788881">
            <text:p>-9.788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917">
            <text:p>-28.07917</text:p>
          </table:table-cell>
          <table:table-cell office:value-type="float" office:value="-14.35936">
            <text:p>-14.35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1628">
            <text:p>-32.51628</text:p>
          </table:table-cell>
          <table:table-cell office:value-type="float" office:value="-19.6233">
            <text:p>-19.6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976">
            <text:p>-36.63976</text:p>
          </table:table-cell>
          <table:table-cell office:value-type="float" office:value="-25.26186">
            <text:p>-25.26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0014">
            <text:p>-40.30014</text:p>
          </table:table-cell>
          <table:table-cell office:value-type="float" office:value="-31.06915">
            <text:p>-31.06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6386">
            <text:p>-43.36386</text:p>
          </table:table-cell>
          <table:table-cell office:value-type="float" office:value="-36.8661">
            <text:p>-36.8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2184">
            <text:p>-45.72184</text:p>
          </table:table-cell>
          <table:table-cell office:value-type="float" office:value="-40.3903">
            <text:p>-40.3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753">
            <text:p>-47.28753</text:p>
          </table:table-cell>
          <table:table-cell office:value-type="float" office:value="-43.90575">
            <text:p>-43.90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417">
            <text:p>-48.00417</text:p>
          </table:table-cell>
          <table:table-cell office:value-type="float" office:value="-45.95618">
            <text:p>-45.95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598">
            <text:p>-47.84598</text:p>
          </table:table-cell>
          <table:table-cell office:value-type="float" office:value="-48.7229">
            <text:p>-48.7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1859">
            <text:p>-46.81859</text:p>
          </table:table-cell>
          <table:table-cell office:value-type="float" office:value="-50.69513">
            <text:p>-50.69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915">
            <text:p>-44.95915</text:p>
          </table:table-cell>
          <table:table-cell office:value-type="float" office:value="-53.1783">
            <text:p>-53.1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3507">
            <text:p>-42.33507</text:p>
          </table:table-cell>
          <table:table-cell office:value-type="float" office:value="-54.18217">
            <text:p>-54.18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259">
            <text:p>-39.04259</text:p>
          </table:table-cell>
          <table:table-cell office:value-type="float" office:value="-53.97618">
            <text:p>-53.97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9897">
            <text:p>-35.19897</text:p>
          </table:table-cell>
          <table:table-cell office:value-type="float" office:value="-51.46986">
            <text:p>-51.46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4447">
            <text:p>-30.94447</text:p>
          </table:table-cell>
          <table:table-cell office:value-type="float" office:value="-47.17076">
            <text:p>-47.17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3331">
            <text:p>-26.43331</text:p>
          </table:table-cell>
          <table:table-cell office:value-type="float" office:value="-42.40468">
            <text:p>-42.40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046">
            <text:p>-21.83046</text:p>
          </table:table-cell>
          <table:table-cell office:value-type="float" office:value="-37.88497">
            <text:p>-37.88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9982">
            <text:p>-17.29982</text:p>
          </table:table-cell>
          <table:table-cell office:value-type="float" office:value="-33.7153">
            <text:p>-33.7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0709">
            <text:p>-13.00709</text:p>
          </table:table-cell>
          <table:table-cell office:value-type="float" office:value="-29.72543">
            <text:p>-29.72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9035">
            <text:p>-9.109035</text:p>
          </table:table-cell>
          <table:table-cell office:value-type="float" office:value="-25.82062">
            <text:p>-25.82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44446">
            <text:p>-5.744446</text:p>
          </table:table-cell>
          <table:table-cell office:value-type="float" office:value="-22.00797">
            <text:p>-22.00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36604">
            <text:p>-3.036604</text:p>
          </table:table-cell>
          <table:table-cell office:value-type="float" office:value="-18.34184">
            <text:p>-18.34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3656">
            <text:p>-1.083656</text:p>
          </table:table-cell>
          <table:table-cell office:value-type="float" office:value="-14.4823">
            <text:p>-14.4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9968">
            <text:p>-11.29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64718">
            <text:p>-7.8647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106033">
            <text:p>-0.3106033</text:p>
          </table:table-cell>
          <table:table-cell office:value-type="float" office:value="-5.275369">
            <text:p>-5.275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9297">
            <text:p>-1.779297</text:p>
          </table:table-cell>
          <table:table-cell office:value-type="float" office:value="-4.750152">
            <text:p>-4.750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7613">
            <text:p>-4.047613</text:p>
          </table:table-cell>
          <table:table-cell office:value-type="float" office:value="-4.654505">
            <text:p>-4.654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34781">
            <text:p>-7.034781</text:p>
          </table:table-cell>
          <table:table-cell office:value-type="float" office:value="-4.576372">
            <text:p>-4.576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192">
            <text:p>-10.63192</text:p>
          </table:table-cell>
          <table:table-cell office:value-type="float" office:value="-4.561066">
            <text:p>-4.561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0866">
            <text:p>-14.70866</text:p>
          </table:table-cell>
          <table:table-cell office:value-type="float" office:value="-5.242656">
            <text:p>-5.242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1577">
            <text:p>-19.11577</text:p>
          </table:table-cell>
          <table:table-cell office:value-type="float" office:value="-6.915712">
            <text:p>-6.915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9633">
            <text:p>-23.69633</text:p>
          </table:table-cell>
          <table:table-cell office:value-type="float" office:value="-10.01958">
            <text:p>-10.01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8294">
            <text:p>-28.28294</text:p>
          </table:table-cell>
          <table:table-cell office:value-type="float" office:value="-14.65271">
            <text:p>-14.65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0935">
            <text:p>-32.70935</text:p>
          </table:table-cell>
          <table:table-cell office:value-type="float" office:value="-19.90697">
            <text:p>-19.90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1389">
            <text:p>-36.81389</text:p>
          </table:table-cell>
          <table:table-cell office:value-type="float" office:value="-25.53746">
            <text:p>-25.53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5038">
            <text:p>-40.45038</text:p>
          </table:table-cell>
          <table:table-cell office:value-type="float" office:value="-31.27758">
            <text:p>-31.27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565">
            <text:p>-43.48565</text:p>
          </table:table-cell>
          <table:table-cell office:value-type="float" office:value="-36.99429">
            <text:p>-36.99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968">
            <text:p>-45.80968</text:p>
          </table:table-cell>
          <table:table-cell office:value-type="float" office:value="-40.58606">
            <text:p>-40.58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787">
            <text:p>-47.33787</text:p>
          </table:table-cell>
          <table:table-cell office:value-type="float" office:value="-44.01952">
            <text:p>-44.01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82">
            <text:p>-48.01582</text:p>
          </table:table-cell>
          <table:table-cell office:value-type="float" office:value="-46.11104">
            <text:p>-46.1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832">
            <text:p>-47.81832</text:p>
          </table:table-cell>
          <table:table-cell office:value-type="float" office:value="-48.78401">
            <text:p>-48.78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253">
            <text:p>-46.75253</text:p>
          </table:table-cell>
          <table:table-cell office:value-type="float" office:value="-51.00622">
            <text:p>-51.00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5783">
            <text:p>-44.85783</text:p>
          </table:table-cell>
          <table:table-cell office:value-type="float" office:value="-53.28054">
            <text:p>-53.28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167">
            <text:p>-42.20167</text:p>
          </table:table-cell>
          <table:table-cell office:value-type="float" office:value="-54.28077">
            <text:p>-54.28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081">
            <text:p>-38.88081</text:p>
          </table:table-cell>
          <table:table-cell office:value-type="float" office:value="-53.90003">
            <text:p>-53.90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1562">
            <text:p>-35.01562</text:p>
          </table:table-cell>
          <table:table-cell office:value-type="float" office:value="-51.28098">
            <text:p>-51.28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4761">
            <text:p>-30.74761</text:p>
          </table:table-cell>
          <table:table-cell office:value-type="float" office:value="-46.94516">
            <text:p>-46.94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2876">
            <text:p>-26.22876</text:p>
          </table:table-cell>
          <table:table-cell office:value-type="float" office:value="-42.1489">
            <text:p>-42.1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2417">
            <text:p>-21.62417</text:p>
          </table:table-cell>
          <table:table-cell office:value-type="float" office:value="-37.68308">
            <text:p>-37.68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0074">
            <text:p>-17.10074</text:p>
          </table:table-cell>
          <table:table-cell office:value-type="float" office:value="-33.5706">
            <text:p>-33.5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2375">
            <text:p>-12.82375</text:p>
          </table:table-cell>
          <table:table-cell office:value-type="float" office:value="-29.61033">
            <text:p>-29.61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4548">
            <text:p>-8.94548</text:p>
          </table:table-cell>
          <table:table-cell office:value-type="float" office:value="-25.73772">
            <text:p>-25.73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07933">
            <text:p>-5.607933</text:p>
          </table:table-cell>
          <table:table-cell office:value-type="float" office:value="-21.90434">
            <text:p>-21.90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2079">
            <text:p>-2.932079</text:p>
          </table:table-cell>
          <table:table-cell office:value-type="float" office:value="-18.26547">
            <text:p>-18.26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5393">
            <text:p>-1.015393</text:p>
          </table:table-cell>
          <table:table-cell office:value-type="float" office:value="-14.32581">
            <text:p>-14.32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31007">
            <text:p>-11.31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934988">
            <text:p>-7.934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85373">
            <text:p>-0.3585373</text:p>
          </table:table-cell>
          <table:table-cell office:value-type="float" office:value="-5.392124">
            <text:p>-5.392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3933">
            <text:p>-1.863933</text:p>
          </table:table-cell>
          <table:table-cell office:value-type="float" office:value="-4.737474">
            <text:p>-4.737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7076">
            <text:p>-4.167076</text:p>
          </table:table-cell>
          <table:table-cell office:value-type="float" office:value="-4.629862">
            <text:p>-4.629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84139">
            <text:p>-7.184139</text:p>
          </table:table-cell>
          <table:table-cell office:value-type="float" office:value="-4.533886">
            <text:p>-4.533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0576">
            <text:p>-10.80576</text:p>
          </table:table-cell>
          <table:table-cell office:value-type="float" office:value="-4.487815">
            <text:p>-4.48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931">
            <text:p>-14.89931</text:p>
          </table:table-cell>
          <table:table-cell office:value-type="float" office:value="-5.243403">
            <text:p>-5.243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901">
            <text:p>-19.31901</text:p>
          </table:table-cell>
          <table:table-cell office:value-type="float" office:value="-7.089389">
            <text:p>-7.089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0342">
            <text:p>-23.90342</text:p>
          </table:table-cell>
          <table:table-cell office:value-type="float" office:value="-10.34303">
            <text:p>-10.34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8639">
            <text:p>-28.48639</text:p>
          </table:table-cell>
          <table:table-cell office:value-type="float" office:value="-15.0915">
            <text:p>-15.0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0041">
            <text:p>-32.90041</text:p>
          </table:table-cell>
          <table:table-cell office:value-type="float" office:value="-20.31009">
            <text:p>-20.3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832">
            <text:p>-36.98832</text:p>
          </table:table-cell>
          <table:table-cell office:value-type="float" office:value="-25.94015">
            <text:p>-25.94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0049">
            <text:p>-40.60049</text:p>
          </table:table-cell>
          <table:table-cell office:value-type="float" office:value="-31.72869">
            <text:p>-31.72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06">
            <text:p>-43.606</text:p>
          </table:table-cell>
          <table:table-cell office:value-type="float" office:value="-37.49309">
            <text:p>-37.49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529">
            <text:p>-45.89529</text:p>
          </table:table-cell>
          <table:table-cell office:value-type="float" office:value="-40.65896">
            <text:p>-40.65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686">
            <text:p>-47.38686</text:p>
          </table:table-cell>
          <table:table-cell office:value-type="float" office:value="-44.52762">
            <text:p>-44.52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78">
            <text:p>-48.02578</text:p>
          </table:table-cell>
          <table:table-cell office:value-type="float" office:value="-46.02008">
            <text:p>-46.02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889">
            <text:p>-47.7889</text:p>
          </table:table-cell>
          <table:table-cell office:value-type="float" office:value="-49.57076">
            <text:p>-49.57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529">
            <text:p>-46.68529</text:p>
          </table:table-cell>
          <table:table-cell office:value-type="float" office:value="-51.12169">
            <text:p>-51.12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424">
            <text:p>-44.75424</text:p>
          </table:table-cell>
          <table:table-cell office:value-type="float" office:value="-53.78971">
            <text:p>-53.78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6598">
            <text:p>-42.06598</text:p>
          </table:table-cell>
          <table:table-cell office:value-type="float" office:value="-54.71634">
            <text:p>-54.71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1792">
            <text:p>-38.71792</text:p>
          </table:table-cell>
          <table:table-cell office:value-type="float" office:value="-54.14014">
            <text:p>-54.14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3276">
            <text:p>-34.83276</text:p>
          </table:table-cell>
          <table:table-cell office:value-type="float" office:value="-51.23719">
            <text:p>-51.23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4883">
            <text:p>-30.54883</text:p>
          </table:table-cell>
          <table:table-cell office:value-type="float" office:value="-46.74347">
            <text:p>-46.74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2257">
            <text:p>-26.02257</text:p>
          </table:table-cell>
          <table:table-cell office:value-type="float" office:value="-42.00814">
            <text:p>-42.00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1805">
            <text:p>-21.41805</text:p>
          </table:table-cell>
          <table:table-cell office:value-type="float" office:value="-37.57047">
            <text:p>-37.57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0357">
            <text:p>-16.90357</text:p>
          </table:table-cell>
          <table:table-cell office:value-type="float" office:value="-33.44542">
            <text:p>-33.44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3989">
            <text:p>-12.63989</text:p>
          </table:table-cell>
          <table:table-cell office:value-type="float" office:value="-29.50905">
            <text:p>-29.50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83019">
            <text:p>-8.783019</text:p>
          </table:table-cell>
          <table:table-cell office:value-type="float" office:value="-25.61974">
            <text:p>-25.61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2757">
            <text:p>-5.472757</text:p>
          </table:table-cell>
          <table:table-cell office:value-type="float" office:value="-21.81223">
            <text:p>-21.81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29818">
            <text:p>-2.829818</text:p>
          </table:table-cell>
          <table:table-cell office:value-type="float" office:value="-18.17241">
            <text:p>-18.17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483089">
            <text:p>-0.9483089</text:p>
          </table:table-cell>
          <table:table-cell office:value-type="float" office:value="-14.23426">
            <text:p>-14.23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1695">
            <text:p>-11.2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44477">
            <text:p>-7.844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78351">
            <text:p>-0.4078351</text:p>
          </table:table-cell>
          <table:table-cell office:value-type="float" office:value="-5.319461">
            <text:p>-5.319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50782">
            <text:p>-1.950782</text:p>
          </table:table-cell>
          <table:table-cell office:value-type="float" office:value="-4.650042">
            <text:p>-4.650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7982">
            <text:p>-4.287982</text:p>
          </table:table-cell>
          <table:table-cell office:value-type="float" office:value="-4.525368">
            <text:p>-4.52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34719">
            <text:p>-7.334719</text:p>
          </table:table-cell>
          <table:table-cell office:value-type="float" office:value="-4.406689">
            <text:p>-4.406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931">
            <text:p>-10.97931</text:p>
          </table:table-cell>
          <table:table-cell office:value-type="float" office:value="-4.384141">
            <text:p>-4.384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9198">
            <text:p>-15.09198</text:p>
          </table:table-cell>
          <table:table-cell office:value-type="float" office:value="-5.163422">
            <text:p>-5.163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2258">
            <text:p>-19.52258</text:p>
          </table:table-cell>
          <table:table-cell office:value-type="float" office:value="-7.074404">
            <text:p>-7.074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1052">
            <text:p>-24.11052</text:p>
          </table:table-cell>
          <table:table-cell office:value-type="float" office:value="-10.44058">
            <text:p>-10.44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8804">
            <text:p>-28.68804</text:p>
          </table:table-cell>
          <table:table-cell office:value-type="float" office:value="-15.30189">
            <text:p>-15.30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9217">
            <text:p>-33.09217</text:p>
          </table:table-cell>
          <table:table-cell office:value-type="float" office:value="-20.60501">
            <text:p>-20.60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6178">
            <text:p>-37.16178</text:p>
          </table:table-cell>
          <table:table-cell office:value-type="float" office:value="-26.28459">
            <text:p>-26.28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937">
            <text:p>-40.74937</text:p>
          </table:table-cell>
          <table:table-cell office:value-type="float" office:value="-32.08553">
            <text:p>-32.08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2406">
            <text:p>-43.72406</text:p>
          </table:table-cell>
          <table:table-cell office:value-type="float" office:value="-37.8297">
            <text:p>-37.8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992">
            <text:p>-45.97992</text:p>
          </table:table-cell>
          <table:table-cell office:value-type="float" office:value="-40.9757">
            <text:p>-40.9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413">
            <text:p>-47.43413</text:p>
          </table:table-cell>
          <table:table-cell office:value-type="float" office:value="-45.01281">
            <text:p>-45.01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98">
            <text:p>-48.03398</text:p>
          </table:table-cell>
          <table:table-cell office:value-type="float" office:value="-46.36001">
            <text:p>-46.36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796">
            <text:p>-47.75796</text:p>
          </table:table-cell>
          <table:table-cell office:value-type="float" office:value="-49.92382">
            <text:p>-49.92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589">
            <text:p>-46.61589</text:p>
          </table:table-cell>
          <table:table-cell office:value-type="float" office:value="-51.36896">
            <text:p>-51.36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988">
            <text:p>-44.64988</text:p>
          </table:table-cell>
          <table:table-cell office:value-type="float" office:value="-53.94334">
            <text:p>-53.94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091">
            <text:p>-41.93091</text:p>
          </table:table-cell>
          <table:table-cell office:value-type="float" office:value="-54.75399">
            <text:p>-54.75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747">
            <text:p>-38.55747</text:p>
          </table:table-cell>
          <table:table-cell office:value-type="float" office:value="-53.95874">
            <text:p>-53.95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5043">
            <text:p>-34.65043</text:p>
          </table:table-cell>
          <table:table-cell office:value-type="float" office:value="-50.85759">
            <text:p>-50.85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5383">
            <text:p>-30.35383</text:p>
          </table:table-cell>
          <table:table-cell office:value-type="float" office:value="-46.38457">
            <text:p>-46.38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2211">
            <text:p>-25.82211</text:p>
          </table:table-cell>
          <table:table-cell office:value-type="float" office:value="-41.76072">
            <text:p>-41.76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944">
            <text:p>-21.21944</text:p>
          </table:table-cell>
          <table:table-cell office:value-type="float" office:value="-37.36182">
            <text:p>-37.36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1254">
            <text:p>-16.71254</text:p>
          </table:table-cell>
          <table:table-cell office:value-type="float" office:value="-33.39541">
            <text:p>-33.39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6467">
            <text:p>-12.46467</text:p>
          </table:table-cell>
          <table:table-cell office:value-type="float" office:value="-29.45294">
            <text:p>-29.45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8544">
            <text:p>-8.628544</text:p>
          </table:table-cell>
          <table:table-cell office:value-type="float" office:value="-25.52071">
            <text:p>-25.52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5576">
            <text:p>-5.345576</text:p>
          </table:table-cell>
          <table:table-cell office:value-type="float" office:value="-21.69937">
            <text:p>-21.69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3384">
            <text:p>-2.733384</text:p>
          </table:table-cell>
          <table:table-cell office:value-type="float" office:value="-18.03749">
            <text:p>-18.03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6589">
            <text:p>-0.886589</text:p>
          </table:table-cell>
          <table:table-cell office:value-type="float" office:value="-14.06815">
            <text:p>-14.06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8378">
            <text:p>-10.98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02846">
            <text:p>-7.602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54823">
            <text:p>-0.4554823</text:p>
          </table:table-cell>
          <table:table-cell office:value-type="float" office:value="-5.139574">
            <text:p>-5.139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2882">
            <text:p>-2.032882</text:p>
          </table:table-cell>
          <table:table-cell office:value-type="float" office:value="-4.566988">
            <text:p>-4.566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0681">
            <text:p>-4.400681</text:p>
          </table:table-cell>
          <table:table-cell office:value-type="float" office:value="-4.482007">
            <text:p>-4.482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3482">
            <text:p>-7.473482</text:p>
          </table:table-cell>
          <table:table-cell office:value-type="float" office:value="-4.382443">
            <text:p>-4.382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3998">
            <text:p>-11.13998</text:p>
          </table:table-cell>
          <table:table-cell office:value-type="float" office:value="-4.464404">
            <text:p>-4.464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6736">
            <text:p>-15.26736</text:p>
          </table:table-cell>
          <table:table-cell office:value-type="float" office:value="-5.29165">
            <text:p>-5.29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0611">
            <text:p>-19.70611</text:p>
          </table:table-cell>
          <table:table-cell office:value-type="float" office:value="-7.229793">
            <text:p>-7.229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9692">
            <text:p>-24.29692</text:p>
          </table:table-cell>
          <table:table-cell office:value-type="float" office:value="-10.62938">
            <text:p>-10.62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7058">
            <text:p>-28.87058</text:p>
          </table:table-cell>
          <table:table-cell office:value-type="float" office:value="-15.51513">
            <text:p>-15.5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6286">
            <text:p>-33.26286</text:p>
          </table:table-cell>
          <table:table-cell office:value-type="float" office:value="-20.84458">
            <text:p>-20.84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1465">
            <text:p>-37.31465</text:p>
          </table:table-cell>
          <table:table-cell office:value-type="float" office:value="-26.57755">
            <text:p>-26.57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7919">
            <text:p>-40.87919</text:p>
          </table:table-cell>
          <table:table-cell office:value-type="float" office:value="-32.42929">
            <text:p>-32.42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2735">
            <text:p>-43.82735</text:p>
          </table:table-cell>
          <table:table-cell office:value-type="float" office:value="-38.21031">
            <text:p>-38.2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236">
            <text:p>-46.05236</text:p>
          </table:table-cell>
          <table:table-cell office:value-type="float" office:value="-41.03256">
            <text:p>-41.03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392">
            <text:p>-47.47392</text:p>
          </table:table-cell>
          <table:table-cell office:value-type="float" office:value="-45.28684">
            <text:p>-45.28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964">
            <text:p>-48.03964</text:p>
          </table:table-cell>
          <table:table-cell office:value-type="float" office:value="-46.40331">
            <text:p>-46.40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961">
            <text:p>-47.72961</text:p>
          </table:table-cell>
          <table:table-cell office:value-type="float" office:value="-50.19218">
            <text:p>-50.19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506">
            <text:p>-46.55506</text:p>
          </table:table-cell>
          <table:table-cell office:value-type="float" office:value="-51.48524">
            <text:p>-51.48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5854">
            <text:p>-44.55854</text:p>
          </table:table-cell>
          <table:table-cell office:value-type="float" office:value="-54.08735">
            <text:p>-54.08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1237">
            <text:p>-41.81237</text:p>
          </table:table-cell>
          <table:table-cell office:value-type="float" office:value="-54.83425">
            <text:p>-54.83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1485">
            <text:p>-38.41485</text:p>
          </table:table-cell>
          <table:table-cell office:value-type="float" office:value="-53.96423">
            <text:p>-53.96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9121">
            <text:p>-34.49121</text:p>
          </table:table-cell>
          <table:table-cell office:value-type="float" office:value="-50.80258">
            <text:p>-50.80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8259">
            <text:p>-30.18259</text:p>
          </table:table-cell>
          <table:table-cell office:value-type="float" office:value="-46.28351">
            <text:p>-46.28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4507">
            <text:p>-25.64507</text:p>
          </table:table-cell>
          <table:table-cell office:value-type="float" office:value="-41.62618">
            <text:p>-41.62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43">
            <text:p>-21.043</text:p>
          </table:table-cell>
          <table:table-cell office:value-type="float" office:value="-37.20251">
            <text:p>-37.20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431">
            <text:p>-16.5431</text:p>
          </table:table-cell>
          <table:table-cell office:value-type="float" office:value="-33.22268">
            <text:p>-33.22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0836">
            <text:p>-12.30836</text:p>
          </table:table-cell>
          <table:table-cell office:value-type="float" office:value="-29.27591">
            <text:p>-29.27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9104">
            <text:p>-8.49104</text:p>
          </table:table-cell>
          <table:table-cell office:value-type="float" office:value="-25.33976">
            <text:p>-25.33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31852">
            <text:p>-5.231852</text:p>
          </table:table-cell>
          <table:table-cell office:value-type="float" office:value="-21.53741">
            <text:p>-21.53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47555">
            <text:p>-2.647555</text:p>
          </table:table-cell>
          <table:table-cell office:value-type="float" office:value="-17.87043">
            <text:p>-17.87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31767">
            <text:p>-0.831767</text:p>
          </table:table-cell>
          <table:table-cell office:value-type="float" office:value="-14.15091">
            <text:p>-14.15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5769">
            <text:p>-10.65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60713">
            <text:p>-7.360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07869">
            <text:p>-0.5007869</text:p>
          </table:table-cell>
          <table:table-cell office:value-type="float" office:value="-4.926526">
            <text:p>-4.926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09904">
            <text:p>-2.109904</text:p>
          </table:table-cell>
          <table:table-cell office:value-type="float" office:value="-4.517656">
            <text:p>-4.517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06623">
            <text:p>-4.506623</text:p>
          </table:table-cell>
          <table:table-cell office:value-type="float" office:value="-4.460542">
            <text:p>-4.460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04504">
            <text:p>-7.604504</text:p>
          </table:table-cell>
          <table:table-cell office:value-type="float" office:value="-4.400507">
            <text:p>-4.400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9134">
            <text:p>-11.29134</text:p>
          </table:table-cell>
          <table:table-cell office:value-type="float" office:value="-4.519174">
            <text:p>-4.519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3357">
            <text:p>-15.43357</text:p>
          </table:table-cell>
          <table:table-cell office:value-type="float" office:value="-5.349985">
            <text:p>-5.349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8115">
            <text:p>-19.88115</text:p>
          </table:table-cell>
          <table:table-cell office:value-type="float" office:value="-7.289492">
            <text:p>-7.289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7446">
            <text:p>-24.47446</text:p>
          </table:table-cell>
          <table:table-cell office:value-type="float" office:value="-10.75537">
            <text:p>-10.75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4417">
            <text:p>-29.04417</text:p>
          </table:table-cell>
          <table:table-cell office:value-type="float" office:value="-15.58542">
            <text:p>-15.58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2622">
            <text:p>-33.42622</text:p>
          </table:table-cell>
          <table:table-cell office:value-type="float" office:value="-20.96406">
            <text:p>-20.96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6186">
            <text:p>-37.46186</text:p>
          </table:table-cell>
          <table:table-cell office:value-type="float" office:value="-26.711">
            <text:p>-26.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0492">
            <text:p>-41.00492</text:p>
          </table:table-cell>
          <table:table-cell office:value-type="float" office:value="-32.65184">
            <text:p>-32.65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2705">
            <text:p>-43.92705</text:p>
          </table:table-cell>
          <table:table-cell office:value-type="float" office:value="-38.51015">
            <text:p>-38.51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2241">
            <text:p>-46.12241</text:p>
          </table:table-cell>
          <table:table-cell office:value-type="float" office:value="-41.09057">
            <text:p>-41.09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1178">
            <text:p>-47.51178</text:p>
          </table:table-cell>
          <table:table-cell office:value-type="float" office:value="-45.73307">
            <text:p>-45.73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394">
            <text:p>-48.04394</text:p>
          </table:table-cell>
          <table:table-cell office:value-type="float" office:value="-46.50954">
            <text:p>-46.50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002">
            <text:p>-47.7002</text:p>
          </table:table-cell>
          <table:table-cell office:value-type="float" office:value="-51.04583">
            <text:p>-51.04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9301">
            <text:p>-46.49301</text:p>
          </table:table-cell>
          <table:table-cell office:value-type="float" office:value="-51.64013">
            <text:p>-51.64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6609">
            <text:p>-44.46609</text:p>
          </table:table-cell>
          <table:table-cell office:value-type="float" office:value="-54.81221">
            <text:p>-54.81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9287">
            <text:p>-41.69287</text:p>
          </table:table-cell>
          <table:table-cell office:value-type="float" office:value="-55.08725">
            <text:p>-55.08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7262">
            <text:p>-38.27262</text:p>
          </table:table-cell>
          <table:table-cell office:value-type="float" office:value="-54.03402">
            <text:p>-54.03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3142">
            <text:p>-34.33142</text:p>
          </table:table-cell>
          <table:table-cell office:value-type="float" office:value="-50.71502">
            <text:p>-50.71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1102">
            <text:p>-30.01102</text:p>
          </table:table-cell>
          <table:table-cell office:value-type="float" office:value="-46.18716">
            <text:p>-46.18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6793">
            <text:p>-25.46793</text:p>
          </table:table-cell>
          <table:table-cell office:value-type="float" office:value="-41.5023">
            <text:p>-41.5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6672">
            <text:p>-20.86672</text:p>
          </table:table-cell>
          <table:table-cell office:value-type="float" office:value="-37.07236">
            <text:p>-37.07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7406">
            <text:p>-16.37406</text:p>
          </table:table-cell>
          <table:table-cell office:value-type="float" office:value="-33.11137">
            <text:p>-33.11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5268">
            <text:p>-12.15268</text:p>
          </table:table-cell>
          <table:table-cell office:value-type="float" office:value="-29.17453">
            <text:p>-29.17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54365">
            <text:p>-8.354365</text:p>
          </table:table-cell>
          <table:table-cell office:value-type="float" office:value="-25.2438">
            <text:p>-25.2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1913">
            <text:p>-5.11913</text:p>
          </table:table-cell>
          <table:table-cell office:value-type="float" office:value="-21.45954">
            <text:p>-21.45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2872">
            <text:p>-2.562872</text:p>
          </table:table-cell>
          <table:table-cell office:value-type="float" office:value="-17.77256">
            <text:p>-17.7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781878">
            <text:p>-0.7781878</text:p>
          </table:table-cell>
          <table:table-cell office:value-type="float" office:value="-14.06737">
            <text:p>-14.06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6936">
            <text:p>-10.56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60068">
            <text:p>-7.260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477421">
            <text:p>-0.5477421</text:p>
          </table:table-cell>
          <table:table-cell office:value-type="float" office:value="-4.81971">
            <text:p>-4.81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81">
            <text:p>-2.1881</text:p>
          </table:table-cell>
          <table:table-cell office:value-type="float" office:value="-4.365338">
            <text:p>-4.365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3607">
            <text:p>-4.613607</text:p>
          </table:table-cell>
          <table:table-cell office:value-type="float" office:value="-4.296964">
            <text:p>-4.296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36403">
            <text:p>-7.736403</text:p>
          </table:table-cell>
          <table:table-cell office:value-type="float" office:value="-4.213194">
            <text:p>-4.213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4337">
            <text:p>-11.44337</text:p>
          </table:table-cell>
          <table:table-cell office:value-type="float" office:value="-4.37833">
            <text:p>-4.37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0023">
            <text:p>-15.60023</text:p>
          </table:table-cell>
          <table:table-cell office:value-type="float" office:value="-5.259448">
            <text:p>-5.259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564">
            <text:p>-20.0564</text:p>
          </table:table-cell>
          <table:table-cell office:value-type="float" office:value="-7.295814">
            <text:p>-7.295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5195">
            <text:p>-24.65195</text:p>
          </table:table-cell>
          <table:table-cell office:value-type="float" office:value="-10.87144">
            <text:p>-10.8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1748">
            <text:p>-29.21748</text:p>
          </table:table-cell>
          <table:table-cell office:value-type="float" office:value="-15.75582">
            <text:p>-15.75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8906">
            <text:p>-33.58906</text:p>
          </table:table-cell>
          <table:table-cell office:value-type="float" office:value="-21.20174">
            <text:p>-21.20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0834">
            <text:p>-37.60834</text:p>
          </table:table-cell>
          <table:table-cell office:value-type="float" office:value="-26.97786">
            <text:p>-26.97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2973">
            <text:p>-41.12973</text:p>
          </table:table-cell>
          <table:table-cell office:value-type="float" office:value="-32.93534">
            <text:p>-32.93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2567">
            <text:p>-44.02567</text:p>
          </table:table-cell>
          <table:table-cell office:value-type="float" office:value="-38.8409">
            <text:p>-38.8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9126">
            <text:p>-46.19126</text:p>
          </table:table-cell>
          <table:table-cell office:value-type="float" office:value="-41.28412">
            <text:p>-41.28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4836">
            <text:p>-47.54836</text:p>
          </table:table-cell>
          <table:table-cell office:value-type="float" office:value="-46.17242">
            <text:p>-46.17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694">
            <text:p>-48.04694</text:p>
          </table:table-cell>
          <table:table-cell office:value-type="float" office:value="-46.84934">
            <text:p>-46.84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6951">
            <text:p>-47.66951</text:p>
          </table:table-cell>
          <table:table-cell office:value-type="float" office:value="-51.43133">
            <text:p>-51.43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2973">
            <text:p>-46.42973</text:p>
          </table:table-cell>
          <table:table-cell office:value-type="float" office:value="-51.78988">
            <text:p>-51.78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7253">
            <text:p>-44.37253</text:p>
          </table:table-cell>
          <table:table-cell office:value-type="float" office:value="-55.02447">
            <text:p>-55.02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7241">
            <text:p>-41.57241</text:p>
          </table:table-cell>
          <table:table-cell office:value-type="float" office:value="-53.28895">
            <text:p>-53.2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2962">
            <text:p>-38.12962</text:p>
          </table:table-cell>
          <table:table-cell office:value-type="float" office:value="-53.27151">
            <text:p>-53.27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7106">
            <text:p>-34.17106</text:p>
          </table:table-cell>
          <table:table-cell office:value-type="float" office:value="-50.49375">
            <text:p>-50.49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3912">
            <text:p>-29.83912</text:p>
          </table:table-cell>
          <table:table-cell office:value-type="float" office:value="-45.99273">
            <text:p>-45.99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9071">
            <text:p>-25.29071</text:p>
          </table:table-cell>
          <table:table-cell office:value-type="float" office:value="-41.42959">
            <text:p>-41.42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906">
            <text:p>-20.6906</text:p>
          </table:table-cell>
          <table:table-cell office:value-type="float" office:value="-36.96174">
            <text:p>-36.96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0542">
            <text:p>-16.20542</text:p>
          </table:table-cell>
          <table:table-cell office:value-type="float" office:value="-32.8913">
            <text:p>-32.8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9763">
            <text:p>-11.99763</text:p>
          </table:table-cell>
          <table:table-cell office:value-type="float" office:value="-28.92492">
            <text:p>-28.92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18526">
            <text:p>-8.218526</text:p>
          </table:table-cell>
          <table:table-cell office:value-type="float" office:value="-24.98261">
            <text:p>-24.98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07419">
            <text:p>-5.007419</text:p>
          </table:table-cell>
          <table:table-cell office:value-type="float" office:value="-21.18196">
            <text:p>-21.18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79336">
            <text:p>-2.479336</text:p>
          </table:table-cell>
          <table:table-cell office:value-type="float" office:value="-17.54646">
            <text:p>-17.54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258525">
            <text:p>-0.7258525</text:p>
          </table:table-cell>
          <table:table-cell office:value-type="float" office:value="-13.93404">
            <text:p>-13.93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8759">
            <text:p>-10.48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64336">
            <text:p>-7.26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955738">
            <text:p>-0.5955738</text:p>
          </table:table-cell>
          <table:table-cell office:value-type="float" office:value="-4.741443">
            <text:p>-4.741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67465">
            <text:p>-2.267465</text:p>
          </table:table-cell>
          <table:table-cell office:value-type="float" office:value="-4.122648">
            <text:p>-4.122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21629">
            <text:p>-4.721629</text:p>
          </table:table-cell>
          <table:table-cell office:value-type="float" office:value="-4.675375">
            <text:p>-4.675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69172">
            <text:p>-7.869172</text:p>
          </table:table-cell>
          <table:table-cell office:value-type="float" office:value="-4.7784">
            <text:p>-4.7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9607">
            <text:p>-11.59607</text:p>
          </table:table-cell>
          <table:table-cell office:value-type="float" office:value="-4.871219">
            <text:p>-4.871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6734">
            <text:p>-15.76734</text:p>
          </table:table-cell>
          <table:table-cell office:value-type="float" office:value="-5.519208">
            <text:p>-5.519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3186">
            <text:p>-20.23186</text:p>
          </table:table-cell>
          <table:table-cell office:value-type="float" office:value="-7.142569">
            <text:p>-7.142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2941">
            <text:p>-24.82941</text:p>
          </table:table-cell>
          <table:table-cell office:value-type="float" office:value="-10.44403">
            <text:p>-10.44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905">
            <text:p>-29.3905</text:p>
          </table:table-cell>
          <table:table-cell office:value-type="float" office:value="-15.44438">
            <text:p>-15.44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5138">
            <text:p>-33.75138</text:p>
          </table:table-cell>
          <table:table-cell office:value-type="float" office:value="-20.94162">
            <text:p>-20.94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5408">
            <text:p>-37.75408</text:p>
          </table:table-cell>
          <table:table-cell office:value-type="float" office:value="-26.88986">
            <text:p>-26.88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536">
            <text:p>-41.2536</text:p>
          </table:table-cell>
          <table:table-cell office:value-type="float" office:value="-32.99044">
            <text:p>-32.99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232">
            <text:p>-44.1232</text:p>
          </table:table-cell>
          <table:table-cell office:value-type="float" office:value="-38.7705">
            <text:p>-38.7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5891">
            <text:p>-46.25891</text:p>
          </table:table-cell>
          <table:table-cell office:value-type="float" office:value="-41.31454">
            <text:p>-41.31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8367">
            <text:p>-47.58367</text:p>
          </table:table-cell>
          <table:table-cell office:value-type="float" office:value="-46.36558">
            <text:p>-46.36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63">
            <text:p>-48.04863</text:p>
          </table:table-cell>
          <table:table-cell office:value-type="float" office:value="-47.09475">
            <text:p>-47.09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3753">
            <text:p>-47.63753</text:p>
          </table:table-cell>
          <table:table-cell office:value-type="float" office:value="-51.46574">
            <text:p>-51.46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6524">
            <text:p>-46.36524</text:p>
          </table:table-cell>
          <table:table-cell office:value-type="float" office:value="-52.01568">
            <text:p>-52.01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7786">
            <text:p>-44.27786</text:p>
          </table:table-cell>
          <table:table-cell office:value-type="float" office:value="-54.90855">
            <text:p>-54.90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51">
            <text:p>-41.451</text:p>
          </table:table-cell>
          <table:table-cell office:value-type="float" office:value="-55.09365">
            <text:p>-55.09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8584">
            <text:p>-37.98584</text:p>
          </table:table-cell>
          <table:table-cell office:value-type="float" office:value="-52.3175">
            <text:p>-52.3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1014">
            <text:p>-34.01014</text:p>
          </table:table-cell>
          <table:table-cell office:value-type="float" office:value="-49.83055">
            <text:p>-49.83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6689">
            <text:p>-29.66689</text:p>
          </table:table-cell>
          <table:table-cell office:value-type="float" office:value="-45.73989">
            <text:p>-45.73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1341">
            <text:p>-25.11341</text:p>
          </table:table-cell>
          <table:table-cell office:value-type="float" office:value="-41.44868">
            <text:p>-41.44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1465">
            <text:p>-20.51465</text:p>
          </table:table-cell>
          <table:table-cell office:value-type="float" office:value="-36.96119">
            <text:p>-36.96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3719">
            <text:p>-16.03719</text:p>
          </table:table-cell>
          <table:table-cell office:value-type="float" office:value="-32.88505">
            <text:p>-32.88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4321">
            <text:p>-11.84321</text:p>
          </table:table-cell>
          <table:table-cell office:value-type="float" office:value="-28.78328">
            <text:p>-28.78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8353">
            <text:p>-8.08353</text:p>
          </table:table-cell>
          <table:table-cell office:value-type="float" office:value="-24.82026">
            <text:p>-24.82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96725">
            <text:p>-4.896725</text:p>
          </table:table-cell>
          <table:table-cell office:value-type="float" office:value="-20.98032">
            <text:p>-20.98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96952">
            <text:p>-2.396952</text:p>
          </table:table-cell>
          <table:table-cell office:value-type="float" office:value="-17.47252">
            <text:p>-17.47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747643">
            <text:p>-0.6747643</text:p>
          </table:table-cell>
          <table:table-cell office:value-type="float" office:value="-13.71004">
            <text:p>-13.71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1934">
            <text:p>-10.41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19721">
            <text:p>-7.19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46597">
            <text:p>-0.6446597</text:p>
          </table:table-cell>
          <table:table-cell office:value-type="float" office:value="-4.90001">
            <text:p>-4.90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47993">
            <text:p>-2.347993</text:p>
          </table:table-cell>
          <table:table-cell office:value-type="float" office:value="-4.431156">
            <text:p>-4.431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30685">
            <text:p>-4.830685</text:p>
          </table:table-cell>
          <table:table-cell office:value-type="float" office:value="-5.038745">
            <text:p>-5.038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02801">
            <text:p>-8.002801</text:p>
          </table:table-cell>
          <table:table-cell office:value-type="float" office:value="-5.173468">
            <text:p>-5.173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4944">
            <text:p>-11.74944</text:p>
          </table:table-cell>
          <table:table-cell office:value-type="float" office:value="-5.247363">
            <text:p>-5.247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3488">
            <text:p>-15.93488</text:p>
          </table:table-cell>
          <table:table-cell office:value-type="float" office:value="-5.889459">
            <text:p>-5.889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0752">
            <text:p>-20.40752</text:p>
          </table:table-cell>
          <table:table-cell office:value-type="float" office:value="-7.463112">
            <text:p>-7.463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681">
            <text:p>-25.00681</text:p>
          </table:table-cell>
          <table:table-cell office:value-type="float" office:value="-10.65885">
            <text:p>-10.65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6322">
            <text:p>-29.56322</text:p>
          </table:table-cell>
          <table:table-cell office:value-type="float" office:value="-15.62528">
            <text:p>-15.62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1316">
            <text:p>-33.91316</text:p>
          </table:table-cell>
          <table:table-cell office:value-type="float" office:value="-21.10128">
            <text:p>-21.10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906">
            <text:p>-37.89906</text:p>
          </table:table-cell>
          <table:table-cell office:value-type="float" office:value="-27.07236">
            <text:p>-27.07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7654">
            <text:p>-41.37654</text:p>
          </table:table-cell>
          <table:table-cell office:value-type="float" office:value="-33.23056">
            <text:p>-33.23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964">
            <text:p>-44.21964</text:p>
          </table:table-cell>
          <table:table-cell office:value-type="float" office:value="-38.62629">
            <text:p>-38.62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59">
            <text:p>-46.3259</text:p>
          </table:table-cell>
          <table:table-cell office:value-type="float" office:value="-41.49887">
            <text:p>-41.49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769">
            <text:p>-47.61769</text:p>
          </table:table-cell>
          <table:table-cell office:value-type="float" office:value="-45.8728">
            <text:p>-45.8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3">
            <text:p>-48.04903</text:p>
          </table:table-cell>
          <table:table-cell office:value-type="float" office:value="-47.2407">
            <text:p>-47.2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427">
            <text:p>-47.60427</text:p>
          </table:table-cell>
          <table:table-cell office:value-type="float" office:value="-50.72384">
            <text:p>-50.72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9954">
            <text:p>-46.29954</text:p>
          </table:table-cell>
          <table:table-cell office:value-type="float" office:value="-52.32708">
            <text:p>-52.32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8209">
            <text:p>-44.18209</text:p>
          </table:table-cell>
          <table:table-cell office:value-type="float" office:value="-54.54471">
            <text:p>-54.54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2863">
            <text:p>-41.32863</text:p>
          </table:table-cell>
          <table:table-cell office:value-type="float" office:value="-55.09577">
            <text:p>-55.09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4131">
            <text:p>-37.84131</text:p>
          </table:table-cell>
          <table:table-cell office:value-type="float" office:value="-53.90802">
            <text:p>-53.90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4868">
            <text:p>-33.84868</text:p>
          </table:table-cell>
          <table:table-cell office:value-type="float" office:value="-50.45669">
            <text:p>-50.45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9435">
            <text:p>-29.49435</text:p>
          </table:table-cell>
          <table:table-cell office:value-type="float" office:value="-45.78774">
            <text:p>-45.78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3604">
            <text:p>-24.93604</text:p>
          </table:table-cell>
          <table:table-cell office:value-type="float" office:value="-41.05324">
            <text:p>-41.05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3888">
            <text:p>-20.33888</text:p>
          </table:table-cell>
          <table:table-cell office:value-type="float" office:value="-36.62606">
            <text:p>-36.62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6938">
            <text:p>-15.86938</text:p>
          </table:table-cell>
          <table:table-cell office:value-type="float" office:value="-32.66159">
            <text:p>-32.66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8945">
            <text:p>-11.68945</text:p>
          </table:table-cell>
          <table:table-cell office:value-type="float" office:value="-28.69015">
            <text:p>-28.69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49386">
            <text:p>-7.949386</text:p>
          </table:table-cell>
          <table:table-cell office:value-type="float" office:value="-24.77767">
            <text:p>-24.77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87053">
            <text:p>-4.787053</text:p>
          </table:table-cell>
          <table:table-cell office:value-type="float" office:value="-21.05954">
            <text:p>-21.05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15726">
            <text:p>-2.315726</text:p>
          </table:table-cell>
          <table:table-cell office:value-type="float" office:value="-17.46341">
            <text:p>-17.46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49259">
            <text:p>-0.6249259</text:p>
          </table:table-cell>
          <table:table-cell office:value-type="float" office:value="-13.64992">
            <text:p>-13.6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2016">
            <text:p>-10.2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39553">
            <text:p>-6.939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49969">
            <text:p>-0.6949969</text:p>
          </table:table-cell>
          <table:table-cell office:value-type="float" office:value="-4.737599">
            <text:p>-4.737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29682">
            <text:p>-2.429682</text:p>
          </table:table-cell>
          <table:table-cell office:value-type="float" office:value="-4.457862">
            <text:p>-4.457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40764">
            <text:p>-4.940764</text:p>
          </table:table-cell>
          <table:table-cell office:value-type="float" office:value="-4.511365">
            <text:p>-4.511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37286">
            <text:p>-8.137286</text:p>
          </table:table-cell>
          <table:table-cell office:value-type="float" office:value="-4.500237">
            <text:p>-4.500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0346">
            <text:p>-11.90346</text:p>
          </table:table-cell>
          <table:table-cell office:value-type="float" office:value="-4.738136">
            <text:p>-4.738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0285">
            <text:p>-16.10285</text:p>
          </table:table-cell>
          <table:table-cell office:value-type="float" office:value="-5.712785">
            <text:p>-5.712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8336">
            <text:p>-20.58336</text:p>
          </table:table-cell>
          <table:table-cell office:value-type="float" office:value="-7.893816">
            <text:p>-7.893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8415">
            <text:p>-25.18415</text:p>
          </table:table-cell>
          <table:table-cell office:value-type="float" office:value="-11.47804">
            <text:p>-11.47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3564">
            <text:p>-29.73564</text:p>
          </table:table-cell>
          <table:table-cell office:value-type="float" office:value="-16.43135">
            <text:p>-16.43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7441">
            <text:p>-34.07441</text:p>
          </table:table-cell>
          <table:table-cell office:value-type="float" office:value="-21.96955">
            <text:p>-21.96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433">
            <text:p>-38.0433</text:p>
          </table:table-cell>
          <table:table-cell office:value-type="float" office:value="-27.79021">
            <text:p>-27.79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9854">
            <text:p>-41.49854</text:p>
          </table:table-cell>
          <table:table-cell office:value-type="float" office:value="-33.76986">
            <text:p>-33.76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1498">
            <text:p>-44.31498</text:p>
          </table:table-cell>
          <table:table-cell office:value-type="float" office:value="-39.46258">
            <text:p>-39.46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9112">
            <text:p>-46.39112</text:p>
          </table:table-cell>
          <table:table-cell office:value-type="float" office:value="-41.67529">
            <text:p>-41.6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044">
            <text:p>-47.65044</text:p>
          </table:table-cell>
          <table:table-cell office:value-type="float" office:value="-46.48109">
            <text:p>-46.48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11">
            <text:p>-48.04811</text:p>
          </table:table-cell>
          <table:table-cell office:value-type="float" office:value="-47.34206">
            <text:p>-47.34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973">
            <text:p>-47.56973</text:p>
          </table:table-cell>
          <table:table-cell office:value-type="float" office:value="-51.77289">
            <text:p>-51.77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3263">
            <text:p>-46.23263</text:p>
          </table:table-cell>
          <table:table-cell office:value-type="float" office:value="-52.32936">
            <text:p>-52.32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8523">
            <text:p>-44.08523</text:p>
          </table:table-cell>
          <table:table-cell office:value-type="float" office:value="-55.15757">
            <text:p>-55.15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0532">
            <text:p>-41.20532</text:p>
          </table:table-cell>
          <table:table-cell office:value-type="float" office:value="-55.53991">
            <text:p>-55.53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9602">
            <text:p>-37.69602</text:p>
          </table:table-cell>
          <table:table-cell office:value-type="float" office:value="-52.73545">
            <text:p>-52.73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8668">
            <text:p>-33.68668</text:p>
          </table:table-cell>
          <table:table-cell office:value-type="float" office:value="-50.66618">
            <text:p>-50.66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2151">
            <text:p>-29.32151</text:p>
          </table:table-cell>
          <table:table-cell office:value-type="float" office:value="-46.28025">
            <text:p>-46.28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5862">
            <text:p>-24.75862</text:p>
          </table:table-cell>
          <table:table-cell office:value-type="float" office:value="-41.5172">
            <text:p>-41.5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633">
            <text:p>-20.1633</text:p>
          </table:table-cell>
          <table:table-cell office:value-type="float" office:value="-36.78326">
            <text:p>-36.78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0201">
            <text:p>-15.70201</text:p>
          </table:table-cell>
          <table:table-cell office:value-type="float" office:value="-32.37901">
            <text:p>-32.37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3634">
            <text:p>-11.53634</text:p>
          </table:table-cell>
          <table:table-cell office:value-type="float" office:value="-28.34593">
            <text:p>-28.34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16098">
            <text:p>-7.816098</text:p>
          </table:table-cell>
          <table:table-cell office:value-type="float" office:value="-24.34214">
            <text:p>-24.34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78409">
            <text:p>-4.678409</text:p>
          </table:table-cell>
          <table:table-cell office:value-type="float" office:value="-20.71605">
            <text:p>-20.71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35662">
            <text:p>-2.235662</text:p>
          </table:table-cell>
          <table:table-cell office:value-type="float" office:value="-17.23399">
            <text:p>-17.23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763417">
            <text:p>-0.5763417</text:p>
          </table:table-cell>
          <table:table-cell office:value-type="float" office:value="-13.45615">
            <text:p>-13.45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117">
            <text:p>-10.3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65058">
            <text:p>-6.965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465825">
            <text:p>-0.7465825</text:p>
          </table:table-cell>
          <table:table-cell office:value-type="float" office:value="-4.737144">
            <text:p>-4.73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12525">
            <text:p>-2.512525</text:p>
          </table:table-cell>
          <table:table-cell office:value-type="float" office:value="-4.444485">
            <text:p>-4.444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51866">
            <text:p>-5.051866</text:p>
          </table:table-cell>
          <table:table-cell office:value-type="float" office:value="-4.466378">
            <text:p>-4.46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72618">
            <text:p>-8.272618</text:p>
          </table:table-cell>
          <table:table-cell office:value-type="float" office:value="-4.413661">
            <text:p>-4.413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5812">
            <text:p>-12.05812</text:p>
          </table:table-cell>
          <table:table-cell office:value-type="float" office:value="-4.635359">
            <text:p>-4.635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7125">
            <text:p>-16.27125</text:p>
          </table:table-cell>
          <table:table-cell office:value-type="float" office:value="-5.570598">
            <text:p>-5.570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5938">
            <text:p>-20.75938</text:p>
          </table:table-cell>
          <table:table-cell office:value-type="float" office:value="-7.778746">
            <text:p>-7.778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6143">
            <text:p>-25.36143</text:p>
          </table:table-cell>
          <table:table-cell office:value-type="float" office:value="-11.50658">
            <text:p>-11.50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0774">
            <text:p>-29.90774</text:p>
          </table:table-cell>
          <table:table-cell office:value-type="float" office:value="-16.59427">
            <text:p>-16.59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351">
            <text:p>-34.2351</text:p>
          </table:table-cell>
          <table:table-cell office:value-type="float" office:value="-22.27401">
            <text:p>-22.27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8676">
            <text:p>-38.18676</text:p>
          </table:table-cell>
          <table:table-cell office:value-type="float" office:value="-28.13989">
            <text:p>-28.13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1958">
            <text:p>-41.61958</text:p>
          </table:table-cell>
          <table:table-cell office:value-type="float" office:value="-34.10183">
            <text:p>-34.10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0921">
            <text:p>-44.40921</text:p>
          </table:table-cell>
          <table:table-cell office:value-type="float" office:value="-39.27667">
            <text:p>-39.27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5512">
            <text:p>-46.45512</text:p>
          </table:table-cell>
          <table:table-cell office:value-type="float" office:value="-41.8786">
            <text:p>-41.8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8191">
            <text:p>-47.68191</text:p>
          </table:table-cell>
          <table:table-cell office:value-type="float" office:value="-46.27874">
            <text:p>-46.27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59">
            <text:p>-48.0459</text:p>
          </table:table-cell>
          <table:table-cell office:value-type="float" office:value="-47.39406">
            <text:p>-47.39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3392">
            <text:p>-47.53392</text:p>
          </table:table-cell>
          <table:table-cell office:value-type="float" office:value="-51.13489">
            <text:p>-51.13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6451">
            <text:p>-46.16451</text:p>
          </table:table-cell>
          <table:table-cell office:value-type="float" office:value="-52.43984">
            <text:p>-52.43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8727">
            <text:p>-43.98727</text:p>
          </table:table-cell>
          <table:table-cell office:value-type="float" office:value="-54.80008">
            <text:p>-54.8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8108">
            <text:p>-41.08108</text:p>
          </table:table-cell>
          <table:table-cell office:value-type="float" office:value="-55.46596">
            <text:p>-55.46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4999">
            <text:p>-37.54999</text:p>
          </table:table-cell>
          <table:table-cell office:value-type="float" office:value="-52.5867">
            <text:p>-52.5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2415">
            <text:p>-33.52415</text:p>
          </table:table-cell>
          <table:table-cell office:value-type="float" office:value="-49.99003">
            <text:p>-49.99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4837">
            <text:p>-29.14837</text:p>
          </table:table-cell>
          <table:table-cell office:value-type="float" office:value="-45.57163">
            <text:p>-45.57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114">
            <text:p>-24.58114</text:p>
          </table:table-cell>
          <table:table-cell office:value-type="float" office:value="-41.06192">
            <text:p>-41.06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8792">
            <text:p>-19.98792</text:p>
          </table:table-cell>
          <table:table-cell office:value-type="float" office:value="-36.45399">
            <text:p>-36.45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3507">
            <text:p>-15.53507</text:p>
          </table:table-cell>
          <table:table-cell office:value-type="float" office:value="-32.35646">
            <text:p>-32.3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263">
            <text:p>-11.38263</text:p>
          </table:table-cell>
          <table:table-cell office:value-type="float" office:value="-28.29782">
            <text:p>-28.29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83677">
            <text:p>-7.683677</text:p>
          </table:table-cell>
          <table:table-cell office:value-type="float" office:value="-24.39952">
            <text:p>-24.39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70801">
            <text:p>-4.570801</text:p>
          </table:table-cell>
          <table:table-cell office:value-type="float" office:value="-20.64846">
            <text:p>-20.64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56763">
            <text:p>-2.156763</text:p>
          </table:table-cell>
          <table:table-cell office:value-type="float" office:value="-17.23645">
            <text:p>-17.23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290117">
            <text:p>-0.5290117</text:p>
          </table:table-cell>
          <table:table-cell office:value-type="float" office:value="-13.48049">
            <text:p>-13.48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7535">
            <text:p>-10.17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86822">
            <text:p>-6.986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94151">
            <text:p>-0.7994151</text:p>
          </table:table-cell>
          <table:table-cell office:value-type="float" office:value="-4.894329">
            <text:p>-4.894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96519">
            <text:p>-2.596519</text:p>
          </table:table-cell>
          <table:table-cell office:value-type="float" office:value="-4.521557">
            <text:p>-4.521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6398">
            <text:p>-5.16398</text:p>
          </table:table-cell>
          <table:table-cell office:value-type="float" office:value="-5.306036">
            <text:p>-5.306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08792">
            <text:p>-8.408792</text:p>
          </table:table-cell>
          <table:table-cell office:value-type="float" office:value="-5.462532">
            <text:p>-5.462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1342">
            <text:p>-12.21342</text:p>
          </table:table-cell>
          <table:table-cell office:value-type="float" office:value="-5.548919">
            <text:p>-5.548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005">
            <text:p>-16.44005</text:p>
          </table:table-cell>
          <table:table-cell office:value-type="float" office:value="-6.143695">
            <text:p>-6.143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3557">
            <text:p>-20.93557</text:p>
          </table:table-cell>
          <table:table-cell office:value-type="float" office:value="-7.802957">
            <text:p>-7.802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53861">
            <text:p>-25.53861</text:p>
          </table:table-cell>
          <table:table-cell office:value-type="float" office:value="-11.09794">
            <text:p>-11.09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7951">
            <text:p>-30.07951</text:p>
          </table:table-cell>
          <table:table-cell office:value-type="float" office:value="-16.27571">
            <text:p>-16.27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9524">
            <text:p>-34.39524</text:p>
          </table:table-cell>
          <table:table-cell office:value-type="float" office:value="-22.06631">
            <text:p>-22.06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2946">
            <text:p>-38.32946</text:p>
          </table:table-cell>
          <table:table-cell office:value-type="float" office:value="-28.09632">
            <text:p>-28.09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3967">
            <text:p>-41.73967</text:p>
          </table:table-cell>
          <table:table-cell office:value-type="float" office:value="-34.21536">
            <text:p>-34.21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0234">
            <text:p>-44.50234</text:p>
          </table:table-cell>
          <table:table-cell office:value-type="float" office:value="-38.9388">
            <text:p>-38.9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1791">
            <text:p>-46.51791</text:p>
          </table:table-cell>
          <table:table-cell office:value-type="float" office:value="-42.5871">
            <text:p>-42.5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1209">
            <text:p>-47.71209</text:p>
          </table:table-cell>
          <table:table-cell office:value-type="float" office:value="-45.68954">
            <text:p>-45.68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238">
            <text:p>-48.04238</text:p>
          </table:table-cell>
          <table:table-cell office:value-type="float" office:value="-48.34821">
            <text:p>-48.34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683">
            <text:p>-47.49683</text:p>
          </table:table-cell>
          <table:table-cell office:value-type="float" office:value="-50.8962">
            <text:p>-50.8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9519">
            <text:p>-46.09519</text:p>
          </table:table-cell>
          <table:table-cell office:value-type="float" office:value="-53.23609">
            <text:p>-53.23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8824">
            <text:p>-43.88824</text:p>
          </table:table-cell>
          <table:table-cell office:value-type="float" office:value="-54.87709">
            <text:p>-54.87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5591">
            <text:p>-40.95591</text:p>
          </table:table-cell>
          <table:table-cell office:value-type="float" office:value="-55.4255">
            <text:p>-55.4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0322">
            <text:p>-37.40322</text:p>
          </table:table-cell>
          <table:table-cell office:value-type="float" office:value="-52.57197">
            <text:p>-52.57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611">
            <text:p>-33.3611</text:p>
          </table:table-cell>
          <table:table-cell office:value-type="float" office:value="-49.91363">
            <text:p>-49.91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7495">
            <text:p>-28.97495</text:p>
          </table:table-cell>
          <table:table-cell office:value-type="float" office:value="-45.42529">
            <text:p>-45.42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0363">
            <text:p>-24.40363</text:p>
          </table:table-cell>
          <table:table-cell office:value-type="float" office:value="-40.88261">
            <text:p>-40.88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1275">
            <text:p>-19.81275</text:p>
          </table:table-cell>
          <table:table-cell office:value-type="float" office:value="-36.28561">
            <text:p>-36.28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6858">
            <text:p>-15.36858</text:p>
          </table:table-cell>
          <table:table-cell office:value-type="float" office:value="-32.2058">
            <text:p>-32.2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3087">
            <text:p>-11.23087</text:p>
          </table:table-cell>
          <table:table-cell office:value-type="float" office:value="-28.13285">
            <text:p>-28.13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52127">
            <text:p>-7.552127</text:p>
          </table:table-cell>
          <table:table-cell office:value-type="float" office:value="-24.27309">
            <text:p>-24.27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64231">
            <text:p>-4.464231</text:p>
          </table:table-cell>
          <table:table-cell office:value-type="float" office:value="-20.54575">
            <text:p>-20.5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79036">
            <text:p>-2.079036</text:p>
          </table:table-cell>
          <table:table-cell office:value-type="float" office:value="-17.20294">
            <text:p>-17.20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829387">
            <text:p>-0.4829387</text:p>
          </table:table-cell>
          <table:table-cell office:value-type="float" office:value="-13.37801">
            <text:p>-13.378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07492">
            <text:p>-10.07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74892">
            <text:p>-6.874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534902">
            <text:p>-0.8534902</text:p>
          </table:table-cell>
          <table:table-cell office:value-type="float" office:value="-4.617321">
            <text:p>-4.617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8166">
            <text:p>-2.68166</text:p>
          </table:table-cell>
          <table:table-cell office:value-type="float" office:value="-4.648399">
            <text:p>-4.648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77102">
            <text:p>-5.277102</text:p>
          </table:table-cell>
          <table:table-cell office:value-type="float" office:value="-4.679814">
            <text:p>-4.679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45798">
            <text:p>-8.545798</text:p>
          </table:table-cell>
          <table:table-cell office:value-type="float" office:value="-5.447443">
            <text:p>-5.447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6935">
            <text:p>-12.36935</text:p>
          </table:table-cell>
          <table:table-cell office:value-type="float" office:value="-5.69199">
            <text:p>-5.69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0925">
            <text:p>-16.60925</text:p>
          </table:table-cell>
          <table:table-cell office:value-type="float" office:value="-6.371906">
            <text:p>-6.371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1338">
            <text:p>-21.11338</text:p>
          </table:table-cell>
          <table:table-cell office:value-type="float" office:value="-8.064627">
            <text:p>-8.064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1571">
            <text:p>-25.71571</text:p>
          </table:table-cell>
          <table:table-cell office:value-type="float" office:value="-11.32754">
            <text:p>-11.32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5095">
            <text:p>-30.25095</text:p>
          </table:table-cell>
          <table:table-cell office:value-type="float" office:value="-16.45189">
            <text:p>-16.45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548">
            <text:p>-34.5548</text:p>
          </table:table-cell>
          <table:table-cell office:value-type="float" office:value="-22.19326">
            <text:p>-22.19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7137">
            <text:p>-38.47137</text:p>
          </table:table-cell>
          <table:table-cell office:value-type="float" office:value="-28.19382">
            <text:p>-28.19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588">
            <text:p>-41.8588</text:p>
          </table:table-cell>
          <table:table-cell office:value-type="float" office:value="-34.33393">
            <text:p>-34.33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9436">
            <text:p>-44.59436</text:p>
          </table:table-cell>
          <table:table-cell office:value-type="float" office:value="-38.73599">
            <text:p>-38.73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7948">
            <text:p>-46.57948</text:p>
          </table:table-cell>
          <table:table-cell office:value-type="float" office:value="-42.61802">
            <text:p>-42.61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098">
            <text:p>-47.74098</text:p>
          </table:table-cell>
          <table:table-cell office:value-type="float" office:value="-45.45646">
            <text:p>-45.4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756">
            <text:p>-48.03756</text:p>
          </table:table-cell>
          <table:table-cell office:value-type="float" office:value="-48.064">
            <text:p>-48.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5846">
            <text:p>-47.45846</text:p>
          </table:table-cell>
          <table:table-cell office:value-type="float" office:value="-50.40595">
            <text:p>-50.40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2467">
            <text:p>-46.02467</text:p>
          </table:table-cell>
          <table:table-cell office:value-type="float" office:value="-52.70339">
            <text:p>-52.7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8812">
            <text:p>-43.78812</text:p>
          </table:table-cell>
          <table:table-cell office:value-type="float" office:value="-54.40938">
            <text:p>-54.40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2982">
            <text:p>-40.82982</text:p>
          </table:table-cell>
          <table:table-cell office:value-type="float" office:value="-55.04041">
            <text:p>-55.04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5571">
            <text:p>-37.25571</text:p>
          </table:table-cell>
          <table:table-cell office:value-type="float" office:value="-52.32911">
            <text:p>-52.32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9754">
            <text:p>-33.19754</text:p>
          </table:table-cell>
          <table:table-cell office:value-type="float" office:value="-49.7426">
            <text:p>-49.7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0125">
            <text:p>-28.80125</text:p>
          </table:table-cell>
          <table:table-cell office:value-type="float" office:value="-45.48466">
            <text:p>-45.48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2609">
            <text:p>-24.22609</text:p>
          </table:table-cell>
          <table:table-cell office:value-type="float" office:value="-40.73558">
            <text:p>-40.73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3779">
            <text:p>-19.63779</text:p>
          </table:table-cell>
          <table:table-cell office:value-type="float" office:value="-36.10101">
            <text:p>-36.10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0255">
            <text:p>-15.20255</text:p>
          </table:table-cell>
          <table:table-cell office:value-type="float" office:value="-31.89446">
            <text:p>-31.89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7978">
            <text:p>-11.07978</text:p>
          </table:table-cell>
          <table:table-cell office:value-type="float" office:value="-27.89108">
            <text:p>-27.89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21456">
            <text:p>-7.421456</text:p>
          </table:table-cell>
          <table:table-cell office:value-type="float" office:value="-24.02374">
            <text:p>-24.02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58708">
            <text:p>-4.358708</text:p>
          </table:table-cell>
          <table:table-cell office:value-type="float" office:value="-20.44899">
            <text:p>-20.44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02481">
            <text:p>-2.002481</text:p>
          </table:table-cell>
          <table:table-cell office:value-type="float" office:value="-17.03427">
            <text:p>-17.03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381271">
            <text:p>-0.4381271</text:p>
          </table:table-cell>
          <table:table-cell office:value-type="float" office:value="-13.17747">
            <text:p>-13.17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30324">
            <text:p>-9.930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76618">
            <text:p>-6.576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088052">
            <text:p>-0.9088052</text:p>
          </table:table-cell>
          <table:table-cell office:value-type="float" office:value="-4.253674">
            <text:p>-4.253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67943">
            <text:p>-2.767943</text:p>
          </table:table-cell>
          <table:table-cell office:value-type="float" office:value="-4.427353">
            <text:p>-4.427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91227">
            <text:p>-5.391227</text:p>
          </table:table-cell>
          <table:table-cell office:value-type="float" office:value="-4.561066">
            <text:p>-4.561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83631">
            <text:p>-8.683631</text:p>
          </table:table-cell>
          <table:table-cell office:value-type="float" office:value="-4.604918">
            <text:p>-4.604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2589">
            <text:p>-12.52589</text:p>
          </table:table-cell>
          <table:table-cell office:value-type="float" office:value="-4.888962">
            <text:p>-4.888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884">
            <text:p>-16.77884</text:p>
          </table:table-cell>
          <table:table-cell office:value-type="float" office:value="-5.890757">
            <text:p>-5.890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8987">
            <text:p>-21.28987</text:p>
          </table:table-cell>
          <table:table-cell office:value-type="float" office:value="-8.174331">
            <text:p>-8.174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271">
            <text:p>-25.89271</text:p>
          </table:table-cell>
          <table:table-cell office:value-type="float" office:value="-11.95807">
            <text:p>-11.95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2204">
            <text:p>-30.42204</text:p>
          </table:table-cell>
          <table:table-cell office:value-type="float" office:value="-17.10777">
            <text:p>-17.10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1379">
            <text:p>-34.71379</text:p>
          </table:table-cell>
          <table:table-cell office:value-type="float" office:value="-22.81178">
            <text:p>-22.81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125">
            <text:p>-38.6125</text:p>
          </table:table-cell>
          <table:table-cell office:value-type="float" office:value="-28.65682">
            <text:p>-28.65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7695">
            <text:p>-41.97695</text:p>
          </table:table-cell>
          <table:table-cell office:value-type="float" office:value="-34.58926">
            <text:p>-34.58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8526">
            <text:p>-44.68526</text:p>
          </table:table-cell>
          <table:table-cell office:value-type="float" office:value="-39.37734">
            <text:p>-39.37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3982">
            <text:p>-46.63982</text:p>
          </table:table-cell>
          <table:table-cell office:value-type="float" office:value="-42.3903">
            <text:p>-42.3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6859">
            <text:p>-47.76859</text:p>
          </table:table-cell>
          <table:table-cell office:value-type="float" office:value="-45.78926">
            <text:p>-45.78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143">
            <text:p>-48.03143</text:p>
          </table:table-cell>
          <table:table-cell office:value-type="float" office:value="-47.78596">
            <text:p>-47.78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882">
            <text:p>-47.41882</text:p>
          </table:table-cell>
          <table:table-cell office:value-type="float" office:value="-50.24145">
            <text:p>-50.24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5295">
            <text:p>-45.95295</text:p>
          </table:table-cell>
          <table:table-cell office:value-type="float" office:value="-52.21814">
            <text:p>-52.21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8692">
            <text:p>-43.68692</text:p>
          </table:table-cell>
          <table:table-cell office:value-type="float" office:value="-54.02499">
            <text:p>-54.02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0282">
            <text:p>-40.70282</text:p>
          </table:table-cell>
          <table:table-cell office:value-type="float" office:value="-54.59724">
            <text:p>-54.59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0749">
            <text:p>-37.10749</text:p>
          </table:table-cell>
          <table:table-cell office:value-type="float" office:value="-53.22728">
            <text:p>-53.22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3348">
            <text:p>-33.03348</text:p>
          </table:table-cell>
          <table:table-cell office:value-type="float" office:value="-49.57719">
            <text:p>-49.57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2729">
            <text:p>-28.62729</text:p>
          </table:table-cell>
          <table:table-cell office:value-type="float" office:value="-44.92678">
            <text:p>-44.92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4853">
            <text:p>-24.04853</text:p>
          </table:table-cell>
          <table:table-cell office:value-type="float" office:value="-40.22301">
            <text:p>-40.22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6307">
            <text:p>-19.46307</text:p>
          </table:table-cell>
          <table:table-cell office:value-type="float" office:value="-35.81349">
            <text:p>-35.81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3699">
            <text:p>-15.03699</text:p>
          </table:table-cell>
          <table:table-cell office:value-type="float" office:value="-31.86466">
            <text:p>-31.86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2939">
            <text:p>-10.92939</text:p>
          </table:table-cell>
          <table:table-cell office:value-type="float" office:value="-27.92181">
            <text:p>-27.92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91672">
            <text:p>-7.291672</text:p>
          </table:table-cell>
          <table:table-cell office:value-type="float" office:value="-24.09826">
            <text:p>-24.09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54235">
            <text:p>-4.254235</text:p>
          </table:table-cell>
          <table:table-cell office:value-type="float" office:value="-20.46217">
            <text:p>-20.46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27104">
            <text:p>-1.927104</text:p>
          </table:table-cell>
          <table:table-cell office:value-type="float" office:value="-16.98644">
            <text:p>-16.98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945783">
            <text:p>-0.3945783</text:p>
          </table:table-cell>
          <table:table-cell office:value-type="float" office:value="-13.00401">
            <text:p>-13.00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87674">
            <text:p>-9.587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33004">
            <text:p>-6.433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653585">
            <text:p>-0.9653585</text:p>
          </table:table-cell>
          <table:table-cell office:value-type="float" office:value="-4.159959">
            <text:p>-4.159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55364">
            <text:p>-2.855364</text:p>
          </table:table-cell>
          <table:table-cell office:value-type="float" office:value="-4.357614">
            <text:p>-4.357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06346">
            <text:p>-5.506346</text:p>
          </table:table-cell>
          <table:table-cell office:value-type="float" office:value="-4.473696">
            <text:p>-4.47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22281">
            <text:p>-8.822281</text:p>
          </table:table-cell>
          <table:table-cell office:value-type="float" office:value="-4.518697">
            <text:p>-4.518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8305">
            <text:p>-12.68305</text:p>
          </table:table-cell>
          <table:table-cell office:value-type="float" office:value="-4.823083">
            <text:p>-4.823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4881">
            <text:p>-16.94881</text:p>
          </table:table-cell>
          <table:table-cell office:value-type="float" office:value="-5.861202">
            <text:p>-5.861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665">
            <text:p>-21.4665</text:p>
          </table:table-cell>
          <table:table-cell office:value-type="float" office:value="-8.193858">
            <text:p>-8.193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696">
            <text:p>-26.0696</text:p>
          </table:table-cell>
          <table:table-cell office:value-type="float" office:value="-12.02833">
            <text:p>-12.02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9278">
            <text:p>-30.59278</text:p>
          </table:table-cell>
          <table:table-cell office:value-type="float" office:value="-17.2093">
            <text:p>-17.2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722">
            <text:p>-34.8722</text:p>
          </table:table-cell>
          <table:table-cell office:value-type="float" office:value="-22.94852">
            <text:p>-22.94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5283">
            <text:p>-38.75283</text:p>
          </table:table-cell>
          <table:table-cell office:value-type="float" office:value="-28.83255">
            <text:p>-28.83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9412">
            <text:p>-42.09412</text:p>
          </table:table-cell>
          <table:table-cell office:value-type="float" office:value="-34.79049">
            <text:p>-34.79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7503">
            <text:p>-44.77503</text:p>
          </table:table-cell>
          <table:table-cell office:value-type="float" office:value="-39.4708">
            <text:p>-39.4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9893">
            <text:p>-46.69893</text:p>
          </table:table-cell>
          <table:table-cell office:value-type="float" office:value="-42.63355">
            <text:p>-42.63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491">
            <text:p>-47.79491</text:p>
          </table:table-cell>
          <table:table-cell office:value-type="float" office:value="-46.00466">
            <text:p>-46.00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401">
            <text:p>-48.02401</text:p>
          </table:table-cell>
          <table:table-cell office:value-type="float" office:value="-48.04494">
            <text:p>-48.04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7791">
            <text:p>-47.37791</text:p>
          </table:table-cell>
          <table:table-cell office:value-type="float" office:value="-51.09189">
            <text:p>-51.09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8005">
            <text:p>-45.88005</text:p>
          </table:table-cell>
          <table:table-cell office:value-type="float" office:value="-53.10297">
            <text:p>-53.10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8466">
            <text:p>-43.58466</text:p>
          </table:table-cell>
          <table:table-cell office:value-type="float" office:value="-54.98407">
            <text:p>-54.98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7384">
            <text:p>-40.57384</text:p>
          </table:table-cell>
          <table:table-cell office:value-type="float" office:value="-55.55268">
            <text:p>-55.55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5855">
            <text:p>-36.95855</text:p>
          </table:table-cell>
          <table:table-cell office:value-type="float" office:value="-52.32784">
            <text:p>-52.32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6892">
            <text:p>-32.86892</text:p>
          </table:table-cell>
          <table:table-cell office:value-type="float" office:value="-49.90739">
            <text:p>-49.90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5307">
            <text:p>-28.45307</text:p>
          </table:table-cell>
          <table:table-cell office:value-type="float" office:value="-45.35612">
            <text:p>-45.35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7096">
            <text:p>-23.87096</text:p>
          </table:table-cell>
          <table:table-cell office:value-type="float" office:value="-40.58323">
            <text:p>-40.58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8858">
            <text:p>-19.28858</text:p>
          </table:table-cell>
          <table:table-cell office:value-type="float" office:value="-35.86939">
            <text:p>-35.86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7191">
            <text:p>-14.87191</text:p>
          </table:table-cell>
          <table:table-cell office:value-type="float" office:value="-31.51208">
            <text:p>-31.51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7969">
            <text:p>-10.77969</text:p>
          </table:table-cell>
          <table:table-cell office:value-type="float" office:value="-27.49212">
            <text:p>-27.49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6278">
            <text:p>-7.16278</text:p>
          </table:table-cell>
          <table:table-cell office:value-type="float" office:value="-23.54161">
            <text:p>-23.54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5082">
            <text:p>-4.15082</text:p>
          </table:table-cell>
          <table:table-cell office:value-type="float" office:value="-19.98632">
            <text:p>-19.98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52912">
            <text:p>-1.852912</text:p>
          </table:table-cell>
          <table:table-cell office:value-type="float" office:value="-16.46697">
            <text:p>-16.46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22938">
            <text:p>-0.3522938</text:p>
          </table:table-cell>
          <table:table-cell office:value-type="float" office:value="-12.83012">
            <text:p>-12.83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672131">
            <text:p>-9.672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75173">
            <text:p>-6.475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23146">
            <text:p>-1.023146</text:p>
          </table:table-cell>
          <table:table-cell office:value-type="float" office:value="-4.092516">
            <text:p>-4.092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43916">
            <text:p>-2.943916</text:p>
          </table:table-cell>
          <table:table-cell office:value-type="float" office:value="-4.365383">
            <text:p>-4.365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22457">
            <text:p>-5.622457</text:p>
          </table:table-cell>
          <table:table-cell office:value-type="float" office:value="-4.451795">
            <text:p>-4.451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61742">
            <text:p>-8.961742</text:p>
          </table:table-cell>
          <table:table-cell office:value-type="float" office:value="-4.473214">
            <text:p>-4.473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4081">
            <text:p>-12.84081</text:p>
          </table:table-cell>
          <table:table-cell office:value-type="float" office:value="-4.71368">
            <text:p>-4.71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1916">
            <text:p>-17.11916</text:p>
          </table:table-cell>
          <table:table-cell office:value-type="float" office:value="-5.686409">
            <text:p>-5.686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4326">
            <text:p>-21.64326</text:p>
          </table:table-cell>
          <table:table-cell office:value-type="float" office:value="-8.005355">
            <text:p>-8.005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4637">
            <text:p>-26.24637</text:p>
          </table:table-cell>
          <table:table-cell office:value-type="float" office:value="-11.95665">
            <text:p>-11.95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6316">
            <text:p>-30.76316</text:p>
          </table:table-cell>
          <table:table-cell office:value-type="float" office:value="-17.32849">
            <text:p>-17.32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3001">
            <text:p>-35.03001</text:p>
          </table:table-cell>
          <table:table-cell office:value-type="float" office:value="-23.19915">
            <text:p>-23.19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9237">
            <text:p>-38.89237</text:p>
          </table:table-cell>
          <table:table-cell office:value-type="float" office:value="-29.15208">
            <text:p>-29.15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1032">
            <text:p>-42.21032</text:p>
          </table:table-cell>
          <table:table-cell office:value-type="float" office:value="-35.10175">
            <text:p>-35.10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368">
            <text:p>-44.86368</text:p>
          </table:table-cell>
          <table:table-cell office:value-type="float" office:value="-39.87448">
            <text:p>-39.87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682">
            <text:p>-46.75682</text:p>
          </table:table-cell>
          <table:table-cell office:value-type="float" office:value="-43.01535">
            <text:p>-43.01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994">
            <text:p>-47.81994</text:p>
          </table:table-cell>
          <table:table-cell office:value-type="float" office:value="-46.56052">
            <text:p>-46.56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27">
            <text:p>-48.01527</text:p>
          </table:table-cell>
          <table:table-cell office:value-type="float" office:value="-48.71129">
            <text:p>-48.71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574">
            <text:p>-47.33574</text:p>
          </table:table-cell>
          <table:table-cell office:value-type="float" office:value="-51.81092">
            <text:p>-51.81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596">
            <text:p>-45.80596</text:p>
          </table:table-cell>
          <table:table-cell office:value-type="float" office:value="-53.76537">
            <text:p>-53.76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134">
            <text:p>-43.48134</text:p>
          </table:table-cell>
          <table:table-cell office:value-type="float" office:value="-55.55667">
            <text:p>-55.55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4501">
            <text:p>-40.44501</text:p>
          </table:table-cell>
          <table:table-cell office:value-type="float" office:value="-55.85321">
            <text:p>-55.85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0891">
            <text:p>-36.80891</text:p>
          </table:table-cell>
          <table:table-cell office:value-type="float" office:value="-52.47586">
            <text:p>-52.47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0387">
            <text:p>-32.70387</text:p>
          </table:table-cell>
          <table:table-cell office:value-type="float" office:value="-49.38755">
            <text:p>-49.38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786">
            <text:p>-28.2786</text:p>
          </table:table-cell>
          <table:table-cell office:value-type="float" office:value="-44.73381">
            <text:p>-44.73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9339">
            <text:p>-23.69339</text:p>
          </table:table-cell>
          <table:table-cell office:value-type="float" office:value="-40.09435">
            <text:p>-40.09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1433">
            <text:p>-19.11433</text:p>
          </table:table-cell>
          <table:table-cell office:value-type="float" office:value="-35.71782">
            <text:p>-35.71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073">
            <text:p>-14.7073</text:p>
          </table:table-cell>
          <table:table-cell office:value-type="float" office:value="-31.52655">
            <text:p>-31.52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07">
            <text:p>-10.6307</text:p>
          </table:table-cell>
          <table:table-cell office:value-type="float" office:value="-27.54601">
            <text:p>-27.54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34791">
            <text:p>-7.034791</text:p>
          </table:table-cell>
          <table:table-cell office:value-type="float" office:value="-23.57999">
            <text:p>-23.57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8468">
            <text:p>-4.048468</text:p>
          </table:table-cell>
          <table:table-cell office:value-type="float" office:value="-19.98124">
            <text:p>-19.98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9904">
            <text:p>-1.779904</text:p>
          </table:table-cell>
          <table:table-cell office:value-type="float" office:value="-16.53567">
            <text:p>-16.53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112765">
            <text:p>-0.3112765</text:p>
          </table:table-cell>
          <table:table-cell office:value-type="float" office:value="-12.89076">
            <text:p>-12.89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17542">
            <text:p>-9.517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11245">
            <text:p>-6.311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2164">
            <text:p>-1.082164</text:p>
          </table:table-cell>
          <table:table-cell office:value-type="float" office:value="-4.014345">
            <text:p>-4.014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33595">
            <text:p>-3.033595</text:p>
          </table:table-cell>
          <table:table-cell office:value-type="float" office:value="-4.353117">
            <text:p>-4.353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39549">
            <text:p>-5.739549</text:p>
          </table:table-cell>
          <table:table-cell office:value-type="float" office:value="-4.441752">
            <text:p>-4.441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2007">
            <text:p>-9.102007</text:p>
          </table:table-cell>
          <table:table-cell office:value-type="float" office:value="-4.490826">
            <text:p>-4.490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9917">
            <text:p>-12.99917</text:p>
          </table:table-cell>
          <table:table-cell office:value-type="float" office:value="-4.774627">
            <text:p>-4.774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8987">
            <text:p>-17.28987</text:p>
          </table:table-cell>
          <table:table-cell office:value-type="float" office:value="-5.725704">
            <text:p>-5.725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2015">
            <text:p>-21.82015</text:p>
          </table:table-cell>
          <table:table-cell office:value-type="float" office:value="-8.020935">
            <text:p>-8.020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2302">
            <text:p>-26.42302</text:p>
          </table:table-cell>
          <table:table-cell office:value-type="float" office:value="-11.95273">
            <text:p>-11.95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3317">
            <text:p>-30.93317</text:p>
          </table:table-cell>
          <table:table-cell office:value-type="float" office:value="-17.3211">
            <text:p>-17.3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8722">
            <text:p>-35.18722</text:p>
          </table:table-cell>
          <table:table-cell office:value-type="float" office:value="-23.21551">
            <text:p>-23.21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3109">
            <text:p>-39.03109</text:p>
          </table:table-cell>
          <table:table-cell office:value-type="float" office:value="-29.2218">
            <text:p>-29.2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2553">
            <text:p>-42.32553</text:p>
          </table:table-cell>
          <table:table-cell office:value-type="float" office:value="-35.2372">
            <text:p>-35.2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12">
            <text:p>-44.9512</text:p>
          </table:table-cell>
          <table:table-cell office:value-type="float" office:value="-39.57692">
            <text:p>-39.57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1347">
            <text:p>-46.81347</text:p>
          </table:table-cell>
          <table:table-cell office:value-type="float" office:value="-43.1266">
            <text:p>-43.1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368">
            <text:p>-47.84368</text:p>
          </table:table-cell>
          <table:table-cell office:value-type="float" office:value="-45.79614">
            <text:p>-45.79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524">
            <text:p>-48.00524</text:p>
          </table:table-cell>
          <table:table-cell office:value-type="float" office:value="-48.36763">
            <text:p>-48.36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923">
            <text:p>-47.2923</text:p>
          </table:table-cell>
          <table:table-cell office:value-type="float" office:value="-50.62483">
            <text:p>-50.62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3069">
            <text:p>-45.73069</text:p>
          </table:table-cell>
          <table:table-cell office:value-type="float" office:value="-52.86932">
            <text:p>-52.86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7696">
            <text:p>-43.37696</text:p>
          </table:table-cell>
          <table:table-cell office:value-type="float" office:value="-54.33027">
            <text:p>-54.33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153">
            <text:p>-40.3153</text:p>
          </table:table-cell>
          <table:table-cell office:value-type="float" office:value="-54.62214">
            <text:p>-54.62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5857">
            <text:p>-36.65857</text:p>
          </table:table-cell>
          <table:table-cell office:value-type="float" office:value="-51.66291">
            <text:p>-51.66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3835">
            <text:p>-32.53835</text:p>
          </table:table-cell>
          <table:table-cell office:value-type="float" office:value="-48.67542">
            <text:p>-48.67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0389">
            <text:p>-28.10389</text:p>
          </table:table-cell>
          <table:table-cell office:value-type="float" office:value="-44.20152">
            <text:p>-44.20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1583">
            <text:p>-23.51583</text:p>
          </table:table-cell>
          <table:table-cell office:value-type="float" office:value="-39.77799">
            <text:p>-39.77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4035">
            <text:p>-18.94035</text:p>
          </table:table-cell>
          <table:table-cell office:value-type="float" office:value="-35.31285">
            <text:p>-35.31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432">
            <text:p>-14.5432</text:p>
          </table:table-cell>
          <table:table-cell office:value-type="float" office:value="-31.24319">
            <text:p>-31.24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8242">
            <text:p>-10.48242</text:p>
          </table:table-cell>
          <table:table-cell office:value-type="float" office:value="-27.15343">
            <text:p>-27.15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07707">
            <text:p>-6.907707</text:p>
          </table:table-cell>
          <table:table-cell office:value-type="float" office:value="-23.30692">
            <text:p>-23.30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47182">
            <text:p>-3.947182</text:p>
          </table:table-cell>
          <table:table-cell office:value-type="float" office:value="-19.62393">
            <text:p>-19.62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08088">
            <text:p>-1.708088</text:p>
          </table:table-cell>
          <table:table-cell office:value-type="float" office:value="-16.11613">
            <text:p>-16.11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715306">
            <text:p>-0.2715306</text:p>
          </table:table-cell>
          <table:table-cell office:value-type="float" office:value="-12.34665">
            <text:p>-12.34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94921">
            <text:p>-9.194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91661">
            <text:p>-6.191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42411">
            <text:p>-1.142411</text:p>
          </table:table-cell>
          <table:table-cell office:value-type="float" office:value="-4.200066">
            <text:p>-4.200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24398">
            <text:p>-3.124398</text:p>
          </table:table-cell>
          <table:table-cell office:value-type="float" office:value="-4.403265">
            <text:p>-4.403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57619">
            <text:p>-5.857619</text:p>
          </table:table-cell>
          <table:table-cell office:value-type="float" office:value="-4.371211">
            <text:p>-4.371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43068">
            <text:p>-9.243068</text:p>
          </table:table-cell>
          <table:table-cell office:value-type="float" office:value="-5.229221">
            <text:p>-5.229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5811">
            <text:p>-13.15811</text:p>
          </table:table-cell>
          <table:table-cell office:value-type="float" office:value="-5.520628">
            <text:p>-5.520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6093">
            <text:p>-17.46093</text:p>
          </table:table-cell>
          <table:table-cell office:value-type="float" office:value="-6.264254">
            <text:p>-6.264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9714">
            <text:p>-21.99714</text:p>
          </table:table-cell>
          <table:table-cell office:value-type="float" office:value="-8.140539">
            <text:p>-8.140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9952">
            <text:p>-26.59952</text:p>
          </table:table-cell>
          <table:table-cell office:value-type="float" office:value="-11.75599">
            <text:p>-11.75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0279">
            <text:p>-31.10279</text:p>
          </table:table-cell>
          <table:table-cell office:value-type="float" office:value="-17.16469">
            <text:p>-17.16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4382">
            <text:p>-35.34382</text:p>
          </table:table-cell>
          <table:table-cell office:value-type="float" office:value="-23.11268">
            <text:p>-23.11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6899">
            <text:p>-39.16899</text:p>
          </table:table-cell>
          <table:table-cell office:value-type="float" office:value="-29.20613">
            <text:p>-29.20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3974">
            <text:p>-42.43974</text:p>
          </table:table-cell>
          <table:table-cell office:value-type="float" office:value="-35.32071">
            <text:p>-35.32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3758">
            <text:p>-45.03758</text:p>
          </table:table-cell>
          <table:table-cell office:value-type="float" office:value="-39.43932">
            <text:p>-39.43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6888">
            <text:p>-46.86888</text:p>
          </table:table-cell>
          <table:table-cell office:value-type="float" office:value="-43.54309">
            <text:p>-43.54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612">
            <text:p>-47.86612</text:p>
          </table:table-cell>
          <table:table-cell office:value-type="float" office:value="-45.86219">
            <text:p>-45.86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39">
            <text:p>-47.9939</text:p>
          </table:table-cell>
          <table:table-cell office:value-type="float" office:value="-49.07999">
            <text:p>-49.07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476">
            <text:p>-47.2476</text:p>
          </table:table-cell>
          <table:table-cell office:value-type="float" office:value="-50.90255">
            <text:p>-50.90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5423">
            <text:p>-45.65423</text:p>
          </table:table-cell>
          <table:table-cell office:value-type="float" office:value="-53.64401">
            <text:p>-53.64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7153">
            <text:p>-43.27153</text:p>
          </table:table-cell>
          <table:table-cell office:value-type="float" office:value="-54.97597">
            <text:p>-54.97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847">
            <text:p>-40.1847</text:p>
          </table:table-cell>
          <table:table-cell office:value-type="float" office:value="-55.16108">
            <text:p>-55.16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0754">
            <text:p>-36.50754</text:p>
          </table:table-cell>
          <table:table-cell office:value-type="float" office:value="-51.94088">
            <text:p>-51.94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7236">
            <text:p>-32.37236</text:p>
          </table:table-cell>
          <table:table-cell office:value-type="float" office:value="-48.83686">
            <text:p>-48.83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2896">
            <text:p>-27.92896</text:p>
          </table:table-cell>
          <table:table-cell office:value-type="float" office:value="-44.20587">
            <text:p>-44.20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3828">
            <text:p>-23.33828</text:p>
          </table:table-cell>
          <table:table-cell office:value-type="float" office:value="-39.62737">
            <text:p>-39.62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6663">
            <text:p>-18.76663</text:p>
          </table:table-cell>
          <table:table-cell office:value-type="float" office:value="-35.20663">
            <text:p>-35.206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7959">
            <text:p>-14.37959</text:p>
          </table:table-cell>
          <table:table-cell office:value-type="float" office:value="-31.14322">
            <text:p>-31.14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3486">
            <text:p>-10.33486</text:p>
          </table:table-cell>
          <table:table-cell office:value-type="float" office:value="-27.06281">
            <text:p>-27.06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81537">
            <text:p>-6.781537</text:p>
          </table:table-cell>
          <table:table-cell office:value-type="float" office:value="-23.25961">
            <text:p>-23.25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46972">
            <text:p>-3.846972</text:p>
          </table:table-cell>
          <table:table-cell office:value-type="float" office:value="-19.56075">
            <text:p>-19.56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37466">
            <text:p>-1.637466</text:p>
          </table:table-cell>
          <table:table-cell office:value-type="float" office:value="-16.28647">
            <text:p>-16.28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30548">
            <text:p>-0.2330548</text:p>
          </table:table-cell>
          <table:table-cell office:value-type="float" office:value="-12.6522">
            <text:p>-12.6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76292">
            <text:p>-9.276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224616">
            <text:p>-0.01224616</text:p>
          </table:table-cell>
          <table:table-cell office:value-type="float" office:value="-6.191566">
            <text:p>-6.191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03883">
            <text:p>-1.203883</text:p>
          </table:table-cell>
          <table:table-cell office:value-type="float" office:value="-4.218351">
            <text:p>-4.218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6319">
            <text:p>-3.216319</text:p>
          </table:table-cell>
          <table:table-cell office:value-type="float" office:value="-3.926205">
            <text:p>-3.926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6659">
            <text:p>-5.976659</text:p>
          </table:table-cell>
          <table:table-cell office:value-type="float" office:value="-4.226561">
            <text:p>-4.226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84914">
            <text:p>-9.384914</text:p>
          </table:table-cell>
          <table:table-cell office:value-type="float" office:value="-4.973781">
            <text:p>-4.973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1763">
            <text:p>-13.31763</text:p>
          </table:table-cell>
          <table:table-cell office:value-type="float" office:value="-5.474608">
            <text:p>-5.474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3234">
            <text:p>-17.63234</text:p>
          </table:table-cell>
          <table:table-cell office:value-type="float" office:value="-6.25006">
            <text:p>-6.25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7423">
            <text:p>-22.17423</text:p>
          </table:table-cell>
          <table:table-cell office:value-type="float" office:value="-8.246217">
            <text:p>-8.246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7588">
            <text:p>-26.77588</text:p>
          </table:table-cell>
          <table:table-cell office:value-type="float" office:value="-11.88607">
            <text:p>-11.88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7203">
            <text:p>-31.27203</text:p>
          </table:table-cell>
          <table:table-cell office:value-type="float" office:value="-17.24951">
            <text:p>-17.24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998">
            <text:p>-35.4998</text:p>
          </table:table-cell>
          <table:table-cell office:value-type="float" office:value="-23.16681">
            <text:p>-23.16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0607">
            <text:p>-39.30607</text:p>
          </table:table-cell>
          <table:table-cell office:value-type="float" office:value="-29.29022">
            <text:p>-29.29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5294">
            <text:p>-42.55294</text:p>
          </table:table-cell>
          <table:table-cell office:value-type="float" office:value="-35.50629">
            <text:p>-35.50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282">
            <text:p>-45.12282</text:p>
          </table:table-cell>
          <table:table-cell office:value-type="float" office:value="-39.22396">
            <text:p>-39.22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2305">
            <text:p>-46.92305</text:p>
          </table:table-cell>
          <table:table-cell office:value-type="float" office:value="-43.6001">
            <text:p>-43.6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728">
            <text:p>-47.88728</text:p>
          </table:table-cell>
          <table:table-cell office:value-type="float" office:value="-45.6499">
            <text:p>-45.6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127">
            <text:p>-47.98127</text:p>
          </table:table-cell>
          <table:table-cell office:value-type="float" office:value="-49.03647">
            <text:p>-49.03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0163">
            <text:p>-47.20163</text:p>
          </table:table-cell>
          <table:table-cell office:value-type="float" office:value="-50.85817">
            <text:p>-50.85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66">
            <text:p>-45.5766</text:p>
          </table:table-cell>
          <table:table-cell office:value-type="float" office:value="-53.70702">
            <text:p>-53.70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6505">
            <text:p>-43.16505</text:p>
          </table:table-cell>
          <table:table-cell office:value-type="float" office:value="-55.02339">
            <text:p>-55.02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5322">
            <text:p>-40.05322</text:p>
          </table:table-cell>
          <table:table-cell office:value-type="float" office:value="-55.19699">
            <text:p>-55.19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5583">
            <text:p>-36.35583</text:p>
          </table:table-cell>
          <table:table-cell office:value-type="float" office:value="-51.92997">
            <text:p>-51.92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0591">
            <text:p>-32.20591</text:p>
          </table:table-cell>
          <table:table-cell office:value-type="float" office:value="-48.75024">
            <text:p>-48.75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5381">
            <text:p>-27.75381</text:p>
          </table:table-cell>
          <table:table-cell office:value-type="float" office:value="-44.05381">
            <text:p>-44.05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6077">
            <text:p>-23.16077</text:p>
          </table:table-cell>
          <table:table-cell office:value-type="float" office:value="-39.52602">
            <text:p>-39.52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9318">
            <text:p>-18.59318</text:p>
          </table:table-cell>
          <table:table-cell office:value-type="float" office:value="-34.97981">
            <text:p>-34.97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165">
            <text:p>-14.2165</text:p>
          </table:table-cell>
          <table:table-cell office:value-type="float" office:value="-30.91592">
            <text:p>-30.91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8803">
            <text:p>-10.18803</text:p>
          </table:table-cell>
          <table:table-cell office:value-type="float" office:value="-26.86609">
            <text:p>-26.86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56288">
            <text:p>-6.656288</text:p>
          </table:table-cell>
          <table:table-cell office:value-type="float" office:value="-23.05255">
            <text:p>-23.05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4784">
            <text:p>-3.74784</text:p>
          </table:table-cell>
          <table:table-cell office:value-type="float" office:value="-19.38086">
            <text:p>-19.38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68042">
            <text:p>-1.568042</text:p>
          </table:table-cell>
          <table:table-cell office:value-type="float" office:value="-15.984">
            <text:p>-15.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58533">
            <text:p>-0.1958533</text:p>
          </table:table-cell>
          <table:table-cell office:value-type="float" office:value="-12.2791">
            <text:p>-12.2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09382">
            <text:p>-9.109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232622">
            <text:p>-0.04232622</text:p>
          </table:table-cell>
          <table:table-cell office:value-type="float" office:value="-6.089883">
            <text:p>-6.089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66574">
            <text:p>-1.266574</text:p>
          </table:table-cell>
          <table:table-cell office:value-type="float" office:value="-4.100452">
            <text:p>-4.100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09353">
            <text:p>-3.309353</text:p>
          </table:table-cell>
          <table:table-cell office:value-type="float" office:value="-4.330969">
            <text:p>-4.330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96664">
            <text:p>-6.096664</text:p>
          </table:table-cell>
          <table:table-cell office:value-type="float" office:value="-4.266225">
            <text:p>-4.266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27543">
            <text:p>-9.527543</text:p>
          </table:table-cell>
          <table:table-cell office:value-type="float" office:value="-5.158221">
            <text:p>-5.158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7771">
            <text:p>-13.47771</text:p>
          </table:table-cell>
          <table:table-cell office:value-type="float" office:value="-5.499288">
            <text:p>-5.499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0408">
            <text:p>-17.80408</text:p>
          </table:table-cell>
          <table:table-cell office:value-type="float" office:value="-6.304438">
            <text:p>-6.304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5141">
            <text:p>-22.35141</text:p>
          </table:table-cell>
          <table:table-cell office:value-type="float" office:value="-8.328622">
            <text:p>-8.328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5208">
            <text:p>-26.95208</text:p>
          </table:table-cell>
          <table:table-cell office:value-type="float" office:value="-12.05321">
            <text:p>-12.05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4086">
            <text:p>-31.44086</text:p>
          </table:table-cell>
          <table:table-cell office:value-type="float" office:value="-17.50557">
            <text:p>-17.50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5516">
            <text:p>-35.65516</text:p>
          </table:table-cell>
          <table:table-cell office:value-type="float" office:value="-23.50137">
            <text:p>-23.50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4231">
            <text:p>-39.44231</text:p>
          </table:table-cell>
          <table:table-cell office:value-type="float" office:value="-29.63401">
            <text:p>-29.63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6515">
            <text:p>-42.66515</text:p>
          </table:table-cell>
          <table:table-cell office:value-type="float" office:value="-35.80764">
            <text:p>-35.80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0761">
            <text:p>-45.20761</text:p>
          </table:table-cell>
          <table:table-cell office:value-type="float" office:value="-39.61016">
            <text:p>-39.61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7598">
            <text:p>-46.97598</text:p>
          </table:table-cell>
          <table:table-cell office:value-type="float" office:value="-44.11404">
            <text:p>-44.11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713">
            <text:p>-47.90713</text:p>
          </table:table-cell>
          <table:table-cell office:value-type="float" office:value="-45.90992">
            <text:p>-45.90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733">
            <text:p>-47.96733</text:p>
          </table:table-cell>
          <table:table-cell office:value-type="float" office:value="-49.70609">
            <text:p>-49.70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5441">
            <text:p>-47.15441</text:p>
          </table:table-cell>
          <table:table-cell office:value-type="float" office:value="-50.98071">
            <text:p>-50.98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9781">
            <text:p>-45.49781</text:p>
          </table:table-cell>
          <table:table-cell office:value-type="float" office:value="-53.99593">
            <text:p>-53.99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5753">
            <text:p>-43.05753</text:p>
          </table:table-cell>
          <table:table-cell office:value-type="float" office:value="-55.15491">
            <text:p>-55.15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2086">
            <text:p>-39.92086</text:p>
          </table:table-cell>
          <table:table-cell office:value-type="float" office:value="-55.07919">
            <text:p>-55.07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0344">
            <text:p>-36.20344</text:p>
          </table:table-cell>
          <table:table-cell office:value-type="float" office:value="-51.5568">
            <text:p>-51.5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3902">
            <text:p>-32.03902</text:p>
          </table:table-cell>
          <table:table-cell office:value-type="float" office:value="-48.41024">
            <text:p>-48.41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7844">
            <text:p>-27.57844</text:p>
          </table:table-cell>
          <table:table-cell office:value-type="float" office:value="-43.85683">
            <text:p>-43.85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8329">
            <text:p>-22.98329</text:p>
          </table:table-cell>
          <table:table-cell office:value-type="float" office:value="-39.34435">
            <text:p>-39.34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2002">
            <text:p>-18.42002</text:p>
          </table:table-cell>
          <table:table-cell office:value-type="float" office:value="-34.96594">
            <text:p>-34.96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5392">
            <text:p>-14.05392</text:p>
          </table:table-cell>
          <table:table-cell office:value-type="float" office:value="-30.91883">
            <text:p>-30.91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4194">
            <text:p>-10.04194</text:p>
          </table:table-cell>
          <table:table-cell office:value-type="float" office:value="-26.82455">
            <text:p>-26.82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31967">
            <text:p>-6.531967</text:p>
          </table:table-cell>
          <table:table-cell office:value-type="float" office:value="-23.00333">
            <text:p>-23.00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49792">
            <text:p>-3.649792</text:p>
          </table:table-cell>
          <table:table-cell office:value-type="float" office:value="-19.29302">
            <text:p>-19.29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99819">
            <text:p>-1.499819</text:p>
          </table:table-cell>
          <table:table-cell office:value-type="float" office:value="-15.9773">
            <text:p>-15.9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599276">
            <text:p>-0.1599276</text:p>
          </table:table-cell>
          <table:table-cell office:value-type="float" office:value="-12.3132">
            <text:p>-12.3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33658">
            <text:p>-9.033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369217">
            <text:p>-0.07369217</text:p>
          </table:table-cell>
          <table:table-cell office:value-type="float" office:value="-5.98019">
            <text:p>-5.98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30485">
            <text:p>-1.330485</text:p>
          </table:table-cell>
          <table:table-cell office:value-type="float" office:value="-4.080679">
            <text:p>-4.080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03494">
            <text:p>-3.403494</text:p>
          </table:table-cell>
          <table:table-cell office:value-type="float" office:value="-3.831854">
            <text:p>-3.831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17627">
            <text:p>-6.217627</text:p>
          </table:table-cell>
          <table:table-cell office:value-type="float" office:value="-4.129625">
            <text:p>-4.129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70945">
            <text:p>-9.670945</text:p>
          </table:table-cell>
          <table:table-cell office:value-type="float" office:value="-4.903926">
            <text:p>-4.903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3836">
            <text:p>-13.63836</text:p>
          </table:table-cell>
          <table:table-cell office:value-type="float" office:value="-5.427044">
            <text:p>-5.427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7615">
            <text:p>-17.97615</text:p>
          </table:table-cell>
          <table:table-cell office:value-type="float" office:value="-6.187511">
            <text:p>-6.187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2868">
            <text:p>-22.52868</text:p>
          </table:table-cell>
          <table:table-cell office:value-type="float" office:value="-8.294436">
            <text:p>-8.294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2811">
            <text:p>-27.12811</text:p>
          </table:table-cell>
          <table:table-cell office:value-type="float" office:value="-12.58119">
            <text:p>-12.58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0929">
            <text:p>-31.60929</text:p>
          </table:table-cell>
          <table:table-cell office:value-type="float" office:value="-17.81739">
            <text:p>-17.81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0988">
            <text:p>-35.80988</text:p>
          </table:table-cell>
          <table:table-cell office:value-type="float" office:value="-23.59813">
            <text:p>-23.59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7772">
            <text:p>-39.57772</text:p>
          </table:table-cell>
          <table:table-cell office:value-type="float" office:value="-29.69059">
            <text:p>-29.69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633">
            <text:p>-42.77633</text:p>
          </table:table-cell>
          <table:table-cell office:value-type="float" office:value="-35.92757">
            <text:p>-35.92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054">
            <text:p>-45.29054</text:p>
          </table:table-cell>
          <table:table-cell office:value-type="float" office:value="-39.32191">
            <text:p>-39.32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2766">
            <text:p>-47.02766</text:p>
          </table:table-cell>
          <table:table-cell office:value-type="float" office:value="-44.39328">
            <text:p>-44.39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569">
            <text:p>-47.92569</text:p>
          </table:table-cell>
          <table:table-cell office:value-type="float" office:value="-45.7584">
            <text:p>-45.7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21">
            <text:p>-47.9521</text:p>
          </table:table-cell>
          <table:table-cell office:value-type="float" office:value="-50.0937">
            <text:p>-50.0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0593">
            <text:p>-47.10593</text:p>
          </table:table-cell>
          <table:table-cell office:value-type="float" office:value="-50.86139">
            <text:p>-50.86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1784">
            <text:p>-45.41784</text:p>
          </table:table-cell>
          <table:table-cell office:value-type="float" office:value="-54.01006">
            <text:p>-54.01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4897">
            <text:p>-42.94897</text:p>
          </table:table-cell>
          <table:table-cell office:value-type="float" office:value="-54.91401">
            <text:p>-54.91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8764">
            <text:p>-39.78764</text:p>
          </table:table-cell>
          <table:table-cell office:value-type="float" office:value="-54.75699">
            <text:p>-54.75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5039">
            <text:p>-36.05039</text:p>
          </table:table-cell>
          <table:table-cell office:value-type="float" office:value="-52.39133">
            <text:p>-52.39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7168">
            <text:p>-31.87168</text:p>
          </table:table-cell>
          <table:table-cell office:value-type="float" office:value="-48.00541">
            <text:p>-48.00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0288">
            <text:p>-27.40288</text:p>
          </table:table-cell>
          <table:table-cell office:value-type="float" office:value="-43.3146">
            <text:p>-43.3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0586">
            <text:p>-22.80586</text:p>
          </table:table-cell>
          <table:table-cell office:value-type="float" office:value="-38.81627">
            <text:p>-38.81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4715">
            <text:p>-18.24715</text:p>
          </table:table-cell>
          <table:table-cell office:value-type="float" office:value="-34.65688">
            <text:p>-34.65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9053">
            <text:p>-13.89053</text:p>
          </table:table-cell>
          <table:table-cell office:value-type="float" office:value="-30.67844">
            <text:p>-30.67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96594">
            <text:p>-9.896594</text:p>
          </table:table-cell>
          <table:table-cell office:value-type="float" office:value="-26.76329">
            <text:p>-26.76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0858">
            <text:p>-6.40858</text:p>
          </table:table-cell>
          <table:table-cell office:value-type="float" office:value="-22.91501">
            <text:p>-22.91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52835">
            <text:p>-3.552835</text:p>
          </table:table-cell>
          <table:table-cell office:value-type="float" office:value="-19.26196">
            <text:p>-19.26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32803">
            <text:p>-1.432803</text:p>
          </table:table-cell>
          <table:table-cell office:value-type="float" office:value="-15.5675">
            <text:p>-15.5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252792">
            <text:p>-0.1252792</text:p>
          </table:table-cell>
          <table:table-cell office:value-type="float" office:value="-12.07966">
            <text:p>-12.07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84785">
            <text:p>-8.584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063397">
            <text:p>-0.1063397</text:p>
          </table:table-cell>
          <table:table-cell office:value-type="float" office:value="-5.529992">
            <text:p>-5.529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95612">
            <text:p>-1.395612</text:p>
          </table:table-cell>
          <table:table-cell office:value-type="float" office:value="-3.652108">
            <text:p>-3.652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98739">
            <text:p>-3.498739</text:p>
          </table:table-cell>
          <table:table-cell office:value-type="float" office:value="-3.422053">
            <text:p>-3.422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3954">
            <text:p>-6.33954</text:p>
          </table:table-cell>
          <table:table-cell office:value-type="float" office:value="-3.680307">
            <text:p>-3.680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15112">
            <text:p>-9.815112</text:p>
          </table:table-cell>
          <table:table-cell office:value-type="float" office:value="-4.6138">
            <text:p>-4.6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9956">
            <text:p>-13.79956</text:p>
          </table:table-cell>
          <table:table-cell office:value-type="float" office:value="-5.156245">
            <text:p>-5.156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4854">
            <text:p>-18.14854</text:p>
          </table:table-cell>
          <table:table-cell office:value-type="float" office:value="-6.020211">
            <text:p>-6.020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0601">
            <text:p>-22.70601</text:p>
          </table:table-cell>
          <table:table-cell office:value-type="float" office:value="-8.358088">
            <text:p>-8.358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0397">
            <text:p>-27.30397</text:p>
          </table:table-cell>
          <table:table-cell office:value-type="float" office:value="-13.02734">
            <text:p>-13.02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773">
            <text:p>-31.7773</text:p>
          </table:table-cell>
          <table:table-cell office:value-type="float" office:value="-17.98243">
            <text:p>-17.98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6395">
            <text:p>-35.96395</text:p>
          </table:table-cell>
          <table:table-cell office:value-type="float" office:value="-23.80451">
            <text:p>-23.80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1228">
            <text:p>-39.71228</text:p>
          </table:table-cell>
          <table:table-cell office:value-type="float" office:value="-29.95968">
            <text:p>-29.95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865">
            <text:p>-42.8865</text:p>
          </table:table-cell>
          <table:table-cell office:value-type="float" office:value="-36.17993">
            <text:p>-36.17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7232">
            <text:p>-45.37232</text:p>
          </table:table-cell>
          <table:table-cell office:value-type="float" office:value="-39.5038">
            <text:p>-39.5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7809">
            <text:p>-47.07809</text:p>
          </table:table-cell>
          <table:table-cell office:value-type="float" office:value="-44.52811">
            <text:p>-44.52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296">
            <text:p>-47.94296</text:p>
          </table:table-cell>
          <table:table-cell office:value-type="float" office:value="-45.72527">
            <text:p>-45.72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557">
            <text:p>-47.93557</text:p>
          </table:table-cell>
          <table:table-cell office:value-type="float" office:value="-49.88878">
            <text:p>-49.88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5621">
            <text:p>-47.05621</text:p>
          </table:table-cell>
          <table:table-cell office:value-type="float" office:value="-50.65833">
            <text:p>-50.65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3672">
            <text:p>-45.33672</text:p>
          </table:table-cell>
          <table:table-cell office:value-type="float" office:value="-53.72407">
            <text:p>-53.72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3939">
            <text:p>-42.83939</text:p>
          </table:table-cell>
          <table:table-cell office:value-type="float" office:value="-54.6719">
            <text:p>-54.6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5356">
            <text:p>-39.65356</text:p>
          </table:table-cell>
          <table:table-cell office:value-type="float" office:value="-54.48108">
            <text:p>-54.48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9668">
            <text:p>-35.89668</text:p>
          </table:table-cell>
          <table:table-cell office:value-type="float" office:value="-52.06377">
            <text:p>-52.06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0391">
            <text:p>-31.70391</text:p>
          </table:table-cell>
          <table:table-cell office:value-type="float" office:value="-47.71095">
            <text:p>-47.71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2712">
            <text:p>-27.22712</text:p>
          </table:table-cell>
          <table:table-cell office:value-type="float" office:value="-43.07021">
            <text:p>-43.07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2849">
            <text:p>-22.62849</text:p>
          </table:table-cell>
          <table:table-cell office:value-type="float" office:value="-38.59224">
            <text:p>-38.59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7458">
            <text:p>-18.07458</text:p>
          </table:table-cell>
          <table:table-cell office:value-type="float" office:value="-34.43902">
            <text:p>-34.43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2903">
            <text:p>-13.72903</text:p>
          </table:table-cell>
          <table:table-cell office:value-type="float" office:value="-30.44807">
            <text:p>-30.44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52001">
            <text:p>-9.752001</text:p>
          </table:table-cell>
          <table:table-cell office:value-type="float" office:value="-26.53446">
            <text:p>-26.53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86134">
            <text:p>-6.286134</text:p>
          </table:table-cell>
          <table:table-cell office:value-type="float" office:value="-22.72832">
            <text:p>-22.72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56971">
            <text:p>-3.456971</text:p>
          </table:table-cell>
          <table:table-cell office:value-type="float" office:value="-19.09558">
            <text:p>-19.09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66995">
            <text:p>-1.366995</text:p>
          </table:table-cell>
          <table:table-cell office:value-type="float" office:value="-15.41703">
            <text:p>-15.41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191089">
            <text:p>-0.09191089</text:p>
          </table:table-cell>
          <table:table-cell office:value-type="float" office:value="-11.94388">
            <text:p>-11.94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451894">
            <text:p>-8.451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402673">
            <text:p>-0.1402673</text:p>
          </table:table-cell>
          <table:table-cell office:value-type="float" office:value="-5.432133">
            <text:p>-5.432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61948">
            <text:p>-1.461948</text:p>
          </table:table-cell>
          <table:table-cell office:value-type="float" office:value="-4.62546">
            <text:p>-4.62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95082">
            <text:p>-3.595082</text:p>
          </table:table-cell>
          <table:table-cell office:value-type="float" office:value="-4.466378">
            <text:p>-4.46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62399">
            <text:p>-6.462399</text:p>
          </table:table-cell>
          <table:table-cell office:value-type="float" office:value="-4.111374">
            <text:p>-4.111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60035">
            <text:p>-9.960035</text:p>
          </table:table-cell>
          <table:table-cell office:value-type="float" office:value="-4.306616">
            <text:p>-4.306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613">
            <text:p>-13.9613</text:p>
          </table:table-cell>
          <table:table-cell office:value-type="float" office:value="-4.819345">
            <text:p>-4.819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2124">
            <text:p>-18.32124</text:p>
          </table:table-cell>
          <table:table-cell office:value-type="float" office:value="-6.414812">
            <text:p>-6.414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8341">
            <text:p>-22.88341</text:p>
          </table:table-cell>
          <table:table-cell office:value-type="float" office:value="-9.381628">
            <text:p>-9.381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7964">
            <text:p>-27.47964</text:p>
          </table:table-cell>
          <table:table-cell office:value-type="float" office:value="-13.99942">
            <text:p>-13.99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4488">
            <text:p>-31.94488</text:p>
          </table:table-cell>
          <table:table-cell office:value-type="float" office:value="-19.23085">
            <text:p>-19.23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1737">
            <text:p>-36.11737</text:p>
          </table:table-cell>
          <table:table-cell office:value-type="float" office:value="-24.88205">
            <text:p>-24.88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4598">
            <text:p>-39.84598</text:p>
          </table:table-cell>
          <table:table-cell office:value-type="float" office:value="-30.61368">
            <text:p>-30.61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9565">
            <text:p>-42.99565</text:p>
          </table:table-cell>
          <table:table-cell office:value-type="float" office:value="-36.43577">
            <text:p>-36.43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5294">
            <text:p>-45.45294</text:p>
          </table:table-cell>
          <table:table-cell office:value-type="float" office:value="-40.40819">
            <text:p>-40.4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728">
            <text:p>-47.12728</text:p>
          </table:table-cell>
          <table:table-cell office:value-type="float" office:value="-44.10053">
            <text:p>-44.10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892">
            <text:p>-47.95892</text:p>
          </table:table-cell>
          <table:table-cell office:value-type="float" office:value="-46.32639">
            <text:p>-46.32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774">
            <text:p>-47.91774</text:p>
          </table:table-cell>
          <table:table-cell office:value-type="float" office:value="-49.53726">
            <text:p>-49.53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522">
            <text:p>-47.00522</text:p>
          </table:table-cell>
          <table:table-cell office:value-type="float" office:value="-51.34936">
            <text:p>-51.34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5443">
            <text:p>-45.25443</text:p>
          </table:table-cell>
          <table:table-cell office:value-type="float" office:value="-54.09051">
            <text:p>-54.09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2878">
            <text:p>-42.72878</text:p>
          </table:table-cell>
          <table:table-cell office:value-type="float" office:value="-55.28363">
            <text:p>-55.28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1863">
            <text:p>-39.51863</text:p>
          </table:table-cell>
          <table:table-cell office:value-type="float" office:value="-55.04869">
            <text:p>-55.04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4232">
            <text:p>-35.74232</text:p>
          </table:table-cell>
          <table:table-cell office:value-type="float" office:value="-51.32035">
            <text:p>-51.32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3572">
            <text:p>-31.53572</text:p>
          </table:table-cell>
          <table:table-cell office:value-type="float" office:value="-48.07352">
            <text:p>-48.07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119">
            <text:p>-27.05119</text:p>
          </table:table-cell>
          <table:table-cell office:value-type="float" office:value="-43.45624">
            <text:p>-43.45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118">
            <text:p>-22.45118</text:p>
          </table:table-cell>
          <table:table-cell office:value-type="float" office:value="-38.97421">
            <text:p>-38.97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0233">
            <text:p>-17.90233</text:p>
          </table:table-cell>
          <table:table-cell office:value-type="float" office:value="-34.4535">
            <text:p>-34.4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6807">
            <text:p>-13.56807</text:p>
          </table:table-cell>
          <table:table-cell office:value-type="float" office:value="-30.38704">
            <text:p>-30.3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08169">
            <text:p>-9.608169</text:p>
          </table:table-cell>
          <table:table-cell office:value-type="float" office:value="-26.32099">
            <text:p>-26.32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4635">
            <text:p>-6.164635</text:p>
          </table:table-cell>
          <table:table-cell office:value-type="float" office:value="-22.54632">
            <text:p>-22.54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2208">
            <text:p>-3.362208</text:p>
          </table:table-cell>
          <table:table-cell office:value-type="float" office:value="-18.89137">
            <text:p>-18.89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024">
            <text:p>-1.3024</text:p>
          </table:table-cell>
          <table:table-cell office:value-type="float" office:value="-15.60152">
            <text:p>-15.60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982415">
            <text:p>-0.05982415</text:p>
          </table:table-cell>
          <table:table-cell office:value-type="float" office:value="-11.9223">
            <text:p>-11.9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657756">
            <text:p>-8.657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54737">
            <text:p>-0.1754737</text:p>
          </table:table-cell>
          <table:table-cell office:value-type="float" office:value="-5.662093">
            <text:p>-5.662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29491">
            <text:p>-1.529491</text:p>
          </table:table-cell>
          <table:table-cell office:value-type="float" office:value="-3.952551">
            <text:p>-3.952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2517">
            <text:p>-3.692517</text:p>
          </table:table-cell>
          <table:table-cell office:value-type="float" office:value="-4.004968">
            <text:p>-4.004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86195">
            <text:p>-6.586195</text:p>
          </table:table-cell>
          <table:table-cell office:value-type="float" office:value="-5.16475">
            <text:p>-5.16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0571">
            <text:p>-10.10571</text:p>
          </table:table-cell>
          <table:table-cell office:value-type="float" office:value="-5.1875">
            <text:p>-5.1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2357">
            <text:p>-14.12357</text:p>
          </table:table-cell>
          <table:table-cell office:value-type="float" office:value="-5.657903">
            <text:p>-5.657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9567">
            <text:p>-18.49567</text:p>
          </table:table-cell>
          <table:table-cell office:value-type="float" office:value="-6.296471">
            <text:p>-6.296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6086">
            <text:p>-23.06086</text:p>
          </table:table-cell>
          <table:table-cell office:value-type="float" office:value="-8.392694">
            <text:p>-8.392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5512">
            <text:p>-27.65512</text:p>
          </table:table-cell>
          <table:table-cell office:value-type="float" office:value="-13.04144">
            <text:p>-13.04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1203">
            <text:p>-32.11203</text:p>
          </table:table-cell>
          <table:table-cell office:value-type="float" office:value="-18.0046">
            <text:p>-18.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7013">
            <text:p>-36.27013</text:p>
          </table:table-cell>
          <table:table-cell office:value-type="float" office:value="-23.99449">
            <text:p>-23.99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7882">
            <text:p>-39.97882</text:p>
          </table:table-cell>
          <table:table-cell office:value-type="float" office:value="-30.37455">
            <text:p>-30.37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0376">
            <text:p>-43.10376</text:p>
          </table:table-cell>
          <table:table-cell office:value-type="float" office:value="-36.33965">
            <text:p>-36.33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3239">
            <text:p>-45.53239</text:p>
          </table:table-cell>
          <table:table-cell office:value-type="float" office:value="-39.94015">
            <text:p>-39.94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7521">
            <text:p>-47.17521</text:p>
          </table:table-cell>
          <table:table-cell office:value-type="float" office:value="-44.85206">
            <text:p>-44.85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359">
            <text:p>-47.97359</text:p>
          </table:table-cell>
          <table:table-cell office:value-type="float" office:value="-46.50173">
            <text:p>-46.50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861">
            <text:p>-47.89861</text:p>
          </table:table-cell>
          <table:table-cell office:value-type="float" office:value="-50.4798">
            <text:p>-50.4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53">
            <text:p>-46.953</text:p>
          </table:table-cell>
          <table:table-cell office:value-type="float" office:value="-51.57335">
            <text:p>-51.57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7099">
            <text:p>-45.17099</text:p>
          </table:table-cell>
          <table:table-cell office:value-type="float" office:value="-54.32899">
            <text:p>-54.32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1716">
            <text:p>-42.61716</text:p>
          </table:table-cell>
          <table:table-cell office:value-type="float" office:value="-55.27151">
            <text:p>-55.27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8286">
            <text:p>-39.38286</text:p>
          </table:table-cell>
          <table:table-cell office:value-type="float" office:value="-54.71164">
            <text:p>-54.71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8733">
            <text:p>-35.58733</text:p>
          </table:table-cell>
          <table:table-cell office:value-type="float" office:value="-50.75388">
            <text:p>-50.75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6711">
            <text:p>-31.36711</text:p>
          </table:table-cell>
          <table:table-cell office:value-type="float" office:value="-47.43805">
            <text:p>-47.43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7508">
            <text:p>-26.87508</text:p>
          </table:table-cell>
          <table:table-cell office:value-type="float" office:value="-43.02706">
            <text:p>-43.02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7395">
            <text:p>-22.27395</text:p>
          </table:table-cell>
          <table:table-cell office:value-type="float" office:value="-38.71884">
            <text:p>-38.71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304">
            <text:p>-17.7304</text:p>
          </table:table-cell>
          <table:table-cell office:value-type="float" office:value="-34.33253">
            <text:p>-34.33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0767">
            <text:p>-13.40767</text:p>
          </table:table-cell>
          <table:table-cell office:value-type="float" office:value="-30.27367">
            <text:p>-30.27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65103">
            <text:p>-9.465103</text:p>
          </table:table-cell>
          <table:table-cell office:value-type="float" office:value="-26.17632">
            <text:p>-26.1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44091">
            <text:p>-6.044091</text:p>
          </table:table-cell>
          <table:table-cell office:value-type="float" office:value="-22.37693">
            <text:p>-22.37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6855">
            <text:p>-3.26855</text:p>
          </table:table-cell>
          <table:table-cell office:value-type="float" office:value="-18.72375">
            <text:p>-18.72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39021">
            <text:p>-1.239021</text:p>
          </table:table-cell>
          <table:table-cell office:value-type="float" office:value="-15.34889">
            <text:p>-15.34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902042">
            <text:p>-0.02902042</text:p>
          </table:table-cell>
          <table:table-cell office:value-type="float" office:value="-11.54011">
            <text:p>-11.54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59685">
            <text:p>-8.359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119572">
            <text:p>-0.2119572</text:p>
          </table:table-cell>
          <table:table-cell office:value-type="float" office:value="-5.458117">
            <text:p>-5.458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9824">
            <text:p>-1.59824</text:p>
          </table:table-cell>
          <table:table-cell office:value-type="float" office:value="-4.987667">
            <text:p>-4.987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91039">
            <text:p>-3.791039</text:p>
          </table:table-cell>
          <table:table-cell office:value-type="float" office:value="-4.912588">
            <text:p>-4.912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10922">
            <text:p>-6.710922</text:p>
          </table:table-cell>
          <table:table-cell office:value-type="float" office:value="-4.562912">
            <text:p>-4.562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5212">
            <text:p>-10.25212</text:p>
          </table:table-cell>
          <table:table-cell office:value-type="float" office:value="-4.697611">
            <text:p>-4.697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8637">
            <text:p>-14.28637</text:p>
          </table:table-cell>
          <table:table-cell office:value-type="float" office:value="-5.032208">
            <text:p>-5.032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6896">
            <text:p>-18.66896</text:p>
          </table:table-cell>
          <table:table-cell office:value-type="float" office:value="-6.445641">
            <text:p>-6.445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3836">
            <text:p>-23.23836</text:p>
          </table:table-cell>
          <table:table-cell office:value-type="float" office:value="-9.385294">
            <text:p>-9.385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3039">
            <text:p>-27.83039</text:p>
          </table:table-cell>
          <table:table-cell office:value-type="float" office:value="-14.15197">
            <text:p>-14.15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7872">
            <text:p>-32.27872</text:p>
          </table:table-cell>
          <table:table-cell office:value-type="float" office:value="-19.62487">
            <text:p>-19.62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2223">
            <text:p>-36.42223</text:p>
          </table:table-cell>
          <table:table-cell office:value-type="float" office:value="-25.51633">
            <text:p>-25.51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108">
            <text:p>-40.1108</text:p>
          </table:table-cell>
          <table:table-cell office:value-type="float" office:value="-31.42081">
            <text:p>-31.42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1083">
            <text:p>-43.21083</text:p>
          </table:table-cell>
          <table:table-cell office:value-type="float" office:value="-37.35684">
            <text:p>-37.35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1068">
            <text:p>-45.61068</text:p>
          </table:table-cell>
          <table:table-cell office:value-type="float" office:value="-40.69664">
            <text:p>-40.69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2188">
            <text:p>-47.22188</text:p>
          </table:table-cell>
          <table:table-cell office:value-type="float" office:value="-45.24284">
            <text:p>-45.24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695">
            <text:p>-47.98695</text:p>
          </table:table-cell>
          <table:table-cell office:value-type="float" office:value="-46.73691">
            <text:p>-46.73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819">
            <text:p>-47.87819</text:p>
          </table:table-cell>
          <table:table-cell office:value-type="float" office:value="-50.37055">
            <text:p>-50.37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9952">
            <text:p>-46.89952</text:p>
          </table:table-cell>
          <table:table-cell office:value-type="float" office:value="-51.52982">
            <text:p>-51.52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8641">
            <text:p>-45.08641</text:p>
          </table:table-cell>
          <table:table-cell office:value-type="float" office:value="-54.20682">
            <text:p>-54.20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0452">
            <text:p>-42.50452</text:p>
          </table:table-cell>
          <table:table-cell office:value-type="float" office:value="-55.19048">
            <text:p>-55.19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4625">
            <text:p>-39.24625</text:p>
          </table:table-cell>
          <table:table-cell office:value-type="float" office:value="-54.96144">
            <text:p>-54.96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317">
            <text:p>-35.4317</text:p>
          </table:table-cell>
          <table:table-cell office:value-type="float" office:value="-51.30738">
            <text:p>-51.30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981">
            <text:p>-31.1981</text:p>
          </table:table-cell>
          <table:table-cell office:value-type="float" office:value="-47.95731">
            <text:p>-47.95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9881">
            <text:p>-26.69881</text:p>
          </table:table-cell>
          <table:table-cell office:value-type="float" office:value="-43.21411">
            <text:p>-43.21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9681">
            <text:p>-22.09681</text:p>
          </table:table-cell>
          <table:table-cell office:value-type="float" office:value="-38.67942">
            <text:p>-38.67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588">
            <text:p>-17.5588</text:p>
          </table:table-cell>
          <table:table-cell office:value-type="float" office:value="-34.15358">
            <text:p>-34.15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4783">
            <text:p>-13.24783</text:p>
          </table:table-cell>
          <table:table-cell office:value-type="float" office:value="-30.08856">
            <text:p>-30.08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22814">
            <text:p>-9.322814</text:p>
          </table:table-cell>
          <table:table-cell office:value-type="float" office:value="-26.04999">
            <text:p>-26.04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24507">
            <text:p>-5.924507</text:p>
          </table:table-cell>
          <table:table-cell office:value-type="float" office:value="-22.35221">
            <text:p>-22.35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76002">
            <text:p>-3.176002</text:p>
          </table:table-cell>
          <table:table-cell office:value-type="float" office:value="-18.74893">
            <text:p>-18.74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76862">
            <text:p>-1.176862</text:p>
          </table:table-cell>
          <table:table-cell office:value-type="float" office:value="-15.561">
            <text:p>-15.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8265">
            <text:p>-11.8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457376">
            <text:p>-8.457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497166">
            <text:p>-0.2497166</text:p>
          </table:table-cell>
          <table:table-cell office:value-type="float" office:value="-5.510289">
            <text:p>-5.510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68189">
            <text:p>-1.668189</text:p>
          </table:table-cell>
          <table:table-cell office:value-type="float" office:value="-5.036684">
            <text:p>-5.036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90643">
            <text:p>-3.890643</text:p>
          </table:table-cell>
          <table:table-cell office:value-type="float" office:value="-4.985348">
            <text:p>-4.985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36575">
            <text:p>-6.836575</text:p>
          </table:table-cell>
          <table:table-cell office:value-type="float" office:value="-4.802854">
            <text:p>-4.802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9927">
            <text:p>-10.39927</text:p>
          </table:table-cell>
          <table:table-cell office:value-type="float" office:value="-4.499584">
            <text:p>-4.499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968">
            <text:p>-14.44968</text:p>
          </table:table-cell>
          <table:table-cell office:value-type="float" office:value="-5.192635">
            <text:p>-5.192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4253">
            <text:p>-18.84253</text:p>
          </table:table-cell>
          <table:table-cell office:value-type="float" office:value="-6.485673">
            <text:p>-6.485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1589">
            <text:p>-23.41589</text:p>
          </table:table-cell>
          <table:table-cell office:value-type="float" office:value="-9.468052">
            <text:p>-9.468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545">
            <text:p>-28.00545</text:p>
          </table:table-cell>
          <table:table-cell office:value-type="float" office:value="-14.24133">
            <text:p>-14.24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4497">
            <text:p>-32.44497</text:p>
          </table:table-cell>
          <table:table-cell office:value-type="float" office:value="-19.73879">
            <text:p>-19.73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364">
            <text:p>-36.57364</text:p>
          </table:table-cell>
          <table:table-cell office:value-type="float" office:value="-25.65948">
            <text:p>-25.65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189">
            <text:p>-40.24189</text:p>
          </table:table-cell>
          <table:table-cell office:value-type="float" office:value="-31.68974">
            <text:p>-31.68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1686">
            <text:p>-43.31686</text:p>
          </table:table-cell>
          <table:table-cell office:value-type="float" office:value="-37.70115">
            <text:p>-37.70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8779">
            <text:p>-45.68779</text:p>
          </table:table-cell>
          <table:table-cell office:value-type="float" office:value="-40.89174">
            <text:p>-40.89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729">
            <text:p>-47.26729</text:p>
          </table:table-cell>
          <table:table-cell office:value-type="float" office:value="-45.53862">
            <text:p>-45.53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902">
            <text:p>-47.99902</text:p>
          </table:table-cell>
          <table:table-cell office:value-type="float" office:value="-47.11887">
            <text:p>-47.11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5647">
            <text:p>-47.85647</text:p>
          </table:table-cell>
          <table:table-cell office:value-type="float" office:value="-50.50792">
            <text:p>-50.50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4481">
            <text:p>-46.84481</text:p>
          </table:table-cell>
          <table:table-cell office:value-type="float" office:value="-51.97295">
            <text:p>-51.97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0068">
            <text:p>-45.00068</text:p>
          </table:table-cell>
          <table:table-cell office:value-type="float" office:value="-54.37366">
            <text:p>-54.37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8993">
            <text:p>-42.38993</text:p>
          </table:table-cell>
          <table:table-cell office:value-type="float" office:value="-55.27097">
            <text:p>-55.27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881">
            <text:p>-39.10881</text:p>
          </table:table-cell>
          <table:table-cell office:value-type="float" office:value="-54.90072">
            <text:p>-54.9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7544">
            <text:p>-35.27544</text:p>
          </table:table-cell>
          <table:table-cell office:value-type="float" office:value="-51.21067">
            <text:p>-51.21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2869">
            <text:p>-31.02869</text:p>
          </table:table-cell>
          <table:table-cell office:value-type="float" office:value="-47.78994">
            <text:p>-47.78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2239">
            <text:p>-26.52239</text:p>
          </table:table-cell>
          <table:table-cell office:value-type="float" office:value="-42.98741">
            <text:p>-42.98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1976">
            <text:p>-21.91976</text:p>
          </table:table-cell>
          <table:table-cell office:value-type="float" office:value="-38.55046">
            <text:p>-38.55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8754">
            <text:p>-17.38754</text:p>
          </table:table-cell>
          <table:table-cell office:value-type="float" office:value="-34.14874">
            <text:p>-34.14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8856">
            <text:p>-13.08856</text:p>
          </table:table-cell>
          <table:table-cell office:value-type="float" office:value="-30.08335">
            <text:p>-30.08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8131">
            <text:p>-9.18131</text:p>
          </table:table-cell>
          <table:table-cell office:value-type="float" office:value="-25.93526">
            <text:p>-25.93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0589">
            <text:p>-5.80589</text:p>
          </table:table-cell>
          <table:table-cell office:value-type="float" office:value="-22.1456">
            <text:p>-22.1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8457">
            <text:p>-3.08457</text:p>
          </table:table-cell>
          <table:table-cell office:value-type="float" office:value="-18.53469">
            <text:p>-18.5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15926">
            <text:p>-1.115926</text:p>
          </table:table-cell>
          <table:table-cell office:value-type="float" office:value="-14.87993">
            <text:p>-14.87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49853">
            <text:p>-11.49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62361">
            <text:p>-8.162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887474">
            <text:p>-0.2887474</text:p>
          </table:table-cell>
          <table:table-cell office:value-type="float" office:value="-5.313822">
            <text:p>-5.313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39333">
            <text:p>-1.739333</text:p>
          </table:table-cell>
          <table:table-cell office:value-type="float" office:value="-5.102808">
            <text:p>-5.102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91323">
            <text:p>-3.991323</text:p>
          </table:table-cell>
          <table:table-cell office:value-type="float" office:value="-5.09293">
            <text:p>-5.09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63144">
            <text:p>-6.963144</text:p>
          </table:table-cell>
          <table:table-cell office:value-type="float" office:value="-4.925969">
            <text:p>-4.925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4715">
            <text:p>-10.54715</text:p>
          </table:table-cell>
          <table:table-cell office:value-type="float" office:value="-4.634894">
            <text:p>-4.634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135">
            <text:p>-14.6135</text:p>
          </table:table-cell>
          <table:table-cell office:value-type="float" office:value="-5.233117">
            <text:p>-5.233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1637">
            <text:p>-19.01637</text:p>
          </table:table-cell>
          <table:table-cell office:value-type="float" office:value="-6.555144">
            <text:p>-6.555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9344">
            <text:p>-23.59344</text:p>
          </table:table-cell>
          <table:table-cell office:value-type="float" office:value="-9.619322">
            <text:p>-9.619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8029">
            <text:p>-28.18029</text:p>
          </table:table-cell>
          <table:table-cell office:value-type="float" office:value="-14.71118">
            <text:p>-14.71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1076">
            <text:p>-32.61076</text:p>
          </table:table-cell>
          <table:table-cell office:value-type="float" office:value="-20.35272">
            <text:p>-20.35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2437">
            <text:p>-36.72437</text:p>
          </table:table-cell>
          <table:table-cell office:value-type="float" office:value="-26.27596">
            <text:p>-26.27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7211">
            <text:p>-40.37211</text:p>
          </table:table-cell>
          <table:table-cell office:value-type="float" office:value="-32.32778">
            <text:p>-32.32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2185">
            <text:p>-43.42185</text:p>
          </table:table-cell>
          <table:table-cell office:value-type="float" office:value="-38.04725">
            <text:p>-38.04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6373">
            <text:p>-45.76373</text:p>
          </table:table-cell>
          <table:table-cell office:value-type="float" office:value="-40.9859">
            <text:p>-40.9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144">
            <text:p>-47.31144</text:p>
          </table:table-cell>
          <table:table-cell office:value-type="float" office:value="-46.17376">
            <text:p>-46.17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978">
            <text:p>-48.00978</text:p>
          </table:table-cell>
          <table:table-cell office:value-type="float" office:value="-47.33841">
            <text:p>-47.33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346">
            <text:p>-47.83346</text:p>
          </table:table-cell>
          <table:table-cell office:value-type="float" office:value="-51.73949">
            <text:p>-51.73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8886">
            <text:p>-46.78886</text:p>
          </table:table-cell>
          <table:table-cell office:value-type="float" office:value="-52.26699">
            <text:p>-52.26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1381">
            <text:p>-44.91381</text:p>
          </table:table-cell>
          <table:table-cell office:value-type="float" office:value="-55.17984">
            <text:p>-55.17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7529">
            <text:p>-42.27529</text:p>
          </table:table-cell>
          <table:table-cell office:value-type="float" office:value="-55.72894">
            <text:p>-55.72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7055">
            <text:p>-38.97055</text:p>
          </table:table-cell>
          <table:table-cell office:value-type="float" office:value="-53.56153">
            <text:p>-53.56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1858">
            <text:p>-35.11858</text:p>
          </table:table-cell>
          <table:table-cell office:value-type="float" office:value="-52.17871">
            <text:p>-52.17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589">
            <text:p>-30.8589</text:p>
          </table:table-cell>
          <table:table-cell office:value-type="float" office:value="-48.35713">
            <text:p>-48.35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4582">
            <text:p>-26.34582</text:p>
          </table:table-cell>
          <table:table-cell office:value-type="float" office:value="-43.35118">
            <text:p>-43.35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4282">
            <text:p>-21.74282</text:p>
          </table:table-cell>
          <table:table-cell office:value-type="float" office:value="-38.44425">
            <text:p>-38.44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1662">
            <text:p>-17.21662</text:p>
          </table:table-cell>
          <table:table-cell office:value-type="float" office:value="-33.93033">
            <text:p>-33.93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2988">
            <text:p>-12.92988</text:p>
          </table:table-cell>
          <table:table-cell office:value-type="float" office:value="-29.783">
            <text:p>-29.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40597">
            <text:p>-9.040597</text:p>
          </table:table-cell>
          <table:table-cell office:value-type="float" office:value="-25.78114">
            <text:p>-25.78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88246">
            <text:p>-5.688246</text:p>
          </table:table-cell>
          <table:table-cell office:value-type="float" office:value="-21.97529">
            <text:p>-21.9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94257">
            <text:p>-2.994257</text:p>
          </table:table-cell>
          <table:table-cell office:value-type="float" office:value="-18.41219">
            <text:p>-18.41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56216">
            <text:p>-1.056216</text:p>
          </table:table-cell>
          <table:table-cell office:value-type="float" office:value="-14.57772">
            <text:p>-14.57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526">
            <text:p>-10.9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48479">
            <text:p>-7.44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90498">
            <text:p>-0.3290498</text:p>
          </table:table-cell>
          <table:table-cell office:value-type="float" office:value="-4.81422">
            <text:p>-4.81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11671">
            <text:p>-1.811671</text:p>
          </table:table-cell>
          <table:table-cell office:value-type="float" office:value="-4.425981">
            <text:p>-4.425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93076">
            <text:p>-4.093076</text:p>
          </table:table-cell>
          <table:table-cell office:value-type="float" office:value="-5.501319">
            <text:p>-5.501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90625">
            <text:p>-7.090625</text:p>
          </table:table-cell>
          <table:table-cell office:value-type="float" office:value="-5.762589">
            <text:p>-5.762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9574">
            <text:p>-10.69574</text:p>
          </table:table-cell>
          <table:table-cell office:value-type="float" office:value="-5.570633">
            <text:p>-5.570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7782">
            <text:p>-14.77782</text:p>
          </table:table-cell>
          <table:table-cell office:value-type="float" office:value="-5.990343">
            <text:p>-5.990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9047">
            <text:p>-19.19047</text:p>
          </table:table-cell>
          <table:table-cell office:value-type="float" office:value="-6.869869">
            <text:p>-6.869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7101">
            <text:p>-23.77101</text:p>
          </table:table-cell>
          <table:table-cell office:value-type="float" office:value="-9.370309">
            <text:p>-9.370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5489">
            <text:p>-28.35489</text:p>
          </table:table-cell>
          <table:table-cell office:value-type="float" office:value="-14.27828">
            <text:p>-14.27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7607">
            <text:p>-32.77607</text:p>
          </table:table-cell>
          <table:table-cell office:value-type="float" office:value="-19.86025">
            <text:p>-19.86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441">
            <text:p>-36.87441</text:p>
          </table:table-cell>
          <table:table-cell office:value-type="float" office:value="-25.87256">
            <text:p>-25.8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0144">
            <text:p>-40.50144</text:p>
          </table:table-cell>
          <table:table-cell office:value-type="float" office:value="-32.08126">
            <text:p>-32.08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578">
            <text:p>-43.52578</text:p>
          </table:table-cell>
          <table:table-cell office:value-type="float" office:value="-37.67811">
            <text:p>-37.67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3849">
            <text:p>-45.83849</text:p>
          </table:table-cell>
          <table:table-cell office:value-type="float" office:value="-41.13944">
            <text:p>-41.13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433">
            <text:p>-47.35433</text:p>
          </table:table-cell>
          <table:table-cell office:value-type="float" office:value="-45.70287">
            <text:p>-45.70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925">
            <text:p>-48.01925</text:p>
          </table:table-cell>
          <table:table-cell office:value-type="float" office:value="-47.56502">
            <text:p>-47.56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0916">
            <text:p>-47.80916</text:p>
          </table:table-cell>
          <table:table-cell office:value-type="float" office:value="-51.56884">
            <text:p>-51.56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3167">
            <text:p>-46.73167</text:p>
          </table:table-cell>
          <table:table-cell office:value-type="float" office:value="-52.57564">
            <text:p>-52.57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2581">
            <text:p>-44.82581</text:p>
          </table:table-cell>
          <table:table-cell office:value-type="float" office:value="-55.19709">
            <text:p>-55.19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5965">
            <text:p>-42.15965</text:p>
          </table:table-cell>
          <table:table-cell office:value-type="float" office:value="-55.64629">
            <text:p>-55.64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3147">
            <text:p>-38.83147</text:p>
          </table:table-cell>
          <table:table-cell office:value-type="float" office:value="-53.14429">
            <text:p>-53.14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611">
            <text:p>-34.9611</text:p>
          </table:table-cell>
          <table:table-cell office:value-type="float" office:value="-51.46973">
            <text:p>-51.46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8873">
            <text:p>-30.68873</text:p>
          </table:table-cell>
          <table:table-cell office:value-type="float" office:value="-47.48497">
            <text:p>-47.48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6912">
            <text:p>-26.16912</text:p>
          </table:table-cell>
          <table:table-cell office:value-type="float" office:value="-42.69238">
            <text:p>-42.69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6598">
            <text:p>-21.56598</text:p>
          </table:table-cell>
          <table:table-cell office:value-type="float" office:value="-38.03415">
            <text:p>-38.03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4607">
            <text:p>-17.04607</text:p>
          </table:table-cell>
          <table:table-cell office:value-type="float" office:value="-33.67646">
            <text:p>-33.67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7178">
            <text:p>-12.77178</text:p>
          </table:table-cell>
          <table:table-cell office:value-type="float" office:value="-29.56344">
            <text:p>-29.56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00682">
            <text:p>-8.900682</text:p>
          </table:table-cell>
          <table:table-cell office:value-type="float" office:value="-25.57177">
            <text:p>-25.57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71582">
            <text:p>-5.571582</text:p>
          </table:table-cell>
          <table:table-cell office:value-type="float" office:value="-21.73625">
            <text:p>-21.73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0507">
            <text:p>-2.90507</text:p>
          </table:table-cell>
          <table:table-cell office:value-type="float" office:value="-18.11757">
            <text:p>-18.11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97735">
            <text:p>-0.997735</text:p>
          </table:table-cell>
          <table:table-cell office:value-type="float" office:value="-14.34624">
            <text:p>-14.34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70252">
            <text:p>-10.70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84295">
            <text:p>-7.284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706207">
            <text:p>-0.3706207</text:p>
          </table:table-cell>
          <table:table-cell office:value-type="float" office:value="-4.770358">
            <text:p>-4.770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85196">
            <text:p>-1.885196</text:p>
          </table:table-cell>
          <table:table-cell office:value-type="float" office:value="-4.462912">
            <text:p>-4.462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95894">
            <text:p>-4.195894</text:p>
          </table:table-cell>
          <table:table-cell office:value-type="float" office:value="-5.59468">
            <text:p>-5.59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19011">
            <text:p>-7.219011</text:p>
          </table:table-cell>
          <table:table-cell office:value-type="float" office:value="-5.86949">
            <text:p>-5.86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4504">
            <text:p>-10.84504</text:p>
          </table:table-cell>
          <table:table-cell office:value-type="float" office:value="-5.708014">
            <text:p>-5.708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4264">
            <text:p>-14.94264</text:p>
          </table:table-cell>
          <table:table-cell office:value-type="float" office:value="-6.082926">
            <text:p>-6.082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6482">
            <text:p>-19.36482</text:p>
          </table:table-cell>
          <table:table-cell office:value-type="float" office:value="-7.033998">
            <text:p>-7.033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4858">
            <text:p>-23.94858</text:p>
          </table:table-cell>
          <table:table-cell office:value-type="float" office:value="-9.536834">
            <text:p>-9.536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2925">
            <text:p>-28.52925</text:p>
          </table:table-cell>
          <table:table-cell office:value-type="float" office:value="-14.41184">
            <text:p>-14.4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4091">
            <text:p>-32.94091</text:p>
          </table:table-cell>
          <table:table-cell office:value-type="float" office:value="-19.9309">
            <text:p>-19.9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2374">
            <text:p>-37.02374</text:p>
          </table:table-cell>
          <table:table-cell office:value-type="float" office:value="-25.866">
            <text:p>-25.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2986">
            <text:p>-40.62986</text:p>
          </table:table-cell>
          <table:table-cell office:value-type="float" office:value="-31.92651">
            <text:p>-31.92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2864">
            <text:p>-43.62864</text:p>
          </table:table-cell>
          <table:table-cell office:value-type="float" office:value="-37.56838">
            <text:p>-37.56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1206">
            <text:p>-45.91206</text:p>
          </table:table-cell>
          <table:table-cell office:value-type="float" office:value="-41.11498">
            <text:p>-41.11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9595">
            <text:p>-47.39595</text:p>
          </table:table-cell>
          <table:table-cell office:value-type="float" office:value="-45.51016">
            <text:p>-45.51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741">
            <text:p>-48.02741</text:p>
          </table:table-cell>
          <table:table-cell office:value-type="float" office:value="-47.38906">
            <text:p>-47.38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8357">
            <text:p>-47.78357</text:p>
          </table:table-cell>
          <table:table-cell office:value-type="float" office:value="-51.24919">
            <text:p>-51.24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7324">
            <text:p>-46.67324</text:p>
          </table:table-cell>
          <table:table-cell office:value-type="float" office:value="-52.289">
            <text:p>-52.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3668">
            <text:p>-44.73668</text:p>
          </table:table-cell>
          <table:table-cell office:value-type="float" office:value="-54.70397">
            <text:p>-54.70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4303">
            <text:p>-42.04303</text:p>
          </table:table-cell>
          <table:table-cell office:value-type="float" office:value="-55.24372">
            <text:p>-55.24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9159">
            <text:p>-38.69159</text:p>
          </table:table-cell>
          <table:table-cell office:value-type="float" office:value="-52.70583">
            <text:p>-52.70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0303">
            <text:p>-34.80303</text:p>
          </table:table-cell>
          <table:table-cell office:value-type="float" office:value="-50.91699">
            <text:p>-50.91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1819">
            <text:p>-30.51819</text:p>
          </table:table-cell>
          <table:table-cell office:value-type="float" office:value="-46.99141">
            <text:p>-46.99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923">
            <text:p>-25.9923</text:p>
          </table:table-cell>
          <table:table-cell office:value-type="float" office:value="-42.33043">
            <text:p>-42.33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8928">
            <text:p>-21.38928</text:p>
          </table:table-cell>
          <table:table-cell office:value-type="float" office:value="-37.74628">
            <text:p>-37.74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7588">
            <text:p>-16.87588</text:p>
          </table:table-cell>
          <table:table-cell office:value-type="float" office:value="-33.38346">
            <text:p>-33.38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1428">
            <text:p>-12.61428</text:p>
          </table:table-cell>
          <table:table-cell office:value-type="float" office:value="-29.36057">
            <text:p>-29.3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61575">
            <text:p>-8.761575</text:p>
          </table:table-cell>
          <table:table-cell office:value-type="float" office:value="-25.42231">
            <text:p>-25.42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55904">
            <text:p>-5.455904</text:p>
          </table:table-cell>
          <table:table-cell office:value-type="float" office:value="-21.74187">
            <text:p>-21.74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17011">
            <text:p>-2.817011</text:p>
          </table:table-cell>
          <table:table-cell office:value-type="float" office:value="-18.18036">
            <text:p>-18.18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404868">
            <text:p>-0.9404868</text:p>
          </table:table-cell>
          <table:table-cell office:value-type="float" office:value="-14.86841">
            <text:p>-14.86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0795">
            <text:p>-10.80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14633">
            <text:p>-7.614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134587">
            <text:p>-0.4134587</text:p>
          </table:table-cell>
          <table:table-cell office:value-type="float" office:value="-4.862081">
            <text:p>-4.862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59908">
            <text:p>-1.959908</text:p>
          </table:table-cell>
          <table:table-cell office:value-type="float" office:value="-4.640976">
            <text:p>-4.640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99772">
            <text:p>-4.299772</text:p>
          </table:table-cell>
          <table:table-cell office:value-type="float" office:value="-4.740616">
            <text:p>-4.740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48293">
            <text:p>-7.348293</text:p>
          </table:table-cell>
          <table:table-cell office:value-type="float" office:value="-4.664259">
            <text:p>-4.664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9504">
            <text:p>-10.99504</text:p>
          </table:table-cell>
          <table:table-cell office:value-type="float" office:value="-4.603088">
            <text:p>-4.603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0793">
            <text:p>-15.10793</text:p>
          </table:table-cell>
          <table:table-cell office:value-type="float" office:value="-5.252252">
            <text:p>-5.252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3941">
            <text:p>-19.53941</text:p>
          </table:table-cell>
          <table:table-cell office:value-type="float" office:value="-6.938478">
            <text:p>-6.938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2615">
            <text:p>-24.12615</text:p>
          </table:table-cell>
          <table:table-cell office:value-type="float" office:value="-10.09713">
            <text:p>-10.09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0336">
            <text:p>-28.70336</text:p>
          </table:table-cell>
          <table:table-cell office:value-type="float" office:value="-14.88661">
            <text:p>-14.88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0525">
            <text:p>-33.10525</text:p>
          </table:table-cell>
          <table:table-cell office:value-type="float" office:value="-20.39459">
            <text:p>-20.39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7237">
            <text:p>-37.17237</text:p>
          </table:table-cell>
          <table:table-cell office:value-type="float" office:value="-26.25099">
            <text:p>-26.25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5739">
            <text:p>-40.75739</text:p>
          </table:table-cell>
          <table:table-cell office:value-type="float" office:value="-32.24717">
            <text:p>-32.24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3129">
            <text:p>-43.73129</text:p>
          </table:table-cell>
          <table:table-cell office:value-type="float" office:value="-38.15525">
            <text:p>-38.15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8445">
            <text:p>-45.98445</text:p>
          </table:table-cell>
          <table:table-cell office:value-type="float" office:value="-40.99961">
            <text:p>-40.99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631">
            <text:p>-47.43631</text:p>
          </table:table-cell>
          <table:table-cell office:value-type="float" office:value="-45.47601">
            <text:p>-45.47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427">
            <text:p>-48.03427</text:p>
          </table:table-cell>
          <table:table-cell office:value-type="float" office:value="-46.70045">
            <text:p>-46.70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668">
            <text:p>-47.75668</text:p>
          </table:table-cell>
          <table:table-cell office:value-type="float" office:value="-49.58991">
            <text:p>-49.58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359">
            <text:p>-46.61359</text:p>
          </table:table-cell>
          <table:table-cell office:value-type="float" office:value="-50.57428">
            <text:p>-50.57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642">
            <text:p>-44.64642</text:p>
          </table:table-cell>
          <table:table-cell office:value-type="float" office:value="-52.77039">
            <text:p>-52.77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2542">
            <text:p>-41.92542</text:p>
          </table:table-cell>
          <table:table-cell office:value-type="float" office:value="-53.34406">
            <text:p>-53.34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091">
            <text:p>-38.55091</text:p>
          </table:table-cell>
          <table:table-cell office:value-type="float" office:value="-52.9332">
            <text:p>-52.9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4437">
            <text:p>-34.64437</text:p>
          </table:table-cell>
          <table:table-cell office:value-type="float" office:value="-50.54363">
            <text:p>-50.54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473">
            <text:p>-30.3473</text:p>
          </table:table-cell>
          <table:table-cell office:value-type="float" office:value="-46.46084">
            <text:p>-46.46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1536">
            <text:p>-25.81536</text:p>
          </table:table-cell>
          <table:table-cell office:value-type="float" office:value="-41.9651">
            <text:p>-41.9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271">
            <text:p>-21.21271</text:p>
          </table:table-cell>
          <table:table-cell office:value-type="float" office:value="-37.53775">
            <text:p>-37.53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0607">
            <text:p>-16.70607</text:p>
          </table:table-cell>
          <table:table-cell office:value-type="float" office:value="-33.43019">
            <text:p>-33.43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5739">
            <text:p>-12.45739</text:p>
          </table:table-cell>
          <table:table-cell office:value-type="float" office:value="-29.58466">
            <text:p>-29.58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3282">
            <text:p>-8.623282</text:p>
          </table:table-cell>
          <table:table-cell office:value-type="float" office:value="-25.7044">
            <text:p>-25.7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1218">
            <text:p>-5.341218</text:p>
          </table:table-cell>
          <table:table-cell office:value-type="float" office:value="-21.89203">
            <text:p>-21.89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0088">
            <text:p>-2.730088</text:p>
          </table:table-cell>
          <table:table-cell office:value-type="float" office:value="-18.36365">
            <text:p>-18.36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44742">
            <text:p>-0.8844742</text:p>
          </table:table-cell>
          <table:table-cell office:value-type="float" office:value="-14.86285">
            <text:p>-14.86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1033">
            <text:p>-11.01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34687">
            <text:p>-7.834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75596">
            <text:p>-0.4575596</text:p>
          </table:table-cell>
          <table:table-cell office:value-type="float" office:value="-4.774299">
            <text:p>-4.774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5798">
            <text:p>-2.035798</text:p>
          </table:table-cell>
          <table:table-cell office:value-type="float" office:value="-4.064619">
            <text:p>-4.064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4705">
            <text:p>-4.404705</text:p>
          </table:table-cell>
          <table:table-cell office:value-type="float" office:value="-4.968106">
            <text:p>-4.968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8465">
            <text:p>-7.478465</text:p>
          </table:table-cell>
          <table:table-cell office:value-type="float" office:value="-5.241909">
            <text:p>-5.24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4574">
            <text:p>-11.14574</text:p>
          </table:table-cell>
          <table:table-cell office:value-type="float" office:value="-5.185007">
            <text:p>-5.185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7369">
            <text:p>-15.27369</text:p>
          </table:table-cell>
          <table:table-cell office:value-type="float" office:value="-5.678062">
            <text:p>-5.678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1424">
            <text:p>-19.71424</text:p>
          </table:table-cell>
          <table:table-cell office:value-type="float" office:value="-7.034974">
            <text:p>-7.034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037">
            <text:p>-24.3037</text:p>
          </table:table-cell>
          <table:table-cell office:value-type="float" office:value="-9.935195">
            <text:p>-9.935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7721">
            <text:p>-28.87721</text:p>
          </table:table-cell>
          <table:table-cell office:value-type="float" office:value="-14.89616">
            <text:p>-14.89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691">
            <text:p>-33.2691</text:p>
          </table:table-cell>
          <table:table-cell office:value-type="float" office:value="-20.41009">
            <text:p>-20.4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2028">
            <text:p>-37.32028</text:p>
          </table:table-cell>
          <table:table-cell office:value-type="float" office:value="-26.2904">
            <text:p>-26.2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84">
            <text:p>-40.884</text:p>
          </table:table-cell>
          <table:table-cell office:value-type="float" office:value="-32.44071">
            <text:p>-32.44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3201">
            <text:p>-43.83201</text:p>
          </table:table-cell>
          <table:table-cell office:value-type="float" office:value="-37.74872">
            <text:p>-37.74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564">
            <text:p>-46.05564</text:p>
          </table:table-cell>
          <table:table-cell office:value-type="float" office:value="-40.8218">
            <text:p>-40.8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539">
            <text:p>-47.47539</text:p>
          </table:table-cell>
          <table:table-cell office:value-type="float" office:value="-45.3517">
            <text:p>-45.3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983">
            <text:p>-48.03983</text:p>
          </table:table-cell>
          <table:table-cell office:value-type="float" office:value="-46.75564">
            <text:p>-46.7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851">
            <text:p>-47.72851</text:p>
          </table:table-cell>
          <table:table-cell office:value-type="float" office:value="-49.87823">
            <text:p>-49.87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272">
            <text:p>-46.55272</text:p>
          </table:table-cell>
          <table:table-cell office:value-type="float" office:value="-50.99723">
            <text:p>-50.99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5504">
            <text:p>-44.55504</text:p>
          </table:table-cell>
          <table:table-cell office:value-type="float" office:value="-53.35674">
            <text:p>-53.35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0684">
            <text:p>-41.80684</text:p>
          </table:table-cell>
          <table:table-cell office:value-type="float" office:value="-53.98064">
            <text:p>-53.98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0944">
            <text:p>-38.40944</text:p>
          </table:table-cell>
          <table:table-cell office:value-type="float" office:value="-53.62783">
            <text:p>-53.62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8512">
            <text:p>-34.48512</text:p>
          </table:table-cell>
          <table:table-cell office:value-type="float" office:value="-51.23212">
            <text:p>-51.23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7605">
            <text:p>-30.17605</text:p>
          </table:table-cell>
          <table:table-cell office:value-type="float" office:value="-46.93644">
            <text:p>-46.93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3831">
            <text:p>-25.63831</text:p>
          </table:table-cell>
          <table:table-cell office:value-type="float" office:value="-42.13314">
            <text:p>-42.13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3628">
            <text:p>-21.03628</text:p>
          </table:table-cell>
          <table:table-cell office:value-type="float" office:value="-37.54155">
            <text:p>-37.54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3664">
            <text:p>-16.53664</text:p>
          </table:table-cell>
          <table:table-cell office:value-type="float" office:value="-33.32589">
            <text:p>-33.32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0111">
            <text:p>-12.30111</text:p>
          </table:table-cell>
          <table:table-cell office:value-type="float" office:value="-29.38192">
            <text:p>-29.3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8581">
            <text:p>-8.48581</text:p>
          </table:table-cell>
          <table:table-cell office:value-type="float" office:value="-25.57643">
            <text:p>-25.57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27531">
            <text:p>-5.227531</text:p>
          </table:table-cell>
          <table:table-cell office:value-type="float" office:value="-21.9317">
            <text:p>-21.9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44303">
            <text:p>-2.644303</text:p>
          </table:table-cell>
          <table:table-cell office:value-type="float" office:value="-18.29637">
            <text:p>-18.29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296998">
            <text:p>-0.8296998</text:p>
          </table:table-cell>
          <table:table-cell office:value-type="float" office:value="-14.96981">
            <text:p>-14.96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9356">
            <text:p>-10.99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83252">
            <text:p>-7.483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29233">
            <text:p>-0.5029233</text:p>
          </table:table-cell>
          <table:table-cell office:value-type="float" office:value="-4.780449">
            <text:p>-4.780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12867">
            <text:p>-2.112867</text:p>
          </table:table-cell>
          <table:table-cell office:value-type="float" office:value="-4.513319">
            <text:p>-4.513319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18/07/2014</text:date>, <text:time>22:30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6T22:03:36.09</meta:creation-date>
    <dc:date>2014-07-18T22:30:57.13</dc:date>
    <dc:creator>W W</dc:creator>
    <meta:editing-duration>PT13M</meta:editing-duration>
    <meta:editing-cycles>2</meta:editing-cycles>
    <meta:generator>OpenOffice/4.0.1$Win32 OpenOffice.org_project/401m5$Build-9714</meta:generator>
    <meta:document-statistic meta:table-count="3" meta:cell-count="839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92cm" svg:height="7.555cm" xlink:href=".." xlink:type="simple" chart:class="chart:line" chart:style-name="ch1">
        <chart:legend chart:legend-position="end" svg:x="11.746cm" svg:y="3.203cm" style:legend-expansion="high" chart:style-name="ch2"/>
        <chart:plot-area chart:style-name="ch3" table:cell-range-address="Hoja1.A66:Hoja1.A170 Hoja1.B1:Hoja1.C1 Hoja1.B105:Hoja1.C170" chart:data-source-has-labels="both" svg:x="1.345cm" svg:y="0.74cm" svg:width="10.639cm" svg:height="5.655cm">
          <chartooo:coordinate-region svg:x="2.072cm" svg:y="0.952cm" svg:width="9.222cm" svg:height="4.77cm"/>
          <chart:axis chart:dimension="x" chart:name="primary-x" chart:style-name="ch4" chartooo:axis-type="auto">
            <chartooo:date-scale/>
            <chart:title svg:x="5.165cm" svg:y="6.547cm" chart:style-name="ch5">
              <text:p>Tiempo (segundos)</text:p>
            </chart:title>
            <chart:categories table:cell-range-address="Hoja1.A105:Hoja1.A170"/>
          </chart:axis>
          <chart:axis chart:dimension="y" chart:name="primary-y" chart:style-name="ch6">
            <chart:title svg:x="0.451cm" svg:y="4.788cm" chart:style-name="ch7">
              <text:p>Ángulo (grados)</text:p>
            </chart:title>
            <chart:grid chart:style-name="ch8" chart:class="major"/>
          </chart:axis>
          <chart:series chart:style-name="ch9" chart:values-cell-range-address="Hoja1.C105:Hoja1.C170" chart:label-cell-address="Hoja1.C1:Hoja1.C1" chart:class="chart:line">
            <chart:data-point chart:repeated="66"/>
          </chart:series>
          <chart:series chart:style-name="ch10" chart:values-cell-range-address="Hoja1.B105:Hoja1.B170" chart:label-cell-address="Hoja1.B1:Hoja1.B1" chart:class="chart:line">
            <chart:data-point chart:repeated="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o real</text:p>
                <draw:g>
                  <svg:desc>Hoja1.C1:Hoja1.C1</svg:desc>
                </draw:g>
              </table:table-cell>
              <table:table-cell office:value-type="string">
                <text:p>Angulo objetivo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1.A105:Hoja1.A170</svg:desc>
                </draw:g>
              </table:table-cell>
              <table:table-cell office:value-type="float" office:value="-49.16344">
                <text:p>-49.16344</text:p>
                <draw:g>
                  <svg:desc>Hoja1.C105:Hoja1.C170</svg:desc>
                </draw:g>
              </table:table-cell>
              <table:table-cell office:value-type="float" office:value="-45.11612">
                <text:p>-45.11612</text:p>
                <draw:g>
                  <svg:desc>Hoja1.B105:Hoja1.B17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13495">
                <text:p>-51.13495</text:p>
              </table:table-cell>
              <table:table-cell office:value-type="float" office:value="-42.54339">
                <text:p>-42.5433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-51.66211">
                <text:p>-51.66211</text:p>
              </table:table-cell>
              <table:table-cell office:value-type="float" office:value="-39.29374">
                <text:p>-39.29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.26927">
                <text:p>-50.26927</text:p>
              </table:table-cell>
              <table:table-cell office:value-type="float" office:value="-35.48487">
                <text:p>-35.48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81858">
                <text:p>-46.81858</text:p>
              </table:table-cell>
              <table:table-cell office:value-type="float" office:value="-31.25488">
                <text:p>-31.25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42387">
                <text:p>-42.42387</text:p>
              </table:table-cell>
              <table:table-cell office:value-type="float" office:value="-26.757">
                <text:p>-26.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97186">
                <text:p>-37.97186</text:p>
              </table:table-cell>
              <table:table-cell office:value-type="float" office:value="-22.15429">
                <text:p>-22.15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7813">
                <text:p>-33.7813</text:p>
              </table:table-cell>
              <table:table-cell office:value-type="float" office:value="-17.61347">
                <text:p>-17.61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87097">
                <text:p>-29.87097</text:p>
              </table:table-cell>
              <table:table-cell office:value-type="float" office:value="-13.29914">
                <text:p>-13.29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19593">
                <text:p>-26.19593</text:p>
              </table:table-cell>
              <table:table-cell office:value-type="float" office:value="-9.367689">
                <text:p>-9.367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22324">
                <text:p>-24.22324</text:p>
              </table:table-cell>
              <table:table-cell office:value-type="float" office:value="-5.961505">
                <text:p>-5.961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00844">
                <text:p>-22.00844</text:p>
              </table:table-cell>
              <table:table-cell office:value-type="float" office:value="-3.204093">
                <text:p>-3.204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88936">
                <text:p>-18.88936</text:p>
              </table:table-cell>
              <table:table-cell office:value-type="float" office:value="-1.195324">
                <text:p>-1.195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14413">
                <text:p>-15.14413</text:p>
              </table:table-cell>
              <table:table-cell office:value-type="float" office:value="-0.008035302">
                <text:p>-0.008035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17066">
                <text:p>-11.17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669102">
                <text:p>-7.669102</text:p>
              </table:table-cell>
              <table:table-cell office:value-type="float" office:value="-0.2386049">
                <text:p>-0.2386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440164">
                <text:p>-4.440164</text:p>
              </table:table-cell>
              <table:table-cell office:value-type="float" office:value="-1.648126">
                <text:p>-1.648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394307">
                <text:p>-3.394307</text:p>
              </table:table-cell>
              <table:table-cell office:value-type="float" office:value="-3.862684">
                <text:p>-3.862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637335">
                <text:p>-3.637335</text:p>
              </table:table-cell>
              <table:table-cell office:value-type="float" office:value="-6.802068">
                <text:p>-6.802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242194">
                <text:p>-4.242194</text:p>
              </table:table-cell>
              <table:table-cell office:value-type="float" office:value="-10.35974">
                <text:p>-10.35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755749">
                <text:p>-5.755749</text:p>
              </table:table-cell>
              <table:table-cell office:value-type="float" office:value="-14.40673">
                <text:p>-14.40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415709">
                <text:p>-8.415709</text:p>
              </table:table-cell>
              <table:table-cell office:value-type="float" office:value="-18.79645">
                <text:p>-18.79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47471">
                <text:p>-12.47471</text:p>
              </table:table-cell>
              <table:table-cell office:value-type="float" office:value="-23.36975">
                <text:p>-23.36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18661">
                <text:p>-17.18661</text:p>
              </table:table-cell>
              <table:table-cell office:value-type="float" office:value="-27.96098">
                <text:p>-27.96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63895">
                <text:p>-22.63895</text:p>
              </table:table-cell>
              <table:table-cell office:value-type="float" office:value="-32.40367">
                <text:p>-32.40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41131">
                <text:p>-28.41131</text:p>
              </table:table-cell>
              <table:table-cell office:value-type="float" office:value="-36.53691">
                <text:p>-36.53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22573">
                <text:p>-34.22573</text:p>
              </table:table-cell>
              <table:table-cell office:value-type="float" office:value="-40.21084">
                <text:p>-40.21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8.95649">
                <text:p>-38.95649</text:p>
              </table:table-cell>
              <table:table-cell office:value-type="float" office:value="-43.29238">
                <text:p>-43.29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.47213">
                <text:p>-41.47213</text:p>
              </table:table-cell>
              <table:table-cell office:value-type="float" office:value="-45.6698">
                <text:p>-45.6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5.54404">
                <text:p>-45.54404</text:p>
              </table:table-cell>
              <table:table-cell office:value-type="float" office:value="-47.25701">
                <text:p>-47.25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.61218">
                <text:p>-47.61218</text:p>
              </table:table-cell>
              <table:table-cell office:value-type="float" office:value="-47.99644">
                <text:p>-47.99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.54396">
                <text:p>-50.54396</text:p>
              </table:table-cell>
              <table:table-cell office:value-type="float" office:value="-47.86131">
                <text:p>-47.86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44418">
                <text:p>-51.44418</text:p>
              </table:table-cell>
              <table:table-cell office:value-type="float" office:value="-46.85651">
                <text:p>-46.85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.62328">
                <text:p>-53.62328</text:p>
              </table:table-cell>
              <table:table-cell office:value-type="float" office:value="-45.01849">
                <text:p>-45.01849</text:p>
              </table:table-cell>
            </table:table-row>
            <table:table-row>
              <table:table-cell office:value-type="string">
                <text:p>T + 2π/ω</text:p>
              </table:table-cell>
              <table:table-cell office:value-type="float" office:value="-54.11367">
                <text:p>-54.11367</text:p>
              </table:table-cell>
              <table:table-cell office:value-type="float" office:value="-42.4138">
                <text:p>-42.4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5.32823">
                <text:p>-55.32823</text:p>
              </table:table-cell>
              <table:table-cell office:value-type="float" office:value="-39.13688">
                <text:p>-39.13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57638">
                <text:p>-52.57638</text:p>
              </table:table-cell>
              <table:table-cell office:value-type="float" office:value="-35.30644">
                <text:p>-35.30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.39461">
                <text:p>-50.39461</text:p>
              </table:table-cell>
              <table:table-cell office:value-type="float" office:value="-31.06135">
                <text:p>-31.06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5.76097">
                <text:p>-45.76097</text:p>
              </table:table-cell>
              <table:table-cell office:value-type="float" office:value="-26.55536">
                <text:p>-26.55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.39704">
                <text:p>-41.39704</text:p>
              </table:table-cell>
              <table:table-cell office:value-type="float" office:value="-21.95187">
                <text:p>-21.95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.86912">
                <text:p>-36.86912</text:p>
              </table:table-cell>
              <table:table-cell office:value-type="float" office:value="-17.4176">
                <text:p>-17.4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82233">
                <text:p>-32.82233</text:p>
              </table:table-cell>
              <table:table-cell office:value-type="float" office:value="-13.11692">
                <text:p>-13.11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86264">
                <text:p>-28.86264</text:p>
              </table:table-cell>
              <table:table-cell office:value-type="float" office:value="-9.205674">
                <text:p>-9.205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.97912">
                <text:p>-25.97912</text:p>
              </table:table-cell>
              <table:table-cell office:value-type="float" office:value="-5.825675">
                <text:p>-5.825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16513">
                <text:p>-22.16513</text:p>
              </table:table-cell>
              <table:table-cell office:value-type="float" office:value="-3.099275">
                <text:p>-3.099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68373">
                <text:p>-17.68373</text:p>
              </table:table-cell>
              <table:table-cell office:value-type="float" office:value="-1.125348">
                <text:p>-1.125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80857">
                <text:p>-12.80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295123">
                <text:p>-8.295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453642">
                <text:p>-4.453642</text:p>
              </table:table-cell>
              <table:table-cell office:value-type="float" office:value="-0.2829047">
                <text:p>-0.2829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729511">
                <text:p>-3.729511</text:p>
              </table:table-cell>
              <table:table-cell office:value-type="float" office:value="-1.729164">
                <text:p>-1.729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432393">
                <text:p>-3.432393</text:p>
              </table:table-cell>
              <table:table-cell office:value-type="float" office:value="-3.977548">
                <text:p>-3.977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84248">
                <text:p>4.984248</text:p>
              </table:table-cell>
              <table:table-cell office:value-type="float" office:value="-6.946511">
                <text:p>-6.946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692253">
                <text:p>-6.692253</text:p>
              </table:table-cell>
              <table:table-cell office:value-type="float" office:value="-10.52858">
                <text:p>-10.52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917152">
                <text:p>-5.917152</text:p>
              </table:table-cell>
              <table:table-cell office:value-type="float" office:value="-14.59389">
                <text:p>-14.59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445238">
                <text:p>-7.445238</text:p>
              </table:table-cell>
              <table:table-cell office:value-type="float" office:value="-18.99512">
                <text:p>-18.99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59641">
                <text:p>-10.59641</text:p>
              </table:table-cell>
              <table:table-cell office:value-type="float" office:value="-23.57276">
                <text:p>-23.57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45059">
                <text:p>-15.45059</text:p>
              </table:table-cell>
              <table:table-cell office:value-type="float" office:value="-28.16085">
                <text:p>-28.16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91562">
                <text:p>-20.91562</text:p>
              </table:table-cell>
              <table:table-cell office:value-type="float" office:value="-32.59328">
                <text:p>-32.59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82986">
                <text:p>-26.82986</text:p>
              </table:table-cell>
              <table:table-cell office:value-type="float" office:value="-36.70935">
                <text:p>-36.70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64191">
                <text:p>-32.64191</text:p>
              </table:table-cell>
              <table:table-cell office:value-type="float" office:value="-40.35989">
                <text:p>-40.35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.08984">
                <text:p>-36.08984</text:p>
              </table:table-cell>
              <table:table-cell office:value-type="float" office:value="-43.41255">
                <text:p>-43.41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.12992">
                <text:p>-40.12992</text:p>
              </table:table-cell>
              <table:table-cell office:value-type="float" office:value="-45.75683">
                <text:p>-45.75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2343">
                <text:p>-42.2343</text:p>
              </table:table-cell>
              <table:table-cell office:value-type="float" office:value="-47.3077">
                <text:p>-47.3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.14292">
                <text:p>-44.14292</text:p>
              </table:table-cell>
              <table:table-cell office:value-type="float" office:value="-48.00897">
                <text:p>-48.00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5.55569">
                <text:p>-45.55569</text:p>
              </table:table-cell>
              <table:table-cell office:value-type="float" office:value="-47.83522">
                <text:p>-47.83522</text:p>
              </table:table-cell>
            </table:table-row>
            <table:table-row>
              <table:table-cell office:value-type="string">
                <text:p>T + 4π/ω</text:p>
              </table:table-cell>
              <table:table-cell office:value-type="float" office:value="-47.93219">
                <text:p>-47.93219</text:p>
              </table:table-cell>
              <table:table-cell office:value-type="float" office:value="-46.79277">
                <text:p>-46.79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